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6pt" style:font-size-asian="16pt" style:font-size-complex="16pt" style:font-family-generic="swiss"/>
    </style:style>
    <style:style style:name="ce12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4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5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5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3.01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3.99520833333333cm"/>
    </style:style>
    <style:style style:name="co13" style:family="table-column">
      <style:table-column-properties fo:break-before="auto" style:column-width="3.86291666666667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2.38125cm"/>
    </style:style>
    <style:style style:name="co19" style:family="table-column">
      <style:table-column-properties fo:break-before="auto" style:column-width="3.0956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5"/>
        <table:table-column table:style-name="co3" table:number-columns-repeated="16379" table:default-cell-style-name="ce1"/>
        <table:table-row table:style-name="ro1">
          <table:table-cell office:value-type="string" table:style-name="ce16">
            <text:p>Numero</text:p>
          </table:table-cell>
          <table:table-cell office:value-type="string" table:style-name="ce16">
            <text:p>DataAttivazione</text:p>
          </table:table-cell>
          <table:table-cell office:value-type="string" table:style-name="ce16">
            <text:p>Tipo</text:p>
          </table:table-cell>
          <table:table-cell office:value-type="string" table:style-name="ce16">
            <text:p>MinutiResidui</text:p>
          </table:table-cell>
          <table:table-cell office:value-type="string" table:style-name="ce12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13">
            <text:p>3912345678</text:p>
          </table:table-cell>
          <table:table-cell office:value-type="date" office:date-value="2022-07-15T00:00:00" table:style-name="ce17">
            <text:p>1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7.420000000000002" table:style-name="ce13">
            <text:p>17,42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13">
            <text:p>3912345679</text:p>
          </table:table-cell>
          <table:table-cell office:value-type="date" office:date-value="2022-07-15T00:00:00" table:style-name="ce17">
            <text:p>1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.76" table:style-name="ce13">
            <text:p>3,76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13">
            <text:p>3912345680</text:p>
          </table:table-cell>
          <table:table-cell office:value-type="date" office:date-value="2022-07-15T00:00:00" table:style-name="ce17">
            <text:p>1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1.25" table:style-name="ce13">
            <text:p>41,25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13">
            <text:p>3912345681</text:p>
          </table:table-cell>
          <table:table-cell office:value-type="date" office:date-value="2022-07-15T00:00:00" table:style-name="ce17">
            <text:p>1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9.83" table:style-name="ce13">
            <text:p>9,83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13">
            <text:p>3912345682</text:p>
          </table:table-cell>
          <table:table-cell office:value-type="date" office:date-value="2022-07-15T00:00:00" table:style-name="ce17">
            <text:p>1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2.91" table:style-name="ce13">
            <text:p>22,91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13">
            <text:p>3912345683</text:p>
          </table:table-cell>
          <table:table-cell office:value-type="date" office:date-value="2022-07-15T00:00:00" table:style-name="ce17">
            <text:p>1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5.67" table:style-name="ce13">
            <text:p>5,67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13">
            <text:p>3912345684</text:p>
          </table:table-cell>
          <table:table-cell office:value-type="date" office:date-value="2022-07-15T00:00:00" table:style-name="ce17">
            <text:p>1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5.04" table:style-name="ce13">
            <text:p>35,04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13">
            <text:p>3912345685</text:p>
          </table:table-cell>
          <table:table-cell office:value-type="date" office:date-value="2022-07-15T00:00:00" table:style-name="ce17">
            <text:p>1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2.18" table:style-name="ce13">
            <text:p>12,18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13">
            <text:p>3912345686</text:p>
          </table:table-cell>
          <table:table-cell office:value-type="date" office:date-value="2022-07-16T00:00:00" table:style-name="ce17">
            <text:p>16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8.79" table:style-name="ce13">
            <text:p>48,79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13">
            <text:p>3912345687</text:p>
          </table:table-cell>
          <table:table-cell office:value-type="date" office:date-value="2022-07-16T00:00:00" table:style-name="ce17">
            <text:p>16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0.95" table:style-name="ce13">
            <text:p>0,95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13">
            <text:p>3912345688</text:p>
          </table:table-cell>
          <table:table-cell office:value-type="date" office:date-value="2022-07-16T00:00:00" table:style-name="ce17">
            <text:p>16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9.13" table:style-name="ce13">
            <text:p>29,13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13">
            <text:p>3912345689</text:p>
          </table:table-cell>
          <table:table-cell office:value-type="date" office:date-value="2022-07-16T00:00:00" table:style-name="ce17">
            <text:p>16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8.1999999999999993" table:style-name="ce13">
            <text:p>8,2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13">
            <text:p>3912345690</text:p>
          </table:table-cell>
          <table:table-cell office:value-type="date" office:date-value="2022-07-16T00:00:00" table:style-name="ce17">
            <text:p>16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4.57" table:style-name="ce13">
            <text:p>44,57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13">
            <text:p>3912345691</text:p>
          </table:table-cell>
          <table:table-cell office:value-type="date" office:date-value="2022-07-16T00:00:00" table:style-name="ce17">
            <text:p>16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.34" table:style-name="ce13">
            <text:p>1,34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13">
            <text:p>3912345692</text:p>
          </table:table-cell>
          <table:table-cell office:value-type="date" office:date-value="2022-07-16T00:00:00" table:style-name="ce17">
            <text:p>16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8.68" table:style-name="ce13">
            <text:p>38,68</text:p>
          </table:table-cell>
          <table:table-cell table:number-columns-repeated="16379"/>
        </table:table-row>
        <table:table-row table:style-name="ro1">
          <table:table-cell office:value-type="float" office:value="3912345693" table:style-name="ce13">
            <text:p>3912345693</text:p>
          </table:table-cell>
          <table:table-cell office:value-type="date" office:date-value="2022-07-17T00:00:00" table:style-name="ce17">
            <text:p>17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7.420000000000002" table:style-name="ce13">
            <text:p>17,42</text:p>
          </table:table-cell>
          <table:table-cell table:number-columns-repeated="16379"/>
        </table:table-row>
        <table:table-row table:style-name="ro1">
          <table:table-cell office:value-type="float" office:value="3912345694" table:style-name="ce13">
            <text:p>3912345694</text:p>
          </table:table-cell>
          <table:table-cell office:value-type="date" office:date-value="2022-07-17T00:00:00" table:style-name="ce17">
            <text:p>17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.76" table:style-name="ce13">
            <text:p>3,76</text:p>
          </table:table-cell>
          <table:table-cell table:number-columns-repeated="16379"/>
        </table:table-row>
        <table:table-row table:style-name="ro1">
          <table:table-cell office:value-type="float" office:value="3912345695" table:style-name="ce13">
            <text:p>3912345695</text:p>
          </table:table-cell>
          <table:table-cell office:value-type="date" office:date-value="2022-07-17T00:00:00" table:style-name="ce17">
            <text:p>17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1.25" table:style-name="ce13">
            <text:p>41,25</text:p>
          </table:table-cell>
          <table:table-cell table:number-columns-repeated="16379"/>
        </table:table-row>
        <table:table-row table:style-name="ro1">
          <table:table-cell office:value-type="float" office:value="3912345696" table:style-name="ce13">
            <text:p>3912345696</text:p>
          </table:table-cell>
          <table:table-cell office:value-type="date" office:date-value="2022-07-17T00:00:00" table:style-name="ce17">
            <text:p>17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9.83" table:style-name="ce13">
            <text:p>9,83</text:p>
          </table:table-cell>
          <table:table-cell table:number-columns-repeated="16379"/>
        </table:table-row>
        <table:table-row table:style-name="ro1">
          <table:table-cell office:value-type="float" office:value="3912345697" table:style-name="ce13">
            <text:p>3912345697</text:p>
          </table:table-cell>
          <table:table-cell office:value-type="date" office:date-value="2022-07-17T00:00:00" table:style-name="ce17">
            <text:p>17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2.91" table:style-name="ce13">
            <text:p>22,91</text:p>
          </table:table-cell>
          <table:table-cell table:number-columns-repeated="16379"/>
        </table:table-row>
        <table:table-row table:style-name="ro1">
          <table:table-cell office:value-type="float" office:value="3912345698" table:style-name="ce13">
            <text:p>3912345698</text:p>
          </table:table-cell>
          <table:table-cell office:value-type="date" office:date-value="2022-07-17T00:00:00" table:style-name="ce17">
            <text:p>17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5.67" table:style-name="ce13">
            <text:p>5,67</text:p>
          </table:table-cell>
          <table:table-cell table:number-columns-repeated="16379"/>
        </table:table-row>
        <table:table-row table:style-name="ro1">
          <table:table-cell office:value-type="float" office:value="3912345699" table:style-name="ce13">
            <text:p>3912345699</text:p>
          </table:table-cell>
          <table:table-cell office:value-type="date" office:date-value="2022-07-18T00:00:00" table:style-name="ce17">
            <text:p>18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5.04" table:style-name="ce13">
            <text:p>35,04</text:p>
          </table:table-cell>
          <table:table-cell table:number-columns-repeated="16379"/>
        </table:table-row>
        <table:table-row table:style-name="ro1">
          <table:table-cell office:value-type="float" office:value="3912345700" table:style-name="ce13">
            <text:p>3912345700</text:p>
          </table:table-cell>
          <table:table-cell office:value-type="date" office:date-value="2022-07-18T00:00:00" table:style-name="ce17">
            <text:p>18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2.18" table:style-name="ce13">
            <text:p>12,18</text:p>
          </table:table-cell>
          <table:table-cell table:number-columns-repeated="16379"/>
        </table:table-row>
        <table:table-row table:style-name="ro1">
          <table:table-cell office:value-type="float" office:value="3912345701" table:style-name="ce13">
            <text:p>3912345701</text:p>
          </table:table-cell>
          <table:table-cell office:value-type="date" office:date-value="2022-07-18T00:00:00" table:style-name="ce17">
            <text:p>18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8.79" table:style-name="ce13">
            <text:p>48,79</text:p>
          </table:table-cell>
          <table:table-cell table:number-columns-repeated="16379"/>
        </table:table-row>
        <table:table-row table:style-name="ro1">
          <table:table-cell office:value-type="float" office:value="3912345702" table:style-name="ce13">
            <text:p>3912345702</text:p>
          </table:table-cell>
          <table:table-cell office:value-type="date" office:date-value="2022-07-18T00:00:00" table:style-name="ce17">
            <text:p>18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0.95" table:style-name="ce13">
            <text:p>0,95</text:p>
          </table:table-cell>
          <table:table-cell table:number-columns-repeated="16379"/>
        </table:table-row>
        <table:table-row table:style-name="ro1">
          <table:table-cell office:value-type="float" office:value="3912345703" table:style-name="ce13">
            <text:p>3912345703</text:p>
          </table:table-cell>
          <table:table-cell office:value-type="date" office:date-value="2022-07-18T00:00:00" table:style-name="ce17">
            <text:p>18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9.13" table:style-name="ce13">
            <text:p>29,13</text:p>
          </table:table-cell>
          <table:table-cell table:number-columns-repeated="16379"/>
        </table:table-row>
        <table:table-row table:style-name="ro1">
          <table:table-cell office:value-type="float" office:value="3912345704" table:style-name="ce13">
            <text:p>3912345704</text:p>
          </table:table-cell>
          <table:table-cell office:value-type="date" office:date-value="2022-07-19T00:00:00" table:style-name="ce17">
            <text:p>19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8.1999999999999993" table:style-name="ce13">
            <text:p>8,2</text:p>
          </table:table-cell>
          <table:table-cell table:number-columns-repeated="16379"/>
        </table:table-row>
        <table:table-row table:style-name="ro1">
          <table:table-cell office:value-type="float" office:value="3912345705" table:style-name="ce13">
            <text:p>3912345705</text:p>
          </table:table-cell>
          <table:table-cell office:value-type="date" office:date-value="2022-07-19T00:00:00" table:style-name="ce17">
            <text:p>19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4.57" table:style-name="ce13">
            <text:p>44,57</text:p>
          </table:table-cell>
          <table:table-cell table:number-columns-repeated="16379"/>
        </table:table-row>
        <table:table-row table:style-name="ro1">
          <table:table-cell office:value-type="float" office:value="3912345706" table:style-name="ce13">
            <text:p>3912345706</text:p>
          </table:table-cell>
          <table:table-cell office:value-type="date" office:date-value="2022-07-19T00:00:00" table:style-name="ce17">
            <text:p>19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.34" table:style-name="ce13">
            <text:p>1,34</text:p>
          </table:table-cell>
          <table:table-cell table:number-columns-repeated="16379"/>
        </table:table-row>
        <table:table-row table:style-name="ro1">
          <table:table-cell office:value-type="float" office:value="3912345707" table:style-name="ce13">
            <text:p>3912345707</text:p>
          </table:table-cell>
          <table:table-cell office:value-type="date" office:date-value="2022-07-19T00:00:00" table:style-name="ce17">
            <text:p>19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8.68" table:style-name="ce13">
            <text:p>38,68</text:p>
          </table:table-cell>
          <table:table-cell table:number-columns-repeated="16379"/>
        </table:table-row>
        <table:table-row table:style-name="ro1">
          <table:table-cell office:value-type="float" office:value="3912345708" table:style-name="ce13">
            <text:p>3912345708</text:p>
          </table:table-cell>
          <table:table-cell office:value-type="date" office:date-value="2022-07-19T00:00:00" table:style-name="ce17">
            <text:p>19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6.62" table:style-name="ce13">
            <text:p>6,62</text:p>
          </table:table-cell>
          <table:table-cell table:number-columns-repeated="16379"/>
        </table:table-row>
        <table:table-row table:style-name="ro1">
          <table:table-cell office:value-type="float" office:value="3912345709" table:style-name="ce13">
            <text:p>3912345709</text:p>
          </table:table-cell>
          <table:table-cell office:value-type="date" office:date-value="2022-07-20T00:00:00" table:style-name="ce17">
            <text:p>20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9.87" table:style-name="ce13">
            <text:p>19,87</text:p>
          </table:table-cell>
          <table:table-cell table:number-columns-repeated="16379"/>
        </table:table-row>
        <table:table-row table:style-name="ro1">
          <table:table-cell office:value-type="float" office:value="3912345710" table:style-name="ce13">
            <text:p>3912345710</text:p>
          </table:table-cell>
          <table:table-cell office:value-type="date" office:date-value="2022-07-20T00:00:00" table:style-name="ce17">
            <text:p>20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7.1" table:style-name="ce13">
            <text:p>47,1</text:p>
          </table:table-cell>
          <table:table-cell table:number-columns-repeated="16379"/>
        </table:table-row>
        <table:table-row table:style-name="ro1">
          <table:table-cell office:value-type="float" office:value="3912345711" table:style-name="ce13">
            <text:p>3912345711</text:p>
          </table:table-cell>
          <table:table-cell office:value-type="date" office:date-value="2022-07-21T00:00:00" table:style-name="ce17">
            <text:p>21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.29" table:style-name="ce13">
            <text:p>4,29</text:p>
          </table:table-cell>
          <table:table-cell table:number-columns-repeated="16379"/>
        </table:table-row>
        <table:table-row table:style-name="ro1">
          <table:table-cell office:value-type="float" office:value="3912345712" table:style-name="ce13">
            <text:p>3912345712</text:p>
          </table:table-cell>
          <table:table-cell office:value-type="date" office:date-value="2022-07-21T00:00:00" table:style-name="ce17">
            <text:p>21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1.55" table:style-name="ce13">
            <text:p>31,55</text:p>
          </table:table-cell>
          <table:table-cell table:number-columns-repeated="16379"/>
        </table:table-row>
        <table:table-row table:style-name="ro1">
          <table:table-cell office:value-type="float" office:value="3912345713" table:style-name="ce13">
            <text:p>3912345713</text:p>
          </table:table-cell>
          <table:table-cell office:value-type="date" office:date-value="2022-07-22T00:00:00" table:style-name="ce17">
            <text:p>22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4.73" table:style-name="ce13">
            <text:p>14,73</text:p>
          </table:table-cell>
          <table:table-cell table:number-columns-repeated="16379"/>
        </table:table-row>
        <table:table-row table:style-name="ro1">
          <table:table-cell office:value-type="float" office:value="3912345714" table:style-name="ce13">
            <text:p>3912345714</text:p>
          </table:table-cell>
          <table:table-cell office:value-type="date" office:date-value="2022-07-22T00:00:00" table:style-name="ce17">
            <text:p>22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2.06" table:style-name="ce13">
            <text:p>42,06</text:p>
          </table:table-cell>
          <table:table-cell table:number-columns-repeated="16379"/>
        </table:table-row>
        <table:table-row table:style-name="ro1">
          <table:table-cell office:value-type="float" office:value="3912345715" table:style-name="ce13">
            <text:p>3912345715</text:p>
          </table:table-cell>
          <table:table-cell office:value-type="date" office:date-value="2022-07-23T00:00:00" table:style-name="ce17">
            <text:p>23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0" table:style-name="ce13">
            <text:p>10</text:p>
          </table:table-cell>
          <table:table-cell table:number-columns-repeated="16379"/>
        </table:table-row>
        <table:table-row table:style-name="ro1">
          <table:table-cell office:value-type="float" office:value="3912345716" table:style-name="ce13">
            <text:p>3912345716</text:p>
          </table:table-cell>
          <table:table-cell office:value-type="date" office:date-value="2022-07-23T00:00:00" table:style-name="ce17">
            <text:p>23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5.88" table:style-name="ce13">
            <text:p>25,88</text:p>
          </table:table-cell>
          <table:table-cell table:number-columns-repeated="16379"/>
        </table:table-row>
        <table:table-row table:style-name="ro1">
          <table:table-cell office:value-type="float" office:value="3912345717" table:style-name="ce13">
            <text:p>3912345717</text:p>
          </table:table-cell>
          <table:table-cell office:value-type="date" office:date-value="2022-07-24T00:00:00" table:style-name="ce17">
            <text:p>24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7.46" table:style-name="ce13">
            <text:p>7,46</text:p>
          </table:table-cell>
          <table:table-cell table:number-columns-repeated="16379"/>
        </table:table-row>
        <table:table-row table:style-name="ro1">
          <table:table-cell office:value-type="float" office:value="3912345718" table:style-name="ce13">
            <text:p>3912345718</text:p>
          </table:table-cell>
          <table:table-cell office:value-type="date" office:date-value="2022-07-24T00:00:00" table:style-name="ce17">
            <text:p>24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6.97" table:style-name="ce13">
            <text:p>36,97</text:p>
          </table:table-cell>
          <table:table-cell table:number-columns-repeated="16379"/>
        </table:table-row>
        <table:table-row table:style-name="ro1">
          <table:table-cell office:value-type="float" office:value="3912345719" table:style-name="ce13">
            <text:p>3912345719</text:p>
          </table:table-cell>
          <table:table-cell office:value-type="date" office:date-value="2022-07-25T00:00:00" table:style-name="ce17">
            <text:p>2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3.01" table:style-name="ce13">
            <text:p>13,01</text:p>
          </table:table-cell>
          <table:table-cell table:number-columns-repeated="16379"/>
        </table:table-row>
        <table:table-row table:style-name="ro1">
          <table:table-cell office:value-type="float" office:value="3912345720" table:style-name="ce13">
            <text:p>3912345720</text:p>
          </table:table-cell>
          <table:table-cell office:value-type="date" office:date-value="2022-07-25T00:00:00" table:style-name="ce17">
            <text:p>25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9.84" table:style-name="ce13">
            <text:p>49,84</text:p>
          </table:table-cell>
          <table:table-cell table:number-columns-repeated="16379"/>
        </table:table-row>
        <table:table-row table:style-name="ro1">
          <table:table-cell office:value-type="float" office:value="3912345721" table:style-name="ce13">
            <text:p>3912345721</text:p>
          </table:table-cell>
          <table:table-cell office:value-type="date" office:date-value="2022-07-26T00:00:00" table:style-name="ce17">
            <text:p>26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.6" table:style-name="ce13">
            <text:p>2,6</text:p>
          </table:table-cell>
          <table:table-cell table:number-columns-repeated="16379"/>
        </table:table-row>
        <table:table-row table:style-name="ro1">
          <table:table-cell office:value-type="float" office:value="3912345722" table:style-name="ce13">
            <text:p>3912345722</text:p>
          </table:table-cell>
          <table:table-cell office:value-type="date" office:date-value="2022-07-26T00:00:00" table:style-name="ce17">
            <text:p>26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3.39" table:style-name="ce13">
            <text:p>33,39</text:p>
          </table:table-cell>
          <table:table-cell table:number-columns-repeated="16379"/>
        </table:table-row>
        <table:table-row table:style-name="ro1">
          <table:table-cell office:value-type="float" office:value="3912345723" table:style-name="ce13">
            <text:p>3912345723</text:p>
          </table:table-cell>
          <table:table-cell office:value-type="date" office:date-value="2022-07-27T00:00:00" table:style-name="ce17">
            <text:p>27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5.69" table:style-name="ce13">
            <text:p>15,69</text:p>
          </table:table-cell>
          <table:table-cell table:number-columns-repeated="16379"/>
        </table:table-row>
        <table:table-row table:style-name="ro1">
          <table:table-cell office:value-type="float" office:value="3912345724" table:style-name="ce13">
            <text:p>3912345724</text:p>
          </table:table-cell>
          <table:table-cell office:value-type="date" office:date-value="2022-07-27T00:00:00" table:style-name="ce17">
            <text:p>27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5.31" table:style-name="ce13">
            <text:p>45,31</text:p>
          </table:table-cell>
          <table:table-cell table:number-columns-repeated="16379"/>
        </table:table-row>
        <table:table-row table:style-name="ro1">
          <table:table-cell office:value-type="float" office:value="3912345725" table:style-name="ce13">
            <text:p>3912345725</text:p>
          </table:table-cell>
          <table:table-cell office:value-type="date" office:date-value="2022-07-28T00:00:00" table:style-name="ce17">
            <text:p>28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1.47" table:style-name="ce13">
            <text:p>11,47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26" table:style-name="ce13">
            <text:p>3912345726</text:p>
          </table:table-cell>
          <table:table-cell office:value-type="date" office:date-value="2022-07-28T00:00:00" table:style-name="ce17">
            <text:p>28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6.73" table:style-name="ce13">
            <text:p>26,73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27" table:style-name="ce13">
            <text:p>3912345727</text:p>
          </table:table-cell>
          <table:table-cell office:value-type="date" office:date-value="2022-07-29T00:00:00" table:style-name="ce17">
            <text:p>29/07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3.12" table:style-name="ce13">
            <text:p>43,12</text:p>
          </table:table-cell>
          <table:table-cell table:number-columns-repeated="16379" table:style-name="ce1"/>
        </table:table-row>
        <table:table-row table:style-name="ro2">
          <table:table-cell office:value-type="float" office:value="3912345728" table:style-name="ce13">
            <text:p>3912345728</text:p>
          </table:table-cell>
          <table:table-cell office:value-type="date" office:date-value="2023-04-01T00:00:00" table:style-name="ce17">
            <text:p>01/04/23</text:p>
          </table:table-cell>
          <table:table-cell office:value-type="string" table:style-name="ce13">
            <text:p>a consumo</text:p>
          </table:table-cell>
          <table:table-cell office:value-type="float" office:value="44" table:formula="of:=(RANDBETWEEN(0;100))" table:style-name="ce13">
            <text:p>44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29" table:style-name="ce13">
            <text:p>3912345729</text:p>
          </table:table-cell>
          <table:table-cell office:value-type="date" office:date-value="2023-04-01T00:00:00" table:style-name="ce17">
            <text:p>01/04/23</text:p>
          </table:table-cell>
          <table:table-cell office:value-type="string" table:style-name="ce13">
            <text:p>a consumo</text:p>
          </table:table-cell>
          <table:table-cell office:value-type="float" office:value="1" table:formula="of:=(RANDBETWEEN(0;100))" table:style-name="ce13">
            <text:p>1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0" table:style-name="ce13">
            <text:p>3912345730</text:p>
          </table:table-cell>
          <table:table-cell office:value-type="date" office:date-value="2023-04-01T00:00:00" table:style-name="ce17">
            <text:p>01/04/23</text:p>
          </table:table-cell>
          <table:table-cell office:value-type="string" table:style-name="ce13">
            <text:p>a consumo</text:p>
          </table:table-cell>
          <table:table-cell office:value-type="float" office:value="39" table:formula="of:=(RANDBETWEEN(0;100))" table:style-name="ce13">
            <text:p>39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1" table:style-name="ce13">
            <text:p>3912345731</text:p>
          </table:table-cell>
          <table:table-cell office:value-type="date" office:date-value="2023-04-01T00:00:00" table:style-name="ce17">
            <text:p>01/04/23</text:p>
          </table:table-cell>
          <table:table-cell office:value-type="string" table:style-name="ce13">
            <text:p>a consumo</text:p>
          </table:table-cell>
          <table:table-cell office:value-type="float" office:value="49" table:formula="of:=(RANDBETWEEN(0;100))" table:style-name="ce13">
            <text:p>49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2" table:style-name="ce13">
            <text:p>3912345732</text:p>
          </table:table-cell>
          <table:table-cell office:value-type="date" office:date-value="2023-04-01T00:00:00" table:style-name="ce17">
            <text:p>01/04/23</text:p>
          </table:table-cell>
          <table:table-cell office:value-type="string" table:style-name="ce13">
            <text:p>a consumo</text:p>
          </table:table-cell>
          <table:table-cell office:value-type="float" office:value="15" table:formula="of:=(RANDBETWEEN(0;100))" table:style-name="ce13">
            <text:p>15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3" table:style-name="ce13">
            <text:p>3912345733</text:p>
          </table:table-cell>
          <table:table-cell office:value-type="date" office:date-value="2023-04-01T00:00:00" table:style-name="ce17">
            <text:p>01/04/23</text:p>
          </table:table-cell>
          <table:table-cell office:value-type="string" table:style-name="ce13">
            <text:p>a consumo</text:p>
          </table:table-cell>
          <table:table-cell office:value-type="float" office:value="80" table:formula="of:=(RANDBETWEEN(0;100))" table:style-name="ce13">
            <text:p>80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4" table:style-name="ce13">
            <text:p>3912345734</text:p>
          </table:table-cell>
          <table:table-cell office:value-type="date" office:date-value="2023-04-01T00:00:00" table:style-name="ce17">
            <text:p>01/04/23</text:p>
          </table:table-cell>
          <table:table-cell office:value-type="string" table:style-name="ce13">
            <text:p>a consumo</text:p>
          </table:table-cell>
          <table:table-cell office:value-type="float" office:value="94" table:formula="of:=(RANDBETWEEN(0;100))" table:style-name="ce13">
            <text:p>94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5" table:style-name="ce13">
            <text:p>3912345735</text:p>
          </table:table-cell>
          <table:table-cell office:value-type="date" office:date-value="2023-04-02T00:00:00" table:style-name="ce17">
            <text:p>02/04/23</text:p>
          </table:table-cell>
          <table:table-cell office:value-type="string" table:style-name="ce13">
            <text:p>a consumo</text:p>
          </table:table-cell>
          <table:table-cell office:value-type="float" office:value="50" table:formula="of:=(RANDBETWEEN(0;100))" table:style-name="ce13">
            <text:p>50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6" table:style-name="ce13">
            <text:p>3912345736</text:p>
          </table:table-cell>
          <table:table-cell office:value-type="date" office:date-value="2023-04-02T00:00:00" table:style-name="ce17">
            <text:p>02/04/23</text:p>
          </table:table-cell>
          <table:table-cell office:value-type="string" table:style-name="ce13">
            <text:p>a consumo</text:p>
          </table:table-cell>
          <table:table-cell office:value-type="float" office:value="72" table:formula="of:=(RANDBETWEEN(0;100))" table:style-name="ce13">
            <text:p>72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7" table:style-name="ce13">
            <text:p>3912345737</text:p>
          </table:table-cell>
          <table:table-cell office:value-type="date" office:date-value="2023-04-02T00:00:00" table:style-name="ce17">
            <text:p>02/04/23</text:p>
          </table:table-cell>
          <table:table-cell office:value-type="string" table:style-name="ce13">
            <text:p>a consumo</text:p>
          </table:table-cell>
          <table:table-cell office:value-type="float" office:value="79" table:formula="of:=(RANDBETWEEN(0;100))" table:style-name="ce13">
            <text:p>79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8" table:style-name="ce13">
            <text:p>3912345738</text:p>
          </table:table-cell>
          <table:table-cell office:value-type="date" office:date-value="2023-04-02T00:00:00" table:style-name="ce17">
            <text:p>02/04/23</text:p>
          </table:table-cell>
          <table:table-cell office:value-type="string" table:style-name="ce13">
            <text:p>a consumo</text:p>
          </table:table-cell>
          <table:table-cell office:value-type="float" office:value="15" table:formula="of:=(RANDBETWEEN(0;100))" table:style-name="ce13">
            <text:p>15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39" table:style-name="ce13">
            <text:p>3912345739</text:p>
          </table:table-cell>
          <table:table-cell office:value-type="date" office:date-value="2023-04-02T00:00:00" table:style-name="ce17">
            <text:p>02/04/23</text:p>
          </table:table-cell>
          <table:table-cell office:value-type="string" table:style-name="ce13">
            <text:p>a consumo</text:p>
          </table:table-cell>
          <table:table-cell office:value-type="float" office:value="92" table:formula="of:=(RANDBETWEEN(0;100))" table:style-name="ce13">
            <text:p>92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40" table:style-name="ce13">
            <text:p>3912345740</text:p>
          </table:table-cell>
          <table:table-cell office:value-type="date" office:date-value="2023-04-02T00:00:00" table:style-name="ce17">
            <text:p>02/04/23</text:p>
          </table:table-cell>
          <table:table-cell office:value-type="string" table:style-name="ce13">
            <text:p>a consumo</text:p>
          </table:table-cell>
          <table:table-cell office:value-type="float" office:value="50" table:formula="of:=(RANDBETWEEN(0;100))" table:style-name="ce13">
            <text:p>50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2">
          <table:table-cell office:value-type="float" office:value="3912345741" table:style-name="ce13">
            <text:p>3912345741</text:p>
          </table:table-cell>
          <table:table-cell office:value-type="date" office:date-value="2023-04-02T00:00:00" table:style-name="ce17">
            <text:p>02/04/23</text:p>
          </table:table-cell>
          <table:table-cell office:value-type="string" table:style-name="ce13">
            <text:p>a consumo</text:p>
          </table:table-cell>
          <table:table-cell office:value-type="float" office:value="56" table:formula="of:=(RANDBETWEEN(0;100))" table:style-name="ce13">
            <text:p>56</text:p>
          </table:table-cell>
          <table:table-cell office:value-type="string" table:style-name="ce14">
            <text:p>NULL</text:p>
          </table:table-cell>
          <table:table-cell table:number-columns-repeated="5" table:style-name="ce1"/>
          <table:table-cell table:style-name="ce11"/>
          <table:table-cell table:number-columns-repeated="16373"/>
        </table:table-row>
        <table:table-row table:style-name="ro1">
          <table:table-cell office:value-type="float" office:value="3912345742" table:style-name="ce13">
            <text:p>3912345742</text:p>
          </table:table-cell>
          <table:table-cell office:value-type="date" office:date-value="2023-04-03T00:00:00" table:style-name="ce17">
            <text:p>03/04/23</text:p>
          </table:table-cell>
          <table:table-cell office:value-type="string" table:style-name="ce13">
            <text:p>a consumo</text:p>
          </table:table-cell>
          <table:table-cell office:value-type="float" office:value="74" table:formula="of:=(RANDBETWEEN(0;100))" table:style-name="ce13">
            <text:p>74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43" table:style-name="ce13">
            <text:p>3912345743</text:p>
          </table:table-cell>
          <table:table-cell office:value-type="date" office:date-value="2023-04-03T00:00:00" table:style-name="ce17">
            <text:p>03/04/23</text:p>
          </table:table-cell>
          <table:table-cell office:value-type="string" table:style-name="ce13">
            <text:p>a consumo</text:p>
          </table:table-cell>
          <table:table-cell office:value-type="float" office:value="10" table:formula="of:=(RANDBETWEEN(0;100))" table:style-name="ce13">
            <text:p>10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44" table:style-name="ce13">
            <text:p>3912345744</text:p>
          </table:table-cell>
          <table:table-cell office:value-type="date" office:date-value="2023-04-03T00:00:00" table:style-name="ce17">
            <text:p>03/04/23</text:p>
          </table:table-cell>
          <table:table-cell office:value-type="string" table:style-name="ce13">
            <text:p>a consumo</text:p>
          </table:table-cell>
          <table:table-cell office:value-type="float" office:value="44" table:formula="of:=(RANDBETWEEN(0;100))" table:style-name="ce13">
            <text:p>44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45" table:style-name="ce13">
            <text:p>3912345745</text:p>
          </table:table-cell>
          <table:table-cell office:value-type="date" office:date-value="2023-04-03T00:00:00" table:style-name="ce17">
            <text:p>03/04/23</text:p>
          </table:table-cell>
          <table:table-cell office:value-type="string" table:style-name="ce13">
            <text:p>a consumo</text:p>
          </table:table-cell>
          <table:table-cell office:value-type="float" office:value="20" table:formula="of:=(RANDBETWEEN(0;100))" table:style-name="ce13">
            <text:p>20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46" table:style-name="ce13">
            <text:p>3912345746</text:p>
          </table:table-cell>
          <table:table-cell office:value-type="date" office:date-value="2023-04-03T00:00:00" table:style-name="ce17">
            <text:p>03/04/23</text:p>
          </table:table-cell>
          <table:table-cell office:value-type="string" table:style-name="ce13">
            <text:p>a consumo</text:p>
          </table:table-cell>
          <table:table-cell office:value-type="float" office:value="1" table:formula="of:=(RANDBETWEEN(0;100))" table:style-name="ce13">
            <text:p>1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47" table:style-name="ce13">
            <text:p>3912345747</text:p>
          </table:table-cell>
          <table:table-cell office:value-type="date" office:date-value="2023-04-03T00:00:00" table:style-name="ce17">
            <text:p>03/04/23</text:p>
          </table:table-cell>
          <table:table-cell office:value-type="string" table:style-name="ce13">
            <text:p>a consumo</text:p>
          </table:table-cell>
          <table:table-cell office:value-type="float" office:value="74" table:formula="of:=(RANDBETWEEN(0;100))" table:style-name="ce13">
            <text:p>74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48" table:style-name="ce13">
            <text:p>3912345748</text:p>
          </table:table-cell>
          <table:table-cell office:value-type="date" office:date-value="2023-04-04T00:00:00" table:style-name="ce17">
            <text:p>04/04/23</text:p>
          </table:table-cell>
          <table:table-cell office:value-type="string" table:style-name="ce13">
            <text:p>a consumo</text:p>
          </table:table-cell>
          <table:table-cell office:value-type="float" office:value="80" table:formula="of:=(RANDBETWEEN(0;100))" table:style-name="ce13">
            <text:p>80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49" table:style-name="ce13">
            <text:p>3912345749</text:p>
          </table:table-cell>
          <table:table-cell office:value-type="date" office:date-value="2023-04-04T00:00:00" table:style-name="ce17">
            <text:p>04/04/23</text:p>
          </table:table-cell>
          <table:table-cell office:value-type="string" table:style-name="ce13">
            <text:p>a consumo</text:p>
          </table:table-cell>
          <table:table-cell office:value-type="float" office:value="14" table:formula="of:=(RANDBETWEEN(0;100))" table:style-name="ce13">
            <text:p>14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50" table:style-name="ce13">
            <text:p>3912345750</text:p>
          </table:table-cell>
          <table:table-cell office:value-type="date" office:date-value="2023-04-04T00:00:00" table:style-name="ce17">
            <text:p>04/04/23</text:p>
          </table:table-cell>
          <table:table-cell office:value-type="string" table:style-name="ce13">
            <text:p>a consumo</text:p>
          </table:table-cell>
          <table:table-cell office:value-type="float" office:value="22" table:formula="of:=(RANDBETWEEN(0;100))" table:style-name="ce13">
            <text:p>22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51" table:style-name="ce13">
            <text:p>3912345751</text:p>
          </table:table-cell>
          <table:table-cell office:value-type="date" office:date-value="2023-04-04T00:00:00" table:style-name="ce17">
            <text:p>04/04/23</text:p>
          </table:table-cell>
          <table:table-cell office:value-type="string" table:style-name="ce13">
            <text:p>a consumo</text:p>
          </table:table-cell>
          <table:table-cell office:value-type="float" office:value="63" table:formula="of:=(RANDBETWEEN(0;100))" table:style-name="ce13">
            <text:p>63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52" table:style-name="ce13">
            <text:p>3912345752</text:p>
          </table:table-cell>
          <table:table-cell office:value-type="date" office:date-value="2023-04-04T00:00:00" table:style-name="ce17">
            <text:p>04/04/23</text:p>
          </table:table-cell>
          <table:table-cell office:value-type="string" table:style-name="ce13">
            <text:p>a consumo</text:p>
          </table:table-cell>
          <table:table-cell office:value-type="float" office:value="99" table:formula="of:=(RANDBETWEEN(0;100))" table:style-name="ce13">
            <text:p>99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53" table:style-name="ce13">
            <text:p>3912345753</text:p>
          </table:table-cell>
          <table:table-cell office:value-type="date" office:date-value="2023-04-05T00:00:00" table:style-name="ce17">
            <text:p>05/04/23</text:p>
          </table:table-cell>
          <table:table-cell office:value-type="string" table:style-name="ce13">
            <text:p>a consumo</text:p>
          </table:table-cell>
          <table:table-cell office:value-type="float" office:value="10" table:formula="of:=(RANDBETWEEN(0;100))" table:style-name="ce13">
            <text:p>10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54" table:style-name="ce13">
            <text:p>3912345754</text:p>
          </table:table-cell>
          <table:table-cell office:value-type="date" office:date-value="2023-04-05T00:00:00" table:style-name="ce17">
            <text:p>05/04/23</text:p>
          </table:table-cell>
          <table:table-cell office:value-type="string" table:style-name="ce13">
            <text:p>a consumo</text:p>
          </table:table-cell>
          <table:table-cell office:value-type="float" office:value="93" table:formula="of:=(RANDBETWEEN(0;100))" table:style-name="ce13">
            <text:p>93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55" table:style-name="ce13">
            <text:p>3912345755</text:p>
          </table:table-cell>
          <table:table-cell office:value-type="date" office:date-value="2023-04-05T00:00:00" table:style-name="ce17">
            <text:p>05/04/23</text:p>
          </table:table-cell>
          <table:table-cell office:value-type="string" table:style-name="ce13">
            <text:p>a consumo</text:p>
          </table:table-cell>
          <table:table-cell office:value-type="float" office:value="79" table:formula="of:=(RANDBETWEEN(0;100))" table:style-name="ce13">
            <text:p>79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56" table:style-name="ce13">
            <text:p>3912345756</text:p>
          </table:table-cell>
          <table:table-cell office:value-type="date" office:date-value="2023-04-05T00:00:00" table:style-name="ce17">
            <text:p>05/04/23</text:p>
          </table:table-cell>
          <table:table-cell office:value-type="string" table:style-name="ce13">
            <text:p>a consumo</text:p>
          </table:table-cell>
          <table:table-cell office:value-type="float" office:value="59" table:formula="of:=(RANDBETWEEN(0;100))" table:style-name="ce13">
            <text:p>59</text:p>
          </table:table-cell>
          <table:table-cell office:value-type="string" table:style-name="ce14">
            <text:p>NULL</text:p>
          </table:table-cell>
          <table:table-cell table:number-columns-repeated="16379" table:style-name="ce1"/>
        </table:table-row>
        <table:table-row table:style-name="ro1">
          <table:table-cell office:value-type="float" office:value="3912345757" table:style-name="ce13">
            <text:p>3912345757</text:p>
          </table:table-cell>
          <table:table-cell office:value-type="date" office:date-value="2023-04-05T00:00:00" table:style-name="ce17">
            <text:p>05/04/23</text:p>
          </table:table-cell>
          <table:table-cell office:value-type="string" table:style-name="ce13">
            <text:p>a consumo</text:p>
          </table:table-cell>
          <table:table-cell office:value-type="float" office:value="81" table:formula="of:=(RANDBETWEEN(0;100))" table:style-name="ce13">
            <text:p>8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8" table:style-name="ce13">
            <text:p>3912345758</text:p>
          </table:table-cell>
          <table:table-cell office:value-type="date" office:date-value="2023-04-06T00:00:00" table:style-name="ce17">
            <text:p>06/04/23</text:p>
          </table:table-cell>
          <table:table-cell office:value-type="string" table:style-name="ce13">
            <text:p>a consumo</text:p>
          </table:table-cell>
          <table:table-cell office:value-type="float" office:value="78" table:formula="of:=(RANDBETWEEN(0;100))" table:style-name="ce13">
            <text:p>7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9" table:style-name="ce13">
            <text:p>3912345759</text:p>
          </table:table-cell>
          <table:table-cell office:value-type="date" office:date-value="2023-04-06T00:00:00" table:style-name="ce17">
            <text:p>06/04/23</text:p>
          </table:table-cell>
          <table:table-cell office:value-type="string" table:style-name="ce13">
            <text:p>a consumo</text:p>
          </table:table-cell>
          <table:table-cell office:value-type="float" office:value="61" table:formula="of:=(RANDBETWEEN(0;100))" table:style-name="ce13">
            <text:p>6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0" table:style-name="ce13">
            <text:p>3912345760</text:p>
          </table:table-cell>
          <table:table-cell office:value-type="date" office:date-value="2023-04-07T00:00:00" table:style-name="ce17">
            <text:p>07/04/23</text:p>
          </table:table-cell>
          <table:table-cell office:value-type="string" table:style-name="ce13">
            <text:p>a consumo</text:p>
          </table:table-cell>
          <table:table-cell office:value-type="float" office:value="82" table:formula="of:=(RANDBETWEEN(0;100))" table:style-name="ce13">
            <text:p>8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1" table:style-name="ce13">
            <text:p>3912345761</text:p>
          </table:table-cell>
          <table:table-cell office:value-type="date" office:date-value="2023-04-07T00:00:00" table:style-name="ce17">
            <text:p>07/04/23</text:p>
          </table:table-cell>
          <table:table-cell office:value-type="string" table:style-name="ce13">
            <text:p>a consumo</text:p>
          </table:table-cell>
          <table:table-cell office:value-type="float" office:value="80" table:formula="of:=(RANDBETWEEN(0;100))" table:style-name="ce13">
            <text:p>8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2" table:style-name="ce13">
            <text:p>3912345762</text:p>
          </table:table-cell>
          <table:table-cell office:value-type="date" office:date-value="2023-04-08T00:00:00" table:style-name="ce17">
            <text:p>08/04/23</text:p>
          </table:table-cell>
          <table:table-cell office:value-type="string" table:style-name="ce13">
            <text:p>a consumo</text:p>
          </table:table-cell>
          <table:table-cell office:value-type="float" office:value="27" table:formula="of:=(RANDBETWEEN(0;100))" table:style-name="ce13">
            <text:p>2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3" table:style-name="ce13">
            <text:p>3912345763</text:p>
          </table:table-cell>
          <table:table-cell office:value-type="date" office:date-value="2023-04-08T00:00:00" table:style-name="ce17">
            <text:p>08/04/23</text:p>
          </table:table-cell>
          <table:table-cell office:value-type="string" table:style-name="ce13">
            <text:p>a consumo</text:p>
          </table:table-cell>
          <table:table-cell office:value-type="float" office:value="59" table:formula="of:=(RANDBETWEEN(0;100))" table:style-name="ce13">
            <text:p>5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4" table:style-name="ce13">
            <text:p>3912345764</text:p>
          </table:table-cell>
          <table:table-cell office:value-type="date" office:date-value="2023-04-09T00:00:00" table:style-name="ce17">
            <text:p>09/04/23</text:p>
          </table:table-cell>
          <table:table-cell office:value-type="string" table:style-name="ce13">
            <text:p>a consumo</text:p>
          </table:table-cell>
          <table:table-cell office:value-type="float" office:value="58" table:formula="of:=(RANDBETWEEN(0;100))" table:style-name="ce13">
            <text:p>5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5" table:style-name="ce13">
            <text:p>3912345765</text:p>
          </table:table-cell>
          <table:table-cell office:value-type="date" office:date-value="2023-04-09T00:00:00" table:style-name="ce17">
            <text:p>09/04/23</text:p>
          </table:table-cell>
          <table:table-cell office:value-type="string" table:style-name="ce13">
            <text:p>a consumo</text:p>
          </table:table-cell>
          <table:table-cell office:value-type="float" office:value="23" table:formula="of:=(RANDBETWEEN(0;100))" table:style-name="ce13">
            <text:p>2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6" table:style-name="ce13">
            <text:p>3912345766</text:p>
          </table:table-cell>
          <table:table-cell office:value-type="date" office:date-value="2023-04-10T00:00:00" table:style-name="ce17">
            <text:p>10/04/23</text:p>
          </table:table-cell>
          <table:table-cell office:value-type="string" table:style-name="ce13">
            <text:p>a consumo</text:p>
          </table:table-cell>
          <table:table-cell office:value-type="float" office:value="81" table:formula="of:=(RANDBETWEEN(0;100))" table:style-name="ce13">
            <text:p>8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7" table:style-name="ce13">
            <text:p>3912345767</text:p>
          </table:table-cell>
          <table:table-cell office:value-type="date" office:date-value="2023-04-10T00:00:00" table:style-name="ce17">
            <text:p>10/04/23</text:p>
          </table:table-cell>
          <table:table-cell office:value-type="string" table:style-name="ce13">
            <text:p>a consumo</text:p>
          </table:table-cell>
          <table:table-cell office:value-type="float" office:value="16" table:formula="of:=(RANDBETWEEN(0;100))" table:style-name="ce13">
            <text:p>1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8" table:style-name="ce13">
            <text:p>3912345768</text:p>
          </table:table-cell>
          <table:table-cell office:value-type="date" office:date-value="2023-04-11T00:00:00" table:style-name="ce17">
            <text:p>11/04/23</text:p>
          </table:table-cell>
          <table:table-cell office:value-type="string" table:style-name="ce13">
            <text:p>a consumo</text:p>
          </table:table-cell>
          <table:table-cell office:value-type="float" office:value="97" table:formula="of:=(RANDBETWEEN(0;100))" table:style-name="ce13">
            <text:p>9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9" table:style-name="ce13">
            <text:p>3912345769</text:p>
          </table:table-cell>
          <table:table-cell office:value-type="date" office:date-value="2023-04-11T00:00:00" table:style-name="ce17">
            <text:p>11/04/23</text:p>
          </table:table-cell>
          <table:table-cell office:value-type="string" table:style-name="ce13">
            <text:p>a consumo</text:p>
          </table:table-cell>
          <table:table-cell office:value-type="float" office:value="94" table:formula="of:=(RANDBETWEEN(0;100))" table:style-name="ce13">
            <text:p>9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0" table:style-name="ce13">
            <text:p>3912345770</text:p>
          </table:table-cell>
          <table:table-cell office:value-type="date" office:date-value="2023-04-12T00:00:00" table:style-name="ce17">
            <text:p>12/04/23</text:p>
          </table:table-cell>
          <table:table-cell office:value-type="string" table:style-name="ce13">
            <text:p>a consumo</text:p>
          </table:table-cell>
          <table:table-cell office:value-type="float" office:value="76" table:formula="of:=(RANDBETWEEN(0;100))" table:style-name="ce13">
            <text:p>7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1" table:style-name="ce13">
            <text:p>3912345771</text:p>
          </table:table-cell>
          <table:table-cell office:value-type="date" office:date-value="2023-04-12T00:00:00" table:style-name="ce17">
            <text:p>12/04/23</text:p>
          </table:table-cell>
          <table:table-cell office:value-type="string" table:style-name="ce13">
            <text:p>a consumo</text:p>
          </table:table-cell>
          <table:table-cell office:value-type="float" office:value="45" table:formula="of:=(RANDBETWEEN(0;100))" table:style-name="ce13">
            <text:p>4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2" table:style-name="ce13">
            <text:p>3912345772</text:p>
          </table:table-cell>
          <table:table-cell office:value-type="date" office:date-value="2023-04-13T00:00:00" table:style-name="ce17">
            <text:p>13/04/23</text:p>
          </table:table-cell>
          <table:table-cell office:value-type="string" table:style-name="ce13">
            <text:p>a consumo</text:p>
          </table:table-cell>
          <table:table-cell office:value-type="float" office:value="30" table:formula="of:=(RANDBETWEEN(0;100))" table:style-name="ce13">
            <text:p>3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3" table:style-name="ce13">
            <text:p>3912345773</text:p>
          </table:table-cell>
          <table:table-cell office:value-type="date" office:date-value="2023-04-13T00:00:00" table:style-name="ce17">
            <text:p>13/04/23</text:p>
          </table:table-cell>
          <table:table-cell office:value-type="string" table:style-name="ce13">
            <text:p>a consumo</text:p>
          </table:table-cell>
          <table:table-cell office:value-type="float" office:value="40" table:formula="of:=(RANDBETWEEN(0;100))" table:style-name="ce13">
            <text:p>4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4" table:style-name="ce13">
            <text:p>3912345774</text:p>
          </table:table-cell>
          <table:table-cell office:value-type="date" office:date-value="2023-04-14T00:00:00" table:style-name="ce17">
            <text:p>14/04/23</text:p>
          </table:table-cell>
          <table:table-cell office:value-type="string" table:style-name="ce13">
            <text:p>a consumo</text:p>
          </table:table-cell>
          <table:table-cell office:value-type="float" office:value="26" table:formula="of:=(RANDBETWEEN(0;100))" table:style-name="ce13">
            <text:p>2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5" table:style-name="ce13">
            <text:p>3912345775</text:p>
          </table:table-cell>
          <table:table-cell office:value-type="date" office:date-value="2023-04-14T00:00:00" table:style-name="ce17">
            <text:p>14/04/23</text:p>
          </table:table-cell>
          <table:table-cell office:value-type="string" table:style-name="ce13">
            <text:p>a consumo</text:p>
          </table:table-cell>
          <table:table-cell office:value-type="float" office:value="7" table:formula="of:=(RANDBETWEEN(0;100))" table:style-name="ce13">
            <text:p>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6" table:style-name="ce13">
            <text:p>3912345776</text:p>
          </table:table-cell>
          <table:table-cell office:value-type="date" office:date-value="2023-04-15T00:00:00" table:style-name="ce17">
            <text:p>15/04/23</text:p>
          </table:table-cell>
          <table:table-cell office:value-type="string" table:style-name="ce13">
            <text:p>a consumo</text:p>
          </table:table-cell>
          <table:table-cell office:value-type="float" office:value="84" table:formula="of:=(RANDBETWEEN(0;100))" table:style-name="ce13">
            <text:p>8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7" table:style-name="ce13">
            <text:p>3912345777</text:p>
          </table:table-cell>
          <table:table-cell office:value-type="date" office:date-value="2023-05-12T00:00:00" table:style-name="ce17">
            <text:p>12/05/23</text:p>
          </table:table-cell>
          <table:table-cell office:value-type="string" table:style-name="ce13">
            <text:p>a consumo</text:p>
          </table:table-cell>
          <table:table-cell office:value-type="float" office:value="64" table:formula="of:=(RANDBETWEEN(0;100))" table:style-name="ce13">
            <text:p>6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8" table:style-name="ce13">
            <text:p>3912345778</text:p>
          </table:table-cell>
          <table:table-cell office:value-type="date" office:date-value="2023-05-12T00:00:00" table:style-name="ce17">
            <text:p>12/05/23</text:p>
          </table:table-cell>
          <table:table-cell office:value-type="string" table:style-name="ce13">
            <text:p>a consumo</text:p>
          </table:table-cell>
          <table:table-cell office:value-type="float" office:value="82" table:formula="of:=(RANDBETWEEN(0;100))" table:style-name="ce13">
            <text:p>8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9" table:style-name="ce13">
            <text:p>3912345779</text:p>
          </table:table-cell>
          <table:table-cell office:value-type="date" office:date-value="2023-05-12T00:00:00" table:style-name="ce17">
            <text:p>12/05/23</text:p>
          </table:table-cell>
          <table:table-cell office:value-type="string" table:style-name="ce13">
            <text:p>a consumo</text:p>
          </table:table-cell>
          <table:table-cell office:value-type="float" office:value="62" table:formula="of:=(RANDBETWEEN(0;100))" table:style-name="ce13">
            <text:p>6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0" table:style-name="ce13">
            <text:p>3912345780</text:p>
          </table:table-cell>
          <table:table-cell office:value-type="date" office:date-value="2023-05-12T00:00:00" table:style-name="ce17">
            <text:p>12/05/23</text:p>
          </table:table-cell>
          <table:table-cell office:value-type="string" table:style-name="ce13">
            <text:p>a consumo</text:p>
          </table:table-cell>
          <table:table-cell office:value-type="float" office:value="6" table:formula="of:=(RANDBETWEEN(0;100))" table:style-name="ce13">
            <text:p>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1" table:style-name="ce13">
            <text:p>3912345781</text:p>
          </table:table-cell>
          <table:table-cell office:value-type="date" office:date-value="2023-05-12T00:00:00" table:style-name="ce17">
            <text:p>12/05/23</text:p>
          </table:table-cell>
          <table:table-cell office:value-type="string" table:style-name="ce13">
            <text:p>a consumo</text:p>
          </table:table-cell>
          <table:table-cell office:value-type="float" office:value="81" table:formula="of:=(RANDBETWEEN(0;100))" table:style-name="ce13">
            <text:p>8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2" table:style-name="ce13">
            <text:p>3912345782</text:p>
          </table:table-cell>
          <table:table-cell office:value-type="date" office:date-value="2023-05-12T00:00:00" table:style-name="ce17">
            <text:p>12/05/23</text:p>
          </table:table-cell>
          <table:table-cell office:value-type="string" table:style-name="ce13">
            <text:p>a consumo</text:p>
          </table:table-cell>
          <table:table-cell office:value-type="float" office:value="58" table:formula="of:=(RANDBETWEEN(0;100))" table:style-name="ce13">
            <text:p>5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3" table:style-name="ce13">
            <text:p>3912345783</text:p>
          </table:table-cell>
          <table:table-cell office:value-type="date" office:date-value="2023-05-12T00:00:00" table:style-name="ce17">
            <text:p>12/05/23</text:p>
          </table:table-cell>
          <table:table-cell office:value-type="string" table:style-name="ce13">
            <text:p>a consumo</text:p>
          </table:table-cell>
          <table:table-cell office:value-type="float" office:value="38" table:formula="of:=(RANDBETWEEN(0;100))" table:style-name="ce13">
            <text:p>3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4" table:style-name="ce13">
            <text:p>3912345784</text:p>
          </table:table-cell>
          <table:table-cell office:value-type="date" office:date-value="2023-05-12T00:00:00" table:style-name="ce17">
            <text:p>12/05/23</text:p>
          </table:table-cell>
          <table:table-cell office:value-type="string" table:style-name="ce13">
            <text:p>a consumo</text:p>
          </table:table-cell>
          <table:table-cell office:value-type="float" office:value="79" table:formula="of:=(RANDBETWEEN(0;100))" table:style-name="ce13">
            <text:p>7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5" table:style-name="ce13">
            <text:p>3912345785</text:p>
          </table:table-cell>
          <table:table-cell office:value-type="date" office:date-value="2023-05-13T00:00:00" table:style-name="ce17">
            <text:p>13/05/23</text:p>
          </table:table-cell>
          <table:table-cell office:value-type="string" table:style-name="ce13">
            <text:p>a consumo</text:p>
          </table:table-cell>
          <table:table-cell office:value-type="float" office:value="87" table:formula="of:=(RANDBETWEEN(0;100))" table:style-name="ce13">
            <text:p>8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6" table:style-name="ce13">
            <text:p>3912345786</text:p>
          </table:table-cell>
          <table:table-cell office:value-type="date" office:date-value="2023-05-13T00:00:00" table:style-name="ce17">
            <text:p>13/05/23</text:p>
          </table:table-cell>
          <table:table-cell office:value-type="string" table:style-name="ce13">
            <text:p>a consumo</text:p>
          </table:table-cell>
          <table:table-cell office:value-type="float" office:value="57" table:formula="of:=(RANDBETWEEN(0;100))" table:style-name="ce13">
            <text:p>5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7" table:style-name="ce13">
            <text:p>3912345787</text:p>
          </table:table-cell>
          <table:table-cell office:value-type="date" office:date-value="2023-05-13T00:00:00" table:style-name="ce17">
            <text:p>13/05/23</text:p>
          </table:table-cell>
          <table:table-cell office:value-type="string" table:style-name="ce13">
            <text:p>a consumo</text:p>
          </table:table-cell>
          <table:table-cell office:value-type="float" office:value="44" table:formula="of:=(RANDBETWEEN(0;100))" table:style-name="ce13">
            <text:p>4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8" table:style-name="ce13">
            <text:p>3912345788</text:p>
          </table:table-cell>
          <table:table-cell office:value-type="date" office:date-value="2023-05-13T00:00:00" table:style-name="ce17">
            <text:p>13/05/23</text:p>
          </table:table-cell>
          <table:table-cell office:value-type="string" table:style-name="ce13">
            <text:p>a consumo</text:p>
          </table:table-cell>
          <table:table-cell office:value-type="float" office:value="11" table:formula="of:=(RANDBETWEEN(0;100))" table:style-name="ce13">
            <text:p>1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9" table:style-name="ce13">
            <text:p>3912345789</text:p>
          </table:table-cell>
          <table:table-cell office:value-type="date" office:date-value="2023-05-13T00:00:00" table:style-name="ce17">
            <text:p>13/05/23</text:p>
          </table:table-cell>
          <table:table-cell office:value-type="string" table:style-name="ce13">
            <text:p>a consumo</text:p>
          </table:table-cell>
          <table:table-cell office:value-type="float" office:value="71" table:formula="of:=(RANDBETWEEN(0;100))" table:style-name="ce13">
            <text:p>7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0" table:style-name="ce13">
            <text:p>3912345790</text:p>
          </table:table-cell>
          <table:table-cell office:value-type="date" office:date-value="2023-05-13T00:00:00" table:style-name="ce17">
            <text:p>13/05/23</text:p>
          </table:table-cell>
          <table:table-cell office:value-type="string" table:style-name="ce13">
            <text:p>a consumo</text:p>
          </table:table-cell>
          <table:table-cell office:value-type="float" office:value="8" table:formula="of:=(RANDBETWEEN(0;100))" table:style-name="ce13">
            <text:p>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1" table:style-name="ce13">
            <text:p>3912345791</text:p>
          </table:table-cell>
          <table:table-cell office:value-type="date" office:date-value="2023-05-13T00:00:00" table:style-name="ce17">
            <text:p>13/05/23</text:p>
          </table:table-cell>
          <table:table-cell office:value-type="string" table:style-name="ce13">
            <text:p>a consumo</text:p>
          </table:table-cell>
          <table:table-cell office:value-type="float" office:value="83" table:formula="of:=(RANDBETWEEN(0;100))" table:style-name="ce13">
            <text:p>8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2" table:style-name="ce13">
            <text:p>3912345792</text:p>
          </table:table-cell>
          <table:table-cell office:value-type="date" office:date-value="2023-05-14T00:00:00" table:style-name="ce17">
            <text:p>14/05/23</text:p>
          </table:table-cell>
          <table:table-cell office:value-type="string" table:style-name="ce13">
            <text:p>a consumo</text:p>
          </table:table-cell>
          <table:table-cell office:value-type="float" office:value="85" table:formula="of:=(RANDBETWEEN(0;100))" table:style-name="ce13">
            <text:p>8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3" table:style-name="ce13">
            <text:p>3912345793</text:p>
          </table:table-cell>
          <table:table-cell office:value-type="date" office:date-value="2023-05-14T00:00:00" table:style-name="ce17">
            <text:p>14/05/23</text:p>
          </table:table-cell>
          <table:table-cell office:value-type="string" table:style-name="ce13">
            <text:p>a consumo</text:p>
          </table:table-cell>
          <table:table-cell office:value-type="float" office:value="70" table:formula="of:=(RANDBETWEEN(0;100))" table:style-name="ce13">
            <text:p>7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4" table:style-name="ce13">
            <text:p>3912345794</text:p>
          </table:table-cell>
          <table:table-cell office:value-type="date" office:date-value="2023-05-14T00:00:00" table:style-name="ce17">
            <text:p>14/05/23</text:p>
          </table:table-cell>
          <table:table-cell office:value-type="string" table:style-name="ce13">
            <text:p>a consumo</text:p>
          </table:table-cell>
          <table:table-cell office:value-type="float" office:value="7" table:formula="of:=(RANDBETWEEN(0;100))" table:style-name="ce13">
            <text:p>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5" table:style-name="ce13">
            <text:p>3912345795</text:p>
          </table:table-cell>
          <table:table-cell office:value-type="date" office:date-value="2023-05-14T00:00:00" table:style-name="ce17">
            <text:p>14/05/23</text:p>
          </table:table-cell>
          <table:table-cell office:value-type="string" table:style-name="ce13">
            <text:p>a consumo</text:p>
          </table:table-cell>
          <table:table-cell office:value-type="float" office:value="60" table:formula="of:=(RANDBETWEEN(0;100))" table:style-name="ce13">
            <text:p>6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6" table:style-name="ce13">
            <text:p>3912345796</text:p>
          </table:table-cell>
          <table:table-cell office:value-type="date" office:date-value="2023-05-14T00:00:00" table:style-name="ce17">
            <text:p>14/05/23</text:p>
          </table:table-cell>
          <table:table-cell office:value-type="string" table:style-name="ce13">
            <text:p>a consumo</text:p>
          </table:table-cell>
          <table:table-cell office:value-type="float" office:value="23" table:formula="of:=(RANDBETWEEN(0;100))" table:style-name="ce13">
            <text:p>2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7" table:style-name="ce13">
            <text:p>3912345797</text:p>
          </table:table-cell>
          <table:table-cell office:value-type="date" office:date-value="2023-05-14T00:00:00" table:style-name="ce17">
            <text:p>14/05/23</text:p>
          </table:table-cell>
          <table:table-cell office:value-type="string" table:style-name="ce13">
            <text:p>a consumo</text:p>
          </table:table-cell>
          <table:table-cell office:value-type="float" office:value="80" table:formula="of:=(RANDBETWEEN(0;100))" table:style-name="ce13">
            <text:p>8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8" table:style-name="ce13">
            <text:p>3912345798</text:p>
          </table:table-cell>
          <table:table-cell office:value-type="date" office:date-value="2023-05-15T00:00:00" table:style-name="ce17">
            <text:p>15/05/23</text:p>
          </table:table-cell>
          <table:table-cell office:value-type="string" table:style-name="ce13">
            <text:p>a consumo</text:p>
          </table:table-cell>
          <table:table-cell office:value-type="float" office:value="79" table:formula="of:=(RANDBETWEEN(0;100))" table:style-name="ce13">
            <text:p>7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9" table:style-name="ce13">
            <text:p>3912345799</text:p>
          </table:table-cell>
          <table:table-cell office:value-type="date" office:date-value="2023-05-15T00:00:00" table:style-name="ce17">
            <text:p>15/05/23</text:p>
          </table:table-cell>
          <table:table-cell office:value-type="string" table:style-name="ce13">
            <text:p>a consumo</text:p>
          </table:table-cell>
          <table:table-cell office:value-type="float" office:value="2" table:formula="of:=(RANDBETWEEN(0;100))" table:style-name="ce13">
            <text:p>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0" table:style-name="ce13">
            <text:p>3912345800</text:p>
          </table:table-cell>
          <table:table-cell office:value-type="date" office:date-value="2023-05-15T00:00:00" table:style-name="ce17">
            <text:p>15/05/23</text:p>
          </table:table-cell>
          <table:table-cell office:value-type="string" table:style-name="ce13">
            <text:p>a consumo</text:p>
          </table:table-cell>
          <table:table-cell office:value-type="float" office:value="1" table:formula="of:=(RANDBETWEEN(0;100))" table:style-name="ce13">
            <text:p>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1" table:style-name="ce13">
            <text:p>3912345801</text:p>
          </table:table-cell>
          <table:table-cell office:value-type="date" office:date-value="2023-05-15T00:00:00" table:style-name="ce17">
            <text:p>15/05/23</text:p>
          </table:table-cell>
          <table:table-cell office:value-type="string" table:style-name="ce13">
            <text:p>a consumo</text:p>
          </table:table-cell>
          <table:table-cell office:value-type="float" office:value="68" table:formula="of:=(RANDBETWEEN(0;100))" table:style-name="ce13">
            <text:p>6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2" table:style-name="ce13">
            <text:p>3912345802</text:p>
          </table:table-cell>
          <table:table-cell office:value-type="date" office:date-value="2023-05-15T00:00:00" table:style-name="ce17">
            <text:p>15/05/23</text:p>
          </table:table-cell>
          <table:table-cell office:value-type="string" table:style-name="ce13">
            <text:p>a consumo</text:p>
          </table:table-cell>
          <table:table-cell office:value-type="float" office:value="20" table:formula="of:=(RANDBETWEEN(0;100))" table:style-name="ce13">
            <text:p>2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3" table:style-name="ce13">
            <text:p>3912345803</text:p>
          </table:table-cell>
          <table:table-cell office:value-type="date" office:date-value="2023-05-16T00:00:00" table:style-name="ce17">
            <text:p>16/05/23</text:p>
          </table:table-cell>
          <table:table-cell office:value-type="string" table:style-name="ce13">
            <text:p>a consumo</text:p>
          </table:table-cell>
          <table:table-cell office:value-type="float" office:value="96" table:formula="of:=(RANDBETWEEN(0;100))" table:style-name="ce13">
            <text:p>9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4" table:style-name="ce13">
            <text:p>3912345804</text:p>
          </table:table-cell>
          <table:table-cell office:value-type="date" office:date-value="2023-05-16T00:00:00" table:style-name="ce17">
            <text:p>16/05/23</text:p>
          </table:table-cell>
          <table:table-cell office:value-type="string" table:style-name="ce13">
            <text:p>a consumo</text:p>
          </table:table-cell>
          <table:table-cell office:value-type="float" office:value="1" table:formula="of:=(RANDBETWEEN(0;100))" table:style-name="ce13">
            <text:p>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5" table:style-name="ce13">
            <text:p>3912345805</text:p>
          </table:table-cell>
          <table:table-cell office:value-type="date" office:date-value="2023-05-16T00:00:00" table:style-name="ce17">
            <text:p>16/05/23</text:p>
          </table:table-cell>
          <table:table-cell office:value-type="string" table:style-name="ce13">
            <text:p>a consumo</text:p>
          </table:table-cell>
          <table:table-cell office:value-type="float" office:value="88" table:formula="of:=(RANDBETWEEN(0;100))" table:style-name="ce13">
            <text:p>8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6" table:style-name="ce13">
            <text:p>3912345806</text:p>
          </table:table-cell>
          <table:table-cell office:value-type="date" office:date-value="2023-05-16T00:00:00" table:style-name="ce17">
            <text:p>16/05/23</text:p>
          </table:table-cell>
          <table:table-cell office:value-type="string" table:style-name="ce13">
            <text:p>a consumo</text:p>
          </table:table-cell>
          <table:table-cell office:value-type="float" office:value="74" table:formula="of:=(RANDBETWEEN(0;100))" table:style-name="ce13">
            <text:p>7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7" table:style-name="ce13">
            <text:p>3912345807</text:p>
          </table:table-cell>
          <table:table-cell office:value-type="date" office:date-value="2023-05-16T00:00:00" table:style-name="ce17">
            <text:p>16/05/23</text:p>
          </table:table-cell>
          <table:table-cell office:value-type="string" table:style-name="ce13">
            <text:p>a consumo</text:p>
          </table:table-cell>
          <table:table-cell office:value-type="float" office:value="19" table:formula="of:=(RANDBETWEEN(0;100))" table:style-name="ce13">
            <text:p>1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8" table:style-name="ce13">
            <text:p>3912345808</text:p>
          </table:table-cell>
          <table:table-cell office:value-type="date" office:date-value="2023-05-17T00:00:00" table:style-name="ce17">
            <text:p>17/05/23</text:p>
          </table:table-cell>
          <table:table-cell office:value-type="string" table:style-name="ce13">
            <text:p>a consumo</text:p>
          </table:table-cell>
          <table:table-cell office:value-type="float" office:value="23" table:formula="of:=(RANDBETWEEN(0;100))" table:style-name="ce13">
            <text:p>2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9" table:style-name="ce13">
            <text:p>3912345809</text:p>
          </table:table-cell>
          <table:table-cell office:value-type="date" office:date-value="2023-05-17T00:00:00" table:style-name="ce17">
            <text:p>17/05/23</text:p>
          </table:table-cell>
          <table:table-cell office:value-type="string" table:style-name="ce13">
            <text:p>a consumo</text:p>
          </table:table-cell>
          <table:table-cell office:value-type="float" office:value="72" table:formula="of:=(RANDBETWEEN(0;100))" table:style-name="ce13">
            <text:p>7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0" table:style-name="ce13">
            <text:p>3912345810</text:p>
          </table:table-cell>
          <table:table-cell office:value-type="date" office:date-value="2023-05-18T00:00:00" table:style-name="ce17">
            <text:p>18/05/23</text:p>
          </table:table-cell>
          <table:table-cell office:value-type="string" table:style-name="ce13">
            <text:p>a consumo</text:p>
          </table:table-cell>
          <table:table-cell office:value-type="float" office:value="45" table:formula="of:=(RANDBETWEEN(0;100))" table:style-name="ce13">
            <text:p>4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1" table:style-name="ce13">
            <text:p>3912345811</text:p>
          </table:table-cell>
          <table:table-cell office:value-type="date" office:date-value="2023-05-18T00:00:00" table:style-name="ce17">
            <text:p>18/05/23</text:p>
          </table:table-cell>
          <table:table-cell office:value-type="string" table:style-name="ce13">
            <text:p>a consumo</text:p>
          </table:table-cell>
          <table:table-cell office:value-type="float" office:value="82" table:formula="of:=(RANDBETWEEN(0;100))" table:style-name="ce13">
            <text:p>8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2" table:style-name="ce13">
            <text:p>3912345812</text:p>
          </table:table-cell>
          <table:table-cell office:value-type="date" office:date-value="2023-05-19T00:00:00" table:style-name="ce17">
            <text:p>19/05/23</text:p>
          </table:table-cell>
          <table:table-cell office:value-type="string" table:style-name="ce13">
            <text:p>a consumo</text:p>
          </table:table-cell>
          <table:table-cell office:value-type="float" office:value="38" table:formula="of:=(RANDBETWEEN(0;100))" table:style-name="ce13">
            <text:p>3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3" table:style-name="ce13">
            <text:p>3912345813</text:p>
          </table:table-cell>
          <table:table-cell office:value-type="date" office:date-value="2023-05-19T00:00:00" table:style-name="ce17">
            <text:p>19/05/23</text:p>
          </table:table-cell>
          <table:table-cell office:value-type="string" table:style-name="ce13">
            <text:p>a consumo</text:p>
          </table:table-cell>
          <table:table-cell office:value-type="float" office:value="56" table:formula="of:=(RANDBETWEEN(0;100))" table:style-name="ce13">
            <text:p>5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4" table:style-name="ce13">
            <text:p>3912345814</text:p>
          </table:table-cell>
          <table:table-cell office:value-type="date" office:date-value="2023-05-20T00:00:00" table:style-name="ce17">
            <text:p>20/05/23</text:p>
          </table:table-cell>
          <table:table-cell office:value-type="string" table:style-name="ce13">
            <text:p>a consumo</text:p>
          </table:table-cell>
          <table:table-cell office:value-type="float" office:value="99" table:formula="of:=(RANDBETWEEN(0;100))" table:style-name="ce13">
            <text:p>9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5" table:style-name="ce13">
            <text:p>3912345815</text:p>
          </table:table-cell>
          <table:table-cell office:value-type="date" office:date-value="2023-05-20T00:00:00" table:style-name="ce17">
            <text:p>20/05/23</text:p>
          </table:table-cell>
          <table:table-cell office:value-type="string" table:style-name="ce13">
            <text:p>a consumo</text:p>
          </table:table-cell>
          <table:table-cell office:value-type="float" office:value="24" table:formula="of:=(RANDBETWEEN(0;100))" table:style-name="ce13">
            <text:p>2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6" table:style-name="ce13">
            <text:p>3912345816</text:p>
          </table:table-cell>
          <table:table-cell office:value-type="date" office:date-value="2023-05-21T00:00:00" table:style-name="ce17">
            <text:p>21/05/23</text:p>
          </table:table-cell>
          <table:table-cell office:value-type="string" table:style-name="ce13">
            <text:p>a consumo</text:p>
          </table:table-cell>
          <table:table-cell office:value-type="float" office:value="42" table:formula="of:=(RANDBETWEEN(0;100))" table:style-name="ce13">
            <text:p>4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7" table:style-name="ce13">
            <text:p>3912345817</text:p>
          </table:table-cell>
          <table:table-cell office:value-type="date" office:date-value="2023-05-21T00:00:00" table:style-name="ce17">
            <text:p>21/05/23</text:p>
          </table:table-cell>
          <table:table-cell office:value-type="string" table:style-name="ce13">
            <text:p>a consumo</text:p>
          </table:table-cell>
          <table:table-cell office:value-type="float" office:value="46" table:formula="of:=(RANDBETWEEN(0;100))" table:style-name="ce13">
            <text:p>4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8" table:style-name="ce13">
            <text:p>3912345818</text:p>
          </table:table-cell>
          <table:table-cell office:value-type="date" office:date-value="2023-05-22T00:00:00" table:style-name="ce17">
            <text:p>22/05/23</text:p>
          </table:table-cell>
          <table:table-cell office:value-type="string" table:style-name="ce13">
            <text:p>a consumo</text:p>
          </table:table-cell>
          <table:table-cell office:value-type="float" office:value="78" table:formula="of:=(RANDBETWEEN(0;100))" table:style-name="ce13">
            <text:p>7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9" table:style-name="ce13">
            <text:p>3912345819</text:p>
          </table:table-cell>
          <table:table-cell office:value-type="date" office:date-value="2023-05-22T00:00:00" table:style-name="ce17">
            <text:p>22/05/23</text:p>
          </table:table-cell>
          <table:table-cell office:value-type="string" table:style-name="ce13">
            <text:p>a consumo</text:p>
          </table:table-cell>
          <table:table-cell office:value-type="float" office:value="44" table:formula="of:=(RANDBETWEEN(0;100))" table:style-name="ce13">
            <text:p>4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0" table:style-name="ce13">
            <text:p>3912345820</text:p>
          </table:table-cell>
          <table:table-cell office:value-type="date" office:date-value="2023-05-23T00:00:00" table:style-name="ce17">
            <text:p>23/05/23</text:p>
          </table:table-cell>
          <table:table-cell office:value-type="string" table:style-name="ce13">
            <text:p>a consumo</text:p>
          </table:table-cell>
          <table:table-cell office:value-type="float" office:value="57" table:formula="of:=(RANDBETWEEN(0;100))" table:style-name="ce13">
            <text:p>5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1" table:style-name="ce13">
            <text:p>3912345821</text:p>
          </table:table-cell>
          <table:table-cell office:value-type="date" office:date-value="2023-05-23T00:00:00" table:style-name="ce17">
            <text:p>23/05/23</text:p>
          </table:table-cell>
          <table:table-cell office:value-type="string" table:style-name="ce13">
            <text:p>a consumo</text:p>
          </table:table-cell>
          <table:table-cell office:value-type="float" office:value="55" table:formula="of:=(RANDBETWEEN(0;100))" table:style-name="ce13">
            <text:p>5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2" table:style-name="ce13">
            <text:p>3912345822</text:p>
          </table:table-cell>
          <table:table-cell office:value-type="date" office:date-value="2023-05-24T00:00:00" table:style-name="ce17">
            <text:p>24/05/23</text:p>
          </table:table-cell>
          <table:table-cell office:value-type="string" table:style-name="ce13">
            <text:p>a consumo</text:p>
          </table:table-cell>
          <table:table-cell office:value-type="float" office:value="38" table:formula="of:=(RANDBETWEEN(0;100))" table:style-name="ce13">
            <text:p>3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3" table:style-name="ce13">
            <text:p>3912345823</text:p>
          </table:table-cell>
          <table:table-cell office:value-type="date" office:date-value="2023-05-24T00:00:00" table:style-name="ce17">
            <text:p>24/05/23</text:p>
          </table:table-cell>
          <table:table-cell office:value-type="string" table:style-name="ce13">
            <text:p>a consumo</text:p>
          </table:table-cell>
          <table:table-cell office:value-type="float" office:value="89" table:formula="of:=(RANDBETWEEN(0;100))" table:style-name="ce13">
            <text:p>8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4" table:style-name="ce13">
            <text:p>3912345824</text:p>
          </table:table-cell>
          <table:table-cell office:value-type="date" office:date-value="2023-05-25T00:00:00" table:style-name="ce17">
            <text:p>25/05/23</text:p>
          </table:table-cell>
          <table:table-cell office:value-type="string" table:style-name="ce13">
            <text:p>a consumo</text:p>
          </table:table-cell>
          <table:table-cell office:value-type="float" office:value="5" table:formula="of:=(RANDBETWEEN(0;100))" table:style-name="ce13">
            <text:p>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5" table:style-name="ce13">
            <text:p>3912345825</text:p>
          </table:table-cell>
          <table:table-cell office:value-type="date" office:date-value="2023-05-25T00:00:00" table:style-name="ce17">
            <text:p>25/05/23</text:p>
          </table:table-cell>
          <table:table-cell office:value-type="string" table:style-name="ce13">
            <text:p>a consumo</text:p>
          </table:table-cell>
          <table:table-cell office:value-type="float" office:value="86" table:formula="of:=(RANDBETWEEN(0;100))" table:style-name="ce13">
            <text:p>8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6" table:style-name="ce13">
            <text:p>3912345826</text:p>
          </table:table-cell>
          <table:table-cell office:value-type="date" office:date-value="2023-05-26T00:00:00" table:style-name="ce17">
            <text:p>26/05/23</text:p>
          </table:table-cell>
          <table:table-cell office:value-type="string" table:style-name="ce13">
            <text:p>a consumo</text:p>
          </table:table-cell>
          <table:table-cell office:value-type="float" office:value="51" table:formula="of:=(RANDBETWEEN(0;100))" table:style-name="ce13">
            <text:p>5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7" table:style-name="ce13">
            <text:p>3912345827</text:p>
          </table:table-cell>
          <table:table-cell office:value-type="date" office:date-value="2022-10-08T00:00:00" table:style-name="ce17">
            <text:p>0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7.420000000000002" table:style-name="ce13">
            <text:p>17,42</text:p>
          </table:table-cell>
          <table:table-cell table:number-columns-repeated="16379"/>
        </table:table-row>
        <table:table-row table:style-name="ro1">
          <table:table-cell office:value-type="float" office:value="3912345828" table:style-name="ce13">
            <text:p>3912345828</text:p>
          </table:table-cell>
          <table:table-cell office:value-type="date" office:date-value="2022-10-08T00:00:00" table:style-name="ce17">
            <text:p>0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.76" table:style-name="ce13">
            <text:p>3,76</text:p>
          </table:table-cell>
          <table:table-cell table:number-columns-repeated="16379"/>
        </table:table-row>
        <table:table-row table:style-name="ro1">
          <table:table-cell office:value-type="float" office:value="3912345829" table:style-name="ce13">
            <text:p>3912345829</text:p>
          </table:table-cell>
          <table:table-cell office:value-type="date" office:date-value="2022-10-08T00:00:00" table:style-name="ce17">
            <text:p>0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1.25" table:style-name="ce13">
            <text:p>41,25</text:p>
          </table:table-cell>
          <table:table-cell table:number-columns-repeated="16379"/>
        </table:table-row>
        <table:table-row table:style-name="ro1">
          <table:table-cell office:value-type="float" office:value="3912345830" table:style-name="ce13">
            <text:p>3912345830</text:p>
          </table:table-cell>
          <table:table-cell office:value-type="date" office:date-value="2022-10-08T00:00:00" table:style-name="ce17">
            <text:p>0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9.83" table:style-name="ce13">
            <text:p>9,83</text:p>
          </table:table-cell>
          <table:table-cell table:number-columns-repeated="16379"/>
        </table:table-row>
        <table:table-row table:style-name="ro1">
          <table:table-cell office:value-type="float" office:value="3912345831" table:style-name="ce13">
            <text:p>3912345831</text:p>
          </table:table-cell>
          <table:table-cell office:value-type="date" office:date-value="2022-10-08T00:00:00" table:style-name="ce17">
            <text:p>0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2.91" table:style-name="ce13">
            <text:p>22,91</text:p>
          </table:table-cell>
          <table:table-cell table:number-columns-repeated="16379"/>
        </table:table-row>
        <table:table-row table:style-name="ro1">
          <table:table-cell office:value-type="float" office:value="3912345832" table:style-name="ce13">
            <text:p>3912345832</text:p>
          </table:table-cell>
          <table:table-cell office:value-type="date" office:date-value="2022-10-08T00:00:00" table:style-name="ce17">
            <text:p>0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5.67" table:style-name="ce13">
            <text:p>5,67</text:p>
          </table:table-cell>
          <table:table-cell table:number-columns-repeated="16379"/>
        </table:table-row>
        <table:table-row table:style-name="ro1">
          <table:table-cell office:value-type="float" office:value="3912345833" table:style-name="ce13">
            <text:p>3912345833</text:p>
          </table:table-cell>
          <table:table-cell office:value-type="date" office:date-value="2022-10-08T00:00:00" table:style-name="ce17">
            <text:p>0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5.04" table:style-name="ce13">
            <text:p>35,04</text:p>
          </table:table-cell>
          <table:table-cell table:number-columns-repeated="16379"/>
        </table:table-row>
        <table:table-row table:style-name="ro1">
          <table:table-cell office:value-type="float" office:value="3912345834" table:style-name="ce13">
            <text:p>3912345834</text:p>
          </table:table-cell>
          <table:table-cell office:value-type="date" office:date-value="2022-10-08T00:00:00" table:style-name="ce17">
            <text:p>0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2.18" table:style-name="ce13">
            <text:p>12,18</text:p>
          </table:table-cell>
          <table:table-cell table:number-columns-repeated="16379"/>
        </table:table-row>
        <table:table-row table:style-name="ro1">
          <table:table-cell office:value-type="float" office:value="3912345835" table:style-name="ce13">
            <text:p>3912345835</text:p>
          </table:table-cell>
          <table:table-cell office:value-type="date" office:date-value="2022-10-09T00:00:00" table:style-name="ce17">
            <text:p>09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8.79" table:style-name="ce13">
            <text:p>48,79</text:p>
          </table:table-cell>
          <table:table-cell table:number-columns-repeated="16379"/>
        </table:table-row>
        <table:table-row table:style-name="ro1">
          <table:table-cell office:value-type="float" office:value="3912345836" table:style-name="ce13">
            <text:p>3912345836</text:p>
          </table:table-cell>
          <table:table-cell office:value-type="date" office:date-value="2022-10-09T00:00:00" table:style-name="ce17">
            <text:p>09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0.95" table:style-name="ce13">
            <text:p>0,95</text:p>
          </table:table-cell>
          <table:table-cell table:number-columns-repeated="16379"/>
        </table:table-row>
        <table:table-row table:style-name="ro1">
          <table:table-cell office:value-type="float" office:value="3912345837" table:style-name="ce13">
            <text:p>3912345837</text:p>
          </table:table-cell>
          <table:table-cell office:value-type="date" office:date-value="2022-10-09T00:00:00" table:style-name="ce17">
            <text:p>09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9.13" table:style-name="ce13">
            <text:p>29,13</text:p>
          </table:table-cell>
          <table:table-cell table:number-columns-repeated="16379"/>
        </table:table-row>
        <table:table-row table:style-name="ro1">
          <table:table-cell office:value-type="float" office:value="3912345838" table:style-name="ce13">
            <text:p>3912345838</text:p>
          </table:table-cell>
          <table:table-cell office:value-type="date" office:date-value="2022-10-09T00:00:00" table:style-name="ce17">
            <text:p>09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8.1999999999999993" table:style-name="ce13">
            <text:p>8,2</text:p>
          </table:table-cell>
          <table:table-cell table:number-columns-repeated="16379"/>
        </table:table-row>
        <table:table-row table:style-name="ro1">
          <table:table-cell office:value-type="float" office:value="3912345839" table:style-name="ce13">
            <text:p>3912345839</text:p>
          </table:table-cell>
          <table:table-cell office:value-type="date" office:date-value="2022-10-09T00:00:00" table:style-name="ce17">
            <text:p>09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4.57" table:style-name="ce13">
            <text:p>44,57</text:p>
          </table:table-cell>
          <table:table-cell table:number-columns-repeated="16379"/>
        </table:table-row>
        <table:table-row table:style-name="ro1">
          <table:table-cell office:value-type="float" office:value="3912345840" table:style-name="ce13">
            <text:p>3912345840</text:p>
          </table:table-cell>
          <table:table-cell office:value-type="date" office:date-value="2022-10-09T00:00:00" table:style-name="ce17">
            <text:p>09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.34" table:style-name="ce13">
            <text:p>1,34</text:p>
          </table:table-cell>
          <table:table-cell table:number-columns-repeated="16379"/>
        </table:table-row>
        <table:table-row table:style-name="ro1">
          <table:table-cell office:value-type="float" office:value="3912345841" table:style-name="ce13">
            <text:p>3912345841</text:p>
          </table:table-cell>
          <table:table-cell office:value-type="date" office:date-value="2022-10-09T00:00:00" table:style-name="ce17">
            <text:p>09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8.68" table:style-name="ce13">
            <text:p>38,68</text:p>
          </table:table-cell>
          <table:table-cell table:number-columns-repeated="16379"/>
        </table:table-row>
        <table:table-row table:style-name="ro1">
          <table:table-cell office:value-type="float" office:value="3912345842" table:style-name="ce13">
            <text:p>3912345842</text:p>
          </table:table-cell>
          <table:table-cell office:value-type="date" office:date-value="2022-10-10T00:00:00" table:style-name="ce17">
            <text:p>10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6.62" table:style-name="ce13">
            <text:p>6,62</text:p>
          </table:table-cell>
          <table:table-cell table:number-columns-repeated="16379"/>
        </table:table-row>
        <table:table-row table:style-name="ro1">
          <table:table-cell office:value-type="float" office:value="3912345843" table:style-name="ce13">
            <text:p>3912345843</text:p>
          </table:table-cell>
          <table:table-cell office:value-type="date" office:date-value="2022-10-10T00:00:00" table:style-name="ce17">
            <text:p>10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9.87" table:style-name="ce13">
            <text:p>19,87</text:p>
          </table:table-cell>
          <table:table-cell table:number-columns-repeated="16379"/>
        </table:table-row>
        <table:table-row table:style-name="ro1">
          <table:table-cell office:value-type="float" office:value="3912345844" table:style-name="ce13">
            <text:p>3912345844</text:p>
          </table:table-cell>
          <table:table-cell office:value-type="date" office:date-value="2022-10-10T00:00:00" table:style-name="ce17">
            <text:p>10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7.1" table:style-name="ce13">
            <text:p>47,1</text:p>
          </table:table-cell>
          <table:table-cell table:number-columns-repeated="16379"/>
        </table:table-row>
        <table:table-row table:style-name="ro1">
          <table:table-cell office:value-type="float" office:value="3912345845" table:style-name="ce13">
            <text:p>3912345845</text:p>
          </table:table-cell>
          <table:table-cell office:value-type="date" office:date-value="2022-10-10T00:00:00" table:style-name="ce17">
            <text:p>10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.29" table:style-name="ce13">
            <text:p>4,29</text:p>
          </table:table-cell>
          <table:table-cell table:number-columns-repeated="16379"/>
        </table:table-row>
        <table:table-row table:style-name="ro1">
          <table:table-cell office:value-type="float" office:value="3912345846" table:style-name="ce13">
            <text:p>3912345846</text:p>
          </table:table-cell>
          <table:table-cell office:value-type="date" office:date-value="2022-10-10T00:00:00" table:style-name="ce17">
            <text:p>10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1.55" table:style-name="ce13">
            <text:p>31,55</text:p>
          </table:table-cell>
          <table:table-cell table:number-columns-repeated="16379"/>
        </table:table-row>
        <table:table-row table:style-name="ro1">
          <table:table-cell office:value-type="float" office:value="3912345847" table:style-name="ce13">
            <text:p>3912345847</text:p>
          </table:table-cell>
          <table:table-cell office:value-type="date" office:date-value="2022-10-10T00:00:00" table:style-name="ce17">
            <text:p>10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4.73" table:style-name="ce13">
            <text:p>14,73</text:p>
          </table:table-cell>
          <table:table-cell table:number-columns-repeated="16379"/>
        </table:table-row>
        <table:table-row table:style-name="ro1">
          <table:table-cell office:value-type="float" office:value="3912345848" table:style-name="ce13">
            <text:p>3912345848</text:p>
          </table:table-cell>
          <table:table-cell office:value-type="date" office:date-value="2022-10-11T00:00:00" table:style-name="ce17">
            <text:p>11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2.06" table:style-name="ce13">
            <text:p>42,06</text:p>
          </table:table-cell>
          <table:table-cell table:number-columns-repeated="16379"/>
        </table:table-row>
        <table:table-row table:style-name="ro1">
          <table:table-cell office:value-type="float" office:value="3912345849" table:style-name="ce13">
            <text:p>3912345849</text:p>
          </table:table-cell>
          <table:table-cell office:value-type="date" office:date-value="2022-10-11T00:00:00" table:style-name="ce17">
            <text:p>11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0" table:style-name="ce13">
            <text:p>10</text:p>
          </table:table-cell>
          <table:table-cell table:number-columns-repeated="16379"/>
        </table:table-row>
        <table:table-row table:style-name="ro1">
          <table:table-cell office:value-type="float" office:value="3912345850" table:style-name="ce13">
            <text:p>3912345850</text:p>
          </table:table-cell>
          <table:table-cell office:value-type="date" office:date-value="2022-10-11T00:00:00" table:style-name="ce17">
            <text:p>11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5.88" table:style-name="ce13">
            <text:p>25,88</text:p>
          </table:table-cell>
          <table:table-cell table:number-columns-repeated="16379"/>
        </table:table-row>
        <table:table-row table:style-name="ro1">
          <table:table-cell office:value-type="float" office:value="3912345851" table:style-name="ce13">
            <text:p>3912345851</text:p>
          </table:table-cell>
          <table:table-cell office:value-type="date" office:date-value="2022-10-11T00:00:00" table:style-name="ce17">
            <text:p>11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7.46" table:style-name="ce13">
            <text:p>7,46</text:p>
          </table:table-cell>
          <table:table-cell table:number-columns-repeated="16379"/>
        </table:table-row>
        <table:table-row table:style-name="ro1">
          <table:table-cell office:value-type="float" office:value="3912345852" table:style-name="ce13">
            <text:p>3912345852</text:p>
          </table:table-cell>
          <table:table-cell office:value-type="date" office:date-value="2022-10-11T00:00:00" table:style-name="ce17">
            <text:p>11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6.97" table:style-name="ce13">
            <text:p>36,97</text:p>
          </table:table-cell>
          <table:table-cell table:number-columns-repeated="16379"/>
        </table:table-row>
        <table:table-row table:style-name="ro1">
          <table:table-cell office:value-type="float" office:value="3912345853" table:style-name="ce13">
            <text:p>3912345853</text:p>
          </table:table-cell>
          <table:table-cell office:value-type="date" office:date-value="2022-10-12T00:00:00" table:style-name="ce17">
            <text:p>12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3.01" table:style-name="ce13">
            <text:p>13,01</text:p>
          </table:table-cell>
          <table:table-cell table:number-columns-repeated="16379"/>
        </table:table-row>
        <table:table-row table:style-name="ro1">
          <table:table-cell office:value-type="float" office:value="3912345854" table:style-name="ce13">
            <text:p>3912345854</text:p>
          </table:table-cell>
          <table:table-cell office:value-type="date" office:date-value="2022-10-12T00:00:00" table:style-name="ce17">
            <text:p>12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9.84" table:style-name="ce13">
            <text:p>49,84</text:p>
          </table:table-cell>
          <table:table-cell table:number-columns-repeated="16379"/>
        </table:table-row>
        <table:table-row table:style-name="ro1">
          <table:table-cell office:value-type="float" office:value="3912345855" table:style-name="ce13">
            <text:p>3912345855</text:p>
          </table:table-cell>
          <table:table-cell office:value-type="date" office:date-value="2022-10-12T00:00:00" table:style-name="ce17">
            <text:p>12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.6" table:style-name="ce13">
            <text:p>2,6</text:p>
          </table:table-cell>
          <table:table-cell table:number-columns-repeated="16379"/>
        </table:table-row>
        <table:table-row table:style-name="ro1">
          <table:table-cell office:value-type="float" office:value="3912345856" table:style-name="ce13">
            <text:p>3912345856</text:p>
          </table:table-cell>
          <table:table-cell office:value-type="date" office:date-value="2022-10-12T00:00:00" table:style-name="ce17">
            <text:p>12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3.39" table:style-name="ce13">
            <text:p>33,39</text:p>
          </table:table-cell>
          <table:table-cell table:number-columns-repeated="16379"/>
        </table:table-row>
        <table:table-row table:style-name="ro1">
          <table:table-cell office:value-type="float" office:value="3912345857" table:style-name="ce13">
            <text:p>3912345857</text:p>
          </table:table-cell>
          <table:table-cell office:value-type="date" office:date-value="2022-10-12T00:00:00" table:style-name="ce17">
            <text:p>12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5.69" table:style-name="ce13">
            <text:p>15,69</text:p>
          </table:table-cell>
          <table:table-cell table:number-columns-repeated="16379"/>
        </table:table-row>
        <table:table-row table:style-name="ro1">
          <table:table-cell office:value-type="float" office:value="3912345858" table:style-name="ce13">
            <text:p>3912345858</text:p>
          </table:table-cell>
          <table:table-cell office:value-type="date" office:date-value="2022-10-13T00:00:00" table:style-name="ce17">
            <text:p>13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5.31" table:style-name="ce13">
            <text:p>45,31</text:p>
          </table:table-cell>
          <table:table-cell table:number-columns-repeated="16379"/>
        </table:table-row>
        <table:table-row table:style-name="ro1">
          <table:table-cell office:value-type="float" office:value="3912345859" table:style-name="ce13">
            <text:p>3912345859</text:p>
          </table:table-cell>
          <table:table-cell office:value-type="date" office:date-value="2022-10-13T00:00:00" table:style-name="ce17">
            <text:p>13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1.47" table:style-name="ce13">
            <text:p>11,47</text:p>
          </table:table-cell>
          <table:table-cell table:number-columns-repeated="16379"/>
        </table:table-row>
        <table:table-row table:style-name="ro1">
          <table:table-cell office:value-type="float" office:value="3912345860" table:style-name="ce13">
            <text:p>3912345860</text:p>
          </table:table-cell>
          <table:table-cell office:value-type="date" office:date-value="2022-10-14T00:00:00" table:style-name="ce17">
            <text:p>14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6.73" table:style-name="ce13">
            <text:p>26,73</text:p>
          </table:table-cell>
          <table:table-cell table:number-columns-repeated="16379"/>
        </table:table-row>
        <table:table-row table:style-name="ro1">
          <table:table-cell office:value-type="float" office:value="3912345861" table:style-name="ce13">
            <text:p>3912345861</text:p>
          </table:table-cell>
          <table:table-cell office:value-type="date" office:date-value="2022-10-14T00:00:00" table:style-name="ce17">
            <text:p>14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3.12" table:style-name="ce13">
            <text:p>43,12</text:p>
          </table:table-cell>
          <table:table-cell table:number-columns-repeated="16379"/>
        </table:table-row>
        <table:table-row table:style-name="ro1">
          <table:table-cell office:value-type="float" office:value="3912345862" table:style-name="ce13">
            <text:p>3912345862</text:p>
          </table:table-cell>
          <table:table-cell office:value-type="date" office:date-value="2022-10-15T00:00:00" table:style-name="ce17">
            <text:p>15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0.440000000000001" table:style-name="ce13">
            <text:p>20,44</text:p>
          </table:table-cell>
          <table:table-cell table:number-columns-repeated="16379"/>
        </table:table-row>
        <table:table-row table:style-name="ro1">
          <table:table-cell office:value-type="float" office:value="3912345863" table:style-name="ce13">
            <text:p>3912345863</text:p>
          </table:table-cell>
          <table:table-cell office:value-type="date" office:date-value="2022-10-15T00:00:00" table:style-name="ce17">
            <text:p>15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8.17" table:style-name="ce13">
            <text:p>8,17</text:p>
          </table:table-cell>
          <table:table-cell table:number-columns-repeated="16379"/>
        </table:table-row>
        <table:table-row table:style-name="ro1">
          <table:table-cell office:value-type="float" office:value="3912345864" table:style-name="ce13">
            <text:p>3912345864</text:p>
          </table:table-cell>
          <table:table-cell office:value-type="date" office:date-value="2022-10-16T00:00:00" table:style-name="ce17">
            <text:p>16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1.96" table:style-name="ce13">
            <text:p>31,96</text:p>
          </table:table-cell>
          <table:table-cell table:number-columns-repeated="16379"/>
        </table:table-row>
        <table:table-row table:style-name="ro1">
          <table:table-cell office:value-type="float" office:value="3912345865" table:style-name="ce13">
            <text:p>3912345865</text:p>
          </table:table-cell>
          <table:table-cell office:value-type="date" office:date-value="2022-10-16T00:00:00" table:style-name="ce17">
            <text:p>16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3.78" table:style-name="ce13">
            <text:p>13,78</text:p>
          </table:table-cell>
          <table:table-cell table:number-columns-repeated="16379"/>
        </table:table-row>
        <table:table-row table:style-name="ro1">
          <table:table-cell office:value-type="float" office:value="3912345866" table:style-name="ce13">
            <text:p>3912345866</text:p>
          </table:table-cell>
          <table:table-cell office:value-type="date" office:date-value="2022-10-17T00:00:00" table:style-name="ce17">
            <text:p>17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6.23" table:style-name="ce13">
            <text:p>46,23</text:p>
          </table:table-cell>
          <table:table-cell table:number-columns-repeated="16379"/>
        </table:table-row>
        <table:table-row table:style-name="ro1">
          <table:table-cell office:value-type="float" office:value="3912345867" table:style-name="ce13">
            <text:p>3912345867</text:p>
          </table:table-cell>
          <table:table-cell office:value-type="date" office:date-value="2022-10-17T00:00:00" table:style-name="ce17">
            <text:p>17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0.51" table:style-name="ce13">
            <text:p>10,51</text:p>
          </table:table-cell>
          <table:table-cell table:number-columns-repeated="16379"/>
        </table:table-row>
        <table:table-row table:style-name="ro1">
          <table:table-cell office:value-type="float" office:value="3912345868" table:style-name="ce13">
            <text:p>3912345868</text:p>
          </table:table-cell>
          <table:table-cell office:value-type="date" office:date-value="2022-10-18T00:00:00" table:style-name="ce17">
            <text:p>1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5.64" table:style-name="ce13">
            <text:p>25,64</text:p>
          </table:table-cell>
          <table:table-cell table:number-columns-repeated="16379"/>
        </table:table-row>
        <table:table-row table:style-name="ro1">
          <table:table-cell office:value-type="float" office:value="3912345869" table:style-name="ce13">
            <text:p>3912345869</text:p>
          </table:table-cell>
          <table:table-cell office:value-type="date" office:date-value="2022-10-18T00:00:00" table:style-name="ce17">
            <text:p>18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.29" table:style-name="ce13">
            <text:p>3,29</text:p>
          </table:table-cell>
          <table:table-cell table:number-columns-repeated="16379"/>
        </table:table-row>
        <table:table-row table:style-name="ro1">
          <table:table-cell office:value-type="float" office:value="3912345870" table:style-name="ce13">
            <text:p>3912345870</text:p>
          </table:table-cell>
          <table:table-cell office:value-type="date" office:date-value="2022-10-19T00:00:00" table:style-name="ce17">
            <text:p>19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7.71" table:style-name="ce13">
            <text:p>37,71</text:p>
          </table:table-cell>
          <table:table-cell table:number-columns-repeated="16379"/>
        </table:table-row>
        <table:table-row table:style-name="ro1">
          <table:table-cell office:value-type="float" office:value="3912345871" table:style-name="ce13">
            <text:p>3912345871</text:p>
          </table:table-cell>
          <table:table-cell office:value-type="date" office:date-value="2022-10-19T00:00:00" table:style-name="ce17">
            <text:p>19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6.89" table:style-name="ce13">
            <text:p>16,89</text:p>
          </table:table-cell>
          <table:table-cell table:number-columns-repeated="16379"/>
        </table:table-row>
        <table:table-row table:style-name="ro1">
          <table:table-cell office:value-type="float" office:value="3912345872" table:style-name="ce13">
            <text:p>3912345872</text:p>
          </table:table-cell>
          <table:table-cell office:value-type="date" office:date-value="2022-10-20T00:00:00" table:style-name="ce17">
            <text:p>20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9.37" table:style-name="ce13">
            <text:p>49,37</text:p>
          </table:table-cell>
          <table:table-cell table:number-columns-repeated="16379"/>
        </table:table-row>
        <table:table-row table:style-name="ro1">
          <table:table-cell office:value-type="float" office:value="3912345873" table:style-name="ce13">
            <text:p>3912345873</text:p>
          </table:table-cell>
          <table:table-cell office:value-type="date" office:date-value="2022-10-20T00:00:00" table:style-name="ce17">
            <text:p>20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6.08" table:style-name="ce13">
            <text:p>6,08</text:p>
          </table:table-cell>
          <table:table-cell table:number-columns-repeated="16379"/>
        </table:table-row>
        <table:table-row table:style-name="ro1">
          <table:table-cell office:value-type="float" office:value="3912345874" table:style-name="ce13">
            <text:p>3912345874</text:p>
          </table:table-cell>
          <table:table-cell office:value-type="date" office:date-value="2022-10-21T00:00:00" table:style-name="ce17">
            <text:p>21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3.2" table:style-name="ce13">
            <text:p>23,2</text:p>
          </table:table-cell>
          <table:table-cell table:number-columns-repeated="16379"/>
        </table:table-row>
        <table:table-row table:style-name="ro1">
          <table:table-cell office:value-type="float" office:value="3912345875" table:style-name="ce13">
            <text:p>3912345875</text:p>
          </table:table-cell>
          <table:table-cell office:value-type="date" office:date-value="2022-10-21T00:00:00" table:style-name="ce17">
            <text:p>21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0.7" table:style-name="ce13">
            <text:p>0,7</text:p>
          </table:table-cell>
          <table:table-cell table:number-columns-repeated="16379"/>
        </table:table-row>
        <table:table-row table:style-name="ro1">
          <table:table-cell office:value-type="float" office:value="3912345876" table:style-name="ce13">
            <text:p>3912345876</text:p>
          </table:table-cell>
          <table:table-cell office:value-type="date" office:date-value="2022-10-22T00:00:00" table:style-name="ce17">
            <text:p>22/10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2.98" table:style-name="ce13">
            <text:p>42,98</text:p>
          </table:table-cell>
          <table:table-cell table:number-columns-repeated="16379"/>
        </table:table-row>
        <table:table-row table:style-name="ro1">
          <table:table-cell office:value-type="float" office:value="3912345877" table:style-name="ce13">
            <text:p>3912345877</text:p>
          </table:table-cell>
          <table:table-cell office:value-type="date" office:date-value="2023-06-19T00:00:00" table:style-name="ce17">
            <text:p>19/06/23</text:p>
          </table:table-cell>
          <table:table-cell office:value-type="string" table:style-name="ce13">
            <text:p>a consumo</text:p>
          </table:table-cell>
          <table:table-cell office:value-type="float" office:value="90" table:formula="of:=(RANDBETWEEN(0;100))" table:style-name="ce13">
            <text:p>9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8" table:style-name="ce13">
            <text:p>3912345878</text:p>
          </table:table-cell>
          <table:table-cell office:value-type="date" office:date-value="2023-06-19T00:00:00" table:style-name="ce17">
            <text:p>19/06/23</text:p>
          </table:table-cell>
          <table:table-cell office:value-type="string" table:style-name="ce13">
            <text:p>a consumo</text:p>
          </table:table-cell>
          <table:table-cell office:value-type="float" office:value="25" table:formula="of:=(RANDBETWEEN(0;100))" table:style-name="ce13">
            <text:p>2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9" table:style-name="ce13">
            <text:p>3912345879</text:p>
          </table:table-cell>
          <table:table-cell office:value-type="date" office:date-value="2023-06-19T00:00:00" table:style-name="ce17">
            <text:p>19/06/23</text:p>
          </table:table-cell>
          <table:table-cell office:value-type="string" table:style-name="ce13">
            <text:p>a consumo</text:p>
          </table:table-cell>
          <table:table-cell office:value-type="float" office:value="18" table:formula="of:=(RANDBETWEEN(0;100))" table:style-name="ce13">
            <text:p>1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0" table:style-name="ce13">
            <text:p>3912345880</text:p>
          </table:table-cell>
          <table:table-cell office:value-type="date" office:date-value="2023-06-19T00:00:00" table:style-name="ce17">
            <text:p>19/06/23</text:p>
          </table:table-cell>
          <table:table-cell office:value-type="string" table:style-name="ce13">
            <text:p>a consumo</text:p>
          </table:table-cell>
          <table:table-cell office:value-type="float" office:value="11" table:formula="of:=(RANDBETWEEN(0;100))" table:style-name="ce13">
            <text:p>1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1" table:style-name="ce13">
            <text:p>3912345881</text:p>
          </table:table-cell>
          <table:table-cell office:value-type="date" office:date-value="2023-06-19T00:00:00" table:style-name="ce17">
            <text:p>19/06/23</text:p>
          </table:table-cell>
          <table:table-cell office:value-type="string" table:style-name="ce13">
            <text:p>a consumo</text:p>
          </table:table-cell>
          <table:table-cell office:value-type="float" office:value="8" table:formula="of:=(RANDBETWEEN(0;100))" table:style-name="ce13">
            <text:p>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2" table:style-name="ce13">
            <text:p>3912345882</text:p>
          </table:table-cell>
          <table:table-cell office:value-type="date" office:date-value="2023-06-19T00:00:00" table:style-name="ce17">
            <text:p>19/06/23</text:p>
          </table:table-cell>
          <table:table-cell office:value-type="string" table:style-name="ce13">
            <text:p>a consumo</text:p>
          </table:table-cell>
          <table:table-cell office:value-type="float" office:value="0" table:formula="of:=(RANDBETWEEN(0;100))" table:style-name="ce13">
            <text:p>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3" table:style-name="ce13">
            <text:p>3912345883</text:p>
          </table:table-cell>
          <table:table-cell office:value-type="date" office:date-value="2023-06-19T00:00:00" table:style-name="ce17">
            <text:p>19/06/23</text:p>
          </table:table-cell>
          <table:table-cell office:value-type="string" table:style-name="ce13">
            <text:p>a consumo</text:p>
          </table:table-cell>
          <table:table-cell office:value-type="float" office:value="10" table:formula="of:=(RANDBETWEEN(0;100))" table:style-name="ce13">
            <text:p>1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4" table:style-name="ce13">
            <text:p>3912345884</text:p>
          </table:table-cell>
          <table:table-cell office:value-type="date" office:date-value="2023-06-19T00:00:00" table:style-name="ce17">
            <text:p>19/06/23</text:p>
          </table:table-cell>
          <table:table-cell office:value-type="string" table:style-name="ce13">
            <text:p>a consumo</text:p>
          </table:table-cell>
          <table:table-cell office:value-type="float" office:value="33" table:formula="of:=(RANDBETWEEN(0;100))" table:style-name="ce13">
            <text:p>3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5" table:style-name="ce13">
            <text:p>3912345885</text:p>
          </table:table-cell>
          <table:table-cell office:value-type="date" office:date-value="2023-06-20T00:00:00" table:style-name="ce17">
            <text:p>20/06/23</text:p>
          </table:table-cell>
          <table:table-cell office:value-type="string" table:style-name="ce13">
            <text:p>a consumo</text:p>
          </table:table-cell>
          <table:table-cell office:value-type="float" office:value="68" table:formula="of:=(RANDBETWEEN(0;100))" table:style-name="ce13">
            <text:p>6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6" table:style-name="ce13">
            <text:p>3912345886</text:p>
          </table:table-cell>
          <table:table-cell office:value-type="date" office:date-value="2023-06-20T00:00:00" table:style-name="ce17">
            <text:p>20/06/23</text:p>
          </table:table-cell>
          <table:table-cell office:value-type="string" table:style-name="ce13">
            <text:p>a consumo</text:p>
          </table:table-cell>
          <table:table-cell office:value-type="float" office:value="58" table:formula="of:=(RANDBETWEEN(0;100))" table:style-name="ce13">
            <text:p>5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7" table:style-name="ce13">
            <text:p>3912345887</text:p>
          </table:table-cell>
          <table:table-cell office:value-type="date" office:date-value="2023-06-20T00:00:00" table:style-name="ce17">
            <text:p>20/06/23</text:p>
          </table:table-cell>
          <table:table-cell office:value-type="string" table:style-name="ce13">
            <text:p>a consumo</text:p>
          </table:table-cell>
          <table:table-cell office:value-type="float" office:value="55" table:formula="of:=(RANDBETWEEN(0;100))" table:style-name="ce13">
            <text:p>5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8" table:style-name="ce13">
            <text:p>3912345888</text:p>
          </table:table-cell>
          <table:table-cell office:value-type="date" office:date-value="2023-06-20T00:00:00" table:style-name="ce17">
            <text:p>20/06/23</text:p>
          </table:table-cell>
          <table:table-cell office:value-type="string" table:style-name="ce13">
            <text:p>a consumo</text:p>
          </table:table-cell>
          <table:table-cell office:value-type="float" office:value="100" table:formula="of:=(RANDBETWEEN(0;100))" table:style-name="ce13">
            <text:p>10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9" table:style-name="ce13">
            <text:p>3912345889</text:p>
          </table:table-cell>
          <table:table-cell office:value-type="date" office:date-value="2023-06-20T00:00:00" table:style-name="ce17">
            <text:p>20/06/23</text:p>
          </table:table-cell>
          <table:table-cell office:value-type="string" table:style-name="ce13">
            <text:p>a consumo</text:p>
          </table:table-cell>
          <table:table-cell office:value-type="float" office:value="55" table:formula="of:=(RANDBETWEEN(0;100))" table:style-name="ce13">
            <text:p>5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0" table:style-name="ce13">
            <text:p>3912345890</text:p>
          </table:table-cell>
          <table:table-cell office:value-type="date" office:date-value="2023-06-20T00:00:00" table:style-name="ce17">
            <text:p>20/06/23</text:p>
          </table:table-cell>
          <table:table-cell office:value-type="string" table:style-name="ce13">
            <text:p>a consumo</text:p>
          </table:table-cell>
          <table:table-cell office:value-type="float" office:value="22" table:formula="of:=(RANDBETWEEN(0;100))" table:style-name="ce13">
            <text:p>2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1" table:style-name="ce13">
            <text:p>3912345891</text:p>
          </table:table-cell>
          <table:table-cell office:value-type="date" office:date-value="2023-06-20T00:00:00" table:style-name="ce17">
            <text:p>20/06/23</text:p>
          </table:table-cell>
          <table:table-cell office:value-type="string" table:style-name="ce13">
            <text:p>a consumo</text:p>
          </table:table-cell>
          <table:table-cell office:value-type="float" office:value="87" table:formula="of:=(RANDBETWEEN(0;100))" table:style-name="ce13">
            <text:p>8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2" table:style-name="ce13">
            <text:p>3912345892</text:p>
          </table:table-cell>
          <table:table-cell office:value-type="date" office:date-value="2023-06-21T00:00:00" table:style-name="ce17">
            <text:p>21/06/23</text:p>
          </table:table-cell>
          <table:table-cell office:value-type="string" table:style-name="ce13">
            <text:p>a consumo</text:p>
          </table:table-cell>
          <table:table-cell office:value-type="float" office:value="90" table:formula="of:=(RANDBETWEEN(0;100))" table:style-name="ce13">
            <text:p>9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3" table:style-name="ce13">
            <text:p>3912345893</text:p>
          </table:table-cell>
          <table:table-cell office:value-type="date" office:date-value="2023-06-21T00:00:00" table:style-name="ce17">
            <text:p>21/06/23</text:p>
          </table:table-cell>
          <table:table-cell office:value-type="string" table:style-name="ce13">
            <text:p>a consumo</text:p>
          </table:table-cell>
          <table:table-cell office:value-type="float" office:value="6" table:formula="of:=(RANDBETWEEN(0;100))" table:style-name="ce13">
            <text:p>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4" table:style-name="ce13">
            <text:p>3912345894</text:p>
          </table:table-cell>
          <table:table-cell office:value-type="date" office:date-value="2023-06-21T00:00:00" table:style-name="ce17">
            <text:p>21/06/23</text:p>
          </table:table-cell>
          <table:table-cell office:value-type="string" table:style-name="ce13">
            <text:p>a consumo</text:p>
          </table:table-cell>
          <table:table-cell office:value-type="float" office:value="11" table:formula="of:=(RANDBETWEEN(0;100))" table:style-name="ce13">
            <text:p>1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5" table:style-name="ce13">
            <text:p>3912345895</text:p>
          </table:table-cell>
          <table:table-cell office:value-type="date" office:date-value="2023-06-21T00:00:00" table:style-name="ce17">
            <text:p>21/06/23</text:p>
          </table:table-cell>
          <table:table-cell office:value-type="string" table:style-name="ce13">
            <text:p>a consumo</text:p>
          </table:table-cell>
          <table:table-cell office:value-type="float" office:value="78" table:formula="of:=(RANDBETWEEN(0;100))" table:style-name="ce13">
            <text:p>7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6" table:style-name="ce13">
            <text:p>3912345896</text:p>
          </table:table-cell>
          <table:table-cell office:value-type="date" office:date-value="2023-06-21T00:00:00" table:style-name="ce17">
            <text:p>21/06/23</text:p>
          </table:table-cell>
          <table:table-cell office:value-type="string" table:style-name="ce13">
            <text:p>a consumo</text:p>
          </table:table-cell>
          <table:table-cell office:value-type="float" office:value="85" table:formula="of:=(RANDBETWEEN(0;100))" table:style-name="ce13">
            <text:p>8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7" table:style-name="ce13">
            <text:p>3912345897</text:p>
          </table:table-cell>
          <table:table-cell office:value-type="date" office:date-value="2023-06-21T00:00:00" table:style-name="ce17">
            <text:p>21/06/23</text:p>
          </table:table-cell>
          <table:table-cell office:value-type="string" table:style-name="ce13">
            <text:p>a consumo</text:p>
          </table:table-cell>
          <table:table-cell office:value-type="float" office:value="29" table:formula="of:=(RANDBETWEEN(0;100))" table:style-name="ce13">
            <text:p>2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8" table:style-name="ce13">
            <text:p>3912345898</text:p>
          </table:table-cell>
          <table:table-cell office:value-type="date" office:date-value="2023-06-22T00:00:00" table:style-name="ce17">
            <text:p>22/06/23</text:p>
          </table:table-cell>
          <table:table-cell office:value-type="string" table:style-name="ce13">
            <text:p>a consumo</text:p>
          </table:table-cell>
          <table:table-cell office:value-type="float" office:value="37" table:formula="of:=(RANDBETWEEN(0;100))" table:style-name="ce13">
            <text:p>3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9" table:style-name="ce13">
            <text:p>3912345899</text:p>
          </table:table-cell>
          <table:table-cell office:value-type="date" office:date-value="2023-06-22T00:00:00" table:style-name="ce17">
            <text:p>22/06/23</text:p>
          </table:table-cell>
          <table:table-cell office:value-type="string" table:style-name="ce13">
            <text:p>a consumo</text:p>
          </table:table-cell>
          <table:table-cell office:value-type="float" office:value="71" table:formula="of:=(RANDBETWEEN(0;100))" table:style-name="ce13">
            <text:p>7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0" table:style-name="ce13">
            <text:p>3912345900</text:p>
          </table:table-cell>
          <table:table-cell office:value-type="date" office:date-value="2023-06-22T00:00:00" table:style-name="ce17">
            <text:p>22/06/23</text:p>
          </table:table-cell>
          <table:table-cell office:value-type="string" table:style-name="ce13">
            <text:p>a consumo</text:p>
          </table:table-cell>
          <table:table-cell office:value-type="float" office:value="64" table:formula="of:=(RANDBETWEEN(0;100))" table:style-name="ce13">
            <text:p>6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1" table:style-name="ce13">
            <text:p>3912345901</text:p>
          </table:table-cell>
          <table:table-cell office:value-type="date" office:date-value="2023-06-22T00:00:00" table:style-name="ce17">
            <text:p>22/06/23</text:p>
          </table:table-cell>
          <table:table-cell office:value-type="string" table:style-name="ce13">
            <text:p>a consumo</text:p>
          </table:table-cell>
          <table:table-cell office:value-type="float" office:value="36" table:formula="of:=(RANDBETWEEN(0;100))" table:style-name="ce13">
            <text:p>3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2" table:style-name="ce13">
            <text:p>3912345902</text:p>
          </table:table-cell>
          <table:table-cell office:value-type="date" office:date-value="2023-06-22T00:00:00" table:style-name="ce17">
            <text:p>22/06/23</text:p>
          </table:table-cell>
          <table:table-cell office:value-type="string" table:style-name="ce13">
            <text:p>a consumo</text:p>
          </table:table-cell>
          <table:table-cell office:value-type="float" office:value="53" table:formula="of:=(RANDBETWEEN(0;100))" table:style-name="ce13">
            <text:p>5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3" table:style-name="ce13">
            <text:p>3912345903</text:p>
          </table:table-cell>
          <table:table-cell office:value-type="date" office:date-value="2023-06-23T00:00:00" table:style-name="ce17">
            <text:p>23/06/23</text:p>
          </table:table-cell>
          <table:table-cell office:value-type="string" table:style-name="ce13">
            <text:p>a consumo</text:p>
          </table:table-cell>
          <table:table-cell office:value-type="float" office:value="33" table:formula="of:=(RANDBETWEEN(0;100))" table:style-name="ce13">
            <text:p>3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4" table:style-name="ce13">
            <text:p>3912345904</text:p>
          </table:table-cell>
          <table:table-cell office:value-type="date" office:date-value="2023-06-23T00:00:00" table:style-name="ce17">
            <text:p>23/06/23</text:p>
          </table:table-cell>
          <table:table-cell office:value-type="string" table:style-name="ce13">
            <text:p>a consumo</text:p>
          </table:table-cell>
          <table:table-cell office:value-type="float" office:value="71" table:formula="of:=(RANDBETWEEN(0;100))" table:style-name="ce13">
            <text:p>7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5" table:style-name="ce13">
            <text:p>3912345905</text:p>
          </table:table-cell>
          <table:table-cell office:value-type="date" office:date-value="2023-06-23T00:00:00" table:style-name="ce17">
            <text:p>23/06/23</text:p>
          </table:table-cell>
          <table:table-cell office:value-type="string" table:style-name="ce13">
            <text:p>a consumo</text:p>
          </table:table-cell>
          <table:table-cell office:value-type="float" office:value="27" table:formula="of:=(RANDBETWEEN(0;100))" table:style-name="ce13">
            <text:p>2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6" table:style-name="ce13">
            <text:p>3912345906</text:p>
          </table:table-cell>
          <table:table-cell office:value-type="date" office:date-value="2023-06-23T00:00:00" table:style-name="ce17">
            <text:p>23/06/23</text:p>
          </table:table-cell>
          <table:table-cell office:value-type="string" table:style-name="ce13">
            <text:p>a consumo</text:p>
          </table:table-cell>
          <table:table-cell office:value-type="float" office:value="94" table:formula="of:=(RANDBETWEEN(0;100))" table:style-name="ce13">
            <text:p>9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7" table:style-name="ce13">
            <text:p>3912345907</text:p>
          </table:table-cell>
          <table:table-cell office:value-type="date" office:date-value="2023-06-23T00:00:00" table:style-name="ce17">
            <text:p>23/06/23</text:p>
          </table:table-cell>
          <table:table-cell office:value-type="string" table:style-name="ce13">
            <text:p>a consumo</text:p>
          </table:table-cell>
          <table:table-cell office:value-type="float" office:value="23" table:formula="of:=(RANDBETWEEN(0;100))" table:style-name="ce13">
            <text:p>2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8" table:style-name="ce13">
            <text:p>3912345908</text:p>
          </table:table-cell>
          <table:table-cell office:value-type="date" office:date-value="2023-06-24T00:00:00" table:style-name="ce17">
            <text:p>24/06/23</text:p>
          </table:table-cell>
          <table:table-cell office:value-type="string" table:style-name="ce13">
            <text:p>a consumo</text:p>
          </table:table-cell>
          <table:table-cell office:value-type="float" office:value="41" table:formula="of:=(RANDBETWEEN(0;100))" table:style-name="ce13">
            <text:p>4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9" table:style-name="ce13">
            <text:p>3912345909</text:p>
          </table:table-cell>
          <table:table-cell office:value-type="date" office:date-value="2023-06-24T00:00:00" table:style-name="ce17">
            <text:p>24/06/23</text:p>
          </table:table-cell>
          <table:table-cell office:value-type="string" table:style-name="ce13">
            <text:p>a consumo</text:p>
          </table:table-cell>
          <table:table-cell office:value-type="float" office:value="26" table:formula="of:=(RANDBETWEEN(0;100))" table:style-name="ce13">
            <text:p>2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0" table:style-name="ce13">
            <text:p>3912345910</text:p>
          </table:table-cell>
          <table:table-cell office:value-type="date" office:date-value="2023-06-25T00:00:00" table:style-name="ce17">
            <text:p>25/06/23</text:p>
          </table:table-cell>
          <table:table-cell office:value-type="string" table:style-name="ce13">
            <text:p>a consumo</text:p>
          </table:table-cell>
          <table:table-cell office:value-type="float" office:value="66" table:formula="of:=(RANDBETWEEN(0;100))" table:style-name="ce13">
            <text:p>6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1" table:style-name="ce13">
            <text:p>3912345911</text:p>
          </table:table-cell>
          <table:table-cell office:value-type="date" office:date-value="2023-06-25T00:00:00" table:style-name="ce17">
            <text:p>25/06/23</text:p>
          </table:table-cell>
          <table:table-cell office:value-type="string" table:style-name="ce13">
            <text:p>a consumo</text:p>
          </table:table-cell>
          <table:table-cell office:value-type="float" office:value="14" table:formula="of:=(RANDBETWEEN(0;100))" table:style-name="ce13">
            <text:p>1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2" table:style-name="ce13">
            <text:p>3912345912</text:p>
          </table:table-cell>
          <table:table-cell office:value-type="date" office:date-value="2023-06-26T00:00:00" table:style-name="ce17">
            <text:p>26/06/23</text:p>
          </table:table-cell>
          <table:table-cell office:value-type="string" table:style-name="ce13">
            <text:p>a consumo</text:p>
          </table:table-cell>
          <table:table-cell office:value-type="float" office:value="8" table:formula="of:=(RANDBETWEEN(0;100))" table:style-name="ce13">
            <text:p>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3" table:style-name="ce13">
            <text:p>3912345913</text:p>
          </table:table-cell>
          <table:table-cell office:value-type="date" office:date-value="2023-06-26T00:00:00" table:style-name="ce17">
            <text:p>26/06/23</text:p>
          </table:table-cell>
          <table:table-cell office:value-type="string" table:style-name="ce13">
            <text:p>a consumo</text:p>
          </table:table-cell>
          <table:table-cell office:value-type="float" office:value="43" table:formula="of:=(RANDBETWEEN(0;100))" table:style-name="ce13">
            <text:p>4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4" table:style-name="ce13">
            <text:p>3912345914</text:p>
          </table:table-cell>
          <table:table-cell office:value-type="date" office:date-value="2023-06-27T00:00:00" table:style-name="ce17">
            <text:p>27/06/23</text:p>
          </table:table-cell>
          <table:table-cell office:value-type="string" table:style-name="ce13">
            <text:p>a consumo</text:p>
          </table:table-cell>
          <table:table-cell office:value-type="float" office:value="99" table:formula="of:=(RANDBETWEEN(0;100))" table:style-name="ce13">
            <text:p>9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5" table:style-name="ce13">
            <text:p>3912345915</text:p>
          </table:table-cell>
          <table:table-cell office:value-type="date" office:date-value="2023-06-27T00:00:00" table:style-name="ce17">
            <text:p>27/06/23</text:p>
          </table:table-cell>
          <table:table-cell office:value-type="string" table:style-name="ce13">
            <text:p>a consumo</text:p>
          </table:table-cell>
          <table:table-cell office:value-type="float" office:value="38" table:formula="of:=(RANDBETWEEN(0;100))" table:style-name="ce13">
            <text:p>3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6" table:style-name="ce13">
            <text:p>3912345916</text:p>
          </table:table-cell>
          <table:table-cell office:value-type="date" office:date-value="2023-06-28T00:00:00" table:style-name="ce17">
            <text:p>28/06/23</text:p>
          </table:table-cell>
          <table:table-cell office:value-type="string" table:style-name="ce13">
            <text:p>a consumo</text:p>
          </table:table-cell>
          <table:table-cell office:value-type="float" office:value="72" table:formula="of:=(RANDBETWEEN(0;100))" table:style-name="ce13">
            <text:p>7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7" table:style-name="ce13">
            <text:p>3912345917</text:p>
          </table:table-cell>
          <table:table-cell office:value-type="date" office:date-value="2023-06-28T00:00:00" table:style-name="ce17">
            <text:p>28/06/23</text:p>
          </table:table-cell>
          <table:table-cell office:value-type="string" table:style-name="ce13">
            <text:p>a consumo</text:p>
          </table:table-cell>
          <table:table-cell office:value-type="float" office:value="98" table:formula="of:=(RANDBETWEEN(0;100))" table:style-name="ce13">
            <text:p>9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8" table:style-name="ce13">
            <text:p>3912345918</text:p>
          </table:table-cell>
          <table:table-cell office:value-type="date" office:date-value="2023-06-29T00:00:00" table:style-name="ce17">
            <text:p>29/06/23</text:p>
          </table:table-cell>
          <table:table-cell office:value-type="string" table:style-name="ce13">
            <text:p>a consumo</text:p>
          </table:table-cell>
          <table:table-cell office:value-type="float" office:value="49" table:formula="of:=(RANDBETWEEN(0;100))" table:style-name="ce13">
            <text:p>4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9" table:style-name="ce13">
            <text:p>3912345919</text:p>
          </table:table-cell>
          <table:table-cell office:value-type="date" office:date-value="2023-06-29T00:00:00" table:style-name="ce17">
            <text:p>29/06/23</text:p>
          </table:table-cell>
          <table:table-cell office:value-type="string" table:style-name="ce13">
            <text:p>a consumo</text:p>
          </table:table-cell>
          <table:table-cell office:value-type="float" office:value="9" table:formula="of:=(RANDBETWEEN(0;100))" table:style-name="ce13">
            <text:p>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0" table:style-name="ce13">
            <text:p>3912345920</text:p>
          </table:table-cell>
          <table:table-cell office:value-type="date" office:date-value="2023-06-30T00:00:00" table:style-name="ce17">
            <text:p>30/06/23</text:p>
          </table:table-cell>
          <table:table-cell office:value-type="string" table:style-name="ce13">
            <text:p>a consumo</text:p>
          </table:table-cell>
          <table:table-cell office:value-type="float" office:value="28" table:formula="of:=(RANDBETWEEN(0;100))" table:style-name="ce13">
            <text:p>2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1" table:style-name="ce13">
            <text:p>3912345921</text:p>
          </table:table-cell>
          <table:table-cell office:value-type="date" office:date-value="2023-06-30T00:00:00" table:style-name="ce17">
            <text:p>30/06/23</text:p>
          </table:table-cell>
          <table:table-cell office:value-type="string" table:style-name="ce13">
            <text:p>a consumo</text:p>
          </table:table-cell>
          <table:table-cell office:value-type="float" office:value="20" table:formula="of:=(RANDBETWEEN(0;100))" table:style-name="ce13">
            <text:p>2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2" table:style-name="ce13">
            <text:p>3912345922</text:p>
          </table:table-cell>
          <table:table-cell office:value-type="date" office:date-value="2023-07-01T00:00:00" table:style-name="ce17">
            <text:p>01/07/23</text:p>
          </table:table-cell>
          <table:table-cell office:value-type="string" table:style-name="ce13">
            <text:p>a consumo</text:p>
          </table:table-cell>
          <table:table-cell office:value-type="float" office:value="34" table:formula="of:=(RANDBETWEEN(0;100))" table:style-name="ce13">
            <text:p>3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3" table:style-name="ce13">
            <text:p>3912345923</text:p>
          </table:table-cell>
          <table:table-cell office:value-type="date" office:date-value="2023-07-01T00:00:00" table:style-name="ce17">
            <text:p>01/07/23</text:p>
          </table:table-cell>
          <table:table-cell office:value-type="string" table:style-name="ce13">
            <text:p>a consumo</text:p>
          </table:table-cell>
          <table:table-cell office:value-type="float" office:value="23" table:formula="of:=(RANDBETWEEN(0;100))" table:style-name="ce13">
            <text:p>2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4" table:style-name="ce13">
            <text:p>3912345924</text:p>
          </table:table-cell>
          <table:table-cell office:value-type="date" office:date-value="2023-07-02T00:00:00" table:style-name="ce17">
            <text:p>02/07/23</text:p>
          </table:table-cell>
          <table:table-cell office:value-type="string" table:style-name="ce13">
            <text:p>a consumo</text:p>
          </table:table-cell>
          <table:table-cell office:value-type="float" office:value="80" table:formula="of:=(RANDBETWEEN(0;100))" table:style-name="ce13">
            <text:p>8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5" table:style-name="ce13">
            <text:p>3912345925</text:p>
          </table:table-cell>
          <table:table-cell office:value-type="date" office:date-value="2023-07-02T00:00:00" table:style-name="ce17">
            <text:p>02/07/23</text:p>
          </table:table-cell>
          <table:table-cell office:value-type="string" table:style-name="ce13">
            <text:p>a consumo</text:p>
          </table:table-cell>
          <table:table-cell office:value-type="float" office:value="29" table:formula="of:=(RANDBETWEEN(0;100))" table:style-name="ce13">
            <text:p>2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6" table:style-name="ce13">
            <text:p>3912345926</text:p>
          </table:table-cell>
          <table:table-cell office:value-type="date" office:date-value="2023-07-03T00:00:00" table:style-name="ce17">
            <text:p>03/07/23</text:p>
          </table:table-cell>
          <table:table-cell office:value-type="string" table:style-name="ce13">
            <text:p>a consumo</text:p>
          </table:table-cell>
          <table:table-cell office:value-type="float" office:value="23" table:formula="of:=(RANDBETWEEN(0;100))" table:style-name="ce13">
            <text:p>2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7" table:style-name="ce13">
            <text:p>3912345927</text:p>
          </table:table-cell>
          <table:table-cell office:value-type="date" office:date-value="2023-03-05T00:00:00" table:style-name="ce17">
            <text:p>05/03/23</text:p>
          </table:table-cell>
          <table:table-cell office:value-type="string" table:style-name="ce13">
            <text:p>a consumo</text:p>
          </table:table-cell>
          <table:table-cell office:value-type="float" office:value="71" table:formula="of:=(RANDBETWEEN(0;100))" table:style-name="ce13">
            <text:p>7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8" table:style-name="ce13">
            <text:p>3912345928</text:p>
          </table:table-cell>
          <table:table-cell office:value-type="date" office:date-value="2023-03-05T00:00:00" table:style-name="ce17">
            <text:p>05/03/23</text:p>
          </table:table-cell>
          <table:table-cell office:value-type="string" table:style-name="ce13">
            <text:p>a consumo</text:p>
          </table:table-cell>
          <table:table-cell office:value-type="float" office:value="29" table:formula="of:=(RANDBETWEEN(0;100))" table:style-name="ce13">
            <text:p>2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9" table:style-name="ce13">
            <text:p>3912345929</text:p>
          </table:table-cell>
          <table:table-cell office:value-type="date" office:date-value="2023-03-05T00:00:00" table:style-name="ce17">
            <text:p>05/03/23</text:p>
          </table:table-cell>
          <table:table-cell office:value-type="string" table:style-name="ce13">
            <text:p>a consumo</text:p>
          </table:table-cell>
          <table:table-cell office:value-type="float" office:value="23" table:formula="of:=(RANDBETWEEN(0;100))" table:style-name="ce13">
            <text:p>2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0" table:style-name="ce13">
            <text:p>3912345930</text:p>
          </table:table-cell>
          <table:table-cell office:value-type="date" office:date-value="2023-03-05T00:00:00" table:style-name="ce17">
            <text:p>05/03/23</text:p>
          </table:table-cell>
          <table:table-cell office:value-type="string" table:style-name="ce13">
            <text:p>a consumo</text:p>
          </table:table-cell>
          <table:table-cell office:value-type="float" office:value="17" table:formula="of:=(RANDBETWEEN(0;100))" table:style-name="ce13">
            <text:p>1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1" table:style-name="ce13">
            <text:p>3912345931</text:p>
          </table:table-cell>
          <table:table-cell office:value-type="date" office:date-value="2023-03-05T00:00:00" table:style-name="ce17">
            <text:p>05/03/23</text:p>
          </table:table-cell>
          <table:table-cell office:value-type="string" table:style-name="ce13">
            <text:p>a consumo</text:p>
          </table:table-cell>
          <table:table-cell office:value-type="float" office:value="30" table:formula="of:=(RANDBETWEEN(0;100))" table:style-name="ce13">
            <text:p>3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2" table:style-name="ce13">
            <text:p>3912345932</text:p>
          </table:table-cell>
          <table:table-cell office:value-type="date" office:date-value="2023-03-05T00:00:00" table:style-name="ce17">
            <text:p>05/03/23</text:p>
          </table:table-cell>
          <table:table-cell office:value-type="string" table:style-name="ce13">
            <text:p>a consumo</text:p>
          </table:table-cell>
          <table:table-cell office:value-type="float" office:value="27" table:formula="of:=(RANDBETWEEN(0;100))" table:style-name="ce13">
            <text:p>2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3" table:style-name="ce13">
            <text:p>3912345933</text:p>
          </table:table-cell>
          <table:table-cell office:value-type="date" office:date-value="2023-03-05T00:00:00" table:style-name="ce17">
            <text:p>05/03/23</text:p>
          </table:table-cell>
          <table:table-cell office:value-type="string" table:style-name="ce13">
            <text:p>a consumo</text:p>
          </table:table-cell>
          <table:table-cell office:value-type="float" office:value="43" table:formula="of:=(RANDBETWEEN(0;100))" table:style-name="ce13">
            <text:p>4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4" table:style-name="ce13">
            <text:p>3912345934</text:p>
          </table:table-cell>
          <table:table-cell office:value-type="date" office:date-value="2023-03-05T00:00:00" table:style-name="ce17">
            <text:p>05/03/23</text:p>
          </table:table-cell>
          <table:table-cell office:value-type="string" table:style-name="ce13">
            <text:p>a consumo</text:p>
          </table:table-cell>
          <table:table-cell office:value-type="float" office:value="47" table:formula="of:=(RANDBETWEEN(0;100))" table:style-name="ce13">
            <text:p>4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5" table:style-name="ce13">
            <text:p>3912345935</text:p>
          </table:table-cell>
          <table:table-cell office:value-type="date" office:date-value="2023-11-28T00:00:00" table:style-name="ce17">
            <text:p>28/11/23</text:p>
          </table:table-cell>
          <table:table-cell office:value-type="string" table:style-name="ce13">
            <text:p>a consumo</text:p>
          </table:table-cell>
          <table:table-cell office:value-type="float" office:value="78" table:formula="of:=(RANDBETWEEN(0;100))" table:style-name="ce13">
            <text:p>7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6" table:style-name="ce13">
            <text:p>3912345936</text:p>
          </table:table-cell>
          <table:table-cell office:value-type="date" office:date-value="2023-11-28T00:00:00" table:style-name="ce17">
            <text:p>28/11/23</text:p>
          </table:table-cell>
          <table:table-cell office:value-type="string" table:style-name="ce13">
            <text:p>a consumo</text:p>
          </table:table-cell>
          <table:table-cell office:value-type="float" office:value="23" table:formula="of:=(RANDBETWEEN(0;100))" table:style-name="ce13">
            <text:p>2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7" table:style-name="ce13">
            <text:p>3912345937</text:p>
          </table:table-cell>
          <table:table-cell office:value-type="date" office:date-value="2023-11-28T00:00:00" table:style-name="ce17">
            <text:p>28/11/23</text:p>
          </table:table-cell>
          <table:table-cell office:value-type="string" table:style-name="ce13">
            <text:p>a consumo</text:p>
          </table:table-cell>
          <table:table-cell office:value-type="float" office:value="99" table:formula="of:=(RANDBETWEEN(0;100))" table:style-name="ce13">
            <text:p>9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8" table:style-name="ce13">
            <text:p>3912345938</text:p>
          </table:table-cell>
          <table:table-cell office:value-type="date" office:date-value="2023-11-28T00:00:00" table:style-name="ce17">
            <text:p>28/11/23</text:p>
          </table:table-cell>
          <table:table-cell office:value-type="string" table:style-name="ce13">
            <text:p>a consumo</text:p>
          </table:table-cell>
          <table:table-cell office:value-type="float" office:value="61" table:formula="of:=(RANDBETWEEN(0;100))" table:style-name="ce13">
            <text:p>6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9" table:style-name="ce13">
            <text:p>3912345939</text:p>
          </table:table-cell>
          <table:table-cell office:value-type="date" office:date-value="2023-11-28T00:00:00" table:style-name="ce17">
            <text:p>28/11/23</text:p>
          </table:table-cell>
          <table:table-cell office:value-type="string" table:style-name="ce13">
            <text:p>a consumo</text:p>
          </table:table-cell>
          <table:table-cell office:value-type="float" office:value="8" table:formula="of:=(RANDBETWEEN(0;100))" table:style-name="ce13">
            <text:p>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0" table:style-name="ce13">
            <text:p>3912345940</text:p>
          </table:table-cell>
          <table:table-cell office:value-type="date" office:date-value="2023-11-28T00:00:00" table:style-name="ce17">
            <text:p>28/11/23</text:p>
          </table:table-cell>
          <table:table-cell office:value-type="string" table:style-name="ce13">
            <text:p>a consumo</text:p>
          </table:table-cell>
          <table:table-cell office:value-type="float" office:value="56" table:formula="of:=(RANDBETWEEN(0;100))" table:style-name="ce13">
            <text:p>5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1" table:style-name="ce13">
            <text:p>3912345941</text:p>
          </table:table-cell>
          <table:table-cell office:value-type="date" office:date-value="2023-11-28T00:00:00" table:style-name="ce17">
            <text:p>28/11/23</text:p>
          </table:table-cell>
          <table:table-cell office:value-type="string" table:style-name="ce13">
            <text:p>a consumo</text:p>
          </table:table-cell>
          <table:table-cell office:value-type="float" office:value="75" table:formula="of:=(RANDBETWEEN(0;100))" table:style-name="ce13">
            <text:p>7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2" table:style-name="ce13">
            <text:p>3912345942</text:p>
          </table:table-cell>
          <table:table-cell office:value-type="date" office:date-value="2023-11-28T00:00:00" table:style-name="ce17">
            <text:p>28/11/23</text:p>
          </table:table-cell>
          <table:table-cell office:value-type="string" table:style-name="ce13">
            <text:p>a consumo</text:p>
          </table:table-cell>
          <table:table-cell office:value-type="float" office:value="3" table:formula="of:=(RANDBETWEEN(0;100))" table:style-name="ce13">
            <text:p>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3" table:style-name="ce13">
            <text:p>3912345943</text:p>
          </table:table-cell>
          <table:table-cell office:value-type="date" office:date-value="2023-11-29T00:00:00" table:style-name="ce17">
            <text:p>29/11/23</text:p>
          </table:table-cell>
          <table:table-cell office:value-type="string" table:style-name="ce13">
            <text:p>a consumo</text:p>
          </table:table-cell>
          <table:table-cell office:value-type="float" office:value="84" table:formula="of:=(RANDBETWEEN(0;100))" table:style-name="ce13">
            <text:p>8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4" table:style-name="ce13">
            <text:p>3912345944</text:p>
          </table:table-cell>
          <table:table-cell office:value-type="date" office:date-value="2023-11-29T00:00:00" table:style-name="ce17">
            <text:p>29/11/23</text:p>
          </table:table-cell>
          <table:table-cell office:value-type="string" table:style-name="ce13">
            <text:p>a consumo</text:p>
          </table:table-cell>
          <table:table-cell office:value-type="float" office:value="57" table:formula="of:=(RANDBETWEEN(0;100))" table:style-name="ce13">
            <text:p>5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5" table:style-name="ce13">
            <text:p>3912345945</text:p>
          </table:table-cell>
          <table:table-cell office:value-type="date" office:date-value="2023-11-29T00:00:00" table:style-name="ce17">
            <text:p>29/11/23</text:p>
          </table:table-cell>
          <table:table-cell office:value-type="string" table:style-name="ce13">
            <text:p>a consumo</text:p>
          </table:table-cell>
          <table:table-cell office:value-type="float" office:value="82" table:formula="of:=(RANDBETWEEN(0;100))" table:style-name="ce13">
            <text:p>8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6" table:style-name="ce13">
            <text:p>3912345946</text:p>
          </table:table-cell>
          <table:table-cell office:value-type="date" office:date-value="2023-11-29T00:00:00" table:style-name="ce17">
            <text:p>29/11/23</text:p>
          </table:table-cell>
          <table:table-cell office:value-type="string" table:style-name="ce13">
            <text:p>a consumo</text:p>
          </table:table-cell>
          <table:table-cell office:value-type="float" office:value="3" table:formula="of:=(RANDBETWEEN(0;100))" table:style-name="ce13">
            <text:p>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7" table:style-name="ce13">
            <text:p>3912345947</text:p>
          </table:table-cell>
          <table:table-cell office:value-type="date" office:date-value="2023-11-29T00:00:00" table:style-name="ce17">
            <text:p>29/11/23</text:p>
          </table:table-cell>
          <table:table-cell office:value-type="string" table:style-name="ce13">
            <text:p>a consumo</text:p>
          </table:table-cell>
          <table:table-cell office:value-type="float" office:value="70" table:formula="of:=(RANDBETWEEN(0;100))" table:style-name="ce13">
            <text:p>7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8" table:style-name="ce13">
            <text:p>3912345948</text:p>
          </table:table-cell>
          <table:table-cell office:value-type="date" office:date-value="2023-11-29T00:00:00" table:style-name="ce17">
            <text:p>29/11/23</text:p>
          </table:table-cell>
          <table:table-cell office:value-type="string" table:style-name="ce13">
            <text:p>a consumo</text:p>
          </table:table-cell>
          <table:table-cell office:value-type="float" office:value="36" table:formula="of:=(RANDBETWEEN(0;100))" table:style-name="ce13">
            <text:p>3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9" table:style-name="ce13">
            <text:p>3912345949</text:p>
          </table:table-cell>
          <table:table-cell office:value-type="date" office:date-value="2023-11-29T00:00:00" table:style-name="ce17">
            <text:p>29/11/23</text:p>
          </table:table-cell>
          <table:table-cell office:value-type="string" table:style-name="ce13">
            <text:p>a consumo</text:p>
          </table:table-cell>
          <table:table-cell office:value-type="float" office:value="68" table:formula="of:=(RANDBETWEEN(0;100))" table:style-name="ce13">
            <text:p>6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0" table:style-name="ce13">
            <text:p>3912345950</text:p>
          </table:table-cell>
          <table:table-cell office:value-type="date" office:date-value="2023-03-06T00:00:00" table:style-name="ce17">
            <text:p>06/03/23</text:p>
          </table:table-cell>
          <table:table-cell office:value-type="string" table:style-name="ce13">
            <text:p>a consumo</text:p>
          </table:table-cell>
          <table:table-cell office:value-type="float" office:value="50" table:formula="of:=(RANDBETWEEN(0;100))" table:style-name="ce13">
            <text:p>5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1" table:style-name="ce13">
            <text:p>3912345951</text:p>
          </table:table-cell>
          <table:table-cell office:value-type="date" office:date-value="2023-03-06T00:00:00" table:style-name="ce17">
            <text:p>06/03/23</text:p>
          </table:table-cell>
          <table:table-cell office:value-type="string" table:style-name="ce13">
            <text:p>a consumo</text:p>
          </table:table-cell>
          <table:table-cell office:value-type="float" office:value="68" table:formula="of:=(RANDBETWEEN(0;100))" table:style-name="ce13">
            <text:p>6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2" table:style-name="ce13">
            <text:p>3912345952</text:p>
          </table:table-cell>
          <table:table-cell office:value-type="date" office:date-value="2023-03-06T00:00:00" table:style-name="ce17">
            <text:p>06/03/23</text:p>
          </table:table-cell>
          <table:table-cell office:value-type="string" table:style-name="ce13">
            <text:p>a consumo</text:p>
          </table:table-cell>
          <table:table-cell office:value-type="float" office:value="62" table:formula="of:=(RANDBETWEEN(0;100))" table:style-name="ce13">
            <text:p>6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3" table:style-name="ce13">
            <text:p>3912345953</text:p>
          </table:table-cell>
          <table:table-cell office:value-type="date" office:date-value="2023-03-06T00:00:00" table:style-name="ce17">
            <text:p>06/03/23</text:p>
          </table:table-cell>
          <table:table-cell office:value-type="string" table:style-name="ce13">
            <text:p>a consumo</text:p>
          </table:table-cell>
          <table:table-cell office:value-type="float" office:value="39" table:formula="of:=(RANDBETWEEN(0;100))" table:style-name="ce13">
            <text:p>3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4" table:style-name="ce13">
            <text:p>3912345954</text:p>
          </table:table-cell>
          <table:table-cell office:value-type="date" office:date-value="2023-03-06T00:00:00" table:style-name="ce17">
            <text:p>06/03/23</text:p>
          </table:table-cell>
          <table:table-cell office:value-type="string" table:style-name="ce13">
            <text:p>a consumo</text:p>
          </table:table-cell>
          <table:table-cell office:value-type="float" office:value="37" table:formula="of:=(RANDBETWEEN(0;100))" table:style-name="ce13">
            <text:p>3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5" table:style-name="ce13">
            <text:p>3912345955</text:p>
          </table:table-cell>
          <table:table-cell office:value-type="date" office:date-value="2023-03-06T00:00:00" table:style-name="ce17">
            <text:p>06/03/23</text:p>
          </table:table-cell>
          <table:table-cell office:value-type="string" table:style-name="ce13">
            <text:p>a consumo</text:p>
          </table:table-cell>
          <table:table-cell office:value-type="float" office:value="66" table:formula="of:=(RANDBETWEEN(0;100))" table:style-name="ce13">
            <text:p>6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6" table:style-name="ce13">
            <text:p>3912345956</text:p>
          </table:table-cell>
          <table:table-cell office:value-type="date" office:date-value="2023-03-06T00:00:00" table:style-name="ce17">
            <text:p>06/03/23</text:p>
          </table:table-cell>
          <table:table-cell office:value-type="string" table:style-name="ce13">
            <text:p>a consumo</text:p>
          </table:table-cell>
          <table:table-cell office:value-type="float" office:value="57" table:formula="of:=(RANDBETWEEN(0;100))" table:style-name="ce13">
            <text:p>5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7" table:style-name="ce13">
            <text:p>3912345957</text:p>
          </table:table-cell>
          <table:table-cell office:value-type="date" office:date-value="2023-11-30T00:00:00" table:style-name="ce17">
            <text:p>30/11/23</text:p>
          </table:table-cell>
          <table:table-cell office:value-type="string" table:style-name="ce13">
            <text:p>a consumo</text:p>
          </table:table-cell>
          <table:table-cell office:value-type="float" office:value="17" table:formula="of:=(RANDBETWEEN(0;100))" table:style-name="ce13">
            <text:p>1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8" table:style-name="ce13">
            <text:p>3912345958</text:p>
          </table:table-cell>
          <table:table-cell office:value-type="date" office:date-value="2023-11-30T00:00:00" table:style-name="ce17">
            <text:p>30/11/23</text:p>
          </table:table-cell>
          <table:table-cell office:value-type="string" table:style-name="ce13">
            <text:p>a consumo</text:p>
          </table:table-cell>
          <table:table-cell office:value-type="float" office:value="89" table:formula="of:=(RANDBETWEEN(0;100))" table:style-name="ce13">
            <text:p>8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9" table:style-name="ce13">
            <text:p>3912345959</text:p>
          </table:table-cell>
          <table:table-cell office:value-type="date" office:date-value="2023-11-30T00:00:00" table:style-name="ce17">
            <text:p>30/11/23</text:p>
          </table:table-cell>
          <table:table-cell office:value-type="string" table:style-name="ce13">
            <text:p>a consumo</text:p>
          </table:table-cell>
          <table:table-cell office:value-type="float" office:value="93" table:formula="of:=(RANDBETWEEN(0;100))" table:style-name="ce13">
            <text:p>9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0" table:style-name="ce13">
            <text:p>3912345960</text:p>
          </table:table-cell>
          <table:table-cell office:value-type="date" office:date-value="2023-11-30T00:00:00" table:style-name="ce17">
            <text:p>30/11/23</text:p>
          </table:table-cell>
          <table:table-cell office:value-type="string" table:style-name="ce13">
            <text:p>a consumo</text:p>
          </table:table-cell>
          <table:table-cell office:value-type="float" office:value="87" table:formula="of:=(RANDBETWEEN(0;100))" table:style-name="ce13">
            <text:p>8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1" table:style-name="ce13">
            <text:p>3912345961</text:p>
          </table:table-cell>
          <table:table-cell office:value-type="date" office:date-value="2023-11-30T00:00:00" table:style-name="ce17">
            <text:p>30/11/23</text:p>
          </table:table-cell>
          <table:table-cell office:value-type="string" table:style-name="ce13">
            <text:p>a consumo</text:p>
          </table:table-cell>
          <table:table-cell office:value-type="float" office:value="6" table:formula="of:=(RANDBETWEEN(0;100))" table:style-name="ce13">
            <text:p>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2" table:style-name="ce13">
            <text:p>3912345962</text:p>
          </table:table-cell>
          <table:table-cell office:value-type="date" office:date-value="2023-11-30T00:00:00" table:style-name="ce17">
            <text:p>30/11/23</text:p>
          </table:table-cell>
          <table:table-cell office:value-type="string" table:style-name="ce13">
            <text:p>a consumo</text:p>
          </table:table-cell>
          <table:table-cell office:value-type="float" office:value="24" table:formula="of:=(RANDBETWEEN(0;100))" table:style-name="ce13">
            <text:p>2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3" table:style-name="ce13">
            <text:p>3912345963</text:p>
          </table:table-cell>
          <table:table-cell office:value-type="date" office:date-value="2023-03-07T00:00:00" table:style-name="ce17">
            <text:p>07/03/23</text:p>
          </table:table-cell>
          <table:table-cell office:value-type="string" table:style-name="ce13">
            <text:p>a consumo</text:p>
          </table:table-cell>
          <table:table-cell office:value-type="float" office:value="71" table:formula="of:=(RANDBETWEEN(0;100))" table:style-name="ce13">
            <text:p>7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4" table:style-name="ce13">
            <text:p>3912345964</text:p>
          </table:table-cell>
          <table:table-cell office:value-type="date" office:date-value="2023-03-07T00:00:00" table:style-name="ce17">
            <text:p>07/03/23</text:p>
          </table:table-cell>
          <table:table-cell office:value-type="string" table:style-name="ce13">
            <text:p>a consumo</text:p>
          </table:table-cell>
          <table:table-cell office:value-type="float" office:value="9" table:formula="of:=(RANDBETWEEN(0;100))" table:style-name="ce13">
            <text:p>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5" table:style-name="ce13">
            <text:p>3912345965</text:p>
          </table:table-cell>
          <table:table-cell office:value-type="date" office:date-value="2023-03-07T00:00:00" table:style-name="ce17">
            <text:p>07/03/23</text:p>
          </table:table-cell>
          <table:table-cell office:value-type="string" table:style-name="ce13">
            <text:p>a consumo</text:p>
          </table:table-cell>
          <table:table-cell office:value-type="float" office:value="39" table:formula="of:=(RANDBETWEEN(0;100))" table:style-name="ce13">
            <text:p>3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6" table:style-name="ce13">
            <text:p>3912345966</text:p>
          </table:table-cell>
          <table:table-cell office:value-type="date" office:date-value="2023-03-07T00:00:00" table:style-name="ce17">
            <text:p>07/03/23</text:p>
          </table:table-cell>
          <table:table-cell office:value-type="string" table:style-name="ce13">
            <text:p>a consumo</text:p>
          </table:table-cell>
          <table:table-cell office:value-type="float" office:value="40" table:formula="of:=(RANDBETWEEN(0;100))" table:style-name="ce13">
            <text:p>4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7" table:style-name="ce13">
            <text:p>3912345967</text:p>
          </table:table-cell>
          <table:table-cell office:value-type="date" office:date-value="2023-03-07T00:00:00" table:style-name="ce17">
            <text:p>07/03/23</text:p>
          </table:table-cell>
          <table:table-cell office:value-type="string" table:style-name="ce13">
            <text:p>a consumo</text:p>
          </table:table-cell>
          <table:table-cell office:value-type="float" office:value="83" table:formula="of:=(RANDBETWEEN(0;100))" table:style-name="ce13">
            <text:p>8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8" table:style-name="ce13">
            <text:p>3912345968</text:p>
          </table:table-cell>
          <table:table-cell office:value-type="date" office:date-value="2023-03-07T00:00:00" table:style-name="ce17">
            <text:p>07/03/23</text:p>
          </table:table-cell>
          <table:table-cell office:value-type="string" table:style-name="ce13">
            <text:p>a consumo</text:p>
          </table:table-cell>
          <table:table-cell office:value-type="float" office:value="98" table:formula="of:=(RANDBETWEEN(0;100))" table:style-name="ce13">
            <text:p>9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9" table:style-name="ce13">
            <text:p>3912345969</text:p>
          </table:table-cell>
          <table:table-cell office:value-type="date" office:date-value="2023-12-01T00:00:00" table:style-name="ce17">
            <text:p>01/12/23</text:p>
          </table:table-cell>
          <table:table-cell office:value-type="string" table:style-name="ce13">
            <text:p>a consumo</text:p>
          </table:table-cell>
          <table:table-cell office:value-type="float" office:value="74" table:formula="of:=(RANDBETWEEN(0;100))" table:style-name="ce13">
            <text:p>7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0" table:style-name="ce13">
            <text:p>3912345970</text:p>
          </table:table-cell>
          <table:table-cell office:value-type="date" office:date-value="2023-12-01T00:00:00" table:style-name="ce17">
            <text:p>01/12/23</text:p>
          </table:table-cell>
          <table:table-cell office:value-type="string" table:style-name="ce13">
            <text:p>a consumo</text:p>
          </table:table-cell>
          <table:table-cell office:value-type="float" office:value="90" table:formula="of:=(RANDBETWEEN(0;100))" table:style-name="ce13">
            <text:p>9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1" table:style-name="ce13">
            <text:p>3912345971</text:p>
          </table:table-cell>
          <table:table-cell office:value-type="date" office:date-value="2023-12-01T00:00:00" table:style-name="ce17">
            <text:p>01/12/23</text:p>
          </table:table-cell>
          <table:table-cell office:value-type="string" table:style-name="ce13">
            <text:p>a consumo</text:p>
          </table:table-cell>
          <table:table-cell office:value-type="float" office:value="20" table:formula="of:=(RANDBETWEEN(0;100))" table:style-name="ce13">
            <text:p>2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2" table:style-name="ce13">
            <text:p>3912345972</text:p>
          </table:table-cell>
          <table:table-cell office:value-type="date" office:date-value="2023-12-01T00:00:00" table:style-name="ce17">
            <text:p>01/12/23</text:p>
          </table:table-cell>
          <table:table-cell office:value-type="string" table:style-name="ce13">
            <text:p>a consumo</text:p>
          </table:table-cell>
          <table:table-cell office:value-type="float" office:value="37" table:formula="of:=(RANDBETWEEN(0;100))" table:style-name="ce13">
            <text:p>3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3" table:style-name="ce13">
            <text:p>3912345973</text:p>
          </table:table-cell>
          <table:table-cell office:value-type="date" office:date-value="2023-12-01T00:00:00" table:style-name="ce17">
            <text:p>01/12/23</text:p>
          </table:table-cell>
          <table:table-cell office:value-type="string" table:style-name="ce13">
            <text:p>a consumo</text:p>
          </table:table-cell>
          <table:table-cell office:value-type="float" office:value="55" table:formula="of:=(RANDBETWEEN(0;100))" table:style-name="ce13">
            <text:p>5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4" table:style-name="ce13">
            <text:p>3912345974</text:p>
          </table:table-cell>
          <table:table-cell office:value-type="date" office:date-value="2023-03-08T00:00:00" table:style-name="ce17">
            <text:p>08/03/23</text:p>
          </table:table-cell>
          <table:table-cell office:value-type="string" table:style-name="ce13">
            <text:p>a consumo</text:p>
          </table:table-cell>
          <table:table-cell office:value-type="float" office:value="71" table:formula="of:=(RANDBETWEEN(0;100))" table:style-name="ce13">
            <text:p>7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5" table:style-name="ce13">
            <text:p>3912345975</text:p>
          </table:table-cell>
          <table:table-cell office:value-type="date" office:date-value="2023-03-08T00:00:00" table:style-name="ce17">
            <text:p>08/03/23</text:p>
          </table:table-cell>
          <table:table-cell office:value-type="string" table:style-name="ce13">
            <text:p>a consumo</text:p>
          </table:table-cell>
          <table:table-cell office:value-type="float" office:value="54" table:formula="of:=(RANDBETWEEN(0;100))" table:style-name="ce13">
            <text:p>5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6" table:style-name="ce13">
            <text:p>3912345976</text:p>
          </table:table-cell>
          <table:table-cell office:value-type="date" office:date-value="2023-03-08T00:00:00" table:style-name="ce17">
            <text:p>08/03/23</text:p>
          </table:table-cell>
          <table:table-cell office:value-type="string" table:style-name="ce13">
            <text:p>a consumo</text:p>
          </table:table-cell>
          <table:table-cell office:value-type="float" office:value="77" table:formula="of:=(RANDBETWEEN(0;100))" table:style-name="ce13">
            <text:p>7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7" table:style-name="ce13">
            <text:p>3912345977</text:p>
          </table:table-cell>
          <table:table-cell office:value-type="date" office:date-value="2023-03-08T00:00:00" table:style-name="ce17">
            <text:p>08/03/23</text:p>
          </table:table-cell>
          <table:table-cell office:value-type="string" table:style-name="ce13">
            <text:p>a consumo</text:p>
          </table:table-cell>
          <table:table-cell office:value-type="float" office:value="75" table:formula="of:=(RANDBETWEEN(0;100))" table:style-name="ce13">
            <text:p>7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8" table:style-name="ce13">
            <text:p>3912345978</text:p>
          </table:table-cell>
          <table:table-cell office:value-type="date" office:date-value="2023-03-08T00:00:00" table:style-name="ce17">
            <text:p>08/03/23</text:p>
          </table:table-cell>
          <table:table-cell office:value-type="string" table:style-name="ce13">
            <text:p>a consumo</text:p>
          </table:table-cell>
          <table:table-cell office:value-type="float" office:value="67" table:formula="of:=(RANDBETWEEN(0;100))" table:style-name="ce13">
            <text:p>6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9" table:style-name="ce13">
            <text:p>3912345979</text:p>
          </table:table-cell>
          <table:table-cell office:value-type="date" office:date-value="2023-03-08T00:00:00" table:style-name="ce17">
            <text:p>08/03/23</text:p>
          </table:table-cell>
          <table:table-cell office:value-type="string" table:style-name="ce13">
            <text:p>a consumo</text:p>
          </table:table-cell>
          <table:table-cell office:value-type="float" office:value="89" table:formula="of:=(RANDBETWEEN(0;100))" table:style-name="ce13">
            <text:p>8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0" table:style-name="ce13">
            <text:p>3912345980</text:p>
          </table:table-cell>
          <table:table-cell office:value-type="date" office:date-value="2023-12-02T00:00:00" table:style-name="ce17">
            <text:p>02/12/23</text:p>
          </table:table-cell>
          <table:table-cell office:value-type="string" table:style-name="ce13">
            <text:p>a consumo</text:p>
          </table:table-cell>
          <table:table-cell office:value-type="float" office:value="61" table:formula="of:=(RANDBETWEEN(0;100))" table:style-name="ce13">
            <text:p>6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1" table:style-name="ce13">
            <text:p>3912345981</text:p>
          </table:table-cell>
          <table:table-cell office:value-type="date" office:date-value="2023-12-02T00:00:00" table:style-name="ce17">
            <text:p>02/12/23</text:p>
          </table:table-cell>
          <table:table-cell office:value-type="string" table:style-name="ce13">
            <text:p>a consumo</text:p>
          </table:table-cell>
          <table:table-cell office:value-type="float" office:value="3" table:formula="of:=(RANDBETWEEN(0;100))" table:style-name="ce13">
            <text:p>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2" table:style-name="ce13">
            <text:p>3912345982</text:p>
          </table:table-cell>
          <table:table-cell office:value-type="date" office:date-value="2023-12-02T00:00:00" table:style-name="ce17">
            <text:p>02/12/23</text:p>
          </table:table-cell>
          <table:table-cell office:value-type="string" table:style-name="ce13">
            <text:p>a consumo</text:p>
          </table:table-cell>
          <table:table-cell office:value-type="float" office:value="80" table:formula="of:=(RANDBETWEEN(0;100))" table:style-name="ce13">
            <text:p>8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3" table:style-name="ce13">
            <text:p>3912345983</text:p>
          </table:table-cell>
          <table:table-cell office:value-type="date" office:date-value="2023-12-02T00:00:00" table:style-name="ce17">
            <text:p>02/12/23</text:p>
          </table:table-cell>
          <table:table-cell office:value-type="string" table:style-name="ce13">
            <text:p>a consumo</text:p>
          </table:table-cell>
          <table:table-cell office:value-type="float" office:value="52" table:formula="of:=(RANDBETWEEN(0;100))" table:style-name="ce13">
            <text:p>5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4" table:style-name="ce13">
            <text:p>3912345984</text:p>
          </table:table-cell>
          <table:table-cell office:value-type="date" office:date-value="2023-12-02T00:00:00" table:style-name="ce17">
            <text:p>02/12/23</text:p>
          </table:table-cell>
          <table:table-cell office:value-type="string" table:style-name="ce13">
            <text:p>a consumo</text:p>
          </table:table-cell>
          <table:table-cell office:value-type="float" office:value="47" table:formula="of:=(RANDBETWEEN(0;100))" table:style-name="ce13">
            <text:p>4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5" table:style-name="ce13">
            <text:p>3912345985</text:p>
          </table:table-cell>
          <table:table-cell office:value-type="date" office:date-value="2023-03-09T00:00:00" table:style-name="ce17">
            <text:p>09/03/23</text:p>
          </table:table-cell>
          <table:table-cell office:value-type="string" table:style-name="ce13">
            <text:p>a consumo</text:p>
          </table:table-cell>
          <table:table-cell office:value-type="float" office:value="45" table:formula="of:=(RANDBETWEEN(0;100))" table:style-name="ce13">
            <text:p>4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6" table:style-name="ce13">
            <text:p>3912345986</text:p>
          </table:table-cell>
          <table:table-cell office:value-type="date" office:date-value="2023-03-09T00:00:00" table:style-name="ce17">
            <text:p>09/03/23</text:p>
          </table:table-cell>
          <table:table-cell office:value-type="string" table:style-name="ce13">
            <text:p>a consumo</text:p>
          </table:table-cell>
          <table:table-cell office:value-type="float" office:value="61" table:formula="of:=(RANDBETWEEN(0;100))" table:style-name="ce13">
            <text:p>6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7" table:style-name="ce13">
            <text:p>3912345987</text:p>
          </table:table-cell>
          <table:table-cell office:value-type="date" office:date-value="2023-03-09T00:00:00" table:style-name="ce17">
            <text:p>09/03/23</text:p>
          </table:table-cell>
          <table:table-cell office:value-type="string" table:style-name="ce13">
            <text:p>a consumo</text:p>
          </table:table-cell>
          <table:table-cell office:value-type="float" office:value="2" table:formula="of:=(RANDBETWEEN(0;100))" table:style-name="ce13">
            <text:p>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8" table:style-name="ce13">
            <text:p>3912345988</text:p>
          </table:table-cell>
          <table:table-cell office:value-type="date" office:date-value="2023-03-09T00:00:00" table:style-name="ce17">
            <text:p>09/03/23</text:p>
          </table:table-cell>
          <table:table-cell office:value-type="string" table:style-name="ce13">
            <text:p>a consumo</text:p>
          </table:table-cell>
          <table:table-cell office:value-type="float" office:value="54" table:formula="of:=(RANDBETWEEN(0;100))" table:style-name="ce13">
            <text:p>5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9" table:style-name="ce13">
            <text:p>3912345989</text:p>
          </table:table-cell>
          <table:table-cell office:value-type="date" office:date-value="2023-03-09T00:00:00" table:style-name="ce17">
            <text:p>09/03/23</text:p>
          </table:table-cell>
          <table:table-cell office:value-type="string" table:style-name="ce13">
            <text:p>a consumo</text:p>
          </table:table-cell>
          <table:table-cell office:value-type="float" office:value="90" table:formula="of:=(RANDBETWEEN(0;100))" table:style-name="ce13">
            <text:p>9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0" table:style-name="ce13">
            <text:p>3912345990</text:p>
          </table:table-cell>
          <table:table-cell office:value-type="date" office:date-value="2023-03-09T00:00:00" table:style-name="ce17">
            <text:p>09/03/23</text:p>
          </table:table-cell>
          <table:table-cell office:value-type="string" table:style-name="ce13">
            <text:p>a consumo</text:p>
          </table:table-cell>
          <table:table-cell office:value-type="float" office:value="35" table:formula="of:=(RANDBETWEEN(0;100))" table:style-name="ce13">
            <text:p>3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1" table:style-name="ce13">
            <text:p>3912345991</text:p>
          </table:table-cell>
          <table:table-cell office:value-type="date" office:date-value="2023-12-03T00:00:00" table:style-name="ce17">
            <text:p>03/12/23</text:p>
          </table:table-cell>
          <table:table-cell office:value-type="string" table:style-name="ce13">
            <text:p>a consumo</text:p>
          </table:table-cell>
          <table:table-cell office:value-type="float" office:value="77" table:formula="of:=(RANDBETWEEN(0;100))" table:style-name="ce13">
            <text:p>7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2" table:style-name="ce13">
            <text:p>3912345992</text:p>
          </table:table-cell>
          <table:table-cell office:value-type="date" office:date-value="2023-12-03T00:00:00" table:style-name="ce17">
            <text:p>03/12/23</text:p>
          </table:table-cell>
          <table:table-cell office:value-type="string" table:style-name="ce13">
            <text:p>a consumo</text:p>
          </table:table-cell>
          <table:table-cell office:value-type="float" office:value="36" table:formula="of:=(RANDBETWEEN(0;100))" table:style-name="ce13">
            <text:p>3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3" table:style-name="ce13">
            <text:p>3912345993</text:p>
          </table:table-cell>
          <table:table-cell office:value-type="date" office:date-value="2023-03-10T00:00:00" table:style-name="ce17">
            <text:p>10/03/23</text:p>
          </table:table-cell>
          <table:table-cell office:value-type="string" table:style-name="ce13">
            <text:p>a consumo</text:p>
          </table:table-cell>
          <table:table-cell office:value-type="float" office:value="0" table:formula="of:=(RANDBETWEEN(0;100))" table:style-name="ce13">
            <text:p>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4" table:style-name="ce13">
            <text:p>3912345994</text:p>
          </table:table-cell>
          <table:table-cell office:value-type="date" office:date-value="2023-03-10T00:00:00" table:style-name="ce17">
            <text:p>10/03/23</text:p>
          </table:table-cell>
          <table:table-cell office:value-type="string" table:style-name="ce13">
            <text:p>a consumo</text:p>
          </table:table-cell>
          <table:table-cell office:value-type="float" office:value="89" table:formula="of:=(RANDBETWEEN(0;100))" table:style-name="ce13">
            <text:p>8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5" table:style-name="ce13">
            <text:p>3912345995</text:p>
          </table:table-cell>
          <table:table-cell office:value-type="date" office:date-value="2023-12-04T00:00:00" table:style-name="ce17">
            <text:p>04/12/23</text:p>
          </table:table-cell>
          <table:table-cell office:value-type="string" table:style-name="ce13">
            <text:p>a consumo</text:p>
          </table:table-cell>
          <table:table-cell office:value-type="float" office:value="8" table:formula="of:=(RANDBETWEEN(0;100))" table:style-name="ce13">
            <text:p>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6" table:style-name="ce13">
            <text:p>3912345996</text:p>
          </table:table-cell>
          <table:table-cell office:value-type="date" office:date-value="2023-12-04T00:00:00" table:style-name="ce17">
            <text:p>04/12/23</text:p>
          </table:table-cell>
          <table:table-cell office:value-type="string" table:style-name="ce13">
            <text:p>a consumo</text:p>
          </table:table-cell>
          <table:table-cell office:value-type="float" office:value="24" table:formula="of:=(RANDBETWEEN(0;100))" table:style-name="ce13">
            <text:p>2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7" table:style-name="ce13">
            <text:p>3912345997</text:p>
          </table:table-cell>
          <table:table-cell office:value-type="date" office:date-value="2023-03-11T00:00:00" table:style-name="ce17">
            <text:p>11/03/23</text:p>
          </table:table-cell>
          <table:table-cell office:value-type="string" table:style-name="ce13">
            <text:p>a consumo</text:p>
          </table:table-cell>
          <table:table-cell office:value-type="float" office:value="0" table:formula="of:=(RANDBETWEEN(0;100))" table:style-name="ce13">
            <text:p>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8" table:style-name="ce13">
            <text:p>3912345998</text:p>
          </table:table-cell>
          <table:table-cell office:value-type="date" office:date-value="2023-03-11T00:00:00" table:style-name="ce17">
            <text:p>11/03/23</text:p>
          </table:table-cell>
          <table:table-cell office:value-type="string" table:style-name="ce13">
            <text:p>a consumo</text:p>
          </table:table-cell>
          <table:table-cell office:value-type="float" office:value="4" table:formula="of:=(RANDBETWEEN(0;100))" table:style-name="ce13">
            <text:p>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9" table:style-name="ce13">
            <text:p>3912345999</text:p>
          </table:table-cell>
          <table:table-cell office:value-type="date" office:date-value="2023-12-05T00:00:00" table:style-name="ce17">
            <text:p>05/12/23</text:p>
          </table:table-cell>
          <table:table-cell office:value-type="string" table:style-name="ce13">
            <text:p>a consumo</text:p>
          </table:table-cell>
          <table:table-cell office:value-type="float" office:value="5" table:formula="of:=(RANDBETWEEN(0;100))" table:style-name="ce13">
            <text:p>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0" table:style-name="ce13">
            <text:p>3912346000</text:p>
          </table:table-cell>
          <table:table-cell office:value-type="date" office:date-value="2023-12-05T00:00:00" table:style-name="ce17">
            <text:p>05/12/23</text:p>
          </table:table-cell>
          <table:table-cell office:value-type="string" table:style-name="ce13">
            <text:p>a consumo</text:p>
          </table:table-cell>
          <table:table-cell office:value-type="float" office:value="8" table:formula="of:=(RANDBETWEEN(0;100))" table:style-name="ce13">
            <text:p>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1" table:style-name="ce13">
            <text:p>3912346001</text:p>
          </table:table-cell>
          <table:table-cell office:value-type="date" office:date-value="2023-03-12T00:00:00" table:style-name="ce17">
            <text:p>12/03/23</text:p>
          </table:table-cell>
          <table:table-cell office:value-type="string" table:style-name="ce13">
            <text:p>a consumo</text:p>
          </table:table-cell>
          <table:table-cell office:value-type="float" office:value="50" table:formula="of:=(RANDBETWEEN(0;100))" table:style-name="ce13">
            <text:p>5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2" table:style-name="ce13">
            <text:p>3912346002</text:p>
          </table:table-cell>
          <table:table-cell office:value-type="date" office:date-value="2023-03-12T00:00:00" table:style-name="ce17">
            <text:p>12/03/23</text:p>
          </table:table-cell>
          <table:table-cell office:value-type="string" table:style-name="ce13">
            <text:p>a consumo</text:p>
          </table:table-cell>
          <table:table-cell office:value-type="float" office:value="26" table:formula="of:=(RANDBETWEEN(0;100))" table:style-name="ce13">
            <text:p>2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3" table:style-name="ce13">
            <text:p>3912346003</text:p>
          </table:table-cell>
          <table:table-cell office:value-type="date" office:date-value="2023-12-06T00:00:00" table:style-name="ce17">
            <text:p>06/12/23</text:p>
          </table:table-cell>
          <table:table-cell office:value-type="string" table:style-name="ce13">
            <text:p>a consumo</text:p>
          </table:table-cell>
          <table:table-cell office:value-type="float" office:value="68" table:formula="of:=(RANDBETWEEN(0;100))" table:style-name="ce13">
            <text:p>6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4" table:style-name="ce13">
            <text:p>3912346004</text:p>
          </table:table-cell>
          <table:table-cell office:value-type="date" office:date-value="2023-12-06T00:00:00" table:style-name="ce17">
            <text:p>06/12/23</text:p>
          </table:table-cell>
          <table:table-cell office:value-type="string" table:style-name="ce13">
            <text:p>a consumo</text:p>
          </table:table-cell>
          <table:table-cell office:value-type="float" office:value="86" table:formula="of:=(RANDBETWEEN(0;100))" table:style-name="ce13">
            <text:p>8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5" table:style-name="ce13">
            <text:p>3912346005</text:p>
          </table:table-cell>
          <table:table-cell office:value-type="date" office:date-value="2023-03-13T00:00:00" table:style-name="ce17">
            <text:p>13/03/23</text:p>
          </table:table-cell>
          <table:table-cell office:value-type="string" table:style-name="ce13">
            <text:p>a consumo</text:p>
          </table:table-cell>
          <table:table-cell office:value-type="float" office:value="26" table:formula="of:=(RANDBETWEEN(0;100))" table:style-name="ce13">
            <text:p>26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6" table:style-name="ce13">
            <text:p>3912346006</text:p>
          </table:table-cell>
          <table:table-cell office:value-type="date" office:date-value="2023-03-13T00:00:00" table:style-name="ce17">
            <text:p>13/03/23</text:p>
          </table:table-cell>
          <table:table-cell office:value-type="string" table:style-name="ce13">
            <text:p>a consumo</text:p>
          </table:table-cell>
          <table:table-cell office:value-type="float" office:value="29" table:formula="of:=(RANDBETWEEN(0;100))" table:style-name="ce13">
            <text:p>2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7" table:style-name="ce13">
            <text:p>3912346007</text:p>
          </table:table-cell>
          <table:table-cell office:value-type="date" office:date-value="2023-12-07T00:00:00" table:style-name="ce17">
            <text:p>07/12/23</text:p>
          </table:table-cell>
          <table:table-cell office:value-type="string" table:style-name="ce13">
            <text:p>a consumo</text:p>
          </table:table-cell>
          <table:table-cell office:value-type="float" office:value="31" table:formula="of:=(RANDBETWEEN(0;100))" table:style-name="ce13">
            <text:p>3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8" table:style-name="ce13">
            <text:p>3912346008</text:p>
          </table:table-cell>
          <table:table-cell office:value-type="date" office:date-value="2023-12-07T00:00:00" table:style-name="ce17">
            <text:p>07/12/23</text:p>
          </table:table-cell>
          <table:table-cell office:value-type="string" table:style-name="ce13">
            <text:p>a consumo</text:p>
          </table:table-cell>
          <table:table-cell office:value-type="float" office:value="99" table:formula="of:=(RANDBETWEEN(0;100))" table:style-name="ce13">
            <text:p>9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9" table:style-name="ce13">
            <text:p>3912346009</text:p>
          </table:table-cell>
          <table:table-cell office:value-type="date" office:date-value="2023-03-14T00:00:00" table:style-name="ce17">
            <text:p>14/03/23</text:p>
          </table:table-cell>
          <table:table-cell office:value-type="string" table:style-name="ce13">
            <text:p>a consumo</text:p>
          </table:table-cell>
          <table:table-cell office:value-type="float" office:value="32" table:formula="of:=(RANDBETWEEN(0;100))" table:style-name="ce13">
            <text:p>3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0" table:style-name="ce13">
            <text:p>3912346010</text:p>
          </table:table-cell>
          <table:table-cell office:value-type="date" office:date-value="2023-03-14T00:00:00" table:style-name="ce17">
            <text:p>14/03/23</text:p>
          </table:table-cell>
          <table:table-cell office:value-type="string" table:style-name="ce13">
            <text:p>a consumo</text:p>
          </table:table-cell>
          <table:table-cell office:value-type="float" office:value="64" table:formula="of:=(RANDBETWEEN(0;100))" table:style-name="ce13">
            <text:p>6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1" table:style-name="ce13">
            <text:p>3912346011</text:p>
          </table:table-cell>
          <table:table-cell office:value-type="date" office:date-value="2023-12-08T00:00:00" table:style-name="ce17">
            <text:p>08/12/23</text:p>
          </table:table-cell>
          <table:table-cell office:value-type="string" table:style-name="ce13">
            <text:p>a consumo</text:p>
          </table:table-cell>
          <table:table-cell office:value-type="float" office:value="73" table:formula="of:=(RANDBETWEEN(0;100))" table:style-name="ce13">
            <text:p>7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2" table:style-name="ce13">
            <text:p>3912346012</text:p>
          </table:table-cell>
          <table:table-cell office:value-type="date" office:date-value="2023-12-08T00:00:00" table:style-name="ce17">
            <text:p>08/12/23</text:p>
          </table:table-cell>
          <table:table-cell office:value-type="string" table:style-name="ce13">
            <text:p>a consumo</text:p>
          </table:table-cell>
          <table:table-cell office:value-type="float" office:value="81" table:formula="of:=(RANDBETWEEN(0;100))" table:style-name="ce13">
            <text:p>8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3" table:style-name="ce13">
            <text:p>3912346013</text:p>
          </table:table-cell>
          <table:table-cell office:value-type="date" office:date-value="2023-03-15T00:00:00" table:style-name="ce17">
            <text:p>15/03/23</text:p>
          </table:table-cell>
          <table:table-cell office:value-type="string" table:style-name="ce13">
            <text:p>a consumo</text:p>
          </table:table-cell>
          <table:table-cell office:value-type="float" office:value="61" table:formula="of:=(RANDBETWEEN(0;100))" table:style-name="ce13">
            <text:p>61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4" table:style-name="ce13">
            <text:p>3912346014</text:p>
          </table:table-cell>
          <table:table-cell office:value-type="date" office:date-value="2023-03-15T00:00:00" table:style-name="ce17">
            <text:p>15/03/23</text:p>
          </table:table-cell>
          <table:table-cell office:value-type="string" table:style-name="ce13">
            <text:p>a consumo</text:p>
          </table:table-cell>
          <table:table-cell office:value-type="float" office:value="4" table:formula="of:=(RANDBETWEEN(0;100))" table:style-name="ce13">
            <text:p>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5" table:style-name="ce13">
            <text:p>3912346015</text:p>
          </table:table-cell>
          <table:table-cell office:value-type="date" office:date-value="2023-12-09T00:00:00" table:style-name="ce17">
            <text:p>09/12/23</text:p>
          </table:table-cell>
          <table:table-cell office:value-type="string" table:style-name="ce13">
            <text:p>a consumo</text:p>
          </table:table-cell>
          <table:table-cell office:value-type="float" office:value="49" table:formula="of:=(RANDBETWEEN(0;100))" table:style-name="ce13">
            <text:p>49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6" table:style-name="ce13">
            <text:p>3912346016</text:p>
          </table:table-cell>
          <table:table-cell office:value-type="date" office:date-value="2023-12-09T00:00:00" table:style-name="ce17">
            <text:p>09/12/23</text:p>
          </table:table-cell>
          <table:table-cell office:value-type="string" table:style-name="ce13">
            <text:p>a consumo</text:p>
          </table:table-cell>
          <table:table-cell office:value-type="float" office:value="24" table:formula="of:=(RANDBETWEEN(0;100))" table:style-name="ce13">
            <text:p>2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7" table:style-name="ce13">
            <text:p>3912346017</text:p>
          </table:table-cell>
          <table:table-cell office:value-type="date" office:date-value="2023-03-16T00:00:00" table:style-name="ce17">
            <text:p>16/03/23</text:p>
          </table:table-cell>
          <table:table-cell office:value-type="string" table:style-name="ce13">
            <text:p>a consumo</text:p>
          </table:table-cell>
          <table:table-cell office:value-type="float" office:value="5" table:formula="of:=(RANDBETWEEN(0;100))" table:style-name="ce13">
            <text:p>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8" table:style-name="ce13">
            <text:p>3912346018</text:p>
          </table:table-cell>
          <table:table-cell office:value-type="date" office:date-value="2023-03-16T00:00:00" table:style-name="ce17">
            <text:p>16/03/23</text:p>
          </table:table-cell>
          <table:table-cell office:value-type="string" table:style-name="ce13">
            <text:p>a consumo</text:p>
          </table:table-cell>
          <table:table-cell office:value-type="float" office:value="10" table:formula="of:=(RANDBETWEEN(0;100))" table:style-name="ce13">
            <text:p>10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9" table:style-name="ce13">
            <text:p>3912346019</text:p>
          </table:table-cell>
          <table:table-cell office:value-type="date" office:date-value="2023-12-10T00:00:00" table:style-name="ce17">
            <text:p>10/12/23</text:p>
          </table:table-cell>
          <table:table-cell office:value-type="string" table:style-name="ce13">
            <text:p>a consumo</text:p>
          </table:table-cell>
          <table:table-cell office:value-type="float" office:value="57" table:formula="of:=(RANDBETWEEN(0;100))" table:style-name="ce13">
            <text:p>57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0" table:style-name="ce13">
            <text:p>3912346020</text:p>
          </table:table-cell>
          <table:table-cell office:value-type="date" office:date-value="2023-12-10T00:00:00" table:style-name="ce17">
            <text:p>10/12/23</text:p>
          </table:table-cell>
          <table:table-cell office:value-type="string" table:style-name="ce13">
            <text:p>a consumo</text:p>
          </table:table-cell>
          <table:table-cell office:value-type="float" office:value="92" table:formula="of:=(RANDBETWEEN(0;100))" table:style-name="ce13">
            <text:p>92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1" table:style-name="ce13">
            <text:p>3912346021</text:p>
          </table:table-cell>
          <table:table-cell office:value-type="date" office:date-value="2023-03-17T00:00:00" table:style-name="ce17">
            <text:p>17/03/23</text:p>
          </table:table-cell>
          <table:table-cell office:value-type="string" table:style-name="ce13">
            <text:p>a consumo</text:p>
          </table:table-cell>
          <table:table-cell office:value-type="float" office:value="73" table:formula="of:=(RANDBETWEEN(0;100))" table:style-name="ce13">
            <text:p>7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2" table:style-name="ce13">
            <text:p>3912346022</text:p>
          </table:table-cell>
          <table:table-cell office:value-type="date" office:date-value="2023-03-17T00:00:00" table:style-name="ce17">
            <text:p>17/03/23</text:p>
          </table:table-cell>
          <table:table-cell office:value-type="string" table:style-name="ce13">
            <text:p>a consumo</text:p>
          </table:table-cell>
          <table:table-cell office:value-type="float" office:value="93" table:formula="of:=(RANDBETWEEN(0;100))" table:style-name="ce13">
            <text:p>93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3" table:style-name="ce13">
            <text:p>3912346023</text:p>
          </table:table-cell>
          <table:table-cell office:value-type="date" office:date-value="2023-12-11T00:00:00" table:style-name="ce17">
            <text:p>11/12/23</text:p>
          </table:table-cell>
          <table:table-cell office:value-type="string" table:style-name="ce13">
            <text:p>a consumo</text:p>
          </table:table-cell>
          <table:table-cell office:value-type="float" office:value="74" table:formula="of:=(RANDBETWEEN(0;100))" table:style-name="ce13">
            <text:p>7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4" table:style-name="ce13">
            <text:p>3912346024</text:p>
          </table:table-cell>
          <table:table-cell office:value-type="date" office:date-value="2023-12-11T00:00:00" table:style-name="ce17">
            <text:p>11/12/23</text:p>
          </table:table-cell>
          <table:table-cell office:value-type="string" table:style-name="ce13">
            <text:p>a consumo</text:p>
          </table:table-cell>
          <table:table-cell office:value-type="float" office:value="18" table:formula="of:=(RANDBETWEEN(0;100))" table:style-name="ce13">
            <text:p>18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5" table:style-name="ce13">
            <text:p>3912346025</text:p>
          </table:table-cell>
          <table:table-cell office:value-type="date" office:date-value="2023-03-18T00:00:00" table:style-name="ce17">
            <text:p>18/03/23</text:p>
          </table:table-cell>
          <table:table-cell office:value-type="string" table:style-name="ce13">
            <text:p>a consumo</text:p>
          </table:table-cell>
          <table:table-cell office:value-type="float" office:value="84" table:formula="of:=(RANDBETWEEN(0;100))" table:style-name="ce13">
            <text:p>8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6" table:style-name="ce13">
            <text:p>3912346026</text:p>
          </table:table-cell>
          <table:table-cell office:value-type="date" office:date-value="2023-12-12T00:00:00" table:style-name="ce17">
            <text:p>12/12/23</text:p>
          </table:table-cell>
          <table:table-cell office:value-type="string" table:style-name="ce13">
            <text:p>a consumo</text:p>
          </table:table-cell>
          <table:table-cell office:value-type="float" office:value="44" table:formula="of:=(RANDBETWEEN(0;100))" table:style-name="ce13">
            <text:p>44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7" table:style-name="ce13">
            <text:p>3912346027</text:p>
          </table:table-cell>
          <table:table-cell office:value-type="date" office:date-value="2023-03-19T00:00:00" table:style-name="ce17">
            <text:p>19/03/23</text:p>
          </table:table-cell>
          <table:table-cell office:value-type="string" table:style-name="ce13">
            <text:p>a consumo</text:p>
          </table:table-cell>
          <table:table-cell office:value-type="float" office:value="5" table:formula="of:=(RANDBETWEEN(0;100))" table:style-name="ce13">
            <text:p>5</text:p>
          </table:table-cell>
          <table:table-cell office:value-type="string" table:style-name="ce1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8" table:style-name="ce13">
            <text:p>3912346028</text:p>
          </table:table-cell>
          <table:table-cell office:value-type="date" office:date-value="2022-12-22T00:00:00" table:style-name="ce17">
            <text:p>22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0.65" table:style-name="ce13">
            <text:p>10,65</text:p>
          </table:table-cell>
          <table:table-cell table:number-columns-repeated="16379"/>
        </table:table-row>
        <table:table-row table:style-name="ro1">
          <table:table-cell office:value-type="float" office:value="3912346029" table:style-name="ce13">
            <text:p>3912346029</text:p>
          </table:table-cell>
          <table:table-cell office:value-type="date" office:date-value="2022-12-22T00:00:00" table:style-name="ce17">
            <text:p>22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8.37" table:style-name="ce13">
            <text:p>28,37</text:p>
          </table:table-cell>
          <table:table-cell table:number-columns-repeated="16379"/>
        </table:table-row>
        <table:table-row table:style-name="ro1">
          <table:table-cell office:value-type="float" office:value="3912346030" table:style-name="ce13">
            <text:p>3912346030</text:p>
          </table:table-cell>
          <table:table-cell office:value-type="date" office:date-value="2022-12-22T00:00:00" table:style-name="ce17">
            <text:p>22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5.99" table:style-name="ce13">
            <text:p>5,99</text:p>
          </table:table-cell>
          <table:table-cell table:number-columns-repeated="16379"/>
        </table:table-row>
        <table:table-row table:style-name="ro1">
          <table:table-cell office:value-type="float" office:value="3912346031" table:style-name="ce13">
            <text:p>3912346031</text:p>
          </table:table-cell>
          <table:table-cell office:value-type="date" office:date-value="2022-12-22T00:00:00" table:style-name="ce17">
            <text:p>22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4.72" table:style-name="ce13">
            <text:p>44,72</text:p>
          </table:table-cell>
          <table:table-cell table:number-columns-repeated="16379"/>
        </table:table-row>
        <table:table-row table:style-name="ro1">
          <table:table-cell office:value-type="float" office:value="3912346032" table:style-name="ce13">
            <text:p>3912346032</text:p>
          </table:table-cell>
          <table:table-cell office:value-type="date" office:date-value="2022-12-22T00:00:00" table:style-name="ce17">
            <text:p>22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9.829999999999998" table:style-name="ce13">
            <text:p>19,83</text:p>
          </table:table-cell>
          <table:table-cell table:number-columns-repeated="16379"/>
        </table:table-row>
        <table:table-row table:style-name="ro1">
          <table:table-cell office:value-type="float" office:value="3912346033" table:style-name="ce13">
            <text:p>3912346033</text:p>
          </table:table-cell>
          <table:table-cell office:value-type="date" office:date-value="2022-12-22T00:00:00" table:style-name="ce17">
            <text:p>22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8.21" table:style-name="ce13">
            <text:p>38,21</text:p>
          </table:table-cell>
          <table:table-cell table:number-columns-repeated="16379"/>
        </table:table-row>
        <table:table-row table:style-name="ro1">
          <table:table-cell office:value-type="float" office:value="3912346034" table:style-name="ce13">
            <text:p>3912346034</text:p>
          </table:table-cell>
          <table:table-cell office:value-type="date" office:date-value="2022-12-22T00:00:00" table:style-name="ce17">
            <text:p>22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5.47" table:style-name="ce13">
            <text:p>15,47</text:p>
          </table:table-cell>
          <table:table-cell table:number-columns-repeated="16379"/>
        </table:table-row>
        <table:table-row table:style-name="ro1">
          <table:table-cell office:value-type="float" office:value="3912346035" table:style-name="ce13">
            <text:p>3912346035</text:p>
          </table:table-cell>
          <table:table-cell office:value-type="date" office:date-value="2022-12-22T00:00:00" table:style-name="ce17">
            <text:p>22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2.090000000000003" table:style-name="ce13">
            <text:p>32,09</text:p>
          </table:table-cell>
          <table:table-cell table:number-columns-repeated="16379"/>
        </table:table-row>
        <table:table-row table:style-name="ro1">
          <table:table-cell office:value-type="float" office:value="3912346036" table:style-name="ce13">
            <text:p>3912346036</text:p>
          </table:table-cell>
          <table:table-cell office:value-type="date" office:date-value="2022-12-23T00:00:00" table:style-name="ce17">
            <text:p>23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7.56" table:style-name="ce13">
            <text:p>7,56</text:p>
          </table:table-cell>
          <table:table-cell table:number-columns-repeated="16379"/>
        </table:table-row>
        <table:table-row table:style-name="ro1">
          <table:table-cell office:value-type="float" office:value="3912346037" table:style-name="ce13">
            <text:p>3912346037</text:p>
          </table:table-cell>
          <table:table-cell office:value-type="date" office:date-value="2022-12-23T00:00:00" table:style-name="ce17">
            <text:p>23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3.64" table:style-name="ce13">
            <text:p>23,64</text:p>
          </table:table-cell>
          <table:table-cell table:number-columns-repeated="16379"/>
        </table:table-row>
        <table:table-row table:style-name="ro1">
          <table:table-cell office:value-type="float" office:value="3912346038" table:style-name="ce13">
            <text:p>3912346038</text:p>
          </table:table-cell>
          <table:table-cell office:value-type="date" office:date-value="2022-12-23T00:00:00" table:style-name="ce17">
            <text:p>23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.4900000000000002" table:style-name="ce13">
            <text:p>2,49</text:p>
          </table:table-cell>
          <table:table-cell table:number-columns-repeated="16379"/>
        </table:table-row>
        <table:table-row table:style-name="ro1">
          <table:table-cell office:value-type="float" office:value="3912346039" table:style-name="ce13">
            <text:p>3912346039</text:p>
          </table:table-cell>
          <table:table-cell office:value-type="date" office:date-value="2022-12-23T00:00:00" table:style-name="ce17">
            <text:p>23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7.88" table:style-name="ce13">
            <text:p>47,88</text:p>
          </table:table-cell>
          <table:table-cell table:number-columns-repeated="16379"/>
        </table:table-row>
        <table:table-row table:style-name="ro1">
          <table:table-cell office:value-type="float" office:value="3912346040" table:style-name="ce13">
            <text:p>3912346040</text:p>
          </table:table-cell>
          <table:table-cell office:value-type="date" office:date-value="2022-12-23T00:00:00" table:style-name="ce17">
            <text:p>23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2.76" table:style-name="ce13">
            <text:p>12,76</text:p>
          </table:table-cell>
          <table:table-cell table:number-columns-repeated="16379"/>
        </table:table-row>
        <table:table-row table:style-name="ro1">
          <table:table-cell office:value-type="float" office:value="3912346041" table:style-name="ce13">
            <text:p>3912346041</text:p>
          </table:table-cell>
          <table:table-cell office:value-type="date" office:date-value="2022-12-23T00:00:00" table:style-name="ce17">
            <text:p>23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1.83" table:style-name="ce13">
            <text:p>31,83</text:p>
          </table:table-cell>
          <table:table-cell table:number-columns-repeated="16379"/>
        </table:table-row>
        <table:table-row table:style-name="ro1">
          <table:table-cell office:value-type="float" office:value="3912346042" table:style-name="ce13">
            <text:p>3912346042</text:p>
          </table:table-cell>
          <table:table-cell office:value-type="date" office:date-value="2022-12-23T00:00:00" table:style-name="ce17">
            <text:p>23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8.14" table:style-name="ce13">
            <text:p>8,14</text:p>
          </table:table-cell>
          <table:table-cell table:number-columns-repeated="16379"/>
        </table:table-row>
        <table:table-row table:style-name="ro1">
          <table:table-cell office:value-type="float" office:value="3912346043" table:style-name="ce13">
            <text:p>3912346043</text:p>
          </table:table-cell>
          <table:table-cell office:value-type="date" office:date-value="2022-12-24T00:00:00" table:style-name="ce17">
            <text:p>24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0.59" table:style-name="ce13">
            <text:p>20,59</text:p>
          </table:table-cell>
          <table:table-cell table:number-columns-repeated="16379"/>
        </table:table-row>
        <table:table-row table:style-name="ro1">
          <table:table-cell office:value-type="float" office:value="3912346044" table:style-name="ce13">
            <text:p>3912346044</text:p>
          </table:table-cell>
          <table:table-cell office:value-type="date" office:date-value="2022-12-24T00:00:00" table:style-name="ce17">
            <text:p>24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.77" table:style-name="ce13">
            <text:p>3,77</text:p>
          </table:table-cell>
          <table:table-cell table:number-columns-repeated="16379"/>
        </table:table-row>
        <table:table-row table:style-name="ro1">
          <table:table-cell office:value-type="float" office:value="3912346045" table:style-name="ce13">
            <text:p>3912346045</text:p>
          </table:table-cell>
          <table:table-cell office:value-type="date" office:date-value="2022-12-24T00:00:00" table:style-name="ce17">
            <text:p>24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0.25" table:style-name="ce13">
            <text:p>40,25</text:p>
          </table:table-cell>
          <table:table-cell table:number-columns-repeated="16379"/>
        </table:table-row>
        <table:table-row table:style-name="ro1">
          <table:table-cell office:value-type="float" office:value="3912346046" table:style-name="ce13">
            <text:p>3912346046</text:p>
          </table:table-cell>
          <table:table-cell office:value-type="date" office:date-value="2022-12-24T00:00:00" table:style-name="ce17">
            <text:p>24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7.36" table:style-name="ce13">
            <text:p>17,36</text:p>
          </table:table-cell>
          <table:table-cell table:number-columns-repeated="16379"/>
        </table:table-row>
        <table:table-row table:style-name="ro1">
          <table:table-cell office:value-type="float" office:value="3912346047" table:style-name="ce13">
            <text:p>3912346047</text:p>
          </table:table-cell>
          <table:table-cell office:value-type="date" office:date-value="2022-12-24T00:00:00" table:style-name="ce17">
            <text:p>24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5.909999999999997" table:style-name="ce13">
            <text:p>35,91</text:p>
          </table:table-cell>
          <table:table-cell table:number-columns-repeated="16379"/>
        </table:table-row>
        <table:table-row table:style-name="ro1">
          <table:table-cell office:value-type="float" office:value="3912346048" table:style-name="ce13">
            <text:p>3912346048</text:p>
          </table:table-cell>
          <table:table-cell office:value-type="date" office:date-value="2022-12-24T00:00:00" table:style-name="ce17">
            <text:p>24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3.01" table:style-name="ce13">
            <text:p>13,01</text:p>
          </table:table-cell>
          <table:table-cell table:number-columns-repeated="16379"/>
        </table:table-row>
        <table:table-row table:style-name="ro1">
          <table:table-cell office:value-type="float" office:value="3912346049" table:style-name="ce13">
            <text:p>3912346049</text:p>
          </table:table-cell>
          <table:table-cell office:value-type="date" office:date-value="2022-12-25T00:00:00" table:style-name="ce17">
            <text:p>25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9.47" table:style-name="ce13">
            <text:p>29,47</text:p>
          </table:table-cell>
          <table:table-cell table:number-columns-repeated="16379"/>
        </table:table-row>
        <table:table-row table:style-name="ro1">
          <table:table-cell office:value-type="float" office:value="3912346050" table:style-name="ce13">
            <text:p>3912346050</text:p>
          </table:table-cell>
          <table:table-cell office:value-type="date" office:date-value="2022-12-25T00:00:00" table:style-name="ce17">
            <text:p>25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6.93" table:style-name="ce13">
            <text:p>6,93</text:p>
          </table:table-cell>
          <table:table-cell table:number-columns-repeated="16379"/>
        </table:table-row>
        <table:table-row table:style-name="ro1">
          <table:table-cell office:value-type="float" office:value="3912346051" table:style-name="ce13">
            <text:p>3912346051</text:p>
          </table:table-cell>
          <table:table-cell office:value-type="date" office:date-value="2022-12-25T00:00:00" table:style-name="ce17">
            <text:p>25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5.78" table:style-name="ce13">
            <text:p>25,78</text:p>
          </table:table-cell>
          <table:table-cell table:number-columns-repeated="16379"/>
        </table:table-row>
        <table:table-row table:style-name="ro1">
          <table:table-cell office:value-type="float" office:value="3912346052" table:style-name="ce13">
            <text:p>3912346052</text:p>
          </table:table-cell>
          <table:table-cell office:value-type="date" office:date-value="2022-12-25T00:00:00" table:style-name="ce17">
            <text:p>25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.5" table:style-name="ce13">
            <text:p>4,5</text:p>
          </table:table-cell>
          <table:table-cell table:number-columns-repeated="16379"/>
        </table:table-row>
        <table:table-row table:style-name="ro1">
          <table:table-cell office:value-type="float" office:value="3912346053" table:style-name="ce13">
            <text:p>3912346053</text:p>
          </table:table-cell>
          <table:table-cell office:value-type="date" office:date-value="2022-12-25T00:00:00" table:style-name="ce17">
            <text:p>25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3.22" table:style-name="ce13">
            <text:p>43,22</text:p>
          </table:table-cell>
          <table:table-cell table:number-columns-repeated="16379"/>
        </table:table-row>
        <table:table-row table:style-name="ro1">
          <table:table-cell office:value-type="float" office:value="3912346054" table:style-name="ce13">
            <text:p>3912346054</text:p>
          </table:table-cell>
          <table:table-cell office:value-type="date" office:date-value="2022-12-26T00:00:00" table:style-name="ce17">
            <text:p>26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9.64" table:style-name="ce13">
            <text:p>9,64</text:p>
          </table:table-cell>
          <table:table-cell table:number-columns-repeated="16379"/>
        </table:table-row>
        <table:table-row table:style-name="ro1">
          <table:table-cell office:value-type="float" office:value="3912346055" table:style-name="ce13">
            <text:p>3912346055</text:p>
          </table:table-cell>
          <table:table-cell office:value-type="date" office:date-value="2022-12-26T00:00:00" table:style-name="ce17">
            <text:p>26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2.09" table:style-name="ce13">
            <text:p>22,09</text:p>
          </table:table-cell>
          <table:table-cell table:number-columns-repeated="16379"/>
        </table:table-row>
        <table:table-row table:style-name="ro1">
          <table:table-cell office:value-type="float" office:value="3912346056" table:style-name="ce13">
            <text:p>3912346056</text:p>
          </table:table-cell>
          <table:table-cell office:value-type="date" office:date-value="2022-12-26T00:00:00" table:style-name="ce17">
            <text:p>26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0.75" table:style-name="ce13">
            <text:p>0,75</text:p>
          </table:table-cell>
          <table:table-cell table:number-columns-repeated="16379"/>
        </table:table-row>
        <table:table-row table:style-name="ro1">
          <table:table-cell office:value-type="float" office:value="3912346057" table:style-name="ce13">
            <text:p>3912346057</text:p>
          </table:table-cell>
          <table:table-cell office:value-type="date" office:date-value="2022-12-26T00:00:00" table:style-name="ce17">
            <text:p>26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8.63" table:style-name="ce13">
            <text:p>48,63</text:p>
          </table:table-cell>
          <table:table-cell table:number-columns-repeated="16379"/>
        </table:table-row>
        <table:table-row table:style-name="ro1">
          <table:table-cell office:value-type="float" office:value="3912346058" table:style-name="ce13">
            <text:p>3912346058</text:p>
          </table:table-cell>
          <table:table-cell office:value-type="date" office:date-value="2022-12-26T00:00:00" table:style-name="ce17">
            <text:p>26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4.28" table:style-name="ce13">
            <text:p>14,28</text:p>
          </table:table-cell>
          <table:table-cell table:number-columns-repeated="16379"/>
        </table:table-row>
        <table:table-row table:style-name="ro1">
          <table:table-cell office:value-type="float" office:value="3912346059" table:style-name="ce13">
            <text:p>3912346059</text:p>
          </table:table-cell>
          <table:table-cell office:value-type="date" office:date-value="2022-12-27T00:00:00" table:style-name="ce17">
            <text:p>27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3.67" table:style-name="ce13">
            <text:p>33,67</text:p>
          </table:table-cell>
          <table:table-cell table:number-columns-repeated="16379"/>
        </table:table-row>
        <table:table-row table:style-name="ro1">
          <table:table-cell office:value-type="float" office:value="3912346060" table:style-name="ce13">
            <text:p>3912346060</text:p>
          </table:table-cell>
          <table:table-cell office:value-type="date" office:date-value="2022-12-27T00:00:00" table:style-name="ce17">
            <text:p>27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1.4" table:style-name="ce13">
            <text:p>11,4</text:p>
          </table:table-cell>
          <table:table-cell table:number-columns-repeated="16379"/>
        </table:table-row>
        <table:table-row table:style-name="ro1">
          <table:table-cell office:value-type="float" office:value="3912346061" table:style-name="ce13">
            <text:p>3912346061</text:p>
          </table:table-cell>
          <table:table-cell office:value-type="date" office:date-value="2022-12-28T00:00:00" table:style-name="ce17">
            <text:p>28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6.55" table:style-name="ce13">
            <text:p>26,55</text:p>
          </table:table-cell>
          <table:table-cell table:number-columns-repeated="16379"/>
        </table:table-row>
        <table:table-row table:style-name="ro1">
          <table:table-cell office:value-type="float" office:value="3912346062" table:style-name="ce13">
            <text:p>3912346062</text:p>
          </table:table-cell>
          <table:table-cell office:value-type="date" office:date-value="2022-12-28T00:00:00" table:style-name="ce17">
            <text:p>28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.2" table:style-name="ce13">
            <text:p>1,2</text:p>
          </table:table-cell>
          <table:table-cell table:number-columns-repeated="16379"/>
        </table:table-row>
        <table:table-row table:style-name="ro1">
          <table:table-cell office:value-type="float" office:value="3912346063" table:style-name="ce13">
            <text:p>3912346063</text:p>
          </table:table-cell>
          <table:table-cell office:value-type="date" office:date-value="2022-12-29T00:00:00" table:style-name="ce17">
            <text:p>29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9.78" table:style-name="ce13">
            <text:p>39,78</text:p>
          </table:table-cell>
          <table:table-cell table:number-columns-repeated="16379"/>
        </table:table-row>
        <table:table-row table:style-name="ro1">
          <table:table-cell office:value-type="float" office:value="3912346064" table:style-name="ce13">
            <text:p>3912346064</text:p>
          </table:table-cell>
          <table:table-cell office:value-type="date" office:date-value="2022-12-29T00:00:00" table:style-name="ce17">
            <text:p>29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6.52" table:style-name="ce13">
            <text:p>16,52</text:p>
          </table:table-cell>
          <table:table-cell table:number-columns-repeated="16379"/>
        </table:table-row>
        <table:table-row table:style-name="ro1">
          <table:table-cell office:value-type="float" office:value="3912346065" table:style-name="ce13">
            <text:p>3912346065</text:p>
          </table:table-cell>
          <table:table-cell office:value-type="date" office:date-value="2022-12-30T00:00:00" table:style-name="ce17">
            <text:p>30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4.97" table:style-name="ce13">
            <text:p>34,97</text:p>
          </table:table-cell>
          <table:table-cell table:number-columns-repeated="16379"/>
        </table:table-row>
        <table:table-row table:style-name="ro1">
          <table:table-cell office:value-type="float" office:value="3912346066" table:style-name="ce13">
            <text:p>3912346066</text:p>
          </table:table-cell>
          <table:table-cell office:value-type="date" office:date-value="2022-12-30T00:00:00" table:style-name="ce17">
            <text:p>30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2.32" table:style-name="ce13">
            <text:p>12,32</text:p>
          </table:table-cell>
          <table:table-cell table:number-columns-repeated="16379"/>
        </table:table-row>
        <table:table-row table:style-name="ro1">
          <table:table-cell office:value-type="float" office:value="3912346067" table:style-name="ce13">
            <text:p>3912346067</text:p>
          </table:table-cell>
          <table:table-cell office:value-type="date" office:date-value="2022-12-31T00:00:00" table:style-name="ce17">
            <text:p>31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0.71" table:style-name="ce13">
            <text:p>30,71</text:p>
          </table:table-cell>
          <table:table-cell table:number-columns-repeated="16379"/>
        </table:table-row>
        <table:table-row table:style-name="ro1">
          <table:table-cell office:value-type="float" office:value="3912346068" table:style-name="ce13">
            <text:p>3912346068</text:p>
          </table:table-cell>
          <table:table-cell office:value-type="date" office:date-value="2022-12-31T00:00:00" table:style-name="ce17">
            <text:p>31/12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7.2" table:style-name="ce13">
            <text:p>7,2</text:p>
          </table:table-cell>
          <table:table-cell table:number-columns-repeated="16379"/>
        </table:table-row>
        <table:table-row table:style-name="ro1">
          <table:table-cell office:value-type="float" office:value="3912346069" table:style-name="ce13">
            <text:p>3912346069</text:p>
          </table:table-cell>
          <table:table-cell office:value-type="date" office:date-value="2023-01-01T00:00:00" table:style-name="ce17">
            <text:p>01/01/23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4.89" table:style-name="ce13">
            <text:p>24,89</text:p>
          </table:table-cell>
          <table:table-cell table:number-columns-repeated="16379"/>
        </table:table-row>
        <table:table-row table:style-name="ro1">
          <table:table-cell office:value-type="float" office:value="3912346070" table:style-name="ce13">
            <text:p>3912346070</text:p>
          </table:table-cell>
          <table:table-cell office:value-type="date" office:date-value="2023-01-01T00:00:00" table:style-name="ce17">
            <text:p>01/01/23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.85" table:style-name="ce13">
            <text:p>2,85</text:p>
          </table:table-cell>
          <table:table-cell table:number-columns-repeated="16379"/>
        </table:table-row>
        <table:table-row table:style-name="ro1">
          <table:table-cell office:value-type="float" office:value="3912346071" table:style-name="ce13">
            <text:p>3912346071</text:p>
          </table:table-cell>
          <table:table-cell office:value-type="date" office:date-value="2023-01-02T00:00:00" table:style-name="ce17">
            <text:p>02/01/23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1.16" table:style-name="ce13">
            <text:p>41,16</text:p>
          </table:table-cell>
          <table:table-cell table:number-columns-repeated="16379"/>
        </table:table-row>
        <table:table-row table:style-name="ro1">
          <table:table-cell office:value-type="float" office:value="3912346072" table:style-name="ce13">
            <text:p>3912346072</text:p>
          </table:table-cell>
          <table:table-cell office:value-type="date" office:date-value="2023-01-02T00:00:00" table:style-name="ce17">
            <text:p>02/01/23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8.09" table:style-name="ce13">
            <text:p>18,09</text:p>
          </table:table-cell>
          <table:table-cell table:number-columns-repeated="16379"/>
        </table:table-row>
        <table:table-row table:style-name="ro1">
          <table:table-cell office:value-type="float" office:value="3912346073" table:style-name="ce13">
            <text:p>3912346073</text:p>
          </table:table-cell>
          <table:table-cell office:value-type="date" office:date-value="2023-01-03T00:00:00" table:style-name="ce17">
            <text:p>03/01/23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6.840000000000003" table:style-name="ce13">
            <text:p>36,84</text:p>
          </table:table-cell>
          <table:table-cell table:number-columns-repeated="16379"/>
        </table:table-row>
        <table:table-row table:style-name="ro1">
          <table:table-cell office:value-type="float" office:value="3912346074" table:style-name="ce13">
            <text:p>3912346074</text:p>
          </table:table-cell>
          <table:table-cell office:value-type="date" office:date-value="2023-01-03T00:00:00" table:style-name="ce17">
            <text:p>03/01/23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4.15" table:style-name="ce13">
            <text:p>14,15</text:p>
          </table:table-cell>
          <table:table-cell table:number-columns-repeated="16379"/>
        </table:table-row>
        <table:table-row table:style-name="ro1">
          <table:table-cell office:value-type="float" office:value="3912346075" table:style-name="ce13">
            <text:p>3912346075</text:p>
          </table:table-cell>
          <table:table-cell office:value-type="date" office:date-value="2023-01-04T00:00:00" table:style-name="ce17">
            <text:p>04/01/23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1.35" table:style-name="ce13">
            <text:p>31,35</text:p>
          </table:table-cell>
          <table:table-cell table:number-columns-repeated="16379"/>
        </table:table-row>
        <table:table-row table:style-name="ro1">
          <table:table-cell office:value-type="float" office:value="3912346076" table:style-name="ce13">
            <text:p>3912346076</text:p>
          </table:table-cell>
          <table:table-cell office:value-type="date" office:date-value="2023-01-04T00:00:00" table:style-name="ce17">
            <text:p>04/01/23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8.9499999999999993" table:style-name="ce13">
            <text:p>8,95</text:p>
          </table:table-cell>
          <table:table-cell table:number-columns-repeated="16379"/>
        </table:table-row>
        <table:table-row table:style-name="ro1">
          <table:table-cell office:value-type="float" office:value="3912346077" table:style-name="ce13">
            <text:p>3912346077</text:p>
          </table:table-cell>
          <table:table-cell office:value-type="date" office:date-value="2023-01-05T00:00:00" table:style-name="ce17">
            <text:p>05/01/23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1.78" table:style-name="ce13">
            <text:p>21,78</text:p>
          </table:table-cell>
          <table:table-cell table:number-columns-repeated="16379"/>
        </table:table-row>
        <table:table-row table:style-name="ro1">
          <table:table-cell office:value-type="float" office:value="3912346078" table:style-name="ce13">
            <text:p>3912346078</text:p>
          </table:table-cell>
          <table:table-cell office:value-type="date" office:date-value="2022-08-11T00:00:00" table:style-name="ce17">
            <text:p>1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0.61" table:style-name="ce13">
            <text:p>0,61</text:p>
          </table:table-cell>
          <table:table-cell table:number-columns-repeated="16379"/>
        </table:table-row>
        <table:table-row table:style-name="ro1">
          <table:table-cell office:value-type="float" office:value="3912346079" table:style-name="ce13">
            <text:p>3912346079</text:p>
          </table:table-cell>
          <table:table-cell office:value-type="date" office:date-value="2022-08-11T00:00:00" table:style-name="ce17">
            <text:p>1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9.4" table:style-name="ce13">
            <text:p>49,4</text:p>
          </table:table-cell>
          <table:table-cell table:number-columns-repeated="16379"/>
        </table:table-row>
        <table:table-row table:style-name="ro1">
          <table:table-cell office:value-type="float" office:value="3912346080" table:style-name="ce13">
            <text:p>3912346080</text:p>
          </table:table-cell>
          <table:table-cell office:value-type="date" office:date-value="2022-08-11T00:00:00" table:style-name="ce17">
            <text:p>1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6.2" table:style-name="ce13">
            <text:p>16,2</text:p>
          </table:table-cell>
          <table:table-cell table:number-columns-repeated="16379"/>
        </table:table-row>
        <table:table-row table:style-name="ro1">
          <table:table-cell office:value-type="float" office:value="3912346081" table:style-name="ce13">
            <text:p>3912346081</text:p>
          </table:table-cell>
          <table:table-cell office:value-type="date" office:date-value="2022-08-11T00:00:00" table:style-name="ce17">
            <text:p>1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7.549999999999997" table:style-name="ce13">
            <text:p>37,55</text:p>
          </table:table-cell>
          <table:table-cell table:number-columns-repeated="16379"/>
        </table:table-row>
        <table:table-row table:style-name="ro1">
          <table:table-cell office:value-type="float" office:value="3912346082" table:style-name="ce13">
            <text:p>3912346082</text:p>
          </table:table-cell>
          <table:table-cell office:value-type="date" office:date-value="2022-08-11T00:00:00" table:style-name="ce17">
            <text:p>1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9.24" table:style-name="ce13">
            <text:p>9,24</text:p>
          </table:table-cell>
          <table:table-cell table:number-columns-repeated="16379"/>
        </table:table-row>
        <table:table-row table:style-name="ro1">
          <table:table-cell office:value-type="float" office:value="3912346083" table:style-name="ce13">
            <text:p>3912346083</text:p>
          </table:table-cell>
          <table:table-cell office:value-type="date" office:date-value="2022-08-11T00:00:00" table:style-name="ce17">
            <text:p>1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3.87" table:style-name="ce13">
            <text:p>23,87</text:p>
          </table:table-cell>
          <table:table-cell table:number-columns-repeated="16379"/>
        </table:table-row>
        <table:table-row table:style-name="ro1">
          <table:table-cell office:value-type="float" office:value="3912346084" table:style-name="ce13">
            <text:p>3912346084</text:p>
          </table:table-cell>
          <table:table-cell office:value-type="date" office:date-value="2022-08-11T00:00:00" table:style-name="ce17">
            <text:p>1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.59" table:style-name="ce13">
            <text:p>1,59</text:p>
          </table:table-cell>
          <table:table-cell table:number-columns-repeated="16379"/>
        </table:table-row>
        <table:table-row table:style-name="ro1">
          <table:table-cell office:value-type="float" office:value="3912346085" table:style-name="ce13">
            <text:p>3912346085</text:p>
          </table:table-cell>
          <table:table-cell office:value-type="date" office:date-value="2022-08-11T00:00:00" table:style-name="ce17">
            <text:p>1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3.76" table:style-name="ce13">
            <text:p>43,76</text:p>
          </table:table-cell>
          <table:table-cell table:number-columns-repeated="16379"/>
        </table:table-row>
        <table:table-row table:style-name="ro1">
          <table:table-cell office:value-type="float" office:value="3912346086" table:style-name="ce13">
            <text:p>3912346086</text:p>
          </table:table-cell>
          <table:table-cell office:value-type="date" office:date-value="2022-08-12T00:00:00" table:style-name="ce17">
            <text:p>12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1.93" table:style-name="ce13">
            <text:p>11,93</text:p>
          </table:table-cell>
          <table:table-cell table:number-columns-repeated="16379"/>
        </table:table-row>
        <table:table-row table:style-name="ro1">
          <table:table-cell office:value-type="float" office:value="3912346087" table:style-name="ce13">
            <text:p>3912346087</text:p>
          </table:table-cell>
          <table:table-cell office:value-type="date" office:date-value="2022-08-12T00:00:00" table:style-name="ce17">
            <text:p>12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9.42" table:style-name="ce13">
            <text:p>29,42</text:p>
          </table:table-cell>
          <table:table-cell table:number-columns-repeated="16379"/>
        </table:table-row>
        <table:table-row table:style-name="ro1">
          <table:table-cell office:value-type="float" office:value="3912346088" table:style-name="ce13">
            <text:p>3912346088</text:p>
          </table:table-cell>
          <table:table-cell office:value-type="date" office:date-value="2022-08-12T00:00:00" table:style-name="ce17">
            <text:p>12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5.7" table:style-name="ce13">
            <text:p>5,7</text:p>
          </table:table-cell>
          <table:table-cell table:number-columns-repeated="16379"/>
        </table:table-row>
        <table:table-row table:style-name="ro1">
          <table:table-cell office:value-type="float" office:value="3912346089" table:style-name="ce13">
            <text:p>3912346089</text:p>
          </table:table-cell>
          <table:table-cell office:value-type="date" office:date-value="2022-08-12T00:00:00" table:style-name="ce17">
            <text:p>12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4.18" table:style-name="ce13">
            <text:p>34,18</text:p>
          </table:table-cell>
          <table:table-cell table:number-columns-repeated="16379"/>
        </table:table-row>
        <table:table-row table:style-name="ro1">
          <table:table-cell office:value-type="float" office:value="3912346090" table:style-name="ce13">
            <text:p>3912346090</text:p>
          </table:table-cell>
          <table:table-cell office:value-type="date" office:date-value="2022-08-12T00:00:00" table:style-name="ce17">
            <text:p>12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5.2" table:style-name="ce13">
            <text:p>15,2</text:p>
          </table:table-cell>
          <table:table-cell table:number-columns-repeated="16379"/>
        </table:table-row>
        <table:table-row table:style-name="ro1">
          <table:table-cell office:value-type="float" office:value="3912346091" table:style-name="ce13">
            <text:p>3912346091</text:p>
          </table:table-cell>
          <table:table-cell office:value-type="date" office:date-value="2022-08-12T00:00:00" table:style-name="ce17">
            <text:p>12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9.659999999999997" table:style-name="ce13">
            <text:p>39,66</text:p>
          </table:table-cell>
          <table:table-cell table:number-columns-repeated="16379"/>
        </table:table-row>
        <table:table-row table:style-name="ro1">
          <table:table-cell office:value-type="float" office:value="3912346092" table:style-name="ce13">
            <text:p>3912346092</text:p>
          </table:table-cell>
          <table:table-cell office:value-type="date" office:date-value="2022-08-12T00:00:00" table:style-name="ce17">
            <text:p>12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7.850000000000001" table:style-name="ce13">
            <text:p>17,85</text:p>
          </table:table-cell>
          <table:table-cell table:number-columns-repeated="16379"/>
        </table:table-row>
        <table:table-row table:style-name="ro1">
          <table:table-cell office:value-type="float" office:value="3912346093" table:style-name="ce13">
            <text:p>3912346093</text:p>
          </table:table-cell>
          <table:table-cell office:value-type="date" office:date-value="2022-08-13T00:00:00" table:style-name="ce17">
            <text:p>13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8.03" table:style-name="ce13">
            <text:p>48,03</text:p>
          </table:table-cell>
          <table:table-cell table:number-columns-repeated="16379"/>
        </table:table-row>
        <table:table-row table:style-name="ro1">
          <table:table-cell office:value-type="float" office:value="3912346094" table:style-name="ce13">
            <text:p>3912346094</text:p>
          </table:table-cell>
          <table:table-cell office:value-type="date" office:date-value="2022-08-13T00:00:00" table:style-name="ce17">
            <text:p>13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2.46" table:style-name="ce13">
            <text:p>12,46</text:p>
          </table:table-cell>
          <table:table-cell table:number-columns-repeated="16379"/>
        </table:table-row>
        <table:table-row table:style-name="ro1">
          <table:table-cell office:value-type="float" office:value="3912346095" table:style-name="ce13">
            <text:p>3912346095</text:p>
          </table:table-cell>
          <table:table-cell office:value-type="date" office:date-value="2022-08-13T00:00:00" table:style-name="ce17">
            <text:p>13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1.79" table:style-name="ce13">
            <text:p>31,79</text:p>
          </table:table-cell>
          <table:table-cell table:number-columns-repeated="16379"/>
        </table:table-row>
        <table:table-row table:style-name="ro1">
          <table:table-cell office:value-type="float" office:value="3912346096" table:style-name="ce13">
            <text:p>3912346096</text:p>
          </table:table-cell>
          <table:table-cell office:value-type="date" office:date-value="2022-08-13T00:00:00" table:style-name="ce17">
            <text:p>13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7.98" table:style-name="ce13">
            <text:p>7,98</text:p>
          </table:table-cell>
          <table:table-cell table:number-columns-repeated="16379"/>
        </table:table-row>
        <table:table-row table:style-name="ro1">
          <table:table-cell office:value-type="float" office:value="3912346097" table:style-name="ce13">
            <text:p>3912346097</text:p>
          </table:table-cell>
          <table:table-cell office:value-type="date" office:date-value="2022-08-13T00:00:00" table:style-name="ce17">
            <text:p>13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6.34" table:style-name="ce13">
            <text:p>26,34</text:p>
          </table:table-cell>
          <table:table-cell table:number-columns-repeated="16379"/>
        </table:table-row>
        <table:table-row table:style-name="ro1">
          <table:table-cell office:value-type="float" office:value="3912346098" table:style-name="ce13">
            <text:p>3912346098</text:p>
          </table:table-cell>
          <table:table-cell office:value-type="date" office:date-value="2022-08-13T00:00:00" table:style-name="ce17">
            <text:p>13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.1100000000000003" table:style-name="ce13">
            <text:p>4,11</text:p>
          </table:table-cell>
          <table:table-cell table:number-columns-repeated="16379"/>
        </table:table-row>
        <table:table-row table:style-name="ro1">
          <table:table-cell office:value-type="float" office:value="3912346099" table:style-name="ce13">
            <text:p>3912346099</text:p>
          </table:table-cell>
          <table:table-cell office:value-type="date" office:date-value="2022-08-14T00:00:00" table:style-name="ce17">
            <text:p>14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0.57" table:style-name="ce13">
            <text:p>40,57</text:p>
          </table:table-cell>
          <table:table-cell table:number-columns-repeated="16379"/>
        </table:table-row>
        <table:table-row table:style-name="ro1">
          <table:table-cell office:value-type="float" office:value="3912346100" table:style-name="ce13">
            <text:p>3912346100</text:p>
          </table:table-cell>
          <table:table-cell office:value-type="date" office:date-value="2022-08-14T00:00:00" table:style-name="ce17">
            <text:p>14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9.48" table:style-name="ce13">
            <text:p>19,48</text:p>
          </table:table-cell>
          <table:table-cell table:number-columns-repeated="16379"/>
        </table:table-row>
        <table:table-row table:style-name="ro1">
          <table:table-cell office:value-type="float" office:value="3912346101" table:style-name="ce13">
            <text:p>3912346101</text:p>
          </table:table-cell>
          <table:table-cell office:value-type="date" office:date-value="2022-08-14T00:00:00" table:style-name="ce17">
            <text:p>14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6.909999999999997" table:style-name="ce13">
            <text:p>36,91</text:p>
          </table:table-cell>
          <table:table-cell table:number-columns-repeated="16379"/>
        </table:table-row>
        <table:table-row table:style-name="ro1">
          <table:table-cell office:value-type="float" office:value="3912346102" table:style-name="ce13">
            <text:p>3912346102</text:p>
          </table:table-cell>
          <table:table-cell office:value-type="date" office:date-value="2022-08-14T00:00:00" table:style-name="ce17">
            <text:p>14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4.64" table:style-name="ce13">
            <text:p>14,64</text:p>
          </table:table-cell>
          <table:table-cell table:number-columns-repeated="16379"/>
        </table:table-row>
        <table:table-row table:style-name="ro1">
          <table:table-cell office:value-type="float" office:value="3912346103" table:style-name="ce13">
            <text:p>3912346103</text:p>
          </table:table-cell>
          <table:table-cell office:value-type="date" office:date-value="2022-08-14T00:00:00" table:style-name="ce17">
            <text:p>14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3.07" table:style-name="ce13">
            <text:p>33,07</text:p>
          </table:table-cell>
          <table:table-cell table:number-columns-repeated="16379"/>
        </table:table-row>
        <table:table-row table:style-name="ro1">
          <table:table-cell office:value-type="float" office:value="3912346104" table:style-name="ce13">
            <text:p>3912346104</text:p>
          </table:table-cell>
          <table:table-cell office:value-type="date" office:date-value="2022-08-14T00:00:00" table:style-name="ce17">
            <text:p>14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0.8" table:style-name="ce13">
            <text:p>10,8</text:p>
          </table:table-cell>
          <table:table-cell table:number-columns-repeated="16379"/>
        </table:table-row>
        <table:table-row table:style-name="ro1">
          <table:table-cell office:value-type="float" office:value="3912346105" table:style-name="ce13">
            <text:p>3912346105</text:p>
          </table:table-cell>
          <table:table-cell office:value-type="date" office:date-value="2022-08-15T00:00:00" table:style-name="ce17">
            <text:p>15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5.53" table:style-name="ce13">
            <text:p>25,53</text:p>
          </table:table-cell>
          <table:table-cell table:number-columns-repeated="16379"/>
        </table:table-row>
        <table:table-row table:style-name="ro1">
          <table:table-cell office:value-type="float" office:value="3912346106" table:style-name="ce13">
            <text:p>3912346106</text:p>
          </table:table-cell>
          <table:table-cell office:value-type="date" office:date-value="2022-08-15T00:00:00" table:style-name="ce17">
            <text:p>15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.36" table:style-name="ce13">
            <text:p>3,36</text:p>
          </table:table-cell>
          <table:table-cell table:number-columns-repeated="16379"/>
        </table:table-row>
        <table:table-row table:style-name="ro1">
          <table:table-cell office:value-type="float" office:value="3912346107" table:style-name="ce13">
            <text:p>3912346107</text:p>
          </table:table-cell>
          <table:table-cell office:value-type="date" office:date-value="2022-08-15T00:00:00" table:style-name="ce17">
            <text:p>15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2.01" table:style-name="ce13">
            <text:p>42,01</text:p>
          </table:table-cell>
          <table:table-cell table:number-columns-repeated="16379"/>
        </table:table-row>
        <table:table-row table:style-name="ro1">
          <table:table-cell office:value-type="float" office:value="3912346108" table:style-name="ce13">
            <text:p>3912346108</text:p>
          </table:table-cell>
          <table:table-cell office:value-type="date" office:date-value="2022-08-15T00:00:00" table:style-name="ce17">
            <text:p>15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3.79" table:style-name="ce13">
            <text:p>13,79</text:p>
          </table:table-cell>
          <table:table-cell table:number-columns-repeated="16379"/>
        </table:table-row>
        <table:table-row table:style-name="ro1">
          <table:table-cell office:value-type="float" office:value="3912346109" table:style-name="ce13">
            <text:p>3912346109</text:p>
          </table:table-cell>
          <table:table-cell office:value-type="date" office:date-value="2022-08-15T00:00:00" table:style-name="ce17">
            <text:p>15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0.28" table:style-name="ce13">
            <text:p>30,28</text:p>
          </table:table-cell>
          <table:table-cell table:number-columns-repeated="16379"/>
        </table:table-row>
        <table:table-row table:style-name="ro1">
          <table:table-cell office:value-type="float" office:value="3912346110" table:style-name="ce13">
            <text:p>3912346110</text:p>
          </table:table-cell>
          <table:table-cell office:value-type="date" office:date-value="2022-08-15T00:00:00" table:style-name="ce17">
            <text:p>15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6.45" table:style-name="ce13">
            <text:p>6,45</text:p>
          </table:table-cell>
          <table:table-cell table:number-columns-repeated="16379"/>
        </table:table-row>
        <table:table-row table:style-name="ro1">
          <table:table-cell office:value-type="float" office:value="3912346111" table:style-name="ce13">
            <text:p>3912346111</text:p>
          </table:table-cell>
          <table:table-cell office:value-type="date" office:date-value="2022-08-16T00:00:00" table:style-name="ce17">
            <text:p>16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5.89" table:style-name="ce13">
            <text:p>35,89</text:p>
          </table:table-cell>
          <table:table-cell table:number-columns-repeated="16379"/>
        </table:table-row>
        <table:table-row table:style-name="ro1">
          <table:table-cell office:value-type="float" office:value="3912346112" table:style-name="ce13">
            <text:p>3912346112</text:p>
          </table:table-cell>
          <table:table-cell office:value-type="date" office:date-value="2022-08-16T00:00:00" table:style-name="ce17">
            <text:p>16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6.940000000000001" table:style-name="ce13">
            <text:p>16,94</text:p>
          </table:table-cell>
          <table:table-cell table:number-columns-repeated="16379"/>
        </table:table-row>
        <table:table-row table:style-name="ro1">
          <table:table-cell office:value-type="float" office:value="3912346113" table:style-name="ce13">
            <text:p>3912346113</text:p>
          </table:table-cell>
          <table:table-cell office:value-type="date" office:date-value="2022-08-17T00:00:00" table:style-name="ce17">
            <text:p>17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5.37" table:style-name="ce13">
            <text:p>45,37</text:p>
          </table:table-cell>
          <table:table-cell table:number-columns-repeated="16379"/>
        </table:table-row>
        <table:table-row table:style-name="ro1">
          <table:table-cell office:value-type="float" office:value="3912346114" table:style-name="ce13">
            <text:p>3912346114</text:p>
          </table:table-cell>
          <table:table-cell office:value-type="date" office:date-value="2022-08-17T00:00:00" table:style-name="ce17">
            <text:p>17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8.6199999999999992" table:style-name="ce13">
            <text:p>8,62</text:p>
          </table:table-cell>
          <table:table-cell table:number-columns-repeated="16379"/>
        </table:table-row>
        <table:table-row table:style-name="ro1">
          <table:table-cell office:value-type="float" office:value="3912346115" table:style-name="ce13">
            <text:p>3912346115</text:p>
          </table:table-cell>
          <table:table-cell office:value-type="date" office:date-value="2022-08-18T00:00:00" table:style-name="ce17">
            <text:p>18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2.75" table:style-name="ce13">
            <text:p>22,75</text:p>
          </table:table-cell>
          <table:table-cell table:number-columns-repeated="16379"/>
        </table:table-row>
        <table:table-row table:style-name="ro1">
          <table:table-cell office:value-type="float" office:value="3912346116" table:style-name="ce13">
            <text:p>3912346116</text:p>
          </table:table-cell>
          <table:table-cell office:value-type="date" office:date-value="2022-08-18T00:00:00" table:style-name="ce17">
            <text:p>18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0.09" table:style-name="ce13">
            <text:p>0,09</text:p>
          </table:table-cell>
          <table:table-cell table:number-columns-repeated="16379"/>
        </table:table-row>
        <table:table-row table:style-name="ro1">
          <table:table-cell office:value-type="float" office:value="3912346117" table:style-name="ce13">
            <text:p>3912346117</text:p>
          </table:table-cell>
          <table:table-cell office:value-type="date" office:date-value="2022-08-19T00:00:00" table:style-name="ce17">
            <text:p>19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7.56" table:style-name="ce13">
            <text:p>47,56</text:p>
          </table:table-cell>
          <table:table-cell table:number-columns-repeated="16379"/>
        </table:table-row>
        <table:table-row table:style-name="ro1">
          <table:table-cell office:value-type="float" office:value="3912346118" table:style-name="ce13">
            <text:p>3912346118</text:p>
          </table:table-cell>
          <table:table-cell office:value-type="date" office:date-value="2022-08-19T00:00:00" table:style-name="ce17">
            <text:p>19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1.03" table:style-name="ce13">
            <text:p>11,03</text:p>
          </table:table-cell>
          <table:table-cell table:number-columns-repeated="16379"/>
        </table:table-row>
        <table:table-row table:style-name="ro1">
          <table:table-cell office:value-type="float" office:value="3912346119" table:style-name="ce13">
            <text:p>3912346119</text:p>
          </table:table-cell>
          <table:table-cell office:value-type="date" office:date-value="2022-08-20T00:00:00" table:style-name="ce17">
            <text:p>20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8.84" table:style-name="ce13">
            <text:p>28,84</text:p>
          </table:table-cell>
          <table:table-cell table:number-columns-repeated="16379"/>
        </table:table-row>
        <table:table-row table:style-name="ro1">
          <table:table-cell office:value-type="float" office:value="3912346120" table:style-name="ce13">
            <text:p>3912346120</text:p>
          </table:table-cell>
          <table:table-cell office:value-type="date" office:date-value="2022-08-20T00:00:00" table:style-name="ce17">
            <text:p>20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5.3" table:style-name="ce13">
            <text:p>5,3</text:p>
          </table:table-cell>
          <table:table-cell table:number-columns-repeated="16379"/>
        </table:table-row>
        <table:table-row table:style-name="ro1">
          <table:table-cell office:value-type="float" office:value="3912346121" table:style-name="ce13">
            <text:p>3912346121</text:p>
          </table:table-cell>
          <table:table-cell office:value-type="date" office:date-value="2022-08-21T00:00:00" table:style-name="ce17">
            <text:p>2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9.159999999999997" table:style-name="ce13">
            <text:p>39,16</text:p>
          </table:table-cell>
          <table:table-cell table:number-columns-repeated="16379"/>
        </table:table-row>
        <table:table-row table:style-name="ro1">
          <table:table-cell office:value-type="float" office:value="3912346122" table:style-name="ce13">
            <text:p>3912346122</text:p>
          </table:table-cell>
          <table:table-cell office:value-type="date" office:date-value="2022-08-21T00:00:00" table:style-name="ce17">
            <text:p>21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8.190000000000001" table:style-name="ce13">
            <text:p>18,19</text:p>
          </table:table-cell>
          <table:table-cell table:number-columns-repeated="16379"/>
        </table:table-row>
        <table:table-row table:style-name="ro1">
          <table:table-cell office:value-type="float" office:value="3912346123" table:style-name="ce13">
            <text:p>3912346123</text:p>
          </table:table-cell>
          <table:table-cell office:value-type="date" office:date-value="2022-08-22T00:00:00" table:style-name="ce17">
            <text:p>22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7.68" table:style-name="ce13">
            <text:p>37,68</text:p>
          </table:table-cell>
          <table:table-cell table:number-columns-repeated="16379"/>
        </table:table-row>
        <table:table-row table:style-name="ro1">
          <table:table-cell office:value-type="float" office:value="3912346124" table:style-name="ce13">
            <text:p>3912346124</text:p>
          </table:table-cell>
          <table:table-cell office:value-type="date" office:date-value="2022-08-22T00:00:00" table:style-name="ce17">
            <text:p>22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5.91" table:style-name="ce13">
            <text:p>15,91</text:p>
          </table:table-cell>
          <table:table-cell table:number-columns-repeated="16379"/>
        </table:table-row>
        <table:table-row table:style-name="ro1">
          <table:table-cell office:value-type="float" office:value="3912346125" table:style-name="ce13">
            <text:p>3912346125</text:p>
          </table:table-cell>
          <table:table-cell office:value-type="date" office:date-value="2022-08-23T00:00:00" table:style-name="ce17">
            <text:p>23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4.33" table:style-name="ce13">
            <text:p>34,33</text:p>
          </table:table-cell>
          <table:table-cell table:number-columns-repeated="16379"/>
        </table:table-row>
        <table:table-row table:style-name="ro1">
          <table:table-cell office:value-type="float" office:value="3912346126" table:style-name="ce13">
            <text:p>3912346126</text:p>
          </table:table-cell>
          <table:table-cell office:value-type="date" office:date-value="2022-08-23T00:00:00" table:style-name="ce17">
            <text:p>23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2.2" table:style-name="ce13">
            <text:p>12,2</text:p>
          </table:table-cell>
          <table:table-cell table:number-columns-repeated="16379"/>
        </table:table-row>
        <table:table-row table:style-name="ro1">
          <table:table-cell office:value-type="float" office:value="3912346127" table:style-name="ce13">
            <text:p>3912346127</text:p>
          </table:table-cell>
          <table:table-cell office:value-type="date" office:date-value="2022-08-24T00:00:00" table:style-name="ce17">
            <text:p>24/08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0.51" table:style-name="ce13">
            <text:p>30,51</text:p>
          </table:table-cell>
          <table:table-cell table:number-columns-repeated="16379"/>
        </table:table-row>
        <table:table-row table:style-name="ro1">
          <table:table-cell office:value-type="float" office:value="3912346128" table:style-name="ce13">
            <text:p>3912346128</text:p>
          </table:table-cell>
          <table:table-cell office:value-type="date" office:date-value="2022-09-03T00:00:00" table:style-name="ce17">
            <text:p>0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7.67" table:style-name="ce13">
            <text:p>7,67</text:p>
          </table:table-cell>
          <table:table-cell table:number-columns-repeated="16379"/>
        </table:table-row>
        <table:table-row table:style-name="ro1">
          <table:table-cell office:value-type="float" office:value="3912346129" table:style-name="ce13">
            <text:p>3912346129</text:p>
          </table:table-cell>
          <table:table-cell office:value-type="date" office:date-value="2022-09-03T00:00:00" table:style-name="ce17">
            <text:p>0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6.89" table:style-name="ce13">
            <text:p>26,89</text:p>
          </table:table-cell>
          <table:table-cell table:number-columns-repeated="16379"/>
        </table:table-row>
        <table:table-row table:style-name="ro1">
          <table:table-cell office:value-type="float" office:value="3912346130" table:style-name="ce13">
            <text:p>3912346130</text:p>
          </table:table-cell>
          <table:table-cell office:value-type="date" office:date-value="2022-09-03T00:00:00" table:style-name="ce17">
            <text:p>0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.79" table:style-name="ce13">
            <text:p>4,79</text:p>
          </table:table-cell>
          <table:table-cell table:number-columns-repeated="16379"/>
        </table:table-row>
        <table:table-row table:style-name="ro1">
          <table:table-cell office:value-type="float" office:value="3912346131" table:style-name="ce13">
            <text:p>3912346131</text:p>
          </table:table-cell>
          <table:table-cell office:value-type="date" office:date-value="2022-09-03T00:00:00" table:style-name="ce17">
            <text:p>0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1.22" table:style-name="ce13">
            <text:p>41,22</text:p>
          </table:table-cell>
          <table:table-cell table:number-columns-repeated="16379"/>
        </table:table-row>
        <table:table-row table:style-name="ro1">
          <table:table-cell office:value-type="float" office:value="3912346132" table:style-name="ce13">
            <text:p>3912346132</text:p>
          </table:table-cell>
          <table:table-cell office:value-type="date" office:date-value="2022-09-03T00:00:00" table:style-name="ce17">
            <text:p>0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0.74" table:style-name="ce18">
            <text:p>10,74</text:p>
          </table:table-cell>
          <table:table-cell table:number-columns-repeated="16379"/>
        </table:table-row>
        <table:table-row table:style-name="ro1">
          <table:table-cell office:value-type="float" office:value="3912346133" table:style-name="ce13">
            <text:p>3912346133</text:p>
          </table:table-cell>
          <table:table-cell office:value-type="date" office:date-value="2022-09-03T00:00:00" table:style-name="ce17">
            <text:p>0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4.96" table:style-name="ce18">
            <text:p>24,96</text:p>
          </table:table-cell>
          <table:table-cell table:number-columns-repeated="16379"/>
        </table:table-row>
        <table:table-row table:style-name="ro1">
          <table:table-cell office:value-type="float" office:value="3912346134" table:style-name="ce13">
            <text:p>3912346134</text:p>
          </table:table-cell>
          <table:table-cell office:value-type="date" office:date-value="2022-09-03T00:00:00" table:style-name="ce17">
            <text:p>0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.85" table:style-name="ce18">
            <text:p>1,85</text:p>
          </table:table-cell>
          <table:table-cell table:number-columns-repeated="16379"/>
        </table:table-row>
        <table:table-row table:style-name="ro1">
          <table:table-cell office:value-type="float" office:value="3912346135" table:style-name="ce13">
            <text:p>3912346135</text:p>
          </table:table-cell>
          <table:table-cell office:value-type="date" office:date-value="2022-09-03T00:00:00" table:style-name="ce17">
            <text:p>0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4.29" table:style-name="ce18">
            <text:p>44,29</text:p>
          </table:table-cell>
          <table:table-cell table:number-columns-repeated="16379"/>
        </table:table-row>
        <table:table-row table:style-name="ro1">
          <table:table-cell office:value-type="float" office:value="3912346136" table:style-name="ce13">
            <text:p>3912346136</text:p>
          </table:table-cell>
          <table:table-cell office:value-type="date" office:date-value="2022-09-04T00:00:00" table:style-name="ce17">
            <text:p>04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2.63" table:style-name="ce18">
            <text:p>12,63</text:p>
          </table:table-cell>
          <table:table-cell table:number-columns-repeated="16379"/>
        </table:table-row>
        <table:table-row table:style-name="ro1">
          <table:table-cell office:value-type="float" office:value="3912346137" table:style-name="ce13">
            <text:p>3912346137</text:p>
          </table:table-cell>
          <table:table-cell office:value-type="date" office:date-value="2022-09-04T00:00:00" table:style-name="ce17">
            <text:p>04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1.14" table:style-name="ce18">
            <text:p>31,14</text:p>
          </table:table-cell>
          <table:table-cell table:number-columns-repeated="16379"/>
        </table:table-row>
        <table:table-row table:style-name="ro1">
          <table:table-cell office:value-type="float" office:value="3912346138" table:style-name="ce13">
            <text:p>3912346138</text:p>
          </table:table-cell>
          <table:table-cell office:value-type="date" office:date-value="2022-09-04T00:00:00" table:style-name="ce17">
            <text:p>04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8.49" table:style-name="ce18">
            <text:p>8,49</text:p>
          </table:table-cell>
          <table:table-cell table:number-columns-repeated="16379"/>
        </table:table-row>
        <table:table-row table:style-name="ro1">
          <table:table-cell office:value-type="float" office:value="3912346139" table:style-name="ce13">
            <text:p>3912346139</text:p>
          </table:table-cell>
          <table:table-cell office:value-type="date" office:date-value="2022-09-04T00:00:00" table:style-name="ce17">
            <text:p>04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6.57" table:style-name="ce18">
            <text:p>26,57</text:p>
          </table:table-cell>
          <table:table-cell table:number-columns-repeated="16379"/>
        </table:table-row>
        <table:table-row table:style-name="ro1">
          <table:table-cell office:value-type="float" office:value="3912346140" table:style-name="ce13">
            <text:p>3912346140</text:p>
          </table:table-cell>
          <table:table-cell office:value-type="date" office:date-value="2022-09-04T00:00:00" table:style-name="ce17">
            <text:p>04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.92" table:style-name="ce18">
            <text:p>3,92</text:p>
          </table:table-cell>
          <table:table-cell table:number-columns-repeated="16379"/>
        </table:table-row>
        <table:table-row table:style-name="ro1">
          <table:table-cell office:value-type="float" office:value="3912346141" table:style-name="ce13">
            <text:p>3912346141</text:p>
          </table:table-cell>
          <table:table-cell office:value-type="date" office:date-value="2022-09-04T00:00:00" table:style-name="ce17">
            <text:p>04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9.82" table:style-name="ce18">
            <text:p>39,82</text:p>
          </table:table-cell>
          <table:table-cell table:number-columns-repeated="16379"/>
        </table:table-row>
        <table:table-row table:style-name="ro1">
          <table:table-cell office:value-type="float" office:value="3912346142" table:style-name="ce13">
            <text:p>3912346142</text:p>
          </table:table-cell>
          <table:table-cell office:value-type="date" office:date-value="2022-09-04T00:00:00" table:style-name="ce17">
            <text:p>04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8.670000000000002" table:style-name="ce18">
            <text:p>18,67</text:p>
          </table:table-cell>
          <table:table-cell table:number-columns-repeated="16379"/>
        </table:table-row>
        <table:table-row table:style-name="ro1">
          <table:table-cell office:value-type="float" office:value="3912346143" table:style-name="ce13">
            <text:p>3912346143</text:p>
          </table:table-cell>
          <table:table-cell office:value-type="date" office:date-value="2022-09-05T00:00:00" table:style-name="ce17">
            <text:p>05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7.04" table:style-name="ce18">
            <text:p>37,04</text:p>
          </table:table-cell>
          <table:table-cell table:number-columns-repeated="16379"/>
        </table:table-row>
        <table:table-row table:style-name="ro1">
          <table:table-cell office:value-type="float" office:value="3912346144" table:style-name="ce13">
            <text:p>3912346144</text:p>
          </table:table-cell>
          <table:table-cell office:value-type="date" office:date-value="2022-09-05T00:00:00" table:style-name="ce17">
            <text:p>05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5.29" table:style-name="ce18">
            <text:p>15,29</text:p>
          </table:table-cell>
          <table:table-cell table:number-columns-repeated="16379"/>
        </table:table-row>
        <table:table-row table:style-name="ro1">
          <table:table-cell office:value-type="float" office:value="3912346145" table:style-name="ce13">
            <text:p>3912346145</text:p>
          </table:table-cell>
          <table:table-cell office:value-type="date" office:date-value="2022-09-05T00:00:00" table:style-name="ce17">
            <text:p>05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4.68" table:style-name="ce18">
            <text:p>34,68</text:p>
          </table:table-cell>
          <table:table-cell table:number-columns-repeated="16379"/>
        </table:table-row>
        <table:table-row table:style-name="ro1">
          <table:table-cell office:value-type="float" office:value="3912346146" table:style-name="ce13">
            <text:p>3912346146</text:p>
          </table:table-cell>
          <table:table-cell office:value-type="date" office:date-value="2022-09-05T00:00:00" table:style-name="ce17">
            <text:p>05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3.57" table:style-name="ce18">
            <text:p>13,57</text:p>
          </table:table-cell>
          <table:table-cell table:number-columns-repeated="16379"/>
        </table:table-row>
        <table:table-row table:style-name="ro1">
          <table:table-cell office:value-type="float" office:value="3912346147" table:style-name="ce13">
            <text:p>3912346147</text:p>
          </table:table-cell>
          <table:table-cell office:value-type="date" office:date-value="2022-09-05T00:00:00" table:style-name="ce17">
            <text:p>05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2.89" table:style-name="ce18">
            <text:p>32,89</text:p>
          </table:table-cell>
          <table:table-cell table:number-columns-repeated="16379"/>
        </table:table-row>
        <table:table-row table:style-name="ro1">
          <table:table-cell office:value-type="float" office:value="3912346148" table:style-name="ce13">
            <text:p>3912346148</text:p>
          </table:table-cell>
          <table:table-cell office:value-type="date" office:date-value="2022-09-05T00:00:00" table:style-name="ce17">
            <text:p>05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7.3" table:style-name="ce18">
            <text:p>7,3</text:p>
          </table:table-cell>
          <table:table-cell table:number-columns-repeated="16379"/>
        </table:table-row>
        <table:table-row table:style-name="ro1">
          <table:table-cell office:value-type="float" office:value="3912346149" table:style-name="ce13">
            <text:p>3912346149</text:p>
          </table:table-cell>
          <table:table-cell office:value-type="date" office:date-value="2022-09-06T00:00:00" table:style-name="ce17">
            <text:p>06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2.4" table:style-name="ce18">
            <text:p>22,4</text:p>
          </table:table-cell>
          <table:table-cell table:number-columns-repeated="16379"/>
        </table:table-row>
        <table:table-row table:style-name="ro1">
          <table:table-cell office:value-type="float" office:value="3912346150" table:style-name="ce13">
            <text:p>3912346150</text:p>
          </table:table-cell>
          <table:table-cell office:value-type="date" office:date-value="2022-09-06T00:00:00" table:style-name="ce17">
            <text:p>06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0.61" table:style-name="ce18">
            <text:p>0,61</text:p>
          </table:table-cell>
          <table:table-cell table:number-columns-repeated="16379"/>
        </table:table-row>
        <table:table-row table:style-name="ro1">
          <table:table-cell office:value-type="float" office:value="3912346151" table:style-name="ce13">
            <text:p>3912346151</text:p>
          </table:table-cell>
          <table:table-cell office:value-type="date" office:date-value="2022-09-06T00:00:00" table:style-name="ce17">
            <text:p>06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7.88" table:style-name="ce18">
            <text:p>47,88</text:p>
          </table:table-cell>
          <table:table-cell table:number-columns-repeated="16379"/>
        </table:table-row>
        <table:table-row table:style-name="ro1">
          <table:table-cell office:value-type="float" office:value="3912346152" table:style-name="ce13">
            <text:p>3912346152</text:p>
          </table:table-cell>
          <table:table-cell office:value-type="date" office:date-value="2022-09-06T00:00:00" table:style-name="ce17">
            <text:p>06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1.26" table:style-name="ce18">
            <text:p>11,26</text:p>
          </table:table-cell>
          <table:table-cell table:number-columns-repeated="16379"/>
        </table:table-row>
        <table:table-row table:style-name="ro1">
          <table:table-cell office:value-type="float" office:value="3912346153" table:style-name="ce13">
            <text:p>3912346153</text:p>
          </table:table-cell>
          <table:table-cell office:value-type="date" office:date-value="2022-09-06T00:00:00" table:style-name="ce17">
            <text:p>06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8.84" table:style-name="ce18">
            <text:p>28,84</text:p>
          </table:table-cell>
          <table:table-cell table:number-columns-repeated="16379"/>
        </table:table-row>
        <table:table-row table:style-name="ro1">
          <table:table-cell office:value-type="float" office:value="3912346154" table:style-name="ce13">
            <text:p>3912346154</text:p>
          </table:table-cell>
          <table:table-cell office:value-type="date" office:date-value="2022-09-07T00:00:00" table:style-name="ce17">
            <text:p>07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5.1100000000000003" table:style-name="ce18">
            <text:p>5,11</text:p>
          </table:table-cell>
          <table:table-cell table:number-columns-repeated="16379"/>
        </table:table-row>
        <table:table-row table:style-name="ro1">
          <table:table-cell office:value-type="float" office:value="3912346155" table:style-name="ce13">
            <text:p>3912346155</text:p>
          </table:table-cell>
          <table:table-cell office:value-type="date" office:date-value="2022-09-07T00:00:00" table:style-name="ce17">
            <text:p>07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1.9" table:style-name="ce18">
            <text:p>41,9</text:p>
          </table:table-cell>
          <table:table-cell table:number-columns-repeated="16379"/>
        </table:table-row>
        <table:table-row table:style-name="ro1">
          <table:table-cell office:value-type="float" office:value="3912346156" table:style-name="ce13">
            <text:p>3912346156</text:p>
          </table:table-cell>
          <table:table-cell office:value-type="date" office:date-value="2022-09-07T00:00:00" table:style-name="ce17">
            <text:p>07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0.05" table:style-name="ce18">
            <text:p>20,05</text:p>
          </table:table-cell>
          <table:table-cell table:number-columns-repeated="16379"/>
        </table:table-row>
        <table:table-row table:style-name="ro1">
          <table:table-cell office:value-type="float" office:value="3912346157" table:style-name="ce13">
            <text:p>3912346157</text:p>
          </table:table-cell>
          <table:table-cell office:value-type="date" office:date-value="2022-09-07T00:00:00" table:style-name="ce17">
            <text:p>07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6.21" table:style-name="ce18">
            <text:p>36,21</text:p>
          </table:table-cell>
          <table:table-cell table:number-columns-repeated="16379"/>
        </table:table-row>
        <table:table-row table:style-name="ro1">
          <table:table-cell office:value-type="float" office:value="3912346158" table:style-name="ce13">
            <text:p>3912346158</text:p>
          </table:table-cell>
          <table:table-cell office:value-type="date" office:date-value="2022-09-07T00:00:00" table:style-name="ce17">
            <text:p>07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4.35" table:style-name="ce18">
            <text:p>14,35</text:p>
          </table:table-cell>
          <table:table-cell table:number-columns-repeated="16379"/>
        </table:table-row>
        <table:table-row table:style-name="ro1">
          <table:table-cell office:value-type="float" office:value="3912346159" table:style-name="ce13">
            <text:p>3912346159</text:p>
          </table:table-cell>
          <table:table-cell office:value-type="date" office:date-value="2022-09-08T00:00:00" table:style-name="ce17">
            <text:p>08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3.97" table:style-name="ce18">
            <text:p>33,97</text:p>
          </table:table-cell>
          <table:table-cell table:number-columns-repeated="16379"/>
        </table:table-row>
        <table:table-row table:style-name="ro1">
          <table:table-cell office:value-type="float" office:value="3912346160" table:style-name="ce13">
            <text:p>3912346160</text:p>
          </table:table-cell>
          <table:table-cell office:value-type="date" office:date-value="2022-09-08T00:00:00" table:style-name="ce17">
            <text:p>08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9.73" table:style-name="ce18">
            <text:p>9,73</text:p>
          </table:table-cell>
          <table:table-cell table:number-columns-repeated="16379"/>
        </table:table-row>
        <table:table-row table:style-name="ro1">
          <table:table-cell office:value-type="float" office:value="3912346161" table:style-name="ce13">
            <text:p>3912346161</text:p>
          </table:table-cell>
          <table:table-cell office:value-type="date" office:date-value="2022-09-09T00:00:00" table:style-name="ce17">
            <text:p>09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5.68" table:style-name="ce18">
            <text:p>25,68</text:p>
          </table:table-cell>
          <table:table-cell table:number-columns-repeated="16379"/>
        </table:table-row>
        <table:table-row table:style-name="ro1">
          <table:table-cell office:value-type="float" office:value="3912346162" table:style-name="ce13">
            <text:p>3912346162</text:p>
          </table:table-cell>
          <table:table-cell office:value-type="date" office:date-value="2022-09-09T00:00:00" table:style-name="ce17">
            <text:p>09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.4" table:style-name="ce18">
            <text:p>2,4</text:p>
          </table:table-cell>
          <table:table-cell table:number-columns-repeated="16379"/>
        </table:table-row>
        <table:table-row table:style-name="ro1">
          <table:table-cell office:value-type="float" office:value="3912346163" table:style-name="ce13">
            <text:p>3912346163</text:p>
          </table:table-cell>
          <table:table-cell office:value-type="date" office:date-value="2022-09-10T00:00:00" table:style-name="ce17">
            <text:p>10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3.76" table:style-name="ce18">
            <text:p>43,76</text:p>
          </table:table-cell>
          <table:table-cell table:number-columns-repeated="16379"/>
        </table:table-row>
        <table:table-row table:style-name="ro1">
          <table:table-cell office:value-type="float" office:value="3912346164" table:style-name="ce13">
            <text:p>3912346164</text:p>
          </table:table-cell>
          <table:table-cell office:value-type="date" office:date-value="2022-09-10T00:00:00" table:style-name="ce17">
            <text:p>10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2.59" table:style-name="ce18">
            <text:p>12,59</text:p>
          </table:table-cell>
          <table:table-cell table:number-columns-repeated="16379"/>
        </table:table-row>
        <table:table-row table:style-name="ro1">
          <table:table-cell office:value-type="float" office:value="3912346165" table:style-name="ce13">
            <text:p>3912346165</text:p>
          </table:table-cell>
          <table:table-cell office:value-type="date" office:date-value="2022-09-11T00:00:00" table:style-name="ce17">
            <text:p>11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0.48" table:style-name="ce18">
            <text:p>30,48</text:p>
          </table:table-cell>
          <table:table-cell table:number-columns-repeated="16379"/>
        </table:table-row>
        <table:table-row table:style-name="ro1">
          <table:table-cell office:value-type="float" office:value="3912346166" table:style-name="ce13">
            <text:p>3912346166</text:p>
          </table:table-cell>
          <table:table-cell office:value-type="date" office:date-value="2022-09-11T00:00:00" table:style-name="ce17">
            <text:p>11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6.81" table:style-name="ce18">
            <text:p>6,81</text:p>
          </table:table-cell>
          <table:table-cell table:number-columns-repeated="16379"/>
        </table:table-row>
        <table:table-row table:style-name="ro1">
          <table:table-cell office:value-type="float" office:value="3912346167" table:style-name="ce13">
            <text:p>3912346167</text:p>
          </table:table-cell>
          <table:table-cell office:value-type="date" office:date-value="2022-09-12T00:00:00" table:style-name="ce17">
            <text:p>12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8.92" table:style-name="ce18">
            <text:p>38,92</text:p>
          </table:table-cell>
          <table:table-cell table:number-columns-repeated="16379"/>
        </table:table-row>
        <table:table-row table:style-name="ro1">
          <table:table-cell office:value-type="float" office:value="3912346168" table:style-name="ce13">
            <text:p>3912346168</text:p>
          </table:table-cell>
          <table:table-cell office:value-type="date" office:date-value="2022-09-12T00:00:00" table:style-name="ce17">
            <text:p>12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7.010000000000002" table:style-name="ce18">
            <text:p>17,01</text:p>
          </table:table-cell>
          <table:table-cell table:number-columns-repeated="16379"/>
        </table:table-row>
        <table:table-row table:style-name="ro1">
          <table:table-cell office:value-type="float" office:value="3912346169" table:style-name="ce13">
            <text:p>3912346169</text:p>
          </table:table-cell>
          <table:table-cell office:value-type="date" office:date-value="2022-09-13T00:00:00" table:style-name="ce17">
            <text:p>1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35.76" table:style-name="ce18">
            <text:p>35,76</text:p>
          </table:table-cell>
          <table:table-cell table:number-columns-repeated="16379"/>
        </table:table-row>
        <table:table-row table:style-name="ro1">
          <table:table-cell office:value-type="float" office:value="3912346170" table:style-name="ce13">
            <text:p>3912346170</text:p>
          </table:table-cell>
          <table:table-cell office:value-type="date" office:date-value="2022-09-13T00:00:00" table:style-name="ce17">
            <text:p>13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6.079999999999998" table:style-name="ce18">
            <text:p>16,08</text:p>
          </table:table-cell>
          <table:table-cell table:number-columns-repeated="16379"/>
        </table:table-row>
        <table:table-row table:style-name="ro1">
          <table:table-cell office:value-type="float" office:value="3912346171" table:style-name="ce13">
            <text:p>3912346171</text:p>
          </table:table-cell>
          <table:table-cell office:value-type="date" office:date-value="2022-09-14T00:00:00" table:style-name="ce17">
            <text:p>14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5.9" table:style-name="ce18">
            <text:p>45,9</text:p>
          </table:table-cell>
          <table:table-cell table:number-columns-repeated="16379"/>
        </table:table-row>
        <table:table-row table:style-name="ro1">
          <table:table-cell office:value-type="float" office:value="3912346172" table:style-name="ce13">
            <text:p>3912346172</text:p>
          </table:table-cell>
          <table:table-cell office:value-type="date" office:date-value="2022-09-14T00:00:00" table:style-name="ce17">
            <text:p>14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11.23" table:style-name="ce18">
            <text:p>11,23</text:p>
          </table:table-cell>
          <table:table-cell table:number-columns-repeated="16379"/>
        </table:table-row>
        <table:table-row table:style-name="ro1">
          <table:table-cell office:value-type="float" office:value="3912346173" table:style-name="ce13">
            <text:p>3912346173</text:p>
          </table:table-cell>
          <table:table-cell office:value-type="date" office:date-value="2022-09-15T00:00:00" table:style-name="ce17">
            <text:p>15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9.58" table:style-name="ce18">
            <text:p>29,58</text:p>
          </table:table-cell>
          <table:table-cell table:number-columns-repeated="16379"/>
        </table:table-row>
        <table:table-row table:style-name="ro1">
          <table:table-cell office:value-type="float" office:value="3912346174" table:style-name="ce13">
            <text:p>3912346174</text:p>
          </table:table-cell>
          <table:table-cell office:value-type="date" office:date-value="2022-09-15T00:00:00" table:style-name="ce17">
            <text:p>15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.7699999999999996" table:style-name="ce18">
            <text:p>4,77</text:p>
          </table:table-cell>
          <table:table-cell table:number-columns-repeated="16379"/>
        </table:table-row>
        <table:table-row table:style-name="ro1">
          <table:table-cell office:value-type="float" office:value="3912346175" table:style-name="ce13">
            <text:p>3912346175</text:p>
          </table:table-cell>
          <table:table-cell office:value-type="date" office:date-value="2022-09-16T00:00:00" table:style-name="ce17">
            <text:p>16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42.6" table:style-name="ce18">
            <text:p>42,6</text:p>
          </table:table-cell>
          <table:table-cell table:number-columns-repeated="16379"/>
        </table:table-row>
        <table:table-row table:style-name="ro1">
          <table:table-cell office:value-type="float" office:value="3912346176" table:style-name="ce13">
            <text:p>3912346176</text:p>
          </table:table-cell>
          <table:table-cell office:value-type="date" office:date-value="2022-09-16T00:00:00" table:style-name="ce17">
            <text:p>16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7.3" table:style-name="ce18">
            <text:p>7,3</text:p>
          </table:table-cell>
          <table:table-cell table:number-columns-repeated="16379"/>
        </table:table-row>
        <table:table-row table:style-name="ro1">
          <table:table-cell office:value-type="float" office:value="3912346177" table:style-name="ce13">
            <text:p>3912346177</text:p>
          </table:table-cell>
          <table:table-cell office:value-type="date" office:date-value="2022-09-17T00:00:00" table:style-name="ce17">
            <text:p>17/09/22</text:p>
          </table:table-cell>
          <table:table-cell office:value-type="string" table:style-name="ce13">
            <text:p>a ricarica</text:p>
          </table:table-cell>
          <table:table-cell office:value-type="string" table:style-name="ce13">
            <text:p>NULL</text:p>
          </table:table-cell>
          <table:table-cell office:value-type="float" office:value="22.4" table:style-name="ce18">
            <text:p>22,4</text:p>
          </table:table-cell>
          <table:table-cell table:number-columns-repeated="16379"/>
        </table:table-row>
        <table:table-row table:number-rows-repeated="3"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10"/>
          <table:table-cell table:style-name="ce15"/>
          <table:table-cell table:number-columns-repeated="16379"/>
        </table:table-row>
        <table:table-row table:number-rows-repeated="1048070" table:style-name="ro1">
          <table:table-cell table:number-columns-repeated="16384"/>
        </table:table-row>
      </table:table>
      <table:table table:name="Telefonata" table:style-name="ta2">
        <table:table-column table:style-name="co6" table:default-cell-style-name="ce10"/>
        <table:table-column table:style-name="co7" table:default-cell-style-name="ce20"/>
        <table:table-column table:style-name="co6" table:number-columns-repeated="3" table:default-cell-style-name="ce10"/>
        <table:table-column table:style-name="co3" table:default-cell-style-name="ce28"/>
        <table:table-column table:style-name="co3" table:number-columns-repeated="16378" table:default-cell-style-name="ce10"/>
        <table:table-row table:style-name="ro1">
          <table:table-cell office:value-type="string" table:style-name="ce24">
            <text:p>ID</text:p>
          </table:table-cell>
          <table:table-cell office:value-type="string" table:style-name="ce24">
            <text:p>EffettuataDa</text:p>
          </table:table-cell>
          <table:table-cell office:value-type="string" table:style-name="ce19">
            <text:p>Data</text:p>
          </table:table-cell>
          <table:table-cell office:value-type="string" table:style-name="ce19">
            <text:p>Ora</text:p>
          </table:table-cell>
          <table:table-cell office:value-type="string" table:style-name="ce19">
            <text:p>Durata</text:p>
          </table:table-cell>
          <table:table-cell office:value-type="string" table:style-name="ce25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00" table:style-name="ce20">
            <text:p>3912345800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2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00" table:style-name="ce20">
            <text:p>3912345800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3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21" table:style-name="ce20">
            <text:p>3912345821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4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21" table:style-name="ce20">
            <text:p>3912345821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5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27" table:style-name="ce20">
            <text:p>3912345827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6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27" table:style-name="ce20">
            <text:p>3912345827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7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32" table:style-name="ce20">
            <text:p>3912345832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8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32" table:style-name="ce20">
            <text:p>3912345832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9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35" table:style-name="ce20">
            <text:p>3912345835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10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35" table:style-name="ce20">
            <text:p>3912345835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11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40" table:style-name="ce20">
            <text:p>3912345840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12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40" table:style-name="ce20">
            <text:p>3912345840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13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43" table:style-name="ce20">
            <text:p>3912345843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14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43" table:style-name="ce20">
            <text:p>3912345843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15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57" table:style-name="ce20">
            <text:p>3912345857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16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57" table:style-name="ce20">
            <text:p>3912345857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17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58" table:style-name="ce20">
            <text:p>3912345858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18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58" table:style-name="ce20">
            <text:p>3912345858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19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61" table:style-name="ce20">
            <text:p>3912345861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20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61" table:style-name="ce20">
            <text:p>3912345861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21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62" table:style-name="ce20">
            <text:p>3912345862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22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62" table:style-name="ce20">
            <text:p>3912345862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23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65" table:style-name="ce20">
            <text:p>3912345865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2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68" table:style-name="ce20">
            <text:p>3912345868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25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69" table:style-name="ce20">
            <text:p>3912345869</text:p>
          </table:table-cell>
          <table:table-cell office:value-type="date" office:date-value="2024-01-06T00:00:00" table:style-name="ce9">
            <text:p>06/01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26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69" table:style-name="ce20">
            <text:p>3912345869</text:p>
          </table:table-cell>
          <table:table-cell office:value-type="date" office:date-value="2024-01-07T00:00:00" table:style-name="ce9">
            <text:p>07/01/24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27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72" table:style-name="ce20">
            <text:p>3912345872</text:p>
          </table:table-cell>
          <table:table-cell office:value-type="date" office:date-value="2024-01-08T00:00:00" table:style-name="ce9">
            <text:p>08/01/24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28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72" table:style-name="ce20">
            <text:p>3912345872</text:p>
          </table:table-cell>
          <table:table-cell office:value-type="date" office:date-value="2024-01-09T00:00:00" table:style-name="ce9">
            <text:p>09/01/24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29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74" table:style-name="ce20">
            <text:p>3912345874</text:p>
          </table:table-cell>
          <table:table-cell office:value-type="date" office:date-value="2024-01-10T00:00:00" table:style-name="ce9">
            <text:p>10/01/24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30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74" table:style-name="ce20">
            <text:p>3912345874</text:p>
          </table:table-cell>
          <table:table-cell office:value-type="date" office:date-value="2024-01-11T00:00:00" table:style-name="ce9">
            <text:p>11/01/24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31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75" table:style-name="ce20">
            <text:p>3912345875</text:p>
          </table:table-cell>
          <table:table-cell office:value-type="date" office:date-value="2024-01-12T00:00:00" table:style-name="ce9">
            <text:p>12/01/24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32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77" table:style-name="ce20">
            <text:p>3912345877</text:p>
          </table:table-cell>
          <table:table-cell office:value-type="date" office:date-value="2024-01-13T00:00:00" table:style-name="ce9">
            <text:p>13/01/24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33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81" table:style-name="ce20">
            <text:p>3912345881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34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81" table:style-name="ce20">
            <text:p>3912345881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35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82" table:style-name="ce20">
            <text:p>3912345882</text:p>
          </table:table-cell>
          <table:table-cell office:value-type="date" office:date-value="2024-01-16T00:00:00" table:style-name="ce9">
            <text:p>16/01/24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36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82" table:style-name="ce20">
            <text:p>3912345882</text:p>
          </table:table-cell>
          <table:table-cell office:value-type="date" office:date-value="2024-01-17T00:00:00" table:style-name="ce9">
            <text:p>17/01/24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37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83" table:style-name="ce20">
            <text:p>3912345883</text:p>
          </table:table-cell>
          <table:table-cell office:value-type="date" office:date-value="2024-01-18T00:00:00" table:style-name="ce9">
            <text:p>18/01/24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3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84" table:style-name="ce20">
            <text:p>3912345884</text:p>
          </table:table-cell>
          <table:table-cell office:value-type="date" office:date-value="2024-01-19T00:00:00" table:style-name="ce9">
            <text:p>19/01/24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39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85" table:style-name="ce20">
            <text:p>3912345885</text:p>
          </table:table-cell>
          <table:table-cell office:value-type="date" office:date-value="2024-01-20T00:00:00" table:style-name="ce9">
            <text:p>20/01/24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40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86" table:style-name="ce20">
            <text:p>3912345886</text:p>
          </table:table-cell>
          <table:table-cell office:value-type="date" office:date-value="2024-01-21T00:00:00" table:style-name="ce9">
            <text:p>21/01/24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41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86" table:style-name="ce20">
            <text:p>3912345886</text:p>
          </table:table-cell>
          <table:table-cell office:value-type="date" office:date-value="2024-01-22T00:00:00" table:style-name="ce9">
            <text:p>22/01/24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42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87" table:style-name="ce20">
            <text:p>3912345887</text:p>
          </table:table-cell>
          <table:table-cell office:value-type="date" office:date-value="2024-01-23T00:00:00" table:style-name="ce9">
            <text:p>23/01/24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43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88" table:style-name="ce20">
            <text:p>3912345888</text:p>
          </table:table-cell>
          <table:table-cell office:value-type="date" office:date-value="2024-01-24T00:00:00" table:style-name="ce9">
            <text:p>24/01/24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44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89" table:style-name="ce20">
            <text:p>3912345889</text:p>
          </table:table-cell>
          <table:table-cell office:value-type="date" office:date-value="2024-01-25T00:00:00" table:style-name="ce9">
            <text:p>25/01/24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45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91" table:style-name="ce20">
            <text:p>3912345891</text:p>
          </table:table-cell>
          <table:table-cell office:value-type="date" office:date-value="2024-01-26T00:00:00" table:style-name="ce9">
            <text:p>26/01/24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46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892" table:style-name="ce20">
            <text:p>3912345892</text:p>
          </table:table-cell>
          <table:table-cell office:value-type="date" office:date-value="2024-01-27T00:00:00" table:style-name="ce9">
            <text:p>27/01/24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47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893" table:style-name="ce20">
            <text:p>3912345893</text:p>
          </table:table-cell>
          <table:table-cell office:value-type="date" office:date-value="2024-01-28T00:00:00" table:style-name="ce9">
            <text:p>28/01/24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48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00" table:style-name="ce20">
            <text:p>3912345900</text:p>
          </table:table-cell>
          <table:table-cell office:value-type="date" office:date-value="2024-01-29T00:00:00" table:style-name="ce9">
            <text:p>29/01/24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49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00" table:style-name="ce20">
            <text:p>3912345900</text:p>
          </table:table-cell>
          <table:table-cell office:value-type="date" office:date-value="2024-01-30T00:00:00" table:style-name="ce9">
            <text:p>30/01/24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50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01" table:style-name="ce20">
            <text:p>3912345901</text:p>
          </table:table-cell>
          <table:table-cell office:value-type="date" office:date-value="2024-01-31T00:00:00" table:style-name="ce9">
            <text:p>31/01/24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51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02" table:style-name="ce20">
            <text:p>3912345902</text:p>
          </table:table-cell>
          <table:table-cell office:value-type="date" office:date-value="2024-02-01T00:00:00" table:style-name="ce9">
            <text:p>01/02/24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52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03" table:style-name="ce20">
            <text:p>3912345903</text:p>
          </table:table-cell>
          <table:table-cell office:value-type="date" office:date-value="2024-02-02T00:00:00" table:style-name="ce9">
            <text:p>02/02/24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53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03" table:style-name="ce20">
            <text:p>3912345903</text:p>
          </table:table-cell>
          <table:table-cell office:value-type="date" office:date-value="2024-02-03T00:00:00" table:style-name="ce9">
            <text:p>03/02/24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5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04" table:style-name="ce20">
            <text:p>3912345904</text:p>
          </table:table-cell>
          <table:table-cell office:value-type="date" office:date-value="2024-02-04T00:00:00" table:style-name="ce9">
            <text:p>04/02/24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55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06" table:style-name="ce20">
            <text:p>3912345906</text:p>
          </table:table-cell>
          <table:table-cell office:value-type="date" office:date-value="2024-02-05T00:00:00" table:style-name="ce9">
            <text:p>05/02/24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56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07" table:style-name="ce20">
            <text:p>3912345907</text:p>
          </table:table-cell>
          <table:table-cell office:value-type="date" office:date-value="2024-02-06T00:00:00" table:style-name="ce9">
            <text:p>06/02/24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57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08" table:style-name="ce20">
            <text:p>3912345908</text:p>
          </table:table-cell>
          <table:table-cell office:value-type="date" office:date-value="2024-02-07T00:00:00" table:style-name="ce9">
            <text:p>07/02/24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58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09" table:style-name="ce20">
            <text:p>3912345909</text:p>
          </table:table-cell>
          <table:table-cell office:value-type="date" office:date-value="2024-02-08T00:00:00" table:style-name="ce9">
            <text:p>08/02/24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59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10" table:style-name="ce20">
            <text:p>3912345910</text:p>
          </table:table-cell>
          <table:table-cell office:value-type="date" office:date-value="2024-02-09T00:00:00" table:style-name="ce9">
            <text:p>09/02/24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60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10" table:style-name="ce20">
            <text:p>3912345910</text:p>
          </table:table-cell>
          <table:table-cell office:value-type="date" office:date-value="2024-02-10T00:00:00" table:style-name="ce9">
            <text:p>10/02/24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61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13" table:style-name="ce20">
            <text:p>3912345913</text:p>
          </table:table-cell>
          <table:table-cell office:value-type="date" office:date-value="2024-02-11T00:00:00" table:style-name="ce9">
            <text:p>11/02/24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62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13" table:style-name="ce20">
            <text:p>3912345913</text:p>
          </table:table-cell>
          <table:table-cell office:value-type="date" office:date-value="2024-02-12T00:00:00" table:style-name="ce9">
            <text:p>12/02/24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63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14" table:style-name="ce20">
            <text:p>3912345914</text:p>
          </table:table-cell>
          <table:table-cell office:value-type="date" office:date-value="2024-02-13T00:00:00" table:style-name="ce9">
            <text:p>13/02/24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64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17" table:style-name="ce20">
            <text:p>3912345917</text:p>
          </table:table-cell>
          <table:table-cell office:value-type="date" office:date-value="2024-02-14T00:00:00" table:style-name="ce9">
            <text:p>14/02/24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65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18" table:style-name="ce20">
            <text:p>3912345918</text:p>
          </table:table-cell>
          <table:table-cell office:value-type="date" office:date-value="2024-02-15T00:00:00" table:style-name="ce9">
            <text:p>15/02/24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66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19" table:style-name="ce20">
            <text:p>3912345919</text:p>
          </table:table-cell>
          <table:table-cell office:value-type="date" office:date-value="2024-02-16T00:00:00" table:style-name="ce9">
            <text:p>16/02/24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67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0" table:style-name="ce20">
            <text:p>3912345920</text:p>
          </table:table-cell>
          <table:table-cell office:value-type="date" office:date-value="2024-02-17T00:00:00" table:style-name="ce9">
            <text:p>17/02/24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68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1" table:style-name="ce20">
            <text:p>3912345921</text:p>
          </table:table-cell>
          <table:table-cell office:value-type="date" office:date-value="2024-02-18T00:00:00" table:style-name="ce9">
            <text:p>18/02/24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69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2" table:style-name="ce20">
            <text:p>3912345922</text:p>
          </table:table-cell>
          <table:table-cell office:value-type="date" office:date-value="2024-02-19T00:00:00" table:style-name="ce9">
            <text:p>19/02/24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70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22" table:style-name="ce20">
            <text:p>3912345922</text:p>
          </table:table-cell>
          <table:table-cell office:value-type="date" office:date-value="2024-02-20T00:00:00" table:style-name="ce9">
            <text:p>20/02/24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71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3" table:style-name="ce20">
            <text:p>3912345923</text:p>
          </table:table-cell>
          <table:table-cell office:value-type="date" office:date-value="2024-02-21T00:00:00" table:style-name="ce9">
            <text:p>21/02/24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72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4" table:style-name="ce20">
            <text:p>3912345924</text:p>
          </table:table-cell>
          <table:table-cell office:value-type="date" office:date-value="2024-02-22T00:00:00" table:style-name="ce9">
            <text:p>22/02/24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73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5" table:style-name="ce20">
            <text:p>3912345925</text:p>
          </table:table-cell>
          <table:table-cell office:value-type="date" office:date-value="2024-02-23T00:00:00" table:style-name="ce9">
            <text:p>23/02/24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74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25" table:style-name="ce20">
            <text:p>3912345925</text:p>
          </table:table-cell>
          <table:table-cell office:value-type="date" office:date-value="2024-02-24T00:00:00" table:style-name="ce9">
            <text:p>24/02/24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75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6" table:style-name="ce20">
            <text:p>3912345926</text:p>
          </table:table-cell>
          <table:table-cell office:value-type="date" office:date-value="2024-02-25T00:00:00" table:style-name="ce9">
            <text:p>25/02/24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76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7" table:style-name="ce20">
            <text:p>3912345927</text:p>
          </table:table-cell>
          <table:table-cell office:value-type="date" office:date-value="2024-02-26T00:00:00" table:style-name="ce9">
            <text:p>26/02/24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77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8" table:style-name="ce20">
            <text:p>3912345928</text:p>
          </table:table-cell>
          <table:table-cell office:value-type="date" office:date-value="2024-02-27T00:00:00" table:style-name="ce9">
            <text:p>27/02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78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29" table:style-name="ce20">
            <text:p>3912345929</text:p>
          </table:table-cell>
          <table:table-cell office:value-type="date" office:date-value="2024-02-28T00:00:00" table:style-name="ce9">
            <text:p>28/02/24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79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33" table:style-name="ce20">
            <text:p>3912345933</text:p>
          </table:table-cell>
          <table:table-cell office:value-type="date" office:date-value="2024-02-29T00:00:00" table:style-name="ce9">
            <text:p>29/02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80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34" table:style-name="ce20">
            <text:p>3912345934</text:p>
          </table:table-cell>
          <table:table-cell office:value-type="date" office:date-value="2024-03-01T00:00:00" table:style-name="ce9">
            <text:p>01/03/24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81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34" table:style-name="ce20">
            <text:p>3912345934</text:p>
          </table:table-cell>
          <table:table-cell office:value-type="date" office:date-value="2024-03-02T00:00:00" table:style-name="ce9">
            <text:p>02/03/24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82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35" table:style-name="ce20">
            <text:p>3912345935</text:p>
          </table:table-cell>
          <table:table-cell office:value-type="date" office:date-value="2024-03-03T00:00:00" table:style-name="ce9">
            <text:p>03/03/24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83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36" table:style-name="ce20">
            <text:p>3912345936</text:p>
          </table:table-cell>
          <table:table-cell office:value-type="date" office:date-value="2024-03-04T00:00:00" table:style-name="ce9">
            <text:p>04/03/24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84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38" table:style-name="ce20">
            <text:p>3912345938</text:p>
          </table:table-cell>
          <table:table-cell office:value-type="date" office:date-value="2024-03-05T00:00:00" table:style-name="ce9">
            <text:p>05/03/24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85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39" table:style-name="ce20">
            <text:p>3912345939</text:p>
          </table:table-cell>
          <table:table-cell office:value-type="date" office:date-value="2024-03-06T00:00:00" table:style-name="ce9">
            <text:p>06/03/24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86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40" table:style-name="ce20">
            <text:p>3912345940</text:p>
          </table:table-cell>
          <table:table-cell office:value-type="date" office:date-value="2024-03-07T00:00:00" table:style-name="ce9">
            <text:p>07/03/24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87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40" table:style-name="ce20">
            <text:p>3912345940</text:p>
          </table:table-cell>
          <table:table-cell office:value-type="date" office:date-value="2024-03-08T00:00:00" table:style-name="ce9">
            <text:p>08/03/24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88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41" table:style-name="ce20">
            <text:p>3912345941</text:p>
          </table:table-cell>
          <table:table-cell office:value-type="date" office:date-value="2024-03-09T00:00:00" table:style-name="ce9">
            <text:p>09/03/24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89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41" table:style-name="ce20">
            <text:p>3912345941</text:p>
          </table:table-cell>
          <table:table-cell office:value-type="date" office:date-value="2024-03-10T00:00:00" table:style-name="ce9">
            <text:p>10/03/24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90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42" table:style-name="ce20">
            <text:p>3912345942</text:p>
          </table:table-cell>
          <table:table-cell office:value-type="date" office:date-value="2024-03-11T00:00:00" table:style-name="ce9">
            <text:p>11/03/24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91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43" table:style-name="ce20">
            <text:p>3912345943</text:p>
          </table:table-cell>
          <table:table-cell office:value-type="date" office:date-value="2024-03-12T00:00:00" table:style-name="ce9">
            <text:p>12/03/24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92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44" table:style-name="ce20">
            <text:p>3912345944</text:p>
          </table:table-cell>
          <table:table-cell office:value-type="date" office:date-value="2024-03-13T00:00:00" table:style-name="ce9">
            <text:p>13/03/24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93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44" table:style-name="ce20">
            <text:p>3912345944</text:p>
          </table:table-cell>
          <table:table-cell office:value-type="date" office:date-value="2024-03-14T00:00:00" table:style-name="ce9">
            <text:p>14/03/24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94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44" table:style-name="ce20">
            <text:p>3912345944</text:p>
          </table:table-cell>
          <table:table-cell office:value-type="date" office:date-value="2024-03-15T00:00:00" table:style-name="ce9">
            <text:p>15/03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95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45" table:style-name="ce20">
            <text:p>3912345945</text:p>
          </table:table-cell>
          <table:table-cell office:value-type="date" office:date-value="2024-03-16T00:00:00" table:style-name="ce9">
            <text:p>16/03/24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96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45" table:style-name="ce20">
            <text:p>3912345945</text:p>
          </table:table-cell>
          <table:table-cell office:value-type="date" office:date-value="2024-03-17T00:00:00" table:style-name="ce9">
            <text:p>17/03/24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97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46" table:style-name="ce20">
            <text:p>3912345946</text:p>
          </table:table-cell>
          <table:table-cell office:value-type="date" office:date-value="2024-03-18T00:00:00" table:style-name="ce9">
            <text:p>18/03/24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98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48" table:style-name="ce20">
            <text:p>3912345948</text:p>
          </table:table-cell>
          <table:table-cell office:value-type="date" office:date-value="2024-03-19T00:00:00" table:style-name="ce9">
            <text:p>19/03/24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99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49" table:style-name="ce20">
            <text:p>3912345949</text:p>
          </table:table-cell>
          <table:table-cell office:value-type="date" office:date-value="2024-03-20T00:00:00" table:style-name="ce9">
            <text:p>20/03/24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100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49" table:style-name="ce20">
            <text:p>3912345949</text:p>
          </table:table-cell>
          <table:table-cell office:value-type="date" office:date-value="2024-03-21T00:00:00" table:style-name="ce9">
            <text:p>21/03/24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101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50" table:style-name="ce20">
            <text:p>3912345950</text:p>
          </table:table-cell>
          <table:table-cell office:value-type="date" office:date-value="2024-03-22T00:00:00" table:style-name="ce9">
            <text:p>22/03/24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102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51" table:style-name="ce20">
            <text:p>3912345951</text:p>
          </table:table-cell>
          <table:table-cell office:value-type="date" office:date-value="2024-03-23T00:00:00" table:style-name="ce9">
            <text:p>23/03/24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103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51" table:style-name="ce20">
            <text:p>3912345951</text:p>
          </table:table-cell>
          <table:table-cell office:value-type="date" office:date-value="2024-03-24T00:00:00" table:style-name="ce9">
            <text:p>24/03/24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104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51" table:style-name="ce20">
            <text:p>3912345951</text:p>
          </table:table-cell>
          <table:table-cell office:value-type="date" office:date-value="2024-03-25T00:00:00" table:style-name="ce9">
            <text:p>25/03/24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105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51" table:style-name="ce20">
            <text:p>3912345951</text:p>
          </table:table-cell>
          <table:table-cell office:value-type="date" office:date-value="2024-03-26T00:00:00" table:style-name="ce9">
            <text:p>26/03/24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106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52" table:style-name="ce20">
            <text:p>3912345952</text:p>
          </table:table-cell>
          <table:table-cell office:value-type="date" office:date-value="2024-03-27T00:00:00" table:style-name="ce9">
            <text:p>27/03/24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107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52" table:style-name="ce20">
            <text:p>3912345952</text:p>
          </table:table-cell>
          <table:table-cell office:value-type="date" office:date-value="2024-03-28T00:00:00" table:style-name="ce9">
            <text:p>28/03/24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108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53" table:style-name="ce20">
            <text:p>3912345953</text:p>
          </table:table-cell>
          <table:table-cell office:value-type="date" office:date-value="2024-03-29T00:00:00" table:style-name="ce9">
            <text:p>29/03/24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109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53" table:style-name="ce20">
            <text:p>3912345953</text:p>
          </table:table-cell>
          <table:table-cell office:value-type="date" office:date-value="2024-03-30T00:00:00" table:style-name="ce9">
            <text:p>30/03/24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110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53" table:style-name="ce20">
            <text:p>3912345953</text:p>
          </table:table-cell>
          <table:table-cell office:value-type="date" office:date-value="2024-03-31T00:00:00" table:style-name="ce9">
            <text:p>31/03/24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111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54" table:style-name="ce20">
            <text:p>3912345954</text:p>
          </table:table-cell>
          <table:table-cell office:value-type="date" office:date-value="2024-04-01T00:00:00" table:style-name="ce9">
            <text:p>01/04/24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112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54" table:style-name="ce20">
            <text:p>3912345954</text:p>
          </table:table-cell>
          <table:table-cell office:value-type="date" office:date-value="2024-04-02T00:00:00" table:style-name="ce9">
            <text:p>02/04/24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113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54" table:style-name="ce20">
            <text:p>3912345954</text:p>
          </table:table-cell>
          <table:table-cell office:value-type="date" office:date-value="2024-04-03T00:00:00" table:style-name="ce9">
            <text:p>03/04/24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114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54" table:style-name="ce20">
            <text:p>3912345954</text:p>
          </table:table-cell>
          <table:table-cell office:value-type="date" office:date-value="2024-04-04T00:00:00" table:style-name="ce9">
            <text:p>04/04/24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115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55" table:style-name="ce20">
            <text:p>3912345955</text:p>
          </table:table-cell>
          <table:table-cell office:value-type="date" office:date-value="2024-04-05T00:00:00" table:style-name="ce9">
            <text:p>05/04/24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116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55" table:style-name="ce20">
            <text:p>3912345955</text:p>
          </table:table-cell>
          <table:table-cell office:value-type="date" office:date-value="2024-04-06T00:00:00" table:style-name="ce9">
            <text:p>06/04/24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117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55" table:style-name="ce20">
            <text:p>3912345955</text:p>
          </table:table-cell>
          <table:table-cell office:value-type="date" office:date-value="2024-04-07T00:00:00" table:style-name="ce9">
            <text:p>07/04/24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118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56" table:style-name="ce20">
            <text:p>3912345956</text:p>
          </table:table-cell>
          <table:table-cell office:value-type="date" office:date-value="2024-04-08T00:00:00" table:style-name="ce9">
            <text:p>08/04/24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119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56" table:style-name="ce20">
            <text:p>3912345956</text:p>
          </table:table-cell>
          <table:table-cell office:value-type="date" office:date-value="2024-04-09T00:00:00" table:style-name="ce9">
            <text:p>09/04/24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120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57" table:style-name="ce20">
            <text:p>3912345957</text:p>
          </table:table-cell>
          <table:table-cell office:value-type="date" office:date-value="2024-04-10T00:00:00" table:style-name="ce9">
            <text:p>10/04/24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121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57" table:style-name="ce20">
            <text:p>3912345957</text:p>
          </table:table-cell>
          <table:table-cell office:value-type="date" office:date-value="2024-04-11T00:00:00" table:style-name="ce9">
            <text:p>11/04/24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122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57" table:style-name="ce20">
            <text:p>3912345957</text:p>
          </table:table-cell>
          <table:table-cell office:value-type="date" office:date-value="2024-04-12T00:00:00" table:style-name="ce9">
            <text:p>12/04/24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123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59" table:style-name="ce20">
            <text:p>3912345959</text:p>
          </table:table-cell>
          <table:table-cell office:value-type="date" office:date-value="2024-04-13T00:00:00" table:style-name="ce9">
            <text:p>13/04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124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59" table:style-name="ce20">
            <text:p>3912345959</text:p>
          </table:table-cell>
          <table:table-cell office:value-type="date" office:date-value="2024-04-14T00:00:00" table:style-name="ce9">
            <text:p>14/04/24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125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60" table:style-name="ce20">
            <text:p>3912345960</text:p>
          </table:table-cell>
          <table:table-cell office:value-type="date" office:date-value="2024-04-15T00:00:00" table:style-name="ce9">
            <text:p>15/04/24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126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60" table:style-name="ce20">
            <text:p>3912345960</text:p>
          </table:table-cell>
          <table:table-cell office:value-type="date" office:date-value="2024-04-16T00:00:00" table:style-name="ce9">
            <text:p>16/04/24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127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64" table:style-name="ce20">
            <text:p>3912345964</text:p>
          </table:table-cell>
          <table:table-cell office:value-type="date" office:date-value="2024-04-17T00:00:00" table:style-name="ce9">
            <text:p>17/04/24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128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64" table:style-name="ce20">
            <text:p>3912345964</text:p>
          </table:table-cell>
          <table:table-cell office:value-type="date" office:date-value="2024-04-18T00:00:00" table:style-name="ce9">
            <text:p>18/04/24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129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66" table:style-name="ce20">
            <text:p>3912345966</text:p>
          </table:table-cell>
          <table:table-cell office:value-type="date" office:date-value="2024-04-19T00:00:00" table:style-name="ce9">
            <text:p>19/04/24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130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66" table:style-name="ce20">
            <text:p>3912345966</text:p>
          </table:table-cell>
          <table:table-cell office:value-type="date" office:date-value="2024-04-20T00:00:00" table:style-name="ce9">
            <text:p>20/04/24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131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69" table:style-name="ce20">
            <text:p>3912345969</text:p>
          </table:table-cell>
          <table:table-cell office:value-type="date" office:date-value="2024-04-21T00:00:00" table:style-name="ce9">
            <text:p>21/04/24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132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71" table:style-name="ce20">
            <text:p>3912345971</text:p>
          </table:table-cell>
          <table:table-cell office:value-type="date" office:date-value="2024-04-22T00:00:00" table:style-name="ce9">
            <text:p>22/04/24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133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71" table:style-name="ce20">
            <text:p>3912345971</text:p>
          </table:table-cell>
          <table:table-cell office:value-type="date" office:date-value="2024-04-23T00:00:00" table:style-name="ce9">
            <text:p>23/04/24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134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71" table:style-name="ce20">
            <text:p>3912345971</text:p>
          </table:table-cell>
          <table:table-cell office:value-type="date" office:date-value="2024-04-24T00:00:00" table:style-name="ce9">
            <text:p>24/04/24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135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72" table:style-name="ce20">
            <text:p>3912345972</text:p>
          </table:table-cell>
          <table:table-cell office:value-type="date" office:date-value="2024-04-25T00:00:00" table:style-name="ce9">
            <text:p>25/04/24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136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73" table:style-name="ce20">
            <text:p>3912345973</text:p>
          </table:table-cell>
          <table:table-cell office:value-type="date" office:date-value="2024-04-26T00:00:00" table:style-name="ce9">
            <text:p>26/04/24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137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73" table:style-name="ce20">
            <text:p>3912345973</text:p>
          </table:table-cell>
          <table:table-cell office:value-type="date" office:date-value="2024-04-27T00:00:00" table:style-name="ce9">
            <text:p>27/04/24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138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73" table:style-name="ce20">
            <text:p>3912345973</text:p>
          </table:table-cell>
          <table:table-cell office:value-type="date" office:date-value="2024-04-28T00:00:00" table:style-name="ce9">
            <text:p>28/04/24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139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75" table:style-name="ce20">
            <text:p>3912345975</text:p>
          </table:table-cell>
          <table:table-cell office:value-type="date" office:date-value="2024-04-29T00:00:00" table:style-name="ce9">
            <text:p>29/04/24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140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75" table:style-name="ce20">
            <text:p>3912345975</text:p>
          </table:table-cell>
          <table:table-cell office:value-type="date" office:date-value="2024-04-30T00:00:00" table:style-name="ce9">
            <text:p>30/04/24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141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76" table:style-name="ce20">
            <text:p>3912345976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142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77" table:style-name="ce20">
            <text:p>3912345977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143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77" table:style-name="ce20">
            <text:p>3912345977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144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78" table:style-name="ce20">
            <text:p>3912345978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145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78" table:style-name="ce20">
            <text:p>3912345978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146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79" table:style-name="ce20">
            <text:p>3912345979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147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79" table:style-name="ce20">
            <text:p>3912345979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148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79" table:style-name="ce20">
            <text:p>3912345979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149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0" table:style-name="ce20">
            <text:p>3912345980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150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0" table:style-name="ce20">
            <text:p>3912345980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151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1" table:style-name="ce20">
            <text:p>3912345981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152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1" table:style-name="ce20">
            <text:p>3912345981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153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81" table:style-name="ce20">
            <text:p>3912345981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154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81" table:style-name="ce20">
            <text:p>3912345981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155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2" table:style-name="ce20">
            <text:p>3912345982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156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2" table:style-name="ce20">
            <text:p>3912345982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157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82" table:style-name="ce20">
            <text:p>3912345982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158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3" table:style-name="ce20">
            <text:p>3912345983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159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3" table:style-name="ce20">
            <text:p>3912345983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160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83" table:style-name="ce20">
            <text:p>3912345983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161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4" table:style-name="ce20">
            <text:p>3912345984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162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4" table:style-name="ce20">
            <text:p>3912345984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163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84" table:style-name="ce20">
            <text:p>3912345984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16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84" table:style-name="ce20">
            <text:p>3912345984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165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5984" table:style-name="ce20">
            <text:p>3912345984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166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5" table:style-name="ce20">
            <text:p>3912345985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167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5" table:style-name="ce20">
            <text:p>3912345985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16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85" table:style-name="ce20">
            <text:p>3912345985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169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6" table:style-name="ce20">
            <text:p>3912345986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170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6" table:style-name="ce20">
            <text:p>3912345986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171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7" table:style-name="ce20">
            <text:p>3912345987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172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7" table:style-name="ce20">
            <text:p>3912345987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173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87" table:style-name="ce20">
            <text:p>3912345987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17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87" table:style-name="ce20">
            <text:p>3912345987</text:p>
          </table:table-cell>
          <table:table-cell office:value-type="date" office:date-value="2024-01-06T00:00:00" table:style-name="ce9">
            <text:p>06/01/24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175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8" table:style-name="ce20">
            <text:p>3912345988</text:p>
          </table:table-cell>
          <table:table-cell office:value-type="date" office:date-value="2024-01-07T00:00:00" table:style-name="ce9">
            <text:p>07/01/24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176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8" table:style-name="ce20">
            <text:p>3912345988</text:p>
          </table:table-cell>
          <table:table-cell office:value-type="date" office:date-value="2024-01-08T00:00:00" table:style-name="ce9">
            <text:p>08/01/24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177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88" table:style-name="ce20">
            <text:p>3912345988</text:p>
          </table:table-cell>
          <table:table-cell office:value-type="date" office:date-value="2024-01-09T00:00:00" table:style-name="ce9">
            <text:p>09/01/24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178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88" table:style-name="ce20">
            <text:p>3912345988</text:p>
          </table:table-cell>
          <table:table-cell office:value-type="date" office:date-value="2024-01-10T00:00:00" table:style-name="ce9">
            <text:p>10/01/24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179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5988" table:style-name="ce20">
            <text:p>3912345988</text:p>
          </table:table-cell>
          <table:table-cell office:value-type="date" office:date-value="2024-01-11T00:00:00" table:style-name="ce9">
            <text:p>11/01/24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180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5988" table:style-name="ce20">
            <text:p>3912345988</text:p>
          </table:table-cell>
          <table:table-cell office:value-type="date" office:date-value="2024-01-12T00:00:00" table:style-name="ce9">
            <text:p>12/01/24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181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89" table:style-name="ce20">
            <text:p>3912345989</text:p>
          </table:table-cell>
          <table:table-cell office:value-type="date" office:date-value="2024-01-13T00:00:00" table:style-name="ce9">
            <text:p>13/01/24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182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89" table:style-name="ce20">
            <text:p>3912345989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183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89" table:style-name="ce20">
            <text:p>3912345989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184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89" table:style-name="ce20">
            <text:p>3912345989</text:p>
          </table:table-cell>
          <table:table-cell office:value-type="date" office:date-value="2024-01-16T00:00:00" table:style-name="ce9">
            <text:p>16/01/24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185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5989" table:style-name="ce20">
            <text:p>3912345989</text:p>
          </table:table-cell>
          <table:table-cell office:value-type="date" office:date-value="2024-02-11T00:00:00" table:style-name="ce9">
            <text:p>11/02/24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186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90" table:style-name="ce20">
            <text:p>3912345990</text:p>
          </table:table-cell>
          <table:table-cell office:value-type="date" office:date-value="2024-02-12T00:00:00" table:style-name="ce9">
            <text:p>12/02/24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187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90" table:style-name="ce20">
            <text:p>3912345990</text:p>
          </table:table-cell>
          <table:table-cell office:value-type="date" office:date-value="2024-02-13T00:00:00" table:style-name="ce9">
            <text:p>13/02/24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188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91" table:style-name="ce20">
            <text:p>3912345991</text:p>
          </table:table-cell>
          <table:table-cell office:value-type="date" office:date-value="2024-02-14T00:00:00" table:style-name="ce9">
            <text:p>14/02/24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189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91" table:style-name="ce20">
            <text:p>3912345991</text:p>
          </table:table-cell>
          <table:table-cell office:value-type="date" office:date-value="2024-02-15T00:00:00" table:style-name="ce9">
            <text:p>15/02/24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190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92" table:style-name="ce20">
            <text:p>3912345992</text:p>
          </table:table-cell>
          <table:table-cell office:value-type="date" office:date-value="2024-02-16T00:00:00" table:style-name="ce9">
            <text:p>16/02/24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191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92" table:style-name="ce20">
            <text:p>3912345992</text:p>
          </table:table-cell>
          <table:table-cell office:value-type="date" office:date-value="2024-02-17T00:00:00" table:style-name="ce9">
            <text:p>17/02/24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192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92" table:style-name="ce20">
            <text:p>3912345992</text:p>
          </table:table-cell>
          <table:table-cell office:value-type="date" office:date-value="2024-02-18T00:00:00" table:style-name="ce9">
            <text:p>18/02/24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193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92" table:style-name="ce20">
            <text:p>3912345992</text:p>
          </table:table-cell>
          <table:table-cell office:value-type="date" office:date-value="2024-02-19T00:00:00" table:style-name="ce9">
            <text:p>19/02/24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194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5992" table:style-name="ce20">
            <text:p>3912345992</text:p>
          </table:table-cell>
          <table:table-cell office:value-type="date" office:date-value="2024-02-20T00:00:00" table:style-name="ce9">
            <text:p>20/02/24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195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5992" table:style-name="ce20">
            <text:p>3912345992</text:p>
          </table:table-cell>
          <table:table-cell office:value-type="date" office:date-value="2024-02-21T00:00:00" table:style-name="ce9">
            <text:p>21/02/24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196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93" table:style-name="ce20">
            <text:p>3912345993</text:p>
          </table:table-cell>
          <table:table-cell office:value-type="date" office:date-value="2024-02-22T00:00:00" table:style-name="ce9">
            <text:p>22/02/24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197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93" table:style-name="ce20">
            <text:p>3912345993</text:p>
          </table:table-cell>
          <table:table-cell office:value-type="date" office:date-value="2024-02-23T00:00:00" table:style-name="ce9">
            <text:p>23/02/24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19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93" table:style-name="ce20">
            <text:p>3912345993</text:p>
          </table:table-cell>
          <table:table-cell office:value-type="date" office:date-value="2024-02-24T00:00:00" table:style-name="ce9">
            <text:p>24/02/24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199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93" table:style-name="ce20">
            <text:p>3912345993</text:p>
          </table:table-cell>
          <table:table-cell office:value-type="date" office:date-value="2024-02-25T00:00:00" table:style-name="ce9">
            <text:p>25/02/24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200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95" table:style-name="ce20">
            <text:p>3912345995</text:p>
          </table:table-cell>
          <table:table-cell office:value-type="date" office:date-value="2024-02-26T00:00:00" table:style-name="ce9">
            <text:p>26/02/24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201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95" table:style-name="ce20">
            <text:p>3912345995</text:p>
          </table:table-cell>
          <table:table-cell office:value-type="date" office:date-value="2024-02-27T00:00:00" table:style-name="ce9">
            <text:p>27/02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202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95" table:style-name="ce20">
            <text:p>3912345995</text:p>
          </table:table-cell>
          <table:table-cell office:value-type="date" office:date-value="2024-02-28T00:00:00" table:style-name="ce9">
            <text:p>28/02/24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203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96" table:style-name="ce20">
            <text:p>3912345996</text:p>
          </table:table-cell>
          <table:table-cell office:value-type="date" office:date-value="2024-02-29T00:00:00" table:style-name="ce9">
            <text:p>29/02/24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204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96" table:style-name="ce20">
            <text:p>3912345996</text:p>
          </table:table-cell>
          <table:table-cell office:value-type="date" office:date-value="2024-03-01T00:00:00" table:style-name="ce9">
            <text:p>01/03/24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205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97" table:style-name="ce20">
            <text:p>3912345997</text:p>
          </table:table-cell>
          <table:table-cell office:value-type="date" office:date-value="2024-03-02T00:00:00" table:style-name="ce9">
            <text:p>02/03/24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206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97" table:style-name="ce20">
            <text:p>3912345997</text:p>
          </table:table-cell>
          <table:table-cell office:value-type="date" office:date-value="2024-03-03T00:00:00" table:style-name="ce9">
            <text:p>03/03/24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207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97" table:style-name="ce20">
            <text:p>3912345997</text:p>
          </table:table-cell>
          <table:table-cell office:value-type="date" office:date-value="2024-03-04T00:00:00" table:style-name="ce9">
            <text:p>04/03/24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208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97" table:style-name="ce20">
            <text:p>3912345997</text:p>
          </table:table-cell>
          <table:table-cell office:value-type="date" office:date-value="2024-03-05T00:00:00" table:style-name="ce9">
            <text:p>05/03/24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209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98" table:style-name="ce20">
            <text:p>3912345998</text:p>
          </table:table-cell>
          <table:table-cell office:value-type="date" office:date-value="2024-03-06T00:00:00" table:style-name="ce9">
            <text:p>06/03/24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210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98" table:style-name="ce20">
            <text:p>3912345998</text:p>
          </table:table-cell>
          <table:table-cell office:value-type="date" office:date-value="2024-03-07T00:00:00" table:style-name="ce9">
            <text:p>07/03/24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211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98" table:style-name="ce20">
            <text:p>3912345998</text:p>
          </table:table-cell>
          <table:table-cell office:value-type="date" office:date-value="2024-03-08T00:00:00" table:style-name="ce9">
            <text:p>08/03/24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212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5999" table:style-name="ce20">
            <text:p>3912345999</text:p>
          </table:table-cell>
          <table:table-cell office:value-type="date" office:date-value="2024-03-09T00:00:00" table:style-name="ce9">
            <text:p>09/03/24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213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5999" table:style-name="ce20">
            <text:p>3912345999</text:p>
          </table:table-cell>
          <table:table-cell office:value-type="date" office:date-value="2024-03-10T00:00:00" table:style-name="ce9">
            <text:p>10/03/24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214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5999" table:style-name="ce20">
            <text:p>3912345999</text:p>
          </table:table-cell>
          <table:table-cell office:value-type="date" office:date-value="2024-03-11T00:00:00" table:style-name="ce9">
            <text:p>11/03/24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215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5999" table:style-name="ce20">
            <text:p>3912345999</text:p>
          </table:table-cell>
          <table:table-cell office:value-type="date" office:date-value="2024-03-12T00:00:00" table:style-name="ce9">
            <text:p>12/03/24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216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00" table:style-name="ce20">
            <text:p>3912346000</text:p>
          </table:table-cell>
          <table:table-cell office:value-type="date" office:date-value="2024-03-13T00:00:00" table:style-name="ce9">
            <text:p>13/03/24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217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00" table:style-name="ce20">
            <text:p>3912346000</text:p>
          </table:table-cell>
          <table:table-cell office:value-type="date" office:date-value="2024-03-14T00:00:00" table:style-name="ce9">
            <text:p>14/03/24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218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00" table:style-name="ce20">
            <text:p>3912346000</text:p>
          </table:table-cell>
          <table:table-cell office:value-type="date" office:date-value="2024-03-15T00:00:00" table:style-name="ce9">
            <text:p>15/03/24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219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00" table:style-name="ce20">
            <text:p>3912346000</text:p>
          </table:table-cell>
          <table:table-cell office:value-type="date" office:date-value="2024-03-16T00:00:00" table:style-name="ce9">
            <text:p>16/03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220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00" table:style-name="ce20">
            <text:p>3912346000</text:p>
          </table:table-cell>
          <table:table-cell office:value-type="date" office:date-value="2024-03-17T00:00:00" table:style-name="ce9">
            <text:p>17/03/24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221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01" table:style-name="ce20">
            <text:p>3912346001</text:p>
          </table:table-cell>
          <table:table-cell office:value-type="date" office:date-value="2024-03-18T00:00:00" table:style-name="ce9">
            <text:p>18/03/24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222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02" table:style-name="ce20">
            <text:p>3912346002</text:p>
          </table:table-cell>
          <table:table-cell office:value-type="date" office:date-value="2024-03-19T00:00:00" table:style-name="ce9">
            <text:p>19/03/24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223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02" table:style-name="ce20">
            <text:p>3912346002</text:p>
          </table:table-cell>
          <table:table-cell office:value-type="date" office:date-value="2024-03-20T00:00:00" table:style-name="ce9">
            <text:p>20/03/24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224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02" table:style-name="ce20">
            <text:p>3912346002</text:p>
          </table:table-cell>
          <table:table-cell office:value-type="date" office:date-value="2024-03-21T00:00:00" table:style-name="ce9">
            <text:p>21/03/24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225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02" table:style-name="ce20">
            <text:p>3912346002</text:p>
          </table:table-cell>
          <table:table-cell office:value-type="date" office:date-value="2024-03-22T00:00:00" table:style-name="ce9">
            <text:p>22/03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226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03" table:style-name="ce20">
            <text:p>3912346003</text:p>
          </table:table-cell>
          <table:table-cell office:value-type="date" office:date-value="2024-03-23T00:00:00" table:style-name="ce9">
            <text:p>23/03/24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227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03" table:style-name="ce20">
            <text:p>3912346003</text:p>
          </table:table-cell>
          <table:table-cell office:value-type="date" office:date-value="2024-03-24T00:00:00" table:style-name="ce9">
            <text:p>24/03/24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228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03" table:style-name="ce20">
            <text:p>3912346003</text:p>
          </table:table-cell>
          <table:table-cell office:value-type="date" office:date-value="2024-03-25T00:00:00" table:style-name="ce9">
            <text:p>25/03/24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229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03" table:style-name="ce20">
            <text:p>3912346003</text:p>
          </table:table-cell>
          <table:table-cell office:value-type="date" office:date-value="2024-03-26T00:00:00" table:style-name="ce9">
            <text:p>26/03/24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230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04" table:style-name="ce20">
            <text:p>3912346004</text:p>
          </table:table-cell>
          <table:table-cell office:value-type="date" office:date-value="2024-03-27T00:00:00" table:style-name="ce9">
            <text:p>27/03/24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231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04" table:style-name="ce20">
            <text:p>3912346004</text:p>
          </table:table-cell>
          <table:table-cell office:value-type="date" office:date-value="2024-03-28T00:00:00" table:style-name="ce9">
            <text:p>28/03/24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232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04" table:style-name="ce20">
            <text:p>3912346004</text:p>
          </table:table-cell>
          <table:table-cell office:value-type="date" office:date-value="2024-03-29T00:00:00" table:style-name="ce9">
            <text:p>29/03/24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233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04" table:style-name="ce20">
            <text:p>3912346004</text:p>
          </table:table-cell>
          <table:table-cell office:value-type="date" office:date-value="2024-03-30T00:00:00" table:style-name="ce9">
            <text:p>30/03/24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234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05" table:style-name="ce20">
            <text:p>3912346005</text:p>
          </table:table-cell>
          <table:table-cell office:value-type="date" office:date-value="2024-03-31T00:00:00" table:style-name="ce9">
            <text:p>31/03/24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235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05" table:style-name="ce20">
            <text:p>3912346005</text:p>
          </table:table-cell>
          <table:table-cell office:value-type="date" office:date-value="2024-04-01T00:00:00" table:style-name="ce9">
            <text:p>01/04/24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236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05" table:style-name="ce20">
            <text:p>3912346005</text:p>
          </table:table-cell>
          <table:table-cell office:value-type="date" office:date-value="2024-04-02T00:00:00" table:style-name="ce9">
            <text:p>02/04/24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237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06" table:style-name="ce20">
            <text:p>3912346006</text:p>
          </table:table-cell>
          <table:table-cell office:value-type="date" office:date-value="2024-04-03T00:00:00" table:style-name="ce9">
            <text:p>03/04/24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238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06" table:style-name="ce20">
            <text:p>3912346006</text:p>
          </table:table-cell>
          <table:table-cell office:value-type="date" office:date-value="2024-04-04T00:00:00" table:style-name="ce9">
            <text:p>04/04/24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239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06" table:style-name="ce20">
            <text:p>3912346006</text:p>
          </table:table-cell>
          <table:table-cell office:value-type="date" office:date-value="2024-04-05T00:00:00" table:style-name="ce9">
            <text:p>05/04/24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240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06" table:style-name="ce20">
            <text:p>3912346006</text:p>
          </table:table-cell>
          <table:table-cell office:value-type="date" office:date-value="2024-04-06T00:00:00" table:style-name="ce9">
            <text:p>06/04/24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241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06" table:style-name="ce20">
            <text:p>3912346006</text:p>
          </table:table-cell>
          <table:table-cell office:value-type="date" office:date-value="2024-04-07T00:00:00" table:style-name="ce9">
            <text:p>07/04/24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242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07" table:style-name="ce20">
            <text:p>3912346007</text:p>
          </table:table-cell>
          <table:table-cell office:value-type="date" office:date-value="2024-04-08T00:00:00" table:style-name="ce9">
            <text:p>08/04/24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243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07" table:style-name="ce20">
            <text:p>3912346007</text:p>
          </table:table-cell>
          <table:table-cell office:value-type="date" office:date-value="2024-04-09T00:00:00" table:style-name="ce9">
            <text:p>09/04/24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244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08" table:style-name="ce20">
            <text:p>3912346008</text:p>
          </table:table-cell>
          <table:table-cell office:value-type="date" office:date-value="2024-04-10T00:00:00" table:style-name="ce9">
            <text:p>10/04/24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245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08" table:style-name="ce20">
            <text:p>3912346008</text:p>
          </table:table-cell>
          <table:table-cell office:value-type="date" office:date-value="2024-04-11T00:00:00" table:style-name="ce9">
            <text:p>11/04/24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246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09" table:style-name="ce20">
            <text:p>3912346009</text:p>
          </table:table-cell>
          <table:table-cell office:value-type="date" office:date-value="2024-04-12T00:00:00" table:style-name="ce9">
            <text:p>12/04/24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247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09" table:style-name="ce20">
            <text:p>3912346009</text:p>
          </table:table-cell>
          <table:table-cell office:value-type="date" office:date-value="2024-04-13T00:00:00" table:style-name="ce9">
            <text:p>13/04/24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248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09" table:style-name="ce20">
            <text:p>3912346009</text:p>
          </table:table-cell>
          <table:table-cell office:value-type="date" office:date-value="2024-04-14T00:00:00" table:style-name="ce9">
            <text:p>14/04/24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249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0" table:style-name="ce20">
            <text:p>3912346010</text:p>
          </table:table-cell>
          <table:table-cell office:value-type="date" office:date-value="2024-04-15T00:00:00" table:style-name="ce9">
            <text:p>15/04/24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250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0" table:style-name="ce20">
            <text:p>3912346010</text:p>
          </table:table-cell>
          <table:table-cell office:value-type="date" office:date-value="2024-04-16T00:00:00" table:style-name="ce9">
            <text:p>16/04/24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251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0" table:style-name="ce20">
            <text:p>3912346010</text:p>
          </table:table-cell>
          <table:table-cell office:value-type="date" office:date-value="2024-04-17T00:00:00" table:style-name="ce9">
            <text:p>17/04/24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252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10" table:style-name="ce20">
            <text:p>3912346010</text:p>
          </table:table-cell>
          <table:table-cell office:value-type="date" office:date-value="2024-04-18T00:00:00" table:style-name="ce9">
            <text:p>18/04/24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253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10" table:style-name="ce20">
            <text:p>3912346010</text:p>
          </table:table-cell>
          <table:table-cell office:value-type="date" office:date-value="2024-04-19T00:00:00" table:style-name="ce9">
            <text:p>19/04/24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254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10" table:style-name="ce20">
            <text:p>3912346010</text:p>
          </table:table-cell>
          <table:table-cell office:value-type="date" office:date-value="2024-04-20T00:00:00" table:style-name="ce9">
            <text:p>20/04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255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10" table:style-name="ce20">
            <text:p>3912346010</text:p>
          </table:table-cell>
          <table:table-cell office:value-type="date" office:date-value="2024-04-21T00:00:00" table:style-name="ce9">
            <text:p>21/04/24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256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1" table:style-name="ce20">
            <text:p>3912346011</text:p>
          </table:table-cell>
          <table:table-cell office:value-type="date" office:date-value="2024-04-22T00:00:00" table:style-name="ce9">
            <text:p>22/04/24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257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1" table:style-name="ce20">
            <text:p>3912346011</text:p>
          </table:table-cell>
          <table:table-cell office:value-type="date" office:date-value="2024-04-23T00:00:00" table:style-name="ce9">
            <text:p>23/04/24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258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1" table:style-name="ce20">
            <text:p>3912346011</text:p>
          </table:table-cell>
          <table:table-cell office:value-type="date" office:date-value="2024-04-24T00:00:00" table:style-name="ce9">
            <text:p>24/04/24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259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11" table:style-name="ce20">
            <text:p>3912346011</text:p>
          </table:table-cell>
          <table:table-cell office:value-type="date" office:date-value="2024-04-25T00:00:00" table:style-name="ce9">
            <text:p>25/04/24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260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11" table:style-name="ce20">
            <text:p>3912346011</text:p>
          </table:table-cell>
          <table:table-cell office:value-type="date" office:date-value="2024-04-26T00:00:00" table:style-name="ce9">
            <text:p>26/04/24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261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2" table:style-name="ce20">
            <text:p>3912346012</text:p>
          </table:table-cell>
          <table:table-cell office:value-type="date" office:date-value="2024-04-27T00:00:00" table:style-name="ce9">
            <text:p>27/04/24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262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2" table:style-name="ce20">
            <text:p>3912346012</text:p>
          </table:table-cell>
          <table:table-cell office:value-type="date" office:date-value="2024-04-28T00:00:00" table:style-name="ce9">
            <text:p>28/04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263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2" table:style-name="ce20">
            <text:p>3912346012</text:p>
          </table:table-cell>
          <table:table-cell office:value-type="date" office:date-value="2024-04-29T00:00:00" table:style-name="ce9">
            <text:p>29/04/24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26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12" table:style-name="ce20">
            <text:p>3912346012</text:p>
          </table:table-cell>
          <table:table-cell office:value-type="date" office:date-value="2024-04-30T00:00:00" table:style-name="ce9">
            <text:p>30/04/24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265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3" table:style-name="ce20">
            <text:p>3912346013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266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3" table:style-name="ce20">
            <text:p>3912346013</text:p>
          </table:table-cell>
          <table:table-cell office:value-type="date" office:date-value="2024-01-07T00:00:00" table:style-name="ce9">
            <text:p>07/01/24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267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3" table:style-name="ce20">
            <text:p>3912346013</text:p>
          </table:table-cell>
          <table:table-cell office:value-type="date" office:date-value="2024-01-08T00:00:00" table:style-name="ce9">
            <text:p>08/01/24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26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13" table:style-name="ce20">
            <text:p>3912346013</text:p>
          </table:table-cell>
          <table:table-cell office:value-type="date" office:date-value="2024-01-09T00:00:00" table:style-name="ce9">
            <text:p>09/01/24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269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13" table:style-name="ce20">
            <text:p>3912346013</text:p>
          </table:table-cell>
          <table:table-cell office:value-type="date" office:date-value="2024-01-10T00:00:00" table:style-name="ce9">
            <text:p>10/01/24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270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4" table:style-name="ce20">
            <text:p>3912346014</text:p>
          </table:table-cell>
          <table:table-cell office:value-type="date" office:date-value="2024-01-11T00:00:00" table:style-name="ce9">
            <text:p>11/01/24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271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4" table:style-name="ce20">
            <text:p>3912346014</text:p>
          </table:table-cell>
          <table:table-cell office:value-type="date" office:date-value="2024-01-12T00:00:00" table:style-name="ce9">
            <text:p>12/01/24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272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4" table:style-name="ce20">
            <text:p>3912346014</text:p>
          </table:table-cell>
          <table:table-cell office:value-type="date" office:date-value="2024-01-13T00:00:00" table:style-name="ce9">
            <text:p>13/01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273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14" table:style-name="ce20">
            <text:p>3912346014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274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14" table:style-name="ce20">
            <text:p>3912346014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275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5" table:style-name="ce20">
            <text:p>3912346015</text:p>
          </table:table-cell>
          <table:table-cell office:value-type="date" office:date-value="2024-01-16T00:00:00" table:style-name="ce9">
            <text:p>16/01/24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276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5" table:style-name="ce20">
            <text:p>3912346015</text:p>
          </table:table-cell>
          <table:table-cell office:value-type="date" office:date-value="2024-02-11T00:00:00" table:style-name="ce9">
            <text:p>11/02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277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5" table:style-name="ce20">
            <text:p>3912346015</text:p>
          </table:table-cell>
          <table:table-cell office:value-type="date" office:date-value="2024-02-12T00:00:00" table:style-name="ce9">
            <text:p>12/02/24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278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15" table:style-name="ce20">
            <text:p>3912346015</text:p>
          </table:table-cell>
          <table:table-cell office:value-type="date" office:date-value="2024-02-13T00:00:00" table:style-name="ce9">
            <text:p>13/02/24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279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15" table:style-name="ce20">
            <text:p>3912346015</text:p>
          </table:table-cell>
          <table:table-cell office:value-type="date" office:date-value="2024-02-14T00:00:00" table:style-name="ce9">
            <text:p>14/02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280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6" table:style-name="ce20">
            <text:p>3912346016</text:p>
          </table:table-cell>
          <table:table-cell office:value-type="date" office:date-value="2024-02-15T00:00:00" table:style-name="ce9">
            <text:p>15/02/24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281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6" table:style-name="ce20">
            <text:p>3912346016</text:p>
          </table:table-cell>
          <table:table-cell office:value-type="date" office:date-value="2024-02-16T00:00:00" table:style-name="ce9">
            <text:p>16/02/24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282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6" table:style-name="ce20">
            <text:p>3912346016</text:p>
          </table:table-cell>
          <table:table-cell office:value-type="date" office:date-value="2024-02-17T00:00:00" table:style-name="ce9">
            <text:p>17/02/24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283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16" table:style-name="ce20">
            <text:p>3912346016</text:p>
          </table:table-cell>
          <table:table-cell office:value-type="date" office:date-value="2024-02-18T00:00:00" table:style-name="ce9">
            <text:p>18/02/24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284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16" table:style-name="ce20">
            <text:p>3912346016</text:p>
          </table:table-cell>
          <table:table-cell office:value-type="date" office:date-value="2024-02-19T00:00:00" table:style-name="ce9">
            <text:p>19/02/24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285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16" table:style-name="ce20">
            <text:p>3912346016</text:p>
          </table:table-cell>
          <table:table-cell office:value-type="date" office:date-value="2024-02-20T00:00:00" table:style-name="ce9">
            <text:p>20/02/24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286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16" table:style-name="ce20">
            <text:p>3912346016</text:p>
          </table:table-cell>
          <table:table-cell office:value-type="date" office:date-value="2024-02-21T00:00:00" table:style-name="ce9">
            <text:p>21/02/24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287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7" table:style-name="ce20">
            <text:p>3912346017</text:p>
          </table:table-cell>
          <table:table-cell office:value-type="date" office:date-value="2024-02-22T00:00:00" table:style-name="ce9">
            <text:p>22/02/24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288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7" table:style-name="ce20">
            <text:p>3912346017</text:p>
          </table:table-cell>
          <table:table-cell office:value-type="date" office:date-value="2024-02-23T00:00:00" table:style-name="ce9">
            <text:p>23/02/24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289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7" table:style-name="ce20">
            <text:p>3912346017</text:p>
          </table:table-cell>
          <table:table-cell office:value-type="date" office:date-value="2024-02-24T00:00:00" table:style-name="ce9">
            <text:p>24/02/24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290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8" table:style-name="ce20">
            <text:p>3912346018</text:p>
          </table:table-cell>
          <table:table-cell office:value-type="date" office:date-value="2024-02-25T00:00:00" table:style-name="ce9">
            <text:p>25/02/24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291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8" table:style-name="ce20">
            <text:p>3912346018</text:p>
          </table:table-cell>
          <table:table-cell office:value-type="date" office:date-value="2024-02-26T00:00:00" table:style-name="ce9">
            <text:p>26/02/24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292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8" table:style-name="ce20">
            <text:p>3912346018</text:p>
          </table:table-cell>
          <table:table-cell office:value-type="date" office:date-value="2024-02-27T00:00:00" table:style-name="ce9">
            <text:p>27/02/24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293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18" table:style-name="ce20">
            <text:p>3912346018</text:p>
          </table:table-cell>
          <table:table-cell office:value-type="date" office:date-value="2024-02-28T00:00:00" table:style-name="ce9">
            <text:p>28/02/24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294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18" table:style-name="ce20">
            <text:p>3912346018</text:p>
          </table:table-cell>
          <table:table-cell office:value-type="date" office:date-value="2024-02-29T00:00:00" table:style-name="ce9">
            <text:p>29/02/24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295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18" table:style-name="ce20">
            <text:p>3912346018</text:p>
          </table:table-cell>
          <table:table-cell office:value-type="date" office:date-value="2024-03-01T00:00:00" table:style-name="ce9">
            <text:p>01/03/24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296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18" table:style-name="ce20">
            <text:p>3912346018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297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298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299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300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301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302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303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304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305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306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10" table:style-name="ce20">
            <text:p>10</text:p>
          </table:table-cell>
          <table:table-cell office:value-type="float" office:value="3912346019" table:style-name="ce20">
            <text:p>3912346019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307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0" table:style-name="ce20">
            <text:p>3912346020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30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0" table:style-name="ce20">
            <text:p>3912346020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309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0" table:style-name="ce20">
            <text:p>3912346020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310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0" table:style-name="ce20">
            <text:p>3912346020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311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0" table:style-name="ce20">
            <text:p>3912346020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312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20" table:style-name="ce20">
            <text:p>3912346020</text:p>
          </table:table-cell>
          <table:table-cell office:value-type="date" office:date-value="2024-01-06T00:00:00" table:style-name="ce9">
            <text:p>06/01/24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313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20" table:style-name="ce20">
            <text:p>3912346020</text:p>
          </table:table-cell>
          <table:table-cell office:value-type="date" office:date-value="2024-01-07T00:00:00" table:style-name="ce9">
            <text:p>07/01/24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314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1" table:style-name="ce20">
            <text:p>3912346021</text:p>
          </table:table-cell>
          <table:table-cell office:value-type="date" office:date-value="2024-01-08T00:00:00" table:style-name="ce9">
            <text:p>08/01/24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315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1" table:style-name="ce20">
            <text:p>3912346021</text:p>
          </table:table-cell>
          <table:table-cell office:value-type="date" office:date-value="2024-01-09T00:00:00" table:style-name="ce9">
            <text:p>09/01/24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316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1" table:style-name="ce20">
            <text:p>3912346021</text:p>
          </table:table-cell>
          <table:table-cell office:value-type="date" office:date-value="2024-01-10T00:00:00" table:style-name="ce9">
            <text:p>10/01/24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317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1" table:style-name="ce20">
            <text:p>3912346021</text:p>
          </table:table-cell>
          <table:table-cell office:value-type="date" office:date-value="2024-01-11T00:00:00" table:style-name="ce9">
            <text:p>11/01/24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318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1" table:style-name="ce20">
            <text:p>3912346021</text:p>
          </table:table-cell>
          <table:table-cell office:value-type="date" office:date-value="2024-01-12T00:00:00" table:style-name="ce9">
            <text:p>12/01/24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319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21" table:style-name="ce20">
            <text:p>3912346021</text:p>
          </table:table-cell>
          <table:table-cell office:value-type="date" office:date-value="2024-01-13T00:00:00" table:style-name="ce9">
            <text:p>13/01/24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320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321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322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323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324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325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326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327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328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329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10" table:style-name="ce20">
            <text:p>10</text:p>
          </table:table-cell>
          <table:table-cell office:value-type="float" office:value="3912346022" table:style-name="ce20">
            <text:p>3912346022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330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3" table:style-name="ce20">
            <text:p>3912346023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331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3" table:style-name="ce20">
            <text:p>3912346023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332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3" table:style-name="ce20">
            <text:p>3912346023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333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3" table:style-name="ce20">
            <text:p>3912346023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334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3" table:style-name="ce20">
            <text:p>3912346023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335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23" table:style-name="ce20">
            <text:p>3912346023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336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4" table:style-name="ce20">
            <text:p>3912346024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337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4" table:style-name="ce20">
            <text:p>3912346024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338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4" table:style-name="ce20">
            <text:p>3912346024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339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4" table:style-name="ce20">
            <text:p>3912346024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340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4" table:style-name="ce20">
            <text:p>3912346024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341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24" table:style-name="ce20">
            <text:p>3912346024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342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5" table:style-name="ce20">
            <text:p>3912346025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343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5" table:style-name="ce20">
            <text:p>3912346025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344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5" table:style-name="ce20">
            <text:p>3912346025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345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5" table:style-name="ce20">
            <text:p>3912346025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346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5" table:style-name="ce20">
            <text:p>3912346025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347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25" table:style-name="ce20">
            <text:p>3912346025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34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25" table:style-name="ce20">
            <text:p>3912346025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349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6" table:style-name="ce20">
            <text:p>3912346026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350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6" table:style-name="ce20">
            <text:p>3912346026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351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6" table:style-name="ce20">
            <text:p>3912346026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352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6" table:style-name="ce20">
            <text:p>3912346026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353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6" table:style-name="ce20">
            <text:p>3912346026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354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26" table:style-name="ce20">
            <text:p>3912346026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355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356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357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358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359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360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361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362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363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364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10" table:style-name="ce20">
            <text:p>10</text:p>
          </table:table-cell>
          <table:table-cell office:value-type="float" office:value="3912346027" table:style-name="ce20">
            <text:p>3912346027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365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8" table:style-name="ce20">
            <text:p>3912346028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366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8" table:style-name="ce20">
            <text:p>3912346028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367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8" table:style-name="ce20">
            <text:p>3912346028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368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8" table:style-name="ce20">
            <text:p>3912346028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369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8" table:style-name="ce20">
            <text:p>3912346028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370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28" table:style-name="ce20">
            <text:p>3912346028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371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28" table:style-name="ce20">
            <text:p>3912346028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372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28" table:style-name="ce20">
            <text:p>3912346028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373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29" table:style-name="ce20">
            <text:p>3912346029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37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29" table:style-name="ce20">
            <text:p>3912346029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375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29" table:style-name="ce20">
            <text:p>3912346029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376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29" table:style-name="ce20">
            <text:p>3912346029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377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29" table:style-name="ce20">
            <text:p>3912346029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378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0" table:style-name="ce20">
            <text:p>3912346030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379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0" table:style-name="ce20">
            <text:p>3912346030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380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0" table:style-name="ce20">
            <text:p>3912346030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381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0" table:style-name="ce20">
            <text:p>3912346030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382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0" table:style-name="ce20">
            <text:p>3912346030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383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30" table:style-name="ce20">
            <text:p>3912346030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384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30" table:style-name="ce20">
            <text:p>3912346030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385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30" table:style-name="ce20">
            <text:p>3912346030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386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1" table:style-name="ce20">
            <text:p>3912346031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387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1" table:style-name="ce20">
            <text:p>3912346031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388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1" table:style-name="ce20">
            <text:p>3912346031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389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1" table:style-name="ce20">
            <text:p>3912346031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390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1" table:style-name="ce20">
            <text:p>3912346031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391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31" table:style-name="ce20">
            <text:p>3912346031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392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31" table:style-name="ce20">
            <text:p>3912346031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393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31" table:style-name="ce20">
            <text:p>3912346031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394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2" table:style-name="ce20">
            <text:p>3912346032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395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2" table:style-name="ce20">
            <text:p>3912346032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396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2" table:style-name="ce20">
            <text:p>3912346032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397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2" table:style-name="ce20">
            <text:p>3912346032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398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2" table:style-name="ce20">
            <text:p>3912346032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399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32" table:style-name="ce20">
            <text:p>3912346032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400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32" table:style-name="ce20">
            <text:p>3912346032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401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3" table:style-name="ce20">
            <text:p>3912346033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402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3" table:style-name="ce20">
            <text:p>3912346033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403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3" table:style-name="ce20">
            <text:p>3912346033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404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3" table:style-name="ce20">
            <text:p>3912346033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405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3" table:style-name="ce20">
            <text:p>3912346033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406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33" table:style-name="ce20">
            <text:p>3912346033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407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4" table:style-name="ce20">
            <text:p>3912346034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408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4" table:style-name="ce20">
            <text:p>3912346034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409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4" table:style-name="ce20">
            <text:p>3912346034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410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4" table:style-name="ce20">
            <text:p>3912346034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411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4" table:style-name="ce20">
            <text:p>3912346034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412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34" table:style-name="ce20">
            <text:p>3912346034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413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34" table:style-name="ce20">
            <text:p>3912346034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414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5" table:style-name="ce20">
            <text:p>3912346035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415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5" table:style-name="ce20">
            <text:p>3912346035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416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5" table:style-name="ce20">
            <text:p>3912346035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417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5" table:style-name="ce20">
            <text:p>3912346035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418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5" table:style-name="ce20">
            <text:p>3912346035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419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35" table:style-name="ce20">
            <text:p>3912346035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420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35" table:style-name="ce20">
            <text:p>3912346035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421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35" table:style-name="ce20">
            <text:p>3912346035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422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6" table:style-name="ce20">
            <text:p>3912346036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423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6" table:style-name="ce20">
            <text:p>3912346036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424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6" table:style-name="ce20">
            <text:p>3912346036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425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6" table:style-name="ce20">
            <text:p>3912346036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426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6" table:style-name="ce20">
            <text:p>3912346036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427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36" table:style-name="ce20">
            <text:p>3912346036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428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36" table:style-name="ce20">
            <text:p>3912346036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429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7" table:style-name="ce20">
            <text:p>3912346037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430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7" table:style-name="ce20">
            <text:p>3912346037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431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7" table:style-name="ce20">
            <text:p>3912346037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432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7" table:style-name="ce20">
            <text:p>3912346037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433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7" table:style-name="ce20">
            <text:p>3912346037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434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37" table:style-name="ce20">
            <text:p>3912346037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435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8" table:style-name="ce20">
            <text:p>3912346038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436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8" table:style-name="ce20">
            <text:p>3912346038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437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8" table:style-name="ce20">
            <text:p>3912346038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438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8" table:style-name="ce20">
            <text:p>3912346038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439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8" table:style-name="ce20">
            <text:p>3912346038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440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39" table:style-name="ce20">
            <text:p>3912346039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441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39" table:style-name="ce20">
            <text:p>3912346039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442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39" table:style-name="ce20">
            <text:p>3912346039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443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39" table:style-name="ce20">
            <text:p>3912346039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444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39" table:style-name="ce20">
            <text:p>3912346039</text:p>
          </table:table-cell>
          <table:table-cell office:value-type="date" office:date-value="2024-01-16T00:00:00" table:style-name="ce9">
            <text:p>16/01/24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445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39" table:style-name="ce20">
            <text:p>3912346039</text:p>
          </table:table-cell>
          <table:table-cell office:value-type="date" office:date-value="2024-02-11T00:00:00" table:style-name="ce9">
            <text:p>11/02/24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446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39" table:style-name="ce20">
            <text:p>3912346039</text:p>
          </table:table-cell>
          <table:table-cell office:value-type="date" office:date-value="2024-02-12T00:00:00" table:style-name="ce9">
            <text:p>12/02/24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447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0" table:style-name="ce20">
            <text:p>3912346040</text:p>
          </table:table-cell>
          <table:table-cell office:value-type="date" office:date-value="2024-02-13T00:00:00" table:style-name="ce9">
            <text:p>13/02/24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448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0" table:style-name="ce20">
            <text:p>3912346040</text:p>
          </table:table-cell>
          <table:table-cell office:value-type="date" office:date-value="2024-02-14T00:00:00" table:style-name="ce9">
            <text:p>14/02/24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449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0" table:style-name="ce20">
            <text:p>3912346040</text:p>
          </table:table-cell>
          <table:table-cell office:value-type="date" office:date-value="2024-02-15T00:00:00" table:style-name="ce9">
            <text:p>15/02/24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450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0" table:style-name="ce20">
            <text:p>3912346040</text:p>
          </table:table-cell>
          <table:table-cell office:value-type="date" office:date-value="2024-02-16T00:00:00" table:style-name="ce9">
            <text:p>16/02/24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451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0" table:style-name="ce20">
            <text:p>3912346040</text:p>
          </table:table-cell>
          <table:table-cell office:value-type="date" office:date-value="2024-02-17T00:00:00" table:style-name="ce9">
            <text:p>17/02/24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452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40" table:style-name="ce20">
            <text:p>3912346040</text:p>
          </table:table-cell>
          <table:table-cell office:value-type="date" office:date-value="2024-02-18T00:00:00" table:style-name="ce9">
            <text:p>18/02/24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453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40" table:style-name="ce20">
            <text:p>3912346040</text:p>
          </table:table-cell>
          <table:table-cell office:value-type="date" office:date-value="2024-02-19T00:00:00" table:style-name="ce9">
            <text:p>19/02/24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454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40" table:style-name="ce20">
            <text:p>3912346040</text:p>
          </table:table-cell>
          <table:table-cell office:value-type="date" office:date-value="2024-02-20T00:00:00" table:style-name="ce9">
            <text:p>20/02/24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455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1" table:style-name="ce20">
            <text:p>3912346041</text:p>
          </table:table-cell>
          <table:table-cell office:value-type="date" office:date-value="2024-02-21T00:00:00" table:style-name="ce9">
            <text:p>21/02/24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456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1" table:style-name="ce20">
            <text:p>3912346041</text:p>
          </table:table-cell>
          <table:table-cell office:value-type="date" office:date-value="2024-02-22T00:00:00" table:style-name="ce9">
            <text:p>22/02/24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457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1" table:style-name="ce20">
            <text:p>3912346041</text:p>
          </table:table-cell>
          <table:table-cell office:value-type="date" office:date-value="2024-02-23T00:00:00" table:style-name="ce9">
            <text:p>23/02/24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458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1" table:style-name="ce20">
            <text:p>3912346041</text:p>
          </table:table-cell>
          <table:table-cell office:value-type="date" office:date-value="2024-02-24T00:00:00" table:style-name="ce9">
            <text:p>24/02/24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459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1" table:style-name="ce20">
            <text:p>3912346041</text:p>
          </table:table-cell>
          <table:table-cell office:value-type="date" office:date-value="2024-02-25T00:00:00" table:style-name="ce9">
            <text:p>25/02/24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460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41" table:style-name="ce20">
            <text:p>3912346041</text:p>
          </table:table-cell>
          <table:table-cell office:value-type="date" office:date-value="2024-02-26T00:00:00" table:style-name="ce9">
            <text:p>26/02/24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461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2" table:style-name="ce20">
            <text:p>3912346042</text:p>
          </table:table-cell>
          <table:table-cell office:value-type="date" office:date-value="2024-02-27T00:00:00" table:style-name="ce9">
            <text:p>27/02/24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462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2" table:style-name="ce20">
            <text:p>3912346042</text:p>
          </table:table-cell>
          <table:table-cell office:value-type="date" office:date-value="2024-02-28T00:00:00" table:style-name="ce9">
            <text:p>28/02/24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463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2" table:style-name="ce20">
            <text:p>3912346042</text:p>
          </table:table-cell>
          <table:table-cell office:value-type="date" office:date-value="2024-02-29T00:00:00" table:style-name="ce9">
            <text:p>29/02/24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46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2" table:style-name="ce20">
            <text:p>3912346042</text:p>
          </table:table-cell>
          <table:table-cell office:value-type="date" office:date-value="2024-03-01T00:00:00" table:style-name="ce9">
            <text:p>01/03/24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465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2" table:style-name="ce20">
            <text:p>3912346042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466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42" table:style-name="ce20">
            <text:p>3912346042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467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42" table:style-name="ce20">
            <text:p>3912346042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468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3" table:style-name="ce20">
            <text:p>3912346043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469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3" table:style-name="ce20">
            <text:p>3912346043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470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3" table:style-name="ce20">
            <text:p>3912346043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471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3" table:style-name="ce20">
            <text:p>3912346043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472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3" table:style-name="ce20">
            <text:p>3912346043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473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4" table:style-name="ce20">
            <text:p>3912346044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474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4" table:style-name="ce20">
            <text:p>3912346044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475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4" table:style-name="ce20">
            <text:p>3912346044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476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4" table:style-name="ce20">
            <text:p>3912346044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477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4" table:style-name="ce20">
            <text:p>3912346044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478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44" table:style-name="ce20">
            <text:p>3912346044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479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44" table:style-name="ce20">
            <text:p>3912346044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480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44" table:style-name="ce20">
            <text:p>3912346044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481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44" table:style-name="ce20">
            <text:p>3912346044</text:p>
          </table:table-cell>
          <table:table-cell office:value-type="date" office:date-value="2024-01-06T00:00:00" table:style-name="ce9">
            <text:p>06/01/24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482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5" table:style-name="ce20">
            <text:p>3912346045</text:p>
          </table:table-cell>
          <table:table-cell office:value-type="date" office:date-value="2024-01-07T00:00:00" table:style-name="ce9">
            <text:p>07/01/24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483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5" table:style-name="ce20">
            <text:p>3912346045</text:p>
          </table:table-cell>
          <table:table-cell office:value-type="date" office:date-value="2024-01-08T00:00:00" table:style-name="ce9">
            <text:p>08/01/24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484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5" table:style-name="ce20">
            <text:p>3912346045</text:p>
          </table:table-cell>
          <table:table-cell office:value-type="date" office:date-value="2024-01-09T00:00:00" table:style-name="ce9">
            <text:p>09/01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485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5" table:style-name="ce20">
            <text:p>3912346045</text:p>
          </table:table-cell>
          <table:table-cell office:value-type="date" office:date-value="2024-01-10T00:00:00" table:style-name="ce9">
            <text:p>10/01/24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486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5" table:style-name="ce20">
            <text:p>3912346045</text:p>
          </table:table-cell>
          <table:table-cell office:value-type="date" office:date-value="2024-01-11T00:00:00" table:style-name="ce9">
            <text:p>11/01/24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487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45" table:style-name="ce20">
            <text:p>3912346045</text:p>
          </table:table-cell>
          <table:table-cell office:value-type="date" office:date-value="2024-01-12T00:00:00" table:style-name="ce9">
            <text:p>12/01/24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488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6" table:style-name="ce20">
            <text:p>3912346046</text:p>
          </table:table-cell>
          <table:table-cell office:value-type="date" office:date-value="2024-01-13T00:00:00" table:style-name="ce9">
            <text:p>13/01/24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489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6" table:style-name="ce20">
            <text:p>3912346046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490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6" table:style-name="ce20">
            <text:p>3912346046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491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6" table:style-name="ce20">
            <text:p>3912346046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492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6" table:style-name="ce20">
            <text:p>3912346046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493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46" table:style-name="ce20">
            <text:p>3912346046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494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7" table:style-name="ce20">
            <text:p>3912346047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495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7" table:style-name="ce20">
            <text:p>3912346047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496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7" table:style-name="ce20">
            <text:p>3912346047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497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7" table:style-name="ce20">
            <text:p>3912346047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498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7" table:style-name="ce20">
            <text:p>3912346047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499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47" table:style-name="ce20">
            <text:p>3912346047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500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47" table:style-name="ce20">
            <text:p>3912346047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501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47" table:style-name="ce20">
            <text:p>3912346047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502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47" table:style-name="ce20">
            <text:p>3912346047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503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8" table:style-name="ce20">
            <text:p>3912346048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504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8" table:style-name="ce20">
            <text:p>3912346048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505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8" table:style-name="ce20">
            <text:p>3912346048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506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8" table:style-name="ce20">
            <text:p>3912346048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507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8" table:style-name="ce20">
            <text:p>3912346048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508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48" table:style-name="ce20">
            <text:p>3912346048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509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48" table:style-name="ce20">
            <text:p>3912346048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510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48" table:style-name="ce20">
            <text:p>3912346048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511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49" table:style-name="ce20">
            <text:p>3912346049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512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49" table:style-name="ce20">
            <text:p>3912346049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513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49" table:style-name="ce20">
            <text:p>3912346049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514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49" table:style-name="ce20">
            <text:p>3912346049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515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49" table:style-name="ce20">
            <text:p>3912346049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516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49" table:style-name="ce20">
            <text:p>3912346049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517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49" table:style-name="ce20">
            <text:p>3912346049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518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49" table:style-name="ce20">
            <text:p>3912346049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519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0" table:style-name="ce20">
            <text:p>3912346050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520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0" table:style-name="ce20">
            <text:p>3912346050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521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0" table:style-name="ce20">
            <text:p>3912346050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522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0" table:style-name="ce20">
            <text:p>3912346050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523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50" table:style-name="ce20">
            <text:p>3912346050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524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1" table:style-name="ce20">
            <text:p>3912346051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525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1" table:style-name="ce20">
            <text:p>3912346051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526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1" table:style-name="ce20">
            <text:p>3912346051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527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1" table:style-name="ce20">
            <text:p>3912346051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528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51" table:style-name="ce20">
            <text:p>3912346051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529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51" table:style-name="ce20">
            <text:p>3912346051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530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2" table:style-name="ce20">
            <text:p>3912346052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531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2" table:style-name="ce20">
            <text:p>3912346052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532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2" table:style-name="ce20">
            <text:p>3912346052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533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2" table:style-name="ce20">
            <text:p>3912346052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534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52" table:style-name="ce20">
            <text:p>3912346052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535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52" table:style-name="ce20">
            <text:p>3912346052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536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53" table:style-name="ce20">
            <text:p>3912346053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537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53" table:style-name="ce20">
            <text:p>3912346053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538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3" table:style-name="ce20">
            <text:p>3912346053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539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3" table:style-name="ce20">
            <text:p>3912346053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540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3" table:style-name="ce20">
            <text:p>3912346053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541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3" table:style-name="ce20">
            <text:p>3912346053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542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4" table:style-name="ce20">
            <text:p>3912346054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543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4" table:style-name="ce20">
            <text:p>3912346054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544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4" table:style-name="ce20">
            <text:p>3912346054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545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4" table:style-name="ce20">
            <text:p>3912346054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546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54" table:style-name="ce20">
            <text:p>3912346054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547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54" table:style-name="ce20">
            <text:p>3912346054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548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54" table:style-name="ce20">
            <text:p>3912346054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549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5" table:style-name="ce20">
            <text:p>3912346055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550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5" table:style-name="ce20">
            <text:p>3912346055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551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5" table:style-name="ce20">
            <text:p>3912346055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552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5" table:style-name="ce20">
            <text:p>3912346055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553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55" table:style-name="ce20">
            <text:p>3912346055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554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55" table:style-name="ce20">
            <text:p>3912346055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555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55" table:style-name="ce20">
            <text:p>3912346055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556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6" table:style-name="ce20">
            <text:p>3912346056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557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6" table:style-name="ce20">
            <text:p>3912346056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558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6" table:style-name="ce20">
            <text:p>3912346056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559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6" table:style-name="ce20">
            <text:p>3912346056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560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56" table:style-name="ce20">
            <text:p>3912346056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561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56" table:style-name="ce20">
            <text:p>3912346056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562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56" table:style-name="ce20">
            <text:p>3912346056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563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56" table:style-name="ce20">
            <text:p>3912346056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564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56" table:style-name="ce20">
            <text:p>3912346056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565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7" table:style-name="ce20">
            <text:p>3912346057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566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7" table:style-name="ce20">
            <text:p>3912346057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567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7" table:style-name="ce20">
            <text:p>3912346057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568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7" table:style-name="ce20">
            <text:p>3912346057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569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57" table:style-name="ce20">
            <text:p>3912346057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570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57" table:style-name="ce20">
            <text:p>3912346057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571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57" table:style-name="ce20">
            <text:p>3912346057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572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57" table:style-name="ce20">
            <text:p>3912346057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573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57" table:style-name="ce20">
            <text:p>3912346057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574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8" table:style-name="ce20">
            <text:p>3912346058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575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8" table:style-name="ce20">
            <text:p>3912346058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576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8" table:style-name="ce20">
            <text:p>3912346058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577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8" table:style-name="ce20">
            <text:p>3912346058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578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58" table:style-name="ce20">
            <text:p>3912346058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579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58" table:style-name="ce20">
            <text:p>3912346058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580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58" table:style-name="ce20">
            <text:p>3912346058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581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58" table:style-name="ce20">
            <text:p>3912346058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582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59" table:style-name="ce20">
            <text:p>3912346059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583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59" table:style-name="ce20">
            <text:p>3912346059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58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59" table:style-name="ce20">
            <text:p>3912346059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585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59" table:style-name="ce20">
            <text:p>3912346059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586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59" table:style-name="ce20">
            <text:p>3912346059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587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0" table:style-name="ce20">
            <text:p>3912346060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588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0" table:style-name="ce20">
            <text:p>3912346060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589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60" table:style-name="ce20">
            <text:p>3912346060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590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60" table:style-name="ce20">
            <text:p>3912346060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591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60" table:style-name="ce20">
            <text:p>3912346060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592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60" table:style-name="ce20">
            <text:p>3912346060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593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1" table:style-name="ce20">
            <text:p>3912346061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594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1" table:style-name="ce20">
            <text:p>3912346061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595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61" table:style-name="ce20">
            <text:p>3912346061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596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61" table:style-name="ce20">
            <text:p>3912346061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597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61" table:style-name="ce20">
            <text:p>3912346061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598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61" table:style-name="ce20">
            <text:p>3912346061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599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61" table:style-name="ce20">
            <text:p>3912346061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600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2" table:style-name="ce20">
            <text:p>3912346062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601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2" table:style-name="ce20">
            <text:p>3912346062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602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62" table:style-name="ce20">
            <text:p>3912346062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603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62" table:style-name="ce20">
            <text:p>3912346062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604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62" table:style-name="ce20">
            <text:p>3912346062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605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62" table:style-name="ce20">
            <text:p>3912346062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606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62" table:style-name="ce20">
            <text:p>3912346062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607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62" table:style-name="ce20">
            <text:p>3912346062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608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3" table:style-name="ce20">
            <text:p>3912346063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609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3" table:style-name="ce20">
            <text:p>3912346063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610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4" table:style-name="ce20">
            <text:p>3912346064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611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4" table:style-name="ce20">
            <text:p>3912346064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612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64" table:style-name="ce20">
            <text:p>3912346064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613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64" table:style-name="ce20">
            <text:p>3912346064</text:p>
          </table:table-cell>
          <table:table-cell office:value-type="date" office:date-value="2024-01-16T00:00:00" table:style-name="ce9">
            <text:p>16/01/24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614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64" table:style-name="ce20">
            <text:p>3912346064</text:p>
          </table:table-cell>
          <table:table-cell office:value-type="date" office:date-value="2024-02-11T00:00:00" table:style-name="ce9">
            <text:p>11/02/24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615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64" table:style-name="ce20">
            <text:p>3912346064</text:p>
          </table:table-cell>
          <table:table-cell office:value-type="date" office:date-value="2024-02-12T00:00:00" table:style-name="ce9">
            <text:p>12/02/24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616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5" table:style-name="ce20">
            <text:p>3912346065</text:p>
          </table:table-cell>
          <table:table-cell office:value-type="date" office:date-value="2024-02-13T00:00:00" table:style-name="ce9">
            <text:p>13/02/24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617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5" table:style-name="ce20">
            <text:p>3912346065</text:p>
          </table:table-cell>
          <table:table-cell office:value-type="date" office:date-value="2024-02-14T00:00:00" table:style-name="ce9">
            <text:p>14/02/24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618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65" table:style-name="ce20">
            <text:p>3912346065</text:p>
          </table:table-cell>
          <table:table-cell office:value-type="date" office:date-value="2024-02-15T00:00:00" table:style-name="ce9">
            <text:p>15/02/24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619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65" table:style-name="ce20">
            <text:p>3912346065</text:p>
          </table:table-cell>
          <table:table-cell office:value-type="date" office:date-value="2024-02-16T00:00:00" table:style-name="ce9">
            <text:p>16/02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620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6" table:style-name="ce20">
            <text:p>3912346066</text:p>
          </table:table-cell>
          <table:table-cell office:value-type="date" office:date-value="2024-02-17T00:00:00" table:style-name="ce9">
            <text:p>17/02/24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621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6" table:style-name="ce20">
            <text:p>3912346066</text:p>
          </table:table-cell>
          <table:table-cell office:value-type="date" office:date-value="2024-02-18T00:00:00" table:style-name="ce9">
            <text:p>18/02/24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622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66" table:style-name="ce20">
            <text:p>3912346066</text:p>
          </table:table-cell>
          <table:table-cell office:value-type="date" office:date-value="2024-02-19T00:00:00" table:style-name="ce9">
            <text:p>19/02/24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623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66" table:style-name="ce20">
            <text:p>3912346066</text:p>
          </table:table-cell>
          <table:table-cell office:value-type="date" office:date-value="2024-02-20T00:00:00" table:style-name="ce9">
            <text:p>20/02/24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624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66" table:style-name="ce20">
            <text:p>3912346066</text:p>
          </table:table-cell>
          <table:table-cell office:value-type="date" office:date-value="2024-02-21T00:00:00" table:style-name="ce9">
            <text:p>21/02/24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625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7" table:style-name="ce20">
            <text:p>3912346067</text:p>
          </table:table-cell>
          <table:table-cell office:value-type="date" office:date-value="2024-02-22T00:00:00" table:style-name="ce9">
            <text:p>22/02/24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626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7" table:style-name="ce20">
            <text:p>3912346067</text:p>
          </table:table-cell>
          <table:table-cell office:value-type="date" office:date-value="2024-02-23T00:00:00" table:style-name="ce9">
            <text:p>23/02/24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627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67" table:style-name="ce20">
            <text:p>3912346067</text:p>
          </table:table-cell>
          <table:table-cell office:value-type="date" office:date-value="2024-02-24T00:00:00" table:style-name="ce9">
            <text:p>24/02/24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628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67" table:style-name="ce20">
            <text:p>3912346067</text:p>
          </table:table-cell>
          <table:table-cell office:value-type="date" office:date-value="2024-02-25T00:00:00" table:style-name="ce9">
            <text:p>25/02/24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629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67" table:style-name="ce20">
            <text:p>3912346067</text:p>
          </table:table-cell>
          <table:table-cell office:value-type="date" office:date-value="2024-02-26T00:00:00" table:style-name="ce9">
            <text:p>26/02/24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630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67" table:style-name="ce20">
            <text:p>3912346067</text:p>
          </table:table-cell>
          <table:table-cell office:value-type="date" office:date-value="2024-02-27T00:00:00" table:style-name="ce9">
            <text:p>27/02/24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631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8" table:style-name="ce20">
            <text:p>3912346068</text:p>
          </table:table-cell>
          <table:table-cell office:value-type="date" office:date-value="2024-02-28T00:00:00" table:style-name="ce9">
            <text:p>28/02/24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632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8" table:style-name="ce20">
            <text:p>3912346068</text:p>
          </table:table-cell>
          <table:table-cell office:value-type="date" office:date-value="2024-02-29T00:00:00" table:style-name="ce9">
            <text:p>29/02/24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633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68" table:style-name="ce20">
            <text:p>3912346068</text:p>
          </table:table-cell>
          <table:table-cell office:value-type="date" office:date-value="2024-03-01T00:00:00" table:style-name="ce9">
            <text:p>01/03/24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634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68" table:style-name="ce20">
            <text:p>3912346068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635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68" table:style-name="ce20">
            <text:p>3912346068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636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68" table:style-name="ce20">
            <text:p>3912346068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637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68" table:style-name="ce20">
            <text:p>3912346068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638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639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640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641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642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643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644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645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646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647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10" table:style-name="ce20">
            <text:p>10</text:p>
          </table:table-cell>
          <table:table-cell office:value-type="float" office:value="3912346069" table:style-name="ce20">
            <text:p>3912346069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648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0" table:style-name="ce20">
            <text:p>3912346070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649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0" table:style-name="ce20">
            <text:p>3912346070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650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0" table:style-name="ce20">
            <text:p>3912346070</text:p>
          </table:table-cell>
          <table:table-cell office:value-type="date" office:date-value="2024-01-06T00:00:00" table:style-name="ce9">
            <text:p>06/01/24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651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0" table:style-name="ce20">
            <text:p>3912346070</text:p>
          </table:table-cell>
          <table:table-cell office:value-type="date" office:date-value="2024-01-07T00:00:00" table:style-name="ce9">
            <text:p>07/01/24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652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0" table:style-name="ce20">
            <text:p>3912346070</text:p>
          </table:table-cell>
          <table:table-cell office:value-type="date" office:date-value="2024-01-08T00:00:00" table:style-name="ce9">
            <text:p>08/01/24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653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70" table:style-name="ce20">
            <text:p>3912346070</text:p>
          </table:table-cell>
          <table:table-cell office:value-type="date" office:date-value="2024-01-09T00:00:00" table:style-name="ce9">
            <text:p>09/01/24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654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70" table:style-name="ce20">
            <text:p>3912346070</text:p>
          </table:table-cell>
          <table:table-cell office:value-type="date" office:date-value="2024-01-10T00:00:00" table:style-name="ce9">
            <text:p>10/01/24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655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70" table:style-name="ce20">
            <text:p>3912346070</text:p>
          </table:table-cell>
          <table:table-cell office:value-type="date" office:date-value="2024-01-11T00:00:00" table:style-name="ce9">
            <text:p>11/01/24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656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70" table:style-name="ce20">
            <text:p>3912346070</text:p>
          </table:table-cell>
          <table:table-cell office:value-type="date" office:date-value="2024-01-12T00:00:00" table:style-name="ce9">
            <text:p>12/01/24</text:p>
          </table:table-cell>
          <table:table-cell office:value-type="time" office:time-value="PT3H15M0S" table:style-name="ce26">
            <text:p>03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657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1" table:style-name="ce20">
            <text:p>3912346071</text:p>
          </table:table-cell>
          <table:table-cell office:value-type="date" office:date-value="2024-01-13T00:00:00" table:style-name="ce9">
            <text:p>13/01/24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658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1" table:style-name="ce20">
            <text:p>3912346071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659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1" table:style-name="ce20">
            <text:p>3912346071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660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1" table:style-name="ce20">
            <text:p>3912346071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661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1" table:style-name="ce20">
            <text:p>3912346071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662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2" table:style-name="ce20">
            <text:p>3912346072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663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2" table:style-name="ce20">
            <text:p>3912346072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664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2" table:style-name="ce20">
            <text:p>3912346072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665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2" table:style-name="ce20">
            <text:p>3912346072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666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2" table:style-name="ce20">
            <text:p>3912346072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667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72" table:style-name="ce20">
            <text:p>3912346072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668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72" table:style-name="ce20">
            <text:p>3912346072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669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72" table:style-name="ce20">
            <text:p>3912346072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670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72" table:style-name="ce20">
            <text:p>3912346072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671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3" table:style-name="ce20">
            <text:p>3912346073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672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3" table:style-name="ce20">
            <text:p>3912346073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673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3" table:style-name="ce20">
            <text:p>3912346073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674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3" table:style-name="ce20">
            <text:p>3912346073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5H0M0S" table:style-name="ce26">
            <text:p>15:0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675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3" table:style-name="ce20">
            <text:p>3912346073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676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73" table:style-name="ce20">
            <text:p>3912346073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677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73" table:style-name="ce20">
            <text:p>3912346073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678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73" table:style-name="ce20">
            <text:p>3912346073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679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4" table:style-name="ce20">
            <text:p>3912346074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680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4" table:style-name="ce20">
            <text:p>3912346074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681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4" table:style-name="ce20">
            <text:p>3912346074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682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4" table:style-name="ce20">
            <text:p>3912346074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683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4" table:style-name="ce20">
            <text:p>3912346074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684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74" table:style-name="ce20">
            <text:p>3912346074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685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5" table:style-name="ce20">
            <text:p>3912346075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686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5" table:style-name="ce20">
            <text:p>3912346075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687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5" table:style-name="ce20">
            <text:p>3912346075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688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5" table:style-name="ce20">
            <text:p>3912346075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689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5" table:style-name="ce20">
            <text:p>3912346075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2H45M0S" table:style-name="ce26">
            <text:p>12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690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75" table:style-name="ce20">
            <text:p>3912346075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691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75" table:style-name="ce20">
            <text:p>3912346075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692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75" table:style-name="ce20">
            <text:p>3912346075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693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float" office:value="3912346075" table:style-name="ce20">
            <text:p>3912346075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694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6" table:style-name="ce20">
            <text:p>3912346076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695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6" table:style-name="ce20">
            <text:p>3912346076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696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6" table:style-name="ce20">
            <text:p>3912346076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697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6" table:style-name="ce20">
            <text:p>3912346076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698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6" table:style-name="ce20">
            <text:p>3912346076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699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76" table:style-name="ce20">
            <text:p>3912346076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700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7" table:style-name="ce20">
            <text:p>3912346077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701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7" table:style-name="ce20">
            <text:p>3912346077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702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7" table:style-name="ce20">
            <text:p>3912346077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703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7" table:style-name="ce20">
            <text:p>3912346077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704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7" table:style-name="ce20">
            <text:p>3912346077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705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77" table:style-name="ce20">
            <text:p>3912346077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706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77" table:style-name="ce20">
            <text:p>3912346077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707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77" table:style-name="ce20">
            <text:p>3912346077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708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8" table:style-name="ce20">
            <text:p>3912346078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709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8" table:style-name="ce20">
            <text:p>3912346078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710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8" table:style-name="ce20">
            <text:p>3912346078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711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8" table:style-name="ce20">
            <text:p>3912346078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712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8" table:style-name="ce20">
            <text:p>3912346078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713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78" table:style-name="ce20">
            <text:p>3912346078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4H45M0S" table:style-name="ce26">
            <text:p>14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714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78" table:style-name="ce20">
            <text:p>3912346078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715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78" table:style-name="ce20">
            <text:p>3912346078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716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79" table:style-name="ce20">
            <text:p>3912346079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717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79" table:style-name="ce20">
            <text:p>3912346079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71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79" table:style-name="ce20">
            <text:p>3912346079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719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79" table:style-name="ce20">
            <text:p>3912346079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720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79" table:style-name="ce20">
            <text:p>3912346079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721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79" table:style-name="ce20">
            <text:p>3912346079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722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79" table:style-name="ce20">
            <text:p>3912346079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723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79" table:style-name="ce20">
            <text:p>3912346079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724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0" table:style-name="ce20">
            <text:p>3912346080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725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0" table:style-name="ce20">
            <text:p>3912346080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726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0" table:style-name="ce20">
            <text:p>3912346080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H45M0S" table:style-name="ce26">
            <text:p>01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727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0" table:style-name="ce20">
            <text:p>3912346080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72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0" table:style-name="ce20">
            <text:p>3912346080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729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0" table:style-name="ce20">
            <text:p>3912346080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730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80" table:style-name="ce20">
            <text:p>3912346080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731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1" table:style-name="ce20">
            <text:p>3912346081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732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1" table:style-name="ce20">
            <text:p>3912346081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733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1" table:style-name="ce20">
            <text:p>3912346081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734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1" table:style-name="ce20">
            <text:p>3912346081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735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1" table:style-name="ce20">
            <text:p>3912346081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736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1" table:style-name="ce20">
            <text:p>3912346081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737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2" table:style-name="ce20">
            <text:p>3912346082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738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2" table:style-name="ce20">
            <text:p>3912346082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739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2" table:style-name="ce20">
            <text:p>3912346082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740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2" table:style-name="ce20">
            <text:p>3912346082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741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2" table:style-name="ce20">
            <text:p>3912346082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742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2" table:style-name="ce20">
            <text:p>3912346082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743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82" table:style-name="ce20">
            <text:p>3912346082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744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82" table:style-name="ce20">
            <text:p>3912346082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745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3" table:style-name="ce20">
            <text:p>3912346083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746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3" table:style-name="ce20">
            <text:p>3912346083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747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3" table:style-name="ce20">
            <text:p>3912346083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748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3" table:style-name="ce20">
            <text:p>3912346083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749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3" table:style-name="ce20">
            <text:p>3912346083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750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3" table:style-name="ce20">
            <text:p>3912346083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751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83" table:style-name="ce20">
            <text:p>3912346083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752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83" table:style-name="ce20">
            <text:p>3912346083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753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4" table:style-name="ce20">
            <text:p>3912346084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754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4" table:style-name="ce20">
            <text:p>3912346084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755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4" table:style-name="ce20">
            <text:p>3912346084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756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4" table:style-name="ce20">
            <text:p>3912346084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5H30M0S" table:style-name="ce26">
            <text:p>15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757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4" table:style-name="ce20">
            <text:p>3912346084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758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4" table:style-name="ce20">
            <text:p>3912346084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759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84" table:style-name="ce20">
            <text:p>3912346084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760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84" table:style-name="ce20">
            <text:p>3912346084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4H15M0S" table:style-name="ce26">
            <text:p>04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761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5" table:style-name="ce20">
            <text:p>3912346085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762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5" table:style-name="ce20">
            <text:p>3912346085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763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5" table:style-name="ce20">
            <text:p>3912346085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764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5" table:style-name="ce20">
            <text:p>3912346085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765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5" table:style-name="ce20">
            <text:p>3912346085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766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5" table:style-name="ce20">
            <text:p>3912346085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767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6" table:style-name="ce20">
            <text:p>3912346086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0H30M0S" table:style-name="ce26">
            <text:p>10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768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6" table:style-name="ce20">
            <text:p>3912346086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769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6" table:style-name="ce20">
            <text:p>3912346086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770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6" table:style-name="ce20">
            <text:p>3912346086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771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6" table:style-name="ce20">
            <text:p>3912346086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772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6" table:style-name="ce20">
            <text:p>3912346086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4H15M0S" table:style-name="ce26">
            <text:p>14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773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86" table:style-name="ce20">
            <text:p>3912346086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774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86" table:style-name="ce20">
            <text:p>3912346086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775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7" table:style-name="ce20">
            <text:p>3912346087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5H45M0S" table:style-name="ce26">
            <text:p>15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776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7" table:style-name="ce20">
            <text:p>3912346087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777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7" table:style-name="ce20">
            <text:p>3912346087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778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7" table:style-name="ce20">
            <text:p>3912346087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779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7" table:style-name="ce20">
            <text:p>3912346087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780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7" table:style-name="ce20">
            <text:p>3912346087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781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87" table:style-name="ce20">
            <text:p>3912346087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782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8" table:style-name="ce20">
            <text:p>3912346088</text:p>
          </table:table-cell>
          <table:table-cell office:value-type="date" office:date-value="2024-01-16T00:00:00" table:style-name="ce9">
            <text:p>16/01/24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783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8" table:style-name="ce20">
            <text:p>3912346088</text:p>
          </table:table-cell>
          <table:table-cell office:value-type="date" office:date-value="2024-02-11T00:00:00" table:style-name="ce9">
            <text:p>11/02/24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784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8" table:style-name="ce20">
            <text:p>3912346088</text:p>
          </table:table-cell>
          <table:table-cell office:value-type="date" office:date-value="2024-02-12T00:00:00" table:style-name="ce9">
            <text:p>12/02/24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785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8" table:style-name="ce20">
            <text:p>3912346088</text:p>
          </table:table-cell>
          <table:table-cell office:value-type="date" office:date-value="2024-02-13T00:00:00" table:style-name="ce9">
            <text:p>13/02/24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786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8" table:style-name="ce20">
            <text:p>3912346088</text:p>
          </table:table-cell>
          <table:table-cell office:value-type="date" office:date-value="2024-02-14T00:00:00" table:style-name="ce9">
            <text:p>14/02/24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787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8" table:style-name="ce20">
            <text:p>3912346088</text:p>
          </table:table-cell>
          <table:table-cell office:value-type="date" office:date-value="2024-02-15T00:00:00" table:style-name="ce9">
            <text:p>15/02/24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78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88" table:style-name="ce20">
            <text:p>3912346088</text:p>
          </table:table-cell>
          <table:table-cell office:value-type="date" office:date-value="2024-02-16T00:00:00" table:style-name="ce9">
            <text:p>16/02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789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89" table:style-name="ce20">
            <text:p>3912346089</text:p>
          </table:table-cell>
          <table:table-cell office:value-type="date" office:date-value="2024-02-17T00:00:00" table:style-name="ce9">
            <text:p>17/02/24</text:p>
          </table:table-cell>
          <table:table-cell office:value-type="time" office:time-value="PT12H0M0S" table:style-name="ce26">
            <text:p>12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790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89" table:style-name="ce20">
            <text:p>3912346089</text:p>
          </table:table-cell>
          <table:table-cell office:value-type="date" office:date-value="2024-02-18T00:00:00" table:style-name="ce9">
            <text:p>18/02/24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791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89" table:style-name="ce20">
            <text:p>3912346089</text:p>
          </table:table-cell>
          <table:table-cell office:value-type="date" office:date-value="2024-02-19T00:00:00" table:style-name="ce9">
            <text:p>19/02/24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792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89" table:style-name="ce20">
            <text:p>3912346089</text:p>
          </table:table-cell>
          <table:table-cell office:value-type="date" office:date-value="2024-02-20T00:00:00" table:style-name="ce9">
            <text:p>20/02/24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793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89" table:style-name="ce20">
            <text:p>3912346089</text:p>
          </table:table-cell>
          <table:table-cell office:value-type="date" office:date-value="2024-02-21T00:00:00" table:style-name="ce9">
            <text:p>21/02/24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79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89" table:style-name="ce20">
            <text:p>3912346089</text:p>
          </table:table-cell>
          <table:table-cell office:value-type="date" office:date-value="2024-02-22T00:00:00" table:style-name="ce9">
            <text:p>22/02/24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795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0" table:style-name="ce20">
            <text:p>3912346090</text:p>
          </table:table-cell>
          <table:table-cell office:value-type="date" office:date-value="2024-02-23T00:00:00" table:style-name="ce9">
            <text:p>23/02/24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796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0" table:style-name="ce20">
            <text:p>3912346090</text:p>
          </table:table-cell>
          <table:table-cell office:value-type="date" office:date-value="2024-02-24T00:00:00" table:style-name="ce9">
            <text:p>24/02/24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797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0" table:style-name="ce20">
            <text:p>3912346090</text:p>
          </table:table-cell>
          <table:table-cell office:value-type="date" office:date-value="2024-02-25T00:00:00" table:style-name="ce9">
            <text:p>25/02/24</text:p>
          </table:table-cell>
          <table:table-cell office:value-type="time" office:time-value="PT12H30M0S" table:style-name="ce26">
            <text:p>12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798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0" table:style-name="ce20">
            <text:p>3912346090</text:p>
          </table:table-cell>
          <table:table-cell office:value-type="date" office:date-value="2024-02-26T00:00:00" table:style-name="ce9">
            <text:p>26/02/24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799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0" table:style-name="ce20">
            <text:p>3912346090</text:p>
          </table:table-cell>
          <table:table-cell office:value-type="date" office:date-value="2024-02-27T00:00:00" table:style-name="ce9">
            <text:p>27/02/24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800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90" table:style-name="ce20">
            <text:p>3912346090</text:p>
          </table:table-cell>
          <table:table-cell office:value-type="date" office:date-value="2024-02-28T00:00:00" table:style-name="ce9">
            <text:p>28/02/24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801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90" table:style-name="ce20">
            <text:p>3912346090</text:p>
          </table:table-cell>
          <table:table-cell office:value-type="date" office:date-value="2024-02-29T00:00:00" table:style-name="ce9">
            <text:p>29/02/24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802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1" table:style-name="ce20">
            <text:p>3912346091</text:p>
          </table:table-cell>
          <table:table-cell office:value-type="date" office:date-value="2024-03-01T00:00:00" table:style-name="ce9">
            <text:p>01/03/24</text:p>
          </table:table-cell>
          <table:table-cell office:value-type="time" office:time-value="PT17H45M0S" table:style-name="ce26">
            <text:p>17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803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1" table:style-name="ce20">
            <text:p>3912346091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804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1" table:style-name="ce20">
            <text:p>3912346091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805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1" table:style-name="ce20">
            <text:p>3912346091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806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1" table:style-name="ce20">
            <text:p>3912346091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807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91" table:style-name="ce20">
            <text:p>3912346091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808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2" table:style-name="ce20">
            <text:p>3912346092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809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2" table:style-name="ce20">
            <text:p>3912346092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810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2" table:style-name="ce20">
            <text:p>3912346092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H30M0S" table:style-name="ce26">
            <text:p>01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811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2" table:style-name="ce20">
            <text:p>3912346092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812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2" table:style-name="ce20">
            <text:p>3912346092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813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92" table:style-name="ce20">
            <text:p>3912346092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814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92" table:style-name="ce20">
            <text:p>3912346092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815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3" table:style-name="ce20">
            <text:p>3912346093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816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3" table:style-name="ce20">
            <text:p>3912346093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817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3" table:style-name="ce20">
            <text:p>3912346093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818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3" table:style-name="ce20">
            <text:p>3912346093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819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3" table:style-name="ce20">
            <text:p>3912346093</text:p>
          </table:table-cell>
          <table:table-cell office:value-type="date" office:date-value="2024-01-06T00:00:00" table:style-name="ce9">
            <text:p>06/01/24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820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93" table:style-name="ce20">
            <text:p>3912346093</text:p>
          </table:table-cell>
          <table:table-cell office:value-type="date" office:date-value="2024-01-07T00:00:00" table:style-name="ce9">
            <text:p>07/01/24</text:p>
          </table:table-cell>
          <table:table-cell office:value-type="time" office:time-value="PT8H45M0S" table:style-name="ce26">
            <text:p>08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821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93" table:style-name="ce20">
            <text:p>3912346093</text:p>
          </table:table-cell>
          <table:table-cell office:value-type="date" office:date-value="2024-01-08T00:00:00" table:style-name="ce9">
            <text:p>08/01/24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822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4" table:style-name="ce20">
            <text:p>3912346094</text:p>
          </table:table-cell>
          <table:table-cell office:value-type="date" office:date-value="2024-01-09T00:00:00" table:style-name="ce9">
            <text:p>09/01/24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823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4" table:style-name="ce20">
            <text:p>3912346094</text:p>
          </table:table-cell>
          <table:table-cell office:value-type="date" office:date-value="2024-01-10T00:00:00" table:style-name="ce9">
            <text:p>10/01/24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824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4" table:style-name="ce20">
            <text:p>3912346094</text:p>
          </table:table-cell>
          <table:table-cell office:value-type="date" office:date-value="2024-01-11T00:00:00" table:style-name="ce9">
            <text:p>11/01/24</text:p>
          </table:table-cell>
          <table:table-cell office:value-type="time" office:time-value="PT2H30M0S" table:style-name="ce26">
            <text:p>02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825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4" table:style-name="ce20">
            <text:p>3912346094</text:p>
          </table:table-cell>
          <table:table-cell office:value-type="date" office:date-value="2024-01-12T00:00:00" table:style-name="ce9">
            <text:p>12/01/24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826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4" table:style-name="ce20">
            <text:p>3912346094</text:p>
          </table:table-cell>
          <table:table-cell office:value-type="date" office:date-value="2024-01-13T00:00:00" table:style-name="ce9">
            <text:p>13/01/24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827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94" table:style-name="ce20">
            <text:p>3912346094</text:p>
          </table:table-cell>
          <table:table-cell office:value-type="date" office:date-value="2024-01-14T00:00:00" table:style-name="ce9">
            <text:p>14/01/24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828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5" table:style-name="ce20">
            <text:p>3912346095</text:p>
          </table:table-cell>
          <table:table-cell office:value-type="date" office:date-value="2024-01-15T00:00:00" table:style-name="ce9">
            <text:p>15/01/24</text:p>
          </table:table-cell>
          <table:table-cell office:value-type="time" office:time-value="PT14H30M0S" table:style-name="ce26">
            <text:p>14:3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829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5" table:style-name="ce20">
            <text:p>3912346095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830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5" table:style-name="ce20">
            <text:p>3912346095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831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5" table:style-name="ce20">
            <text:p>3912346095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832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5" table:style-name="ce20">
            <text:p>3912346095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833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6" table:style-name="ce20">
            <text:p>3912346096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834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6" table:style-name="ce20">
            <text:p>3912346096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835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6" table:style-name="ce20">
            <text:p>3912346096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836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6" table:style-name="ce20">
            <text:p>3912346096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837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6" table:style-name="ce20">
            <text:p>3912346096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23H30M0S" table:style-name="ce26">
            <text:p>23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838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96" table:style-name="ce20">
            <text:p>3912346096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839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96" table:style-name="ce20">
            <text:p>3912346096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840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7" table:style-name="ce20">
            <text:p>3912346097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841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7" table:style-name="ce20">
            <text:p>3912346097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8H15M0S" table:style-name="ce26">
            <text:p>18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842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7" table:style-name="ce20">
            <text:p>3912346097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843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7" table:style-name="ce20">
            <text:p>3912346097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844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7" table:style-name="ce20">
            <text:p>3912346097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845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97" table:style-name="ce20">
            <text:p>3912346097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846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97" table:style-name="ce20">
            <text:p>3912346097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847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8" table:style-name="ce20">
            <text:p>3912346098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848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8" table:style-name="ce20">
            <text:p>3912346098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849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8" table:style-name="ce20">
            <text:p>3912346098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850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8" table:style-name="ce20">
            <text:p>3912346098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851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8" table:style-name="ce20">
            <text:p>3912346098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852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98" table:style-name="ce20">
            <text:p>3912346098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853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099" table:style-name="ce20">
            <text:p>3912346099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854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099" table:style-name="ce20">
            <text:p>3912346099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855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099" table:style-name="ce20">
            <text:p>3912346099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856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099" table:style-name="ce20">
            <text:p>3912346099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857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099" table:style-name="ce20">
            <text:p>3912346099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19H45M0S" table:style-name="ce26">
            <text:p>19:4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858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099" table:style-name="ce20">
            <text:p>3912346099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859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099" table:style-name="ce20">
            <text:p>3912346099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860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8" table:style-name="ce20">
            <text:p>8</text:p>
          </table:table-cell>
          <table:table-cell office:value-type="float" office:value="3912346099" table:style-name="ce20">
            <text:p>3912346099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861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0" table:style-name="ce20">
            <text:p>3912346100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862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0" table:style-name="ce20">
            <text:p>3912346100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863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0" table:style-name="ce20">
            <text:p>3912346100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864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1" table:style-name="ce20">
            <text:p>3912346101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865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1" table:style-name="ce20">
            <text:p>3912346101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866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1" table:style-name="ce20">
            <text:p>3912346101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867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01" table:style-name="ce20">
            <text:p>3912346101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868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101" table:style-name="ce20">
            <text:p>3912346101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869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2" table:style-name="ce20">
            <text:p>3912346102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870]*10%)" table:style-name="ce27">
            <text:p>0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2" table:style-name="ce20">
            <text:p>3912346102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3H0M0S" table:style-name="ce26">
            <text:p>03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871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2" table:style-name="ce20">
            <text:p>3912346102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872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3" table:style-name="ce20">
            <text:p>3912346103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873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3" table:style-name="ce20">
            <text:p>3912346103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20H15M0S" table:style-name="ce26">
            <text:p>20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874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3" table:style-name="ce20">
            <text:p>3912346103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875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03" table:style-name="ce20">
            <text:p>3912346103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876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103" table:style-name="ce20">
            <text:p>3912346103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0H0M0S" table:style-name="ce26">
            <text:p>20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877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103" table:style-name="ce20">
            <text:p>3912346103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0H30M0S" table:style-name="ce26">
            <text:p>00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87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4" table:style-name="ce20">
            <text:p>3912346104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7H15M0S" table:style-name="ce26">
            <text:p>17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879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4" table:style-name="ce20">
            <text:p>3912346104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880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4" table:style-name="ce20">
            <text:p>3912346104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5H15M0S" table:style-name="ce26">
            <text:p>05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881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04" table:style-name="ce20">
            <text:p>3912346104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882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104" table:style-name="ce20">
            <text:p>3912346104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883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5" table:style-name="ce20">
            <text:p>3912346105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3H45M0S" table:style-name="ce26">
            <text:p>13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884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5" table:style-name="ce20">
            <text:p>3912346105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4H0M0S" table:style-name="ce26">
            <text:p>04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885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5" table:style-name="ce20">
            <text:p>3912346105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886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05" table:style-name="ce20">
            <text:p>3912346105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887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5" table:style-name="ce20">
            <text:p>3912346105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888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5" table:style-name="ce20">
            <text:p>3912346105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889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5" table:style-name="ce20">
            <text:p>3912346105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890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6" table:style-name="ce20">
            <text:p>3912346106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8H0M0S" table:style-name="ce26">
            <text:p>18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891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6" table:style-name="ce20">
            <text:p>3912346106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6H30M0S" table:style-name="ce26">
            <text:p>16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892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6" table:style-name="ce20">
            <text:p>3912346106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9H45M0S" table:style-name="ce26">
            <text:p>09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893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06" table:style-name="ce20">
            <text:p>3912346106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894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106" table:style-name="ce20">
            <text:p>3912346106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16H15M0S" table:style-name="ce26">
            <text:p>16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895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106" table:style-name="ce20">
            <text:p>3912346106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896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7" table:style-name="ce20">
            <text:p>3912346107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897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7" table:style-name="ce20">
            <text:p>3912346107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898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7" table:style-name="ce20">
            <text:p>3912346107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1H15M0S" table:style-name="ce26">
            <text:p>21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899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07" table:style-name="ce20">
            <text:p>3912346107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900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107" table:style-name="ce20">
            <text:p>3912346107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901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107" table:style-name="ce20">
            <text:p>3912346107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902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float" office:value="3912346107" table:style-name="ce20">
            <text:p>3912346107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H0M0S" table:style-name="ce26">
            <text:p>01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903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8" table:style-name="ce20">
            <text:p>3912346108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90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8" table:style-name="ce20">
            <text:p>3912346108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905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8" table:style-name="ce20">
            <text:p>3912346108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906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08" table:style-name="ce20">
            <text:p>3912346108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2H15M0S" table:style-name="ce26">
            <text:p>02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907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09" table:style-name="ce20">
            <text:p>3912346109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17" table:style-name="ce20">
            <text:p>17</text:p>
          </table:table-cell>
          <table:table-cell office:value-type="float" office:value="1.7000000000000002" table:formula="of:=([.E908]*10%)" table:style-name="ce27">
            <text:p>1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09" table:style-name="ce20">
            <text:p>3912346109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909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09" table:style-name="ce20">
            <text:p>3912346109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910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09" table:style-name="ce20">
            <text:p>3912346109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0H15M0S" table:style-name="ce26">
            <text:p>00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911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0" table:style-name="ce20">
            <text:p>3912346110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912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0" table:style-name="ce20">
            <text:p>3912346110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1H0M0S" table:style-name="ce26">
            <text:p>11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913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10" table:style-name="ce20">
            <text:p>3912346110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3H15M0S" table:style-name="ce26">
            <text:p>13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914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10" table:style-name="ce20">
            <text:p>3912346110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8H30M0S" table:style-name="ce26">
            <text:p>08:3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915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1" table:style-name="ce20">
            <text:p>3912346111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18H30M0S" table:style-name="ce26">
            <text:p>18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916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1" table:style-name="ce20">
            <text:p>3912346111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917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11" table:style-name="ce20">
            <text:p>3912346111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918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11" table:style-name="ce20">
            <text:p>3912346111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20H45M0S" table:style-name="ce26">
            <text:p>20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919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111" table:style-name="ce20">
            <text:p>3912346111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920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2" table:style-name="ce20">
            <text:p>3912346112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921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2" table:style-name="ce20">
            <text:p>3912346112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922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12" table:style-name="ce20">
            <text:p>3912346112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3H0M0S" table:style-name="ce26">
            <text:p>13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923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12" table:style-name="ce20">
            <text:p>3912346112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11H30M0S" table:style-name="ce26">
            <text:p>11:3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924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112" table:style-name="ce20">
            <text:p>3912346112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1H30M0S" table:style-name="ce26">
            <text:p>21:3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925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3" table:style-name="ce20">
            <text:p>3912346113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926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3" table:style-name="ce20">
            <text:p>3912346113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927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13" table:style-name="ce20">
            <text:p>3912346113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9H15M0S" table:style-name="ce26">
            <text:p>19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928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13" table:style-name="ce20">
            <text:p>3912346113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5H45M0S" table:style-name="ce26">
            <text:p>05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929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113" table:style-name="ce20">
            <text:p>3912346113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930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float" office:value="3912346113" table:style-name="ce20">
            <text:p>3912346113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5H30M0S" table:style-name="ce26">
            <text:p>05:3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931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4" table:style-name="ce20">
            <text:p>3912346114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1H45M0S" table:style-name="ce26">
            <text:p>11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932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4" table:style-name="ce20">
            <text:p>3912346114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19H30M0S" table:style-name="ce26">
            <text:p>19:3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933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14" table:style-name="ce20">
            <text:p>3912346114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934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14" table:style-name="ce20">
            <text:p>3912346114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935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3912346114" table:style-name="ce20">
            <text:p>3912346114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21H45M0S" table:style-name="ce26">
            <text:p>21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936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5" table:style-name="ce20">
            <text:p>3912346115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937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5" table:style-name="ce20">
            <text:p>3912346115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938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15" table:style-name="ce20">
            <text:p>3912346115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939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15" table:style-name="ce20">
            <text:p>3912346115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940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6" table:style-name="ce20">
            <text:p>3912346116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5H15M0S" table:style-name="ce26">
            <text:p>15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941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6" table:style-name="ce20">
            <text:p>3912346116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942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16" table:style-name="ce20">
            <text:p>3912346116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6H30M0S" table:style-name="ce26">
            <text:p>06:30</text:p>
          </table:table-cell>
          <table:table-cell office:value-type="float" office:value="1" table:style-name="ce20">
            <text:p>1</text:p>
          </table:table-cell>
          <table:table-cell office:value-type="float" office:value="0.1" table:formula="of:=([.E943]*10%)" table:style-name="ce27">
            <text:p>0,1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16" table:style-name="ce20">
            <text:p>3912346116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944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7" table:style-name="ce20">
            <text:p>3912346117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18H45M0S" table:style-name="ce26">
            <text:p>18:4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945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7" table:style-name="ce20">
            <text:p>3912346117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17H0M0S" table:style-name="ce26">
            <text:p>17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946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8" table:style-name="ce20">
            <text:p>3912346118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2H45M0S" table:style-name="ce26">
            <text:p>22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947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8" table:style-name="ce20">
            <text:p>3912346118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948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18" table:style-name="ce20">
            <text:p>3912346118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10H15M0S" table:style-name="ce26">
            <text:p>10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949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18" table:style-name="ce20">
            <text:p>3912346118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7H30M0S" table:style-name="ce26">
            <text:p>07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950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19" table:style-name="ce20">
            <text:p>3912346119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951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19" table:style-name="ce20">
            <text:p>3912346119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23H15M0S" table:style-name="ce26">
            <text:p>23:1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952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19" table:style-name="ce20">
            <text:p>3912346119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953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3912346119" table:style-name="ce20">
            <text:p>3912346119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23H0M0S" table:style-name="ce26">
            <text:p>23:00</text:p>
          </table:table-cell>
          <table:table-cell office:value-type="float" office:value="7" table:style-name="ce20">
            <text:p>7</text:p>
          </table:table-cell>
          <table:table-cell office:value-type="float" office:value="0.70000000000000007" table:formula="of:=([.E954]*10%)" table:style-name="ce27">
            <text:p>0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0" table:style-name="ce20">
            <text:p>3912346120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955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20" table:style-name="ce20">
            <text:p>3912346120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7H15M0S" table:style-name="ce26">
            <text:p>07:15</text:p>
          </table:table-cell>
          <table:table-cell office:value-type="float" office:value="24" table:style-name="ce20">
            <text:p>24</text:p>
          </table:table-cell>
          <table:table-cell office:value-type="float" office:value="2.4000000000000004" table:formula="of:=([.E956]*10%)" table:style-name="ce27">
            <text:p>2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20" table:style-name="ce20">
            <text:p>3912346120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7H0M0S" table:style-name="ce26">
            <text:p>07:00</text:p>
          </table:table-cell>
          <table:table-cell office:value-type="float" office:value="9" table:style-name="ce20">
            <text:p>9</text:p>
          </table:table-cell>
          <table:table-cell office:value-type="float" office:value="0.9" table:formula="of:=([.E957]*10%)" table:style-name="ce27">
            <text:p>0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1" table:style-name="ce20">
            <text:p>3912346121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5H0M0S" table:style-name="ce26">
            <text:p>05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958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21" table:style-name="ce20">
            <text:p>3912346121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959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21" table:style-name="ce20">
            <text:p>3912346121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30" table:style-name="ce20">
            <text:p>30</text:p>
          </table:table-cell>
          <table:table-cell office:value-type="float" office:value="3" table:formula="of:=([.E960]*10%)" table:style-name="ce27">
            <text:p>3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2" table:style-name="ce20">
            <text:p>3912346122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961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22" table:style-name="ce20">
            <text:p>3912346122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11" table:style-name="ce20">
            <text:p>11</text:p>
          </table:table-cell>
          <table:table-cell office:value-type="float" office:value="1.1000000000000001" table:formula="of:=([.E962]*10%)" table:style-name="ce27">
            <text:p>1,1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3" table:style-name="ce20">
            <text:p>3912346123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9H0M0S" table:style-name="ce26">
            <text:p>09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963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23" table:style-name="ce20">
            <text:p>3912346123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964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23" table:style-name="ce20">
            <text:p>3912346123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11H15M0S" table:style-name="ce26">
            <text:p>11:1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965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4" table:style-name="ce20">
            <text:p>3912346124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10H0M0S" table:style-name="ce26">
            <text:p>10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966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24" table:style-name="ce20">
            <text:p>3912346124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3H45M0S" table:style-name="ce26">
            <text:p>03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967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24" table:style-name="ce20">
            <text:p>3912346124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3H30M0S" table:style-name="ce26">
            <text:p>03:3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968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5" table:style-name="ce20">
            <text:p>3912346125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17H30M0S" table:style-name="ce26">
            <text:p>17:3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969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25" table:style-name="ce20">
            <text:p>3912346125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4H45M0S" table:style-name="ce26">
            <text:p>04:45</text:p>
          </table:table-cell>
          <table:table-cell office:value-type="float" office:value="14" table:style-name="ce20">
            <text:p>14</text:p>
          </table:table-cell>
          <table:table-cell office:value-type="float" office:value="1.4000000000000001" table:formula="of:=([.E970]*10%)" table:style-name="ce27">
            <text:p>1,4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25" table:style-name="ce20">
            <text:p>3912346125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4H30M0S" table:style-name="ce26">
            <text:p>04:3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971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6" table:style-name="ce20">
            <text:p>3912346126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21" table:style-name="ce20">
            <text:p>21</text:p>
          </table:table-cell>
          <table:table-cell office:value-type="float" office:value="2.1" table:formula="of:=([.E972]*10%)" table:style-name="ce27">
            <text:p>2,1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26" table:style-name="ce20">
            <text:p>3912346126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973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26" table:style-name="ce20">
            <text:p>3912346126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8H0M0S" table:style-name="ce26">
            <text:p>08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974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7" table:style-name="ce20">
            <text:p>3912346127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0H0M0S" table:style-name="ce26">
            <text:p>00:00</text:p>
          </table:table-cell>
          <table:table-cell office:value-type="float" office:value="25" table:style-name="ce20">
            <text:p>25</text:p>
          </table:table-cell>
          <table:table-cell office:value-type="float" office:value="2.5" table:formula="of:=([.E975]*10%)" table:style-name="ce27">
            <text:p>2,5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27" table:style-name="ce20">
            <text:p>3912346127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23H45M0S" table:style-name="ce26">
            <text:p>23:45</text:p>
          </table:table-cell>
          <table:table-cell office:value-type="float" office:value="10" table:style-name="ce20">
            <text:p>10</text:p>
          </table:table-cell>
          <table:table-cell office:value-type="float" office:value="1" table:formula="of:=([.E976]*10%)" table:style-name="ce27">
            <text:p>1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27" table:style-name="ce20">
            <text:p>3912346127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1H15M0S" table:style-name="ce26">
            <text:p>01:15</text:p>
          </table:table-cell>
          <table:table-cell office:value-type="float" office:value="16" table:style-name="ce20">
            <text:p>16</text:p>
          </table:table-cell>
          <table:table-cell office:value-type="float" office:value="1.6" table:formula="of:=([.E977]*10%)" table:style-name="ce27">
            <text:p>1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8" table:style-name="ce20">
            <text:p>3912346128</text:p>
          </table:table-cell>
          <table:table-cell office:value-type="date" office:date-value="2023-12-25T00:00:00" table:style-name="ce9">
            <text:p>25/12/23</text:p>
          </table:table-cell>
          <table:table-cell office:value-type="time" office:time-value="PT9H15M0S" table:style-name="ce26">
            <text:p>09:15</text:p>
          </table:table-cell>
          <table:table-cell office:value-type="float" office:value="26" table:style-name="ce20">
            <text:p>26</text:p>
          </table:table-cell>
          <table:table-cell office:value-type="float" office:value="2.6" table:formula="of:=([.E978]*10%)" table:style-name="ce27">
            <text:p>2,6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28" table:style-name="ce20">
            <text:p>3912346128</text:p>
          </table:table-cell>
          <table:table-cell office:value-type="date" office:date-value="2023-12-26T00:00:00" table:style-name="ce9">
            <text:p>26/12/23</text:p>
          </table:table-cell>
          <table:table-cell office:value-type="time" office:time-value="PT6H15M0S" table:style-name="ce26">
            <text:p>06:15</text:p>
          </table:table-cell>
          <table:table-cell office:value-type="float" office:value="20" table:style-name="ce20">
            <text:p>20</text:p>
          </table:table-cell>
          <table:table-cell office:value-type="float" office:value="2" table:formula="of:=([.E979]*10%)" table:style-name="ce27">
            <text:p>2,00<text:s text:c="2"/></text:p>
          </table:table-cell>
          <table:table-cell table:number-columns-repeated="16378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3912346128" table:style-name="ce20">
            <text:p>3912346128</text:p>
          </table:table-cell>
          <table:table-cell office:value-type="date" office:date-value="2023-12-27T00:00:00" table:style-name="ce9">
            <text:p>27/12/23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5" table:style-name="ce20">
            <text:p>5</text:p>
          </table:table-cell>
          <table:table-cell office:value-type="float" office:value="0.5" table:formula="of:=([.E980]*10%)" table:style-name="ce27">
            <text:p>0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29" table:style-name="ce20">
            <text:p>3912346129</text:p>
          </table:table-cell>
          <table:table-cell office:value-type="date" office:date-value="2023-12-28T00:00:00" table:style-name="ce9">
            <text:p>28/12/23</text:p>
          </table:table-cell>
          <table:table-cell office:value-type="time" office:time-value="PT14H0M0S" table:style-name="ce26">
            <text:p>14:00</text:p>
          </table:table-cell>
          <table:table-cell office:value-type="float" office:value="15" table:style-name="ce20">
            <text:p>15</text:p>
          </table:table-cell>
          <table:table-cell office:value-type="float" office:value="1.5" table:formula="of:=([.E981]*10%)" table:style-name="ce27">
            <text:p>1,5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31" table:style-name="ce20">
            <text:p>3912346131</text:p>
          </table:table-cell>
          <table:table-cell office:value-type="date" office:date-value="2023-12-29T00:00:00" table:style-name="ce9">
            <text:p>29/12/23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982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32" table:style-name="ce20">
            <text:p>3912346132</text:p>
          </table:table-cell>
          <table:table-cell office:value-type="date" office:date-value="2023-12-30T00:00:00" table:style-name="ce9">
            <text:p>30/12/23</text:p>
          </table:table-cell>
          <table:table-cell office:value-type="time" office:time-value="PT6H0M0S" table:style-name="ce26">
            <text:p>06:00</text:p>
          </table:table-cell>
          <table:table-cell office:value-type="float" office:value="29" table:style-name="ce20">
            <text:p>29</text:p>
          </table:table-cell>
          <table:table-cell office:value-type="float" office:value="2.9000000000000004" table:formula="of:=([.E983]*10%)" table:style-name="ce27">
            <text:p>2,9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33" table:style-name="ce20">
            <text:p>3912346133</text:p>
          </table:table-cell>
          <table:table-cell office:value-type="date" office:date-value="2023-12-31T00:00:00" table:style-name="ce9">
            <text:p>31/12/23</text:p>
          </table:table-cell>
          <table:table-cell office:value-type="time" office:time-value="PT16H45M0S" table:style-name="ce26">
            <text:p>16:45</text:p>
          </table:table-cell>
          <table:table-cell office:value-type="float" office:value="12" table:style-name="ce20">
            <text:p>12</text:p>
          </table:table-cell>
          <table:table-cell office:value-type="float" office:value="1.2000000000000002" table:formula="of:=([.E984]*10%)" table:style-name="ce27">
            <text:p>1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34" table:style-name="ce20">
            <text:p>3912346134</text:p>
          </table:table-cell>
          <table:table-cell office:value-type="date" office:date-value="2024-01-01T00:00:00" table:style-name="ce9">
            <text:p>01/01/24</text:p>
          </table:table-cell>
          <table:table-cell office:value-type="time" office:time-value="PT22H30M0S" table:style-name="ce26">
            <text:p>22:30</text:p>
          </table:table-cell>
          <table:table-cell office:value-type="float" office:value="19" table:style-name="ce20">
            <text:p>19</text:p>
          </table:table-cell>
          <table:table-cell office:value-type="float" office:value="1.9000000000000001" table:formula="of:=([.E985]*10%)" table:style-name="ce27">
            <text:p>1,9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34" table:style-name="ce20">
            <text:p>3912346134</text:p>
          </table:table-cell>
          <table:table-cell office:value-type="date" office:date-value="2024-01-02T00:00:00" table:style-name="ce9">
            <text:p>02/01/24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4" table:style-name="ce20">
            <text:p>4</text:p>
          </table:table-cell>
          <table:table-cell office:value-type="float" office:value="0.4" table:formula="of:=([.E986]*10%)" table:style-name="ce27">
            <text:p>0,4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36" table:style-name="ce20">
            <text:p>3912346136</text:p>
          </table:table-cell>
          <table:table-cell office:value-type="date" office:date-value="2024-01-03T00:00:00" table:style-name="ce9">
            <text:p>03/01/24</text:p>
          </table:table-cell>
          <table:table-cell office:value-type="time" office:time-value="PT22H0M0S" table:style-name="ce26">
            <text:p>22:0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987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36" table:style-name="ce20">
            <text:p>3912346136</text:p>
          </table:table-cell>
          <table:table-cell office:value-type="date" office:date-value="2024-01-04T00:00:00" table:style-name="ce9">
            <text:p>04/01/24</text:p>
          </table:table-cell>
          <table:table-cell office:value-type="time" office:time-value="PT6H45M0S" table:style-name="ce26">
            <text:p>06:4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988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37" table:style-name="ce20">
            <text:p>3912346137</text:p>
          </table:table-cell>
          <table:table-cell office:value-type="date" office:date-value="2024-01-05T00:00:00" table:style-name="ce9">
            <text:p>05/01/24</text:p>
          </table:table-cell>
          <table:table-cell office:value-type="time" office:time-value="PT2H0M0S" table:style-name="ce26">
            <text:p>02:00</text:p>
          </table:table-cell>
          <table:table-cell office:value-type="float" office:value="13" table:style-name="ce20">
            <text:p>13</text:p>
          </table:table-cell>
          <table:table-cell office:value-type="float" office:value="1.3" table:formula="of:=([.E989]*10%)" table:style-name="ce27">
            <text:p>1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37" table:style-name="ce20">
            <text:p>3912346137</text:p>
          </table:table-cell>
          <table:table-cell office:value-type="date" office:date-value="2023-12-13T00:00:00" table:style-name="ce9">
            <text:p>13/12/23</text:p>
          </table:table-cell>
          <table:table-cell office:value-type="time" office:time-value="PT10H45M0S" table:style-name="ce26">
            <text:p>10:4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990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38" table:style-name="ce20">
            <text:p>3912346138</text:p>
          </table:table-cell>
          <table:table-cell office:value-type="date" office:date-value="2023-12-14T00:00:00" table:style-name="ce9">
            <text:p>14/12/23</text:p>
          </table:table-cell>
          <table:table-cell office:value-type="time" office:time-value="PT7H45M0S" table:style-name="ce26">
            <text:p>07:45</text:p>
          </table:table-cell>
          <table:table-cell office:value-type="float" office:value="6" table:style-name="ce20">
            <text:p>6</text:p>
          </table:table-cell>
          <table:table-cell office:value-type="float" office:value="0.60000000000000009" table:formula="of:=([.E991]*10%)" table:style-name="ce27">
            <text:p>0,6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40" table:style-name="ce20">
            <text:p>3912346140</text:p>
          </table:table-cell>
          <table:table-cell office:value-type="date" office:date-value="2023-12-15T00:00:00" table:style-name="ce9">
            <text:p>15/12/23</text:p>
          </table:table-cell>
          <table:table-cell office:value-type="time" office:time-value="PT20H30M0S" table:style-name="ce26">
            <text:p>20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992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41" table:style-name="ce20">
            <text:p>3912346141</text:p>
          </table:table-cell>
          <table:table-cell office:value-type="date" office:date-value="2023-12-16T00:00:00" table:style-name="ce9">
            <text:p>16/12/23</text:p>
          </table:table-cell>
          <table:table-cell office:value-type="time" office:time-value="PT9H30M0S" table:style-name="ce26">
            <text:p>09:30</text:p>
          </table:table-cell>
          <table:table-cell office:value-type="float" office:value="27" table:style-name="ce20">
            <text:p>27</text:p>
          </table:table-cell>
          <table:table-cell office:value-type="float" office:value="2.7" table:formula="of:=([.E993]*10%)" table:style-name="ce27">
            <text:p>2,7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42" table:style-name="ce20">
            <text:p>3912346142</text:p>
          </table:table-cell>
          <table:table-cell office:value-type="date" office:date-value="2023-12-17T00:00:00" table:style-name="ce9">
            <text:p>17/12/23</text:p>
          </table:table-cell>
          <table:table-cell office:value-type="time" office:time-value="PT2H45M0S" table:style-name="ce26">
            <text:p>02:45</text:p>
          </table:table-cell>
          <table:table-cell office:value-type="float" office:value="22" table:style-name="ce20">
            <text:p>22</text:p>
          </table:table-cell>
          <table:table-cell office:value-type="float" office:value="2.2000000000000002" table:formula="of:=([.E994]*10%)" table:style-name="ce27">
            <text:p>2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60" table:style-name="ce20">
            <text:p>3912346160</text:p>
          </table:table-cell>
          <table:table-cell office:value-type="date" office:date-value="2023-12-18T00:00:00" table:style-name="ce9">
            <text:p>18/12/23</text:p>
          </table:table-cell>
          <table:table-cell office:value-type="time" office:time-value="PT8H15M0S" table:style-name="ce26">
            <text:p>08:15</text:p>
          </table:table-cell>
          <table:table-cell office:value-type="float" office:value="2" table:style-name="ce20">
            <text:p>2</text:p>
          </table:table-cell>
          <table:table-cell office:value-type="float" office:value="0.2" table:formula="of:=([.E995]*10%)" table:style-name="ce27">
            <text:p>0,2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61" table:style-name="ce20">
            <text:p>3912346161</text:p>
          </table:table-cell>
          <table:table-cell office:value-type="date" office:date-value="2023-12-19T00:00:00" table:style-name="ce9">
            <text:p>19/12/23</text:p>
          </table:table-cell>
          <table:table-cell office:value-type="time" office:time-value="PT12H15M0S" table:style-name="ce26">
            <text:p>12:15</text:p>
          </table:table-cell>
          <table:table-cell office:value-type="float" office:value="18" table:style-name="ce20">
            <text:p>18</text:p>
          </table:table-cell>
          <table:table-cell office:value-type="float" office:value="1.8" table:formula="of:=([.E996]*10%)" table:style-name="ce27">
            <text:p>1,8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61" table:style-name="ce20">
            <text:p>3912346161</text:p>
          </table:table-cell>
          <table:table-cell office:value-type="date" office:date-value="2023-12-20T00:00:00" table:style-name="ce9">
            <text:p>20/12/23</text:p>
          </table:table-cell>
          <table:table-cell office:value-type="time" office:time-value="PT21H0M0S" table:style-name="ce26">
            <text:p>21:0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997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64" table:style-name="ce20">
            <text:p>3912346164</text:p>
          </table:table-cell>
          <table:table-cell office:value-type="date" office:date-value="2023-12-21T00:00:00" table:style-name="ce9">
            <text:p>21/12/23</text:p>
          </table:table-cell>
          <table:table-cell office:value-type="time" office:time-value="PT13H30M0S" table:style-name="ce26">
            <text:p>13:30</text:p>
          </table:table-cell>
          <table:table-cell office:value-type="float" office:value="23" table:style-name="ce20">
            <text:p>23</text:p>
          </table:table-cell>
          <table:table-cell office:value-type="float" office:value="2.3000000000000003" table:formula="of:=([.E998]*10%)" table:style-name="ce27">
            <text:p>2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64" table:style-name="ce20">
            <text:p>3912346164</text:p>
          </table:table-cell>
          <table:table-cell office:value-type="date" office:date-value="2023-12-22T00:00:00" table:style-name="ce9">
            <text:p>22/12/23</text:p>
          </table:table-cell>
          <table:table-cell office:value-type="time" office:time-value="PT22H15M0S" table:style-name="ce26">
            <text:p>22:15</text:p>
          </table:table-cell>
          <table:table-cell office:value-type="float" office:value="28" table:style-name="ce20">
            <text:p>28</text:p>
          </table:table-cell>
          <table:table-cell office:value-type="float" office:value="2.8000000000000003" table:formula="of:=([.E999]*10%)" table:style-name="ce27">
            <text:p>2,80<text:s text:c="2"/></text:p>
          </table:table-cell>
          <table:table-cell table:number-columns-repeated="16378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float" office:value="3912346167" table:style-name="ce20">
            <text:p>3912346167</text:p>
          </table:table-cell>
          <table:table-cell office:value-type="date" office:date-value="2023-12-23T00:00:00" table:style-name="ce9">
            <text:p>23/12/23</text:p>
          </table:table-cell>
          <table:table-cell office:value-type="time" office:time-value="PT16H0M0S" table:style-name="ce26">
            <text:p>16:00</text:p>
          </table:table-cell>
          <table:table-cell office:value-type="float" office:value="3" table:style-name="ce20">
            <text:p>3</text:p>
          </table:table-cell>
          <table:table-cell office:value-type="float" office:value="0.30000000000000004" table:formula="of:=([.E1000]*10%)" table:style-name="ce27">
            <text:p>0,30<text:s text:c="2"/></text:p>
          </table:table-cell>
          <table:table-cell table:number-columns-repeated="16378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float" office:value="3912346167" table:style-name="ce20">
            <text:p>3912346167</text:p>
          </table:table-cell>
          <table:table-cell office:value-type="date" office:date-value="2023-12-24T00:00:00" table:style-name="ce9">
            <text:p>24/12/23</text:p>
          </table:table-cell>
          <table:table-cell office:value-type="time" office:time-value="PT0H45M0S" table:style-name="ce26">
            <text:p>00:45</text:p>
          </table:table-cell>
          <table:table-cell office:value-type="float" office:value="8" table:style-name="ce20">
            <text:p>8</text:p>
          </table:table-cell>
          <table:table-cell office:value-type="float" office:value="0.8" table:formula="of:=([.E1001]*10%)" table:style-name="ce27">
            <text:p>0,80<text:s text:c="2"/></text:p>
          </table:table-cell>
          <table:table-cell table:number-columns-repeated="16378"/>
        </table:table-row>
        <table:table-row table:number-rows-repeated="2" table:style-name="ro1">
          <table:table-cell table:style-name="ce10"/>
          <table:table-cell table:style-name="ce20"/>
          <table:table-cell table:number-columns-repeated="2" table:style-name="ce10"/>
          <table:table-cell table:style-name="ce20"/>
          <table:table-cell table:style-name="ce28"/>
          <table:table-cell table:number-columns-repeated="16378"/>
        </table:table-row>
        <table:table-row table:style-name="ro1">
          <table:table-cell table:style-name="ce10"/>
          <table:table-cell table:style-name="ce20"/>
          <table:table-cell table:style-name="ce29"/>
          <table:table-cell table:style-name="ce10"/>
          <table:table-cell table:style-name="ce20"/>
          <table:table-cell table:style-name="ce28"/>
          <table:table-cell table:number-columns-repeated="16378"/>
        </table:table-row>
        <table:table-row table:number-rows-repeated="4" table:style-name="ro1">
          <table:table-cell table:style-name="ce10"/>
          <table:table-cell table:style-name="ce20"/>
          <table:table-cell table:number-columns-repeated="2" table:style-name="ce10"/>
          <table:table-cell table:style-name="ce20"/>
          <table:table-cell table:style-name="ce28"/>
          <table:table-cell table:number-columns-repeated="16378"/>
        </table:table-row>
        <table:table-row table:number-rows-repeated="13" table:style-name="ro1">
          <table:table-cell table:number-columns-repeated="4"/>
          <table:table-cell table:style-name="ce20"/>
          <table:table-cell table:number-columns-repeated="16379"/>
        </table:table-row>
        <table:table-row table:number-rows-repeated="3" table:style-name="ro1">
          <table:table-cell table:number-columns-repeated="4"/>
          <table:table-cell table:style-name="ce10"/>
          <table:table-cell table:number-columns-repeated="16379"/>
        </table:table-row>
        <table:table-row table:number-rows-repeated="115" table:style-name="ro1">
          <table:table-cell table:number-columns-repeated="16384"/>
        </table:table-row>
        <table:table-row table:number-rows-repeated="1047437" table:style-name="ro3">
          <table:table-cell table:number-columns-repeated="16384"/>
        </table:table-row>
      </table:table>
      <table:table table:name="SIMDisattiva" table:style-name="ta2">
        <table:table-column table:style-name="co3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3"/>
        <table:table-column table:style-name="co3" table:number-columns-repeated="16378" table:default-cell-style-name="ce1"/>
        <table:table-row table:style-name="ro1">
          <table:table-cell office:value-type="string" table:style-name="ce19">
            <text:p>Codice</text:p>
          </table:table-cell>
          <table:table-cell office:value-type="string" table:style-name="ce19">
            <text:p>TipoSIM</text:p>
          </table:table-cell>
          <table:table-cell office:value-type="string" table:style-name="ce19">
            <text:p>AssociataA</text:p>
          </table:table-cell>
          <table:table-cell office:value-type="string" table:style-name="ce19">
            <text:p>EraAssociataA</text:p>
          </table:table-cell>
          <table:table-cell office:value-type="string" table:style-name="ce19">
            <text:p>DataAttivazione</text:p>
          </table:table-cell>
          <table:table-cell office:value-type="string" table:style-name="ce19">
            <text:p>DataDisattivazione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6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874" table:style-name="ce10">
            <text:p>3912345874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6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881" table:style-name="ce10">
            <text:p>391234588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6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01" table:style-name="ce10">
            <text:p>391234590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03" table:style-name="ce10">
            <text:p>3912345903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09" table:style-name="ce10">
            <text:p>3912345909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5910" table:style-name="ce10">
            <text:p>3912345910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48" table:style-name="ce10">
            <text:p>3912345948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49" table:style-name="ce10">
            <text:p>391234594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50" table:style-name="ce10">
            <text:p>391234595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53" table:style-name="ce10">
            <text:p>391234595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59" table:style-name="ce10">
            <text:p>391234595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62" table:style-name="ce10">
            <text:p>3912345962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7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63" table:style-name="ce10">
            <text:p>391234596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65" table:style-name="ce10">
            <text:p>391234596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65" table:style-name="ce10">
            <text:p>3912345965</text:p>
          </table:table-cell>
          <table:table-cell office:value-type="date" office:date-value="2023-04-11T00:00:00" table:style-name="ce9">
            <text:p>11/04/23</text:p>
          </table:table-cell>
          <table:table-cell office:value-type="date" office:date-value="2023-04-21T00:00:00" table:style-name="ce9">
            <text:p>21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68" table:style-name="ce10">
            <text:p>3912345968</text:p>
          </table:table-cell>
          <table:table-cell office:value-type="date" office:date-value="2022-10-31T00:00:00" table:style-name="ce9">
            <text:p>31/10/22</text:p>
          </table:table-cell>
          <table:table-cell office:value-type="date" office:date-value="2022-11-10T00:00:00" table:style-name="ce9">
            <text:p>10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70" table:style-name="ce10">
            <text:p>391234597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71" table:style-name="ce10">
            <text:p>3912345971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72" table:style-name="ce10">
            <text:p>3912345972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75" table:style-name="ce10">
            <text:p>391234597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76" table:style-name="ce10">
            <text:p>3912345976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77" table:style-name="ce10">
            <text:p>391234597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8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5978" table:style-name="ce10">
            <text:p>3912345978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80" table:style-name="ce10">
            <text:p>391234598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80" table:style-name="ce10">
            <text:p>391234598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81" table:style-name="ce10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5981" table:style-name="ce10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5981" table:style-name="ce10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82" table:style-name="ce10">
            <text:p>3912345982</text:p>
          </table:table-cell>
          <table:table-cell office:value-type="date" office:date-value="2023-12-13T00:00:00" table:style-name="ce9">
            <text:p>13/12/23</text:p>
          </table:table-cell>
          <table:table-cell office:value-type="date" office:date-value="2023-12-23T00:00:00" table:style-name="ce9">
            <text:p>23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83" table:style-name="ce10">
            <text:p>3912345983</text:p>
          </table:table-cell>
          <table:table-cell office:value-type="date" office:date-value="2023-12-24T00:00:00" table:style-name="ce9">
            <text:p>24/12/23</text:p>
          </table:table-cell>
          <table:table-cell office:value-type="date" office:date-value="2024-01-03T00:00:00" table:style-name="ce9">
            <text:p>03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83" table:style-name="ce10">
            <text:p>3912345983</text:p>
          </table:table-cell>
          <table:table-cell office:value-type="date" office:date-value="2024-01-04T00:00:00" table:style-name="ce9">
            <text:p>04/01/24</text:p>
          </table:table-cell>
          <table:table-cell office:value-type="date" office:date-value="2024-01-14T00:00:00" table:style-name="ce9">
            <text:p>14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84" table:style-name="ce10">
            <text:p>3912345984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59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85" table:style-name="ce10">
            <text:p>3912345985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0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86" table:style-name="ce10">
            <text:p>3912345986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0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86" table:style-name="ce10">
            <text:p>3912345986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0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87" table:style-name="ce10">
            <text:p>3912345987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0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87" table:style-name="ce10">
            <text:p>3912345987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0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87" table:style-name="ce10">
            <text:p>391234598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0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5990" table:style-name="ce10">
            <text:p>3912345990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8"/>
        </table:table-row>
        <table:table-row table:style-name="ro4">
          <table:table-cell office:value-type="string" table:style-name="ce20">
            <text:p>S0123460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90" table:style-name="ce10">
            <text:p>3912345990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0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91" table:style-name="ce10">
            <text:p>3912345991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0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91" table:style-name="ce10">
            <text:p>3912345991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0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5992" table:style-name="ce10">
            <text:p>3912345992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92" table:style-name="ce10">
            <text:p>3912345992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94" table:style-name="ce10">
            <text:p>3912345994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94" table:style-name="ce10">
            <text:p>3912345994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94" table:style-name="ce10">
            <text:p>3912345994</text:p>
          </table:table-cell>
          <table:table-cell office:value-type="date" office:date-value="2023-04-01T00:00:00" table:style-name="ce9">
            <text:p>01/04/23</text:p>
          </table:table-cell>
          <table:table-cell office:value-type="date" office:date-value="2023-04-11T00:00:00" table:style-name="ce9">
            <text:p>11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5995" table:style-name="ce10">
            <text:p>3912345995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96" table:style-name="ce10">
            <text:p>3912345996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97" table:style-name="ce10">
            <text:p>3912345997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5997" table:style-name="ce10">
            <text:p>3912345997</text:p>
          </table:table-cell>
          <table:table-cell office:value-type="date" office:date-value="2023-03-22T00:00:00" table:style-name="ce9">
            <text:p>22/03/23</text:p>
          </table:table-cell>
          <table:table-cell office:value-type="date" office:date-value="2023-04-01T00:00:00" table:style-name="ce9">
            <text:p>01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98" table:style-name="ce10">
            <text:p>3912345998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1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5999" table:style-name="ce10">
            <text:p>3912345999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00" table:style-name="ce10">
            <text:p>3912346000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01" table:style-name="ce10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01" table:style-name="ce10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02" table:style-name="ce10">
            <text:p>3912346002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03" table:style-name="ce10">
            <text:p>3912346003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03" table:style-name="ce10">
            <text:p>3912346003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03" table:style-name="ce10">
            <text:p>3912346003</text:p>
          </table:table-cell>
          <table:table-cell office:value-type="date" office:date-value="2024-01-08T00:00:00" table:style-name="ce9">
            <text:p>08/01/24</text:p>
          </table:table-cell>
          <table:table-cell office:value-type="date" office:date-value="2024-01-18T00:00:00" table:style-name="ce9">
            <text:p>18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04" table:style-name="ce10">
            <text:p>3912346004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04" table:style-name="ce10">
            <text:p>3912346004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2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04" table:style-name="ce10">
            <text:p>3912346004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05" table:style-name="ce10">
            <text:p>3912346005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06" table:style-name="ce10">
            <text:p>3912346006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06" table:style-name="ce10">
            <text:p>3912346006</text:p>
          </table:table-cell>
          <table:table-cell office:value-type="date" office:date-value="2023-03-24T00:00:00" table:style-name="ce9">
            <text:p>24/03/23</text:p>
          </table:table-cell>
          <table:table-cell office:value-type="date" office:date-value="2023-04-03T00:00:00" table:style-name="ce9">
            <text:p>03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06" table:style-name="ce10">
            <text:p>3912346006</text:p>
          </table:table-cell>
          <table:table-cell office:value-type="date" office:date-value="2023-04-04T00:00:00" table:style-name="ce9">
            <text:p>04/04/23</text:p>
          </table:table-cell>
          <table:table-cell office:value-type="date" office:date-value="2023-04-14T00:00:00" table:style-name="ce9">
            <text:p>14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07" table:style-name="ce10">
            <text:p>3912346007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07" table:style-name="ce10">
            <text:p>3912346007</text:p>
          </table:table-cell>
          <table:table-cell office:value-type="date" office:date-value="2023-12-18T00:00:00" table:style-name="ce9">
            <text:p>18/12/23</text:p>
          </table:table-cell>
          <table:table-cell office:value-type="date" office:date-value="2023-12-28T00:00:00" table:style-name="ce9">
            <text:p>28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07" table:style-name="ce10">
            <text:p>3912346007</text:p>
          </table:table-cell>
          <table:table-cell office:value-type="date" office:date-value="2023-12-29T00:00:00" table:style-name="ce9">
            <text:p>29/12/23</text:p>
          </table:table-cell>
          <table:table-cell office:value-type="date" office:date-value="2024-01-08T00:00:00" table:style-name="ce9">
            <text:p>08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08" table:style-name="ce10">
            <text:p>3912346008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10" table:style-name="ce10">
            <text:p>3912346010</text:p>
          </table:table-cell>
          <table:table-cell office:value-type="date" office:date-value="2023-03-14T00:00:00" table:style-name="ce9">
            <text:p>14/03/23</text:p>
          </table:table-cell>
          <table:table-cell office:value-type="date" office:date-value="2023-03-24T00:00:00" table:style-name="ce9">
            <text:p>24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3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0" table:style-name="ce10">
            <text:p>3912346010</text:p>
          </table:table-cell>
          <table:table-cell office:value-type="date" office:date-value="2023-03-25T00:00:00" table:style-name="ce9">
            <text:p>25/03/23</text:p>
          </table:table-cell>
          <table:table-cell office:value-type="date" office:date-value="2023-04-04T00:00:00" table:style-name="ce9">
            <text:p>04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11" table:style-name="ce10">
            <text:p>3912346011</text:p>
          </table:table-cell>
          <table:table-cell office:value-type="date" office:date-value="2023-12-08T00:00:00" table:style-name="ce9">
            <text:p>08/12/23</text:p>
          </table:table-cell>
          <table:table-cell office:value-type="date" office:date-value="2023-12-18T00:00:00" table:style-name="ce9">
            <text:p>18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11" table:style-name="ce10">
            <text:p>3912346011</text:p>
          </table:table-cell>
          <table:table-cell office:value-type="date" office:date-value="2023-12-19T00:00:00" table:style-name="ce9">
            <text:p>19/12/23</text:p>
          </table:table-cell>
          <table:table-cell office:value-type="date" office:date-value="2023-12-29T00:00:00" table:style-name="ce9">
            <text:p>29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1" table:style-name="ce10">
            <text:p>3912346011</text:p>
          </table:table-cell>
          <table:table-cell office:value-type="date" office:date-value="2023-12-30T00:00:00" table:style-name="ce9">
            <text:p>30/12/23</text:p>
          </table:table-cell>
          <table:table-cell office:value-type="date" office:date-value="2024-01-09T00:00:00" table:style-name="ce9">
            <text:p>09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3" table:style-name="ce10">
            <text:p>3912346013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13" table:style-name="ce10">
            <text:p>3912346013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13" table:style-name="ce10">
            <text:p>3912346013</text:p>
          </table:table-cell>
          <table:table-cell office:value-type="date" office:date-value="2023-04-06T00:00:00" table:style-name="ce9">
            <text:p>06/04/23</text:p>
          </table:table-cell>
          <table:table-cell office:value-type="date" office:date-value="2023-04-16T00:00:00" table:style-name="ce9">
            <text:p>16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13" table:style-name="ce10">
            <text:p>3912346013</text:p>
          </table:table-cell>
          <table:table-cell office:value-type="date" office:date-value="2023-04-17T00:00:00" table:style-name="ce9">
            <text:p>17/04/23</text:p>
          </table:table-cell>
          <table:table-cell office:value-type="date" office:date-value="2023-04-27T00:00:00" table:style-name="ce9">
            <text:p>27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3" table:style-name="ce10">
            <text:p>3912346013</text:p>
          </table:table-cell>
          <table:table-cell office:value-type="date" office:date-value="2023-04-28T00:00:00" table:style-name="ce9">
            <text:p>28/04/23</text:p>
          </table:table-cell>
          <table:table-cell office:value-type="date" office:date-value="2023-05-08T00:00:00" table:style-name="ce9">
            <text:p>08/05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4" table:style-name="ce10">
            <text:p>3912346014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4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14" table:style-name="ce10">
            <text:p>3912346014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15" table:style-name="ce10">
            <text:p>3912346015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15" table:style-name="ce10">
            <text:p>3912346015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15" table:style-name="ce10">
            <text:p>3912346015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6" table:style-name="ce10">
            <text:p>3912346016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16" table:style-name="ce10">
            <text:p>3912346016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16" table:style-name="ce10">
            <text:p>3912346016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16" table:style-name="ce10">
            <text:p>3912346016</text:p>
          </table:table-cell>
          <table:table-cell office:value-type="date" office:date-value="2024-01-11T00:00:00" table:style-name="ce9">
            <text:p>11/01/24</text:p>
          </table:table-cell>
          <table:table-cell office:value-type="date" office:date-value="2024-01-21T00:00:00" table:style-name="ce9">
            <text:p>21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7" table:style-name="ce10">
            <text:p>3912346017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7" table:style-name="ce10">
            <text:p>3912346017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5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17" table:style-name="ce10">
            <text:p>3912346017</text:p>
          </table:table-cell>
          <table:table-cell office:value-type="date" office:date-value="2023-04-07T00:00:00" table:style-name="ce9">
            <text:p>07/04/23</text:p>
          </table:table-cell>
          <table:table-cell office:value-type="date" office:date-value="2023-04-17T00:00:00" table:style-name="ce9">
            <text:p>17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17" table:style-name="ce10">
            <text:p>3912346017</text:p>
          </table:table-cell>
          <table:table-cell office:value-type="date" office:date-value="2023-04-18T00:00:00" table:style-name="ce9">
            <text:p>18/04/23</text:p>
          </table:table-cell>
          <table:table-cell office:value-type="date" office:date-value="2023-04-28T00:00:00" table:style-name="ce9">
            <text:p>28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1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18" table:style-name="ce10">
            <text:p>3912346018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18" table:style-name="ce10">
            <text:p>3912346018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19" table:style-name="ce10">
            <text:p>3912346019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19" table:style-name="ce10">
            <text:p>3912346019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9" table:style-name="ce10">
            <text:p>3912346019</text:p>
          </table:table-cell>
          <table:table-cell office:value-type="date" office:date-value="2024-01-01T00:00:00" table:style-name="ce9">
            <text:p>01/01/24</text:p>
          </table:table-cell>
          <table:table-cell office:value-type="date" office:date-value="2024-01-11T00:00:00" table:style-name="ce9">
            <text:p>11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19" table:style-name="ce10">
            <text:p>3912346019</text:p>
          </table:table-cell>
          <table:table-cell office:value-type="date" office:date-value="2024-01-12T00:00:00" table:style-name="ce9">
            <text:p>12/01/24</text:p>
          </table:table-cell>
          <table:table-cell office:value-type="date" office:date-value="2024-01-22T00:00:00" table:style-name="ce9">
            <text:p>22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19" table:style-name="ce10">
            <text:p>3912346019</text:p>
          </table:table-cell>
          <table:table-cell office:value-type="date" office:date-value="2024-01-23T00:00:00" table:style-name="ce9">
            <text:p>23/01/24</text:p>
          </table:table-cell>
          <table:table-cell office:value-type="date" office:date-value="2024-02-02T00:00:00" table:style-name="ce9">
            <text:p>02/02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19" table:style-name="ce10">
            <text:p>3912346019</text:p>
          </table:table-cell>
          <table:table-cell office:value-type="date" office:date-value="2024-02-03T00:00:00" table:style-name="ce9">
            <text:p>03/02/24</text:p>
          </table:table-cell>
          <table:table-cell office:value-type="date" office:date-value="2024-02-13T00:00:00" table:style-name="ce9">
            <text:p>13/02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6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19" table:style-name="ce10">
            <text:p>3912346019</text:p>
          </table:table-cell>
          <table:table-cell office:value-type="date" office:date-value="2024-02-14T00:00:00" table:style-name="ce9">
            <text:p>14/02/24</text:p>
          </table:table-cell>
          <table:table-cell office:value-type="date" office:date-value="2024-02-24T00:00:00" table:style-name="ce9">
            <text:p>24/02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20" table:style-name="ce10">
            <text:p>3912346020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20" table:style-name="ce10">
            <text:p>3912346020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1" table:style-name="ce10">
            <text:p>3912346021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1" table:style-name="ce10">
            <text:p>3912346021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1" table:style-name="ce10">
            <text:p>3912346021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1" table:style-name="ce10">
            <text:p>3912346021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22" table:style-name="ce10">
            <text:p>3912346022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2" table:style-name="ce10">
            <text:p>3912346022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2" table:style-name="ce10">
            <text:p>3912346022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7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2" table:style-name="ce10">
            <text:p>3912346022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3" table:style-name="ce10">
            <text:p>3912346023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23" table:style-name="ce10">
            <text:p>3912346023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3" table:style-name="ce10">
            <text:p>3912346023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3" table:style-name="ce10">
            <text:p>3912346023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23" table:style-name="ce10">
            <text:p>3912346023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23" table:style-name="ce10">
            <text:p>3912346023</text:p>
          </table:table-cell>
          <table:table-cell office:value-type="date" office:date-value="2024-02-04T00:00:00" table:style-name="ce9">
            <text:p>04/02/24</text:p>
          </table:table-cell>
          <table:table-cell office:value-type="date" office:date-value="2024-02-14T00:00:00" table:style-name="ce9">
            <text:p>14/02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4" table:style-name="ce10">
            <text:p>3912346024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24" table:style-name="ce10">
            <text:p>3912346024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4" table:style-name="ce10">
            <text:p>3912346024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8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4" table:style-name="ce10">
            <text:p>3912346024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4" table:style-name="ce10">
            <text:p>3912346024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5" table:style-name="ce10">
            <text:p>3912346025</text:p>
          </table:table-cell>
          <table:table-cell office:value-type="date" office:date-value="2023-03-18T00:00:00" table:style-name="ce9">
            <text:p>18/03/23</text:p>
          </table:table-cell>
          <table:table-cell office:value-type="date" office:date-value="2023-03-28T00:00:00" table:style-name="ce9">
            <text:p>28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5" table:style-name="ce10">
            <text:p>3912346025</text:p>
          </table:table-cell>
          <table:table-cell office:value-type="date" office:date-value="2023-03-29T00:00:00" table:style-name="ce9">
            <text:p>29/03/23</text:p>
          </table:table-cell>
          <table:table-cell office:value-type="date" office:date-value="2023-04-08T00:00:00" table:style-name="ce9">
            <text:p>08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25" table:style-name="ce10">
            <text:p>3912346025</text:p>
          </table:table-cell>
          <table:table-cell office:value-type="date" office:date-value="2023-04-09T00:00:00" table:style-name="ce9">
            <text:p>09/04/23</text:p>
          </table:table-cell>
          <table:table-cell office:value-type="date" office:date-value="2023-04-19T00:00:00" table:style-name="ce9">
            <text:p>19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5" table:style-name="ce10">
            <text:p>3912346025</text:p>
          </table:table-cell>
          <table:table-cell office:value-type="date" office:date-value="2023-04-20T00:00:00" table:style-name="ce9">
            <text:p>20/04/23</text:p>
          </table:table-cell>
          <table:table-cell office:value-type="date" office:date-value="2023-04-30T00:00:00" table:style-name="ce9">
            <text:p>30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6" table:style-name="ce10">
            <text:p>3912346026</text:p>
          </table:table-cell>
          <table:table-cell office:value-type="date" office:date-value="2023-12-12T00:00:00" table:style-name="ce9">
            <text:p>12/12/23</text:p>
          </table:table-cell>
          <table:table-cell office:value-type="date" office:date-value="2023-12-22T00:00:00" table:style-name="ce9">
            <text:p>22/1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7" table:style-name="ce10">
            <text:p>3912346027</text:p>
          </table:table-cell>
          <table:table-cell office:value-type="date" office:date-value="2023-03-19T00:00:00" table:style-name="ce9">
            <text:p>19/03/23</text:p>
          </table:table-cell>
          <table:table-cell office:value-type="date" office:date-value="2023-03-29T00:00:00" table:style-name="ce9">
            <text:p>29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27" table:style-name="ce10">
            <text:p>3912346027</text:p>
          </table:table-cell>
          <table:table-cell office:value-type="date" office:date-value="2023-03-30T00:00:00" table:style-name="ce9">
            <text:p>30/03/23</text:p>
          </table:table-cell>
          <table:table-cell office:value-type="date" office:date-value="2023-04-09T00:00:00" table:style-name="ce9">
            <text:p>09/04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28" table:style-name="ce10">
            <text:p>3912346028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69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8" table:style-name="ce10">
            <text:p>3912346028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29" table:style-name="ce10">
            <text:p>3912346029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29" table:style-name="ce10">
            <text:p>3912346029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29" table:style-name="ce10">
            <text:p>3912346029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29" table:style-name="ce10">
            <text:p>3912346029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9" table:style-name="ce10">
            <text:p>3912346029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29" table:style-name="ce10">
            <text:p>3912346029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0" table:style-name="ce10">
            <text:p>391234603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30" table:style-name="ce10">
            <text:p>391234603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30" table:style-name="ce10">
            <text:p>391234603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0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31" table:style-name="ce10">
            <text:p>391234603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1" table:style-name="ce10">
            <text:p>391234603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2" table:style-name="ce10">
            <text:p>391234603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32" table:style-name="ce10">
            <text:p>391234603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32" table:style-name="ce10">
            <text:p>391234603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33" table:style-name="ce10">
            <text:p>3912346033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33" table:style-name="ce10">
            <text:p>3912346033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33" table:style-name="ce10">
            <text:p>3912346033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33" table:style-name="ce10">
            <text:p>3912346033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4" table:style-name="ce10">
            <text:p>3912346034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1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4" table:style-name="ce10">
            <text:p>3912346034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34" table:style-name="ce10">
            <text:p>3912346034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4" table:style-name="ce10">
            <text:p>3912346034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5" table:style-name="ce10">
            <text:p>3912346035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35" table:style-name="ce10">
            <text:p>3912346035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35" table:style-name="ce10">
            <text:p>3912346035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35" table:style-name="ce10">
            <text:p>3912346035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35" table:style-name="ce10">
            <text:p>3912346035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35" table:style-name="ce10">
            <text:p>3912346035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36" table:style-name="ce10">
            <text:p>3912346036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2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36" table:style-name="ce10">
            <text:p>3912346036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7" table:style-name="ce10">
            <text:p>391234603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37" table:style-name="ce10">
            <text:p>391234603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7" table:style-name="ce10">
            <text:p>391234603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38" table:style-name="ce10">
            <text:p>391234603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9" table:style-name="ce10">
            <text:p>3912346039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39" table:style-name="ce10">
            <text:p>3912346039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0" table:style-name="ce10">
            <text:p>3912346040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0" table:style-name="ce10">
            <text:p>3912346040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0" table:style-name="ce10">
            <text:p>3912346040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3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1" table:style-name="ce10">
            <text:p>3912346041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1" table:style-name="ce10">
            <text:p>3912346041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1" table:style-name="ce10">
            <text:p>3912346041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1" table:style-name="ce10">
            <text:p>3912346041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1" table:style-name="ce10">
            <text:p>3912346041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1" table:style-name="ce10">
            <text:p>3912346041</text:p>
          </table:table-cell>
          <table:table-cell office:value-type="date" office:date-value="2023-02-16T00:00:00" table:style-name="ce9">
            <text:p>16/02/23</text:p>
          </table:table-cell>
          <table:table-cell office:value-type="date" office:date-value="2023-02-26T00:00:00" table:style-name="ce9">
            <text:p>26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41" table:style-name="ce10">
            <text:p>3912346041</text:p>
          </table:table-cell>
          <table:table-cell office:value-type="date" office:date-value="2023-02-27T00:00:00" table:style-name="ce9">
            <text:p>27/02/23</text:p>
          </table:table-cell>
          <table:table-cell office:value-type="date" office:date-value="2023-03-09T00:00:00" table:style-name="ce9">
            <text:p>09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1" table:style-name="ce10">
            <text:p>3912346041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1" table:style-name="ce10">
            <text:p>3912346041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2" table:style-name="ce10">
            <text:p>3912346042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4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42" table:style-name="ce10">
            <text:p>3912346042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2" table:style-name="ce10">
            <text:p>3912346042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42" table:style-name="ce10">
            <text:p>3912346042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3" table:style-name="ce10">
            <text:p>3912346043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3" table:style-name="ce10">
            <text:p>3912346043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3" table:style-name="ce10">
            <text:p>391234604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4" table:style-name="ce10">
            <text:p>3912346044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5" table:style-name="ce10">
            <text:p>3912346045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45" table:style-name="ce10">
            <text:p>391234604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5" table:style-name="ce10">
            <text:p>391234604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5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5" table:style-name="ce10">
            <text:p>391234604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5" table:style-name="ce10">
            <text:p>391234604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6" table:style-name="ce10">
            <text:p>3912346046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6" table:style-name="ce10">
            <text:p>391234604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7" table:style-name="ce10">
            <text:p>3912346047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7" table:style-name="ce10">
            <text:p>3912346047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7" table:style-name="ce10">
            <text:p>3912346047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7" table:style-name="ce10">
            <text:p>3912346047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7" table:style-name="ce10">
            <text:p>3912346047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47" table:style-name="ce10">
            <text:p>3912346047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6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7" table:style-name="ce10">
            <text:p>3912346047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48" table:style-name="ce10">
            <text:p>3912346048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48" table:style-name="ce10">
            <text:p>3912346048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8" table:style-name="ce10">
            <text:p>3912346048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48" table:style-name="ce10">
            <text:p>3912346048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49" table:style-name="ce10">
            <text:p>3912346049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49" table:style-name="ce10">
            <text:p>3912346049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49" table:style-name="ce10">
            <text:p>3912346049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49" table:style-name="ce10">
            <text:p>3912346049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0" table:style-name="ce10">
            <text:p>3912346050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7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50" table:style-name="ce10">
            <text:p>3912346050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0" table:style-name="ce10">
            <text:p>3912346050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0" table:style-name="ce10">
            <text:p>3912346050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0" table:style-name="ce10">
            <text:p>3912346050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50" table:style-name="ce10">
            <text:p>3912346050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50" table:style-name="ce10">
            <text:p>3912346050</text:p>
          </table:table-cell>
          <table:table-cell office:value-type="date" office:date-value="2023-03-01T00:00:00" table:style-name="ce9">
            <text:p>01/03/23</text:p>
          </table:table-cell>
          <table:table-cell office:value-type="date" office:date-value="2023-03-11T00:00:00" table:style-name="ce9">
            <text:p>11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1" table:style-name="ce10">
            <text:p>3912346051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51" table:style-name="ce10">
            <text:p>3912346051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1" table:style-name="ce10">
            <text:p>3912346051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1" table:style-name="ce10">
            <text:p>3912346051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8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1" table:style-name="ce10">
            <text:p>3912346051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51" table:style-name="ce10">
            <text:p>3912346051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2" table:style-name="ce10">
            <text:p>3912346052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2" table:style-name="ce10">
            <text:p>3912346052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3" table:style-name="ce10">
            <text:p>3912346053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53" table:style-name="ce10">
            <text:p>3912346053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3" table:style-name="ce10">
            <text:p>391234605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53" table:style-name="ce10">
            <text:p>3912346053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54" table:style-name="ce10">
            <text:p>3912346054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4" table:style-name="ce10">
            <text:p>3912346054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79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54" table:style-name="ce10">
            <text:p>3912346054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54" table:style-name="ce10">
            <text:p>3912346054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1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4" table:style-name="ce10">
            <text:p>3912346054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54" table:style-name="ce10">
            <text:p>3912346054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5" table:style-name="ce10">
            <text:p>3912346055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5" table:style-name="ce10">
            <text:p>3912346055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55" table:style-name="ce10">
            <text:p>3912346055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5" table:style-name="ce10">
            <text:p>3912346055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6" table:style-name="ce10">
            <text:p>3912346056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6" table:style-name="ce10">
            <text:p>3912346056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0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6" table:style-name="ce10">
            <text:p>3912346056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6" table:style-name="ce10">
            <text:p>3912346056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56" table:style-name="ce10">
            <text:p>3912346056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6" table:style-name="ce10">
            <text:p>3912346056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7" table:style-name="ce10">
            <text:p>3912346057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57" table:style-name="ce10">
            <text:p>3912346057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57" table:style-name="ce10">
            <text:p>3912346057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7" table:style-name="ce10">
            <text:p>3912346057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58" table:style-name="ce10">
            <text:p>3912346058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58" table:style-name="ce10">
            <text:p>3912346058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1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8" table:style-name="ce10">
            <text:p>3912346058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9" table:style-name="ce10">
            <text:p>3912346059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9" table:style-name="ce10">
            <text:p>3912346059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59" table:style-name="ce10">
            <text:p>3912346059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59" table:style-name="ce10">
            <text:p>3912346059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0" table:style-name="ce10">
            <text:p>3912346060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0" table:style-name="ce10">
            <text:p>3912346060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0" table:style-name="ce10">
            <text:p>3912346060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0" table:style-name="ce10">
            <text:p>3912346060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1" table:style-name="ce10">
            <text:p>3912346061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2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1" table:style-name="ce10">
            <text:p>3912346061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1" table:style-name="ce10">
            <text:p>3912346061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1" table:style-name="ce10">
            <text:p>3912346061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1" table:style-name="ce10">
            <text:p>3912346061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1" table:style-name="ce10">
            <text:p>3912346061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1" table:style-name="ce10">
            <text:p>3912346061</text:p>
          </table:table-cell>
          <table:table-cell office:value-type="date" office:date-value="2023-03-04T00:00:00" table:style-name="ce9">
            <text:p>04/03/23</text:p>
          </table:table-cell>
          <table:table-cell office:value-type="date" office:date-value="2023-03-14T00:00:00" table:style-name="ce9">
            <text:p>14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1" table:style-name="ce10">
            <text:p>3912346061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2" table:style-name="ce10">
            <text:p>3912346062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2" table:style-name="ce10">
            <text:p>3912346062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2" table:style-name="ce10">
            <text:p>3912346062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3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2" table:style-name="ce10">
            <text:p>3912346062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2" table:style-name="ce10">
            <text:p>3912346062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2" table:style-name="ce10">
            <text:p>3912346062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3" table:style-name="ce10">
            <text:p>3912346063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3" table:style-name="ce10">
            <text:p>3912346063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3" table:style-name="ce10">
            <text:p>3912346063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3" table:style-name="ce10">
            <text:p>3912346063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3" table:style-name="ce10">
            <text:p>3912346063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3" table:style-name="ce10">
            <text:p>3912346063</text:p>
          </table:table-cell>
          <table:table-cell office:value-type="date" office:date-value="2023-02-22T00:00:00" table:style-name="ce9">
            <text:p>22/02/23</text:p>
          </table:table-cell>
          <table:table-cell office:value-type="date" office:date-value="2023-03-04T00:00:00" table:style-name="ce9">
            <text:p>04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3" table:style-name="ce10">
            <text:p>3912346063</text:p>
          </table:table-cell>
          <table:table-cell office:value-type="date" office:date-value="2023-03-05T00:00:00" table:style-name="ce9">
            <text:p>05/03/23</text:p>
          </table:table-cell>
          <table:table-cell office:value-type="date" office:date-value="2023-03-15T00:00:00" table:style-name="ce9">
            <text:p>15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4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4" table:style-name="ce10">
            <text:p>3912346064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4" table:style-name="ce10">
            <text:p>3912346064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1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4" table:style-name="ce10">
            <text:p>3912346064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4" table:style-name="ce10">
            <text:p>3912346064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4" table:style-name="ce10">
            <text:p>3912346064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5" table:style-name="ce10">
            <text:p>3912346065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5" table:style-name="ce10">
            <text:p>3912346065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5" table:style-name="ce10">
            <text:p>3912346065</text:p>
          </table:table-cell>
          <table:table-cell office:value-type="date" office:date-value="2023-01-21T00:00:00" table:style-name="ce9">
            <text:p>21/01/23</text:p>
          </table:table-cell>
          <table:table-cell office:value-type="date" office:date-value="2023-01-31T00:00:00" table:style-name="ce9">
            <text:p>3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5" table:style-name="ce10">
            <text:p>3912346065</text:p>
          </table:table-cell>
          <table:table-cell office:value-type="date" office:date-value="2023-02-01T00:00:00" table:style-name="ce9">
            <text:p>01/02/23</text:p>
          </table:table-cell>
          <table:table-cell office:value-type="date" office:date-value="2023-02-11T00:00:00" table:style-name="ce9">
            <text:p>11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5" table:style-name="ce10">
            <text:p>3912346065</text:p>
          </table:table-cell>
          <table:table-cell office:value-type="date" office:date-value="2023-02-12T00:00:00" table:style-name="ce9">
            <text:p>12/02/23</text:p>
          </table:table-cell>
          <table:table-cell office:value-type="date" office:date-value="2023-02-22T00:00:00" table:style-name="ce9">
            <text:p>22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5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5" table:style-name="ce10">
            <text:p>3912346065</text:p>
          </table:table-cell>
          <table:table-cell office:value-type="date" office:date-value="2023-02-23T00:00:00" table:style-name="ce9">
            <text:p>23/02/23</text:p>
          </table:table-cell>
          <table:table-cell office:value-type="date" office:date-value="2023-03-05T00:00:00" table:style-name="ce9">
            <text:p>05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5" table:style-name="ce10">
            <text:p>3912346065</text:p>
          </table:table-cell>
          <table:table-cell office:value-type="date" office:date-value="2023-03-06T00:00:00" table:style-name="ce9">
            <text:p>06/03/23</text:p>
          </table:table-cell>
          <table:table-cell office:value-type="date" office:date-value="2023-03-16T00:00:00" table:style-name="ce9">
            <text:p>16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6" table:style-name="ce10">
            <text:p>3912346066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6" table:style-name="ce10">
            <text:p>3912346066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7" table:style-name="ce10">
            <text:p>3912346067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7" table:style-name="ce10">
            <text:p>3912346067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8" table:style-name="ce10">
            <text:p>3912346068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8" table:style-name="ce10">
            <text:p>3912346068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68" table:style-name="ce10">
            <text:p>3912346068</text:p>
          </table:table-cell>
          <table:table-cell office:value-type="date" office:date-value="2023-01-22T00:00:00" table:style-name="ce9">
            <text:p>22/01/23</text:p>
          </table:table-cell>
          <table:table-cell office:value-type="date" office:date-value="2023-02-01T00:00:00" table:style-name="ce9">
            <text:p>01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8" table:style-name="ce10">
            <text:p>3912346068</text:p>
          </table:table-cell>
          <table:table-cell office:value-type="date" office:date-value="2023-02-02T00:00:00" table:style-name="ce9">
            <text:p>02/02/23</text:p>
          </table:table-cell>
          <table:table-cell office:value-type="date" office:date-value="2023-02-12T00:00:00" table:style-name="ce9">
            <text:p>12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6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8" table:style-name="ce10">
            <text:p>3912346068</text:p>
          </table:table-cell>
          <table:table-cell office:value-type="date" office:date-value="2023-02-13T00:00:00" table:style-name="ce9">
            <text:p>13/02/23</text:p>
          </table:table-cell>
          <table:table-cell office:value-type="date" office:date-value="2023-02-23T00:00:00" table:style-name="ce9">
            <text:p>2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69" table:style-name="ce10">
            <text:p>3912346069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9" table:style-name="ce10">
            <text:p>3912346069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9" table:style-name="ce10">
            <text:p>3912346069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9" table:style-name="ce10">
            <text:p>3912346069</text:p>
          </table:table-cell>
          <table:table-cell office:value-type="date" office:date-value="2023-02-03T00:00:00" table:style-name="ce9">
            <text:p>03/02/23</text:p>
          </table:table-cell>
          <table:table-cell office:value-type="date" office:date-value="2023-02-13T00:00:00" table:style-name="ce9">
            <text:p>1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69" table:style-name="ce10">
            <text:p>3912346069</text:p>
          </table:table-cell>
          <table:table-cell office:value-type="date" office:date-value="2023-02-14T00:00:00" table:style-name="ce9">
            <text:p>14/02/23</text:p>
          </table:table-cell>
          <table:table-cell office:value-type="date" office:date-value="2023-02-24T00:00:00" table:style-name="ce9">
            <text:p>2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69" table:style-name="ce10">
            <text:p>3912346069</text:p>
          </table:table-cell>
          <table:table-cell office:value-type="date" office:date-value="2023-02-25T00:00:00" table:style-name="ce9">
            <text:p>25/02/23</text:p>
          </table:table-cell>
          <table:table-cell office:value-type="date" office:date-value="2023-03-07T00:00:00" table:style-name="ce9">
            <text:p>07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0" table:style-name="ce10">
            <text:p>3912346070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0" table:style-name="ce10">
            <text:p>3912346070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0" table:style-name="ce10">
            <text:p>3912346070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7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71" table:style-name="ce10">
            <text:p>391234607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71" table:style-name="ce10">
            <text:p>391234607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1" table:style-name="ce10">
            <text:p>391234607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1" table:style-name="ce10">
            <text:p>391234607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71" table:style-name="ce10">
            <text:p>391234607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1" table:style-name="ce10">
            <text:p>391234607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1" table:style-name="ce10">
            <text:p>391234607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2" table:style-name="ce10">
            <text:p>391234607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72" table:style-name="ce10">
            <text:p>391234607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72" table:style-name="ce10">
            <text:p>3912346072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8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3" table:style-name="ce10">
            <text:p>391234607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4" table:style-name="ce10">
            <text:p>391234607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4" table:style-name="ce10">
            <text:p>391234607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4" table:style-name="ce10">
            <text:p>391234607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4" table:style-name="ce10">
            <text:p>391234607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75" table:style-name="ce10">
            <text:p>391234607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75" table:style-name="ce10">
            <text:p>391234607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75" table:style-name="ce10">
            <text:p>391234607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75" table:style-name="ce10">
            <text:p>391234607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75" table:style-name="ce10">
            <text:p>3912346075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89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5" table:style-name="ce10">
            <text:p>3912346075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5" table:style-name="ce10">
            <text:p>3912346075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1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6" table:style-name="ce10">
            <text:p>391234607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6" table:style-name="ce10">
            <text:p>3912346076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6" table:style-name="ce10">
            <text:p>3912346076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6" table:style-name="ce10">
            <text:p>3912346076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77" table:style-name="ce10">
            <text:p>3912346077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77" table:style-name="ce10">
            <text:p>3912346077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8" table:style-name="ce10">
            <text:p>3912346078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78" table:style-name="ce10">
            <text:p>3912346078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0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8" table:style-name="ce10">
            <text:p>3912346078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78" table:style-name="ce10">
            <text:p>3912346078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9" table:style-name="ce10">
            <text:p>3912346079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9" table:style-name="ce10">
            <text:p>3912346079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79" table:style-name="ce10">
            <text:p>3912346079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79" table:style-name="ce10">
            <text:p>3912346079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79" table:style-name="ce10">
            <text:p>3912346079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79" table:style-name="ce10">
            <text:p>3912346079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79" table:style-name="ce10">
            <text:p>3912346079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79" table:style-name="ce10">
            <text:p>3912346079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1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0" table:style-name="ce10">
            <text:p>3912346080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0" table:style-name="ce10">
            <text:p>3912346080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0" table:style-name="ce10">
            <text:p>3912346080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0" table:style-name="ce10">
            <text:p>3912346080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0" table:style-name="ce10">
            <text:p>3912346080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0" table:style-name="ce10">
            <text:p>3912346080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0" table:style-name="ce10">
            <text:p>3912346080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2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12-10T00:00:00" table:style-name="ce9">
            <text:p>10/12/22</text:p>
          </table:table-cell>
          <table:table-cell office:value-type="date" office:date-value="2022-12-20T00:00:00" table:style-name="ce9">
            <text:p>20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1" table:style-name="ce10">
            <text:p>3912346081</text:p>
          </table:table-cell>
          <table:table-cell office:value-type="date" office:date-value="2022-12-21T00:00:00" table:style-name="ce9">
            <text:p>21/12/22</text:p>
          </table:table-cell>
          <table:table-cell office:value-type="date" office:date-value="2022-12-31T00:00:00" table:style-name="ce9">
            <text:p>3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3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2" table:style-name="ce10">
            <text:p>3912346082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4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3" table:style-name="ce10">
            <text:p>3912346083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5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6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4" table:style-name="ce10">
            <text:p>3912346084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5" table:style-name="ce10">
            <text:p>3912346085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5" table:style-name="ce10">
            <text:p>3912346085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5" table:style-name="ce10">
            <text:p>3912346085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5" table:style-name="ce10">
            <text:p>3912346085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5" table:style-name="ce10">
            <text:p>3912346085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5" table:style-name="ce10">
            <text:p>3912346085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6" table:style-name="ce10">
            <text:p>3912346086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6" table:style-name="ce10">
            <text:p>391234608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6" table:style-name="ce10">
            <text:p>391234608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7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6" table:style-name="ce10">
            <text:p>3912346086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6" table:style-name="ce10">
            <text:p>3912346086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6" table:style-name="ce10">
            <text:p>3912346086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6" table:style-name="ce10">
            <text:p>3912346086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6" table:style-name="ce10">
            <text:p>3912346086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6" table:style-name="ce10">
            <text:p>3912346086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8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7" table:style-name="ce10">
            <text:p>3912346087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88" table:style-name="ce10">
            <text:p>3912346088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8" table:style-name="ce10">
            <text:p>3912346088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499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8" table:style-name="ce10">
            <text:p>391234608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8" table:style-name="ce10">
            <text:p>391234608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8" table:style-name="ce10">
            <text:p>3912346088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8" table:style-name="ce10">
            <text:p>3912346088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8" table:style-name="ce10">
            <text:p>3912346088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8" table:style-name="ce10">
            <text:p>3912346088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8" table:style-name="ce10">
            <text:p>3912346088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9" table:style-name="ce10">
            <text:p>3912346089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9" table:style-name="ce10">
            <text:p>3912346089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89" table:style-name="ce10">
            <text:p>391234608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0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9" table:style-name="ce10">
            <text:p>3912346089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9" table:style-name="ce10">
            <text:p>3912346089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9" table:style-name="ce10">
            <text:p>3912346089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9" table:style-name="ce10">
            <text:p>3912346089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89" table:style-name="ce10">
            <text:p>3912346089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89" table:style-name="ce10">
            <text:p>3912346089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1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2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0" table:style-name="ce10">
            <text:p>3912346090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3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4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1" table:style-name="ce10">
            <text:p>391234609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5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2" table:style-name="ce10">
            <text:p>391234609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6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7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3" table:style-name="ce10">
            <text:p>3912346093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8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09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4" table:style-name="ce10">
            <text:p>391234609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0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5" table:style-name="ce10">
            <text:p>3912346095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1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1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6" table:style-name="ce10">
            <text:p>3912346096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2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3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7" table:style-name="ce10">
            <text:p>391234609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4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1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098" table:style-name="ce10">
            <text:p>391234609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5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10-19T00:00:00" table:style-name="ce9">
            <text:p>19/10/22</text:p>
          </table:table-cell>
          <table:table-cell office:value-type="date" office:date-value="2022-10-29T00:00:00" table:style-name="ce9">
            <text:p>29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10-30T00:00:00" table:style-name="ce9">
            <text:p>30/10/22</text:p>
          </table:table-cell>
          <table:table-cell office:value-type="date" office:date-value="2022-11-09T00:00:00" table:style-name="ce9">
            <text:p>09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11-10T00:00:00" table:style-name="ce9">
            <text:p>10/11/22</text:p>
          </table:table-cell>
          <table:table-cell office:value-type="date" office:date-value="2022-11-20T00:00:00" table:style-name="ce9">
            <text:p>20/11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11-21T00:00:00" table:style-name="ce9">
            <text:p>21/11/22</text:p>
          </table:table-cell>
          <table:table-cell office:value-type="date" office:date-value="2022-12-01T00:00:00" table:style-name="ce9">
            <text:p>01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7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099" table:style-name="ce10">
            <text:p>3912346099</text:p>
          </table:table-cell>
          <table:table-cell office:value-type="date" office:date-value="2022-12-02T00:00:00" table:style-name="ce9">
            <text:p>02/12/22</text:p>
          </table:table-cell>
          <table:table-cell office:value-type="date" office:date-value="2022-12-12T00:00:00" table:style-name="ce9">
            <text:p>12/12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0" table:style-name="ce10">
            <text:p>3912346100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69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00" table:style-name="ce10">
            <text:p>3912346100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0" table:style-name="ce10">
            <text:p>3912346100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00" table:style-name="ce10">
            <text:p>3912346100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2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00" table:style-name="ce10">
            <text:p>3912346100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00" table:style-name="ce10">
            <text:p>3912346100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01" table:style-name="ce10">
            <text:p>3912346101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01" table:style-name="ce10">
            <text:p>3912346101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1" table:style-name="ce10">
            <text:p>3912346101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01" table:style-name="ce10">
            <text:p>3912346101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01" table:style-name="ce10">
            <text:p>3912346101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7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01" table:style-name="ce10">
            <text:p>3912346101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2" table:style-name="ce10">
            <text:p>3912346102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1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02" table:style-name="ce10">
            <text:p>3912346102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2" table:style-name="ce10">
            <text:p>3912346102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02" table:style-name="ce10">
            <text:p>3912346102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03" table:style-name="ce10">
            <text:p>3912346103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03" table:style-name="ce10">
            <text:p>3912346103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3" table:style-name="ce10">
            <text:p>391234610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3" table:style-name="ce10">
            <text:p>3912346103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4" table:style-name="ce10">
            <text:p>3912346104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8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04" table:style-name="ce10">
            <text:p>3912346104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0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04" table:style-name="ce10">
            <text:p>391234610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4" table:style-name="ce10">
            <text:p>3912346104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05" table:style-name="ce10">
            <text:p>3912346105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05" table:style-name="ce10">
            <text:p>3912346105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05" table:style-name="ce10">
            <text:p>3912346105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06" table:style-name="ce10">
            <text:p>3912346106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6" table:style-name="ce10">
            <text:p>3912346106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07" table:style-name="ce10">
            <text:p>3912346107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08" table:style-name="ce10">
            <text:p>3912346108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19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8" table:style-name="ce10">
            <text:p>3912346108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09" table:style-name="ce10">
            <text:p>3912346109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09" table:style-name="ce10">
            <text:p>3912346109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10" table:style-name="ce10">
            <text:p>3912346110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3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10" table:style-name="ce10">
            <text:p>3912346110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10" table:style-name="ce10">
            <text:p>3912346110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10" table:style-name="ce10">
            <text:p>3912346110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10" table:style-name="ce10">
            <text:p>3912346110</text:p>
          </table:table-cell>
          <table:table-cell office:value-type="date" office:date-value="2022-09-28T00:00:00" table:style-name="ce9">
            <text:p>28/09/22</text:p>
          </table:table-cell>
          <table:table-cell office:value-type="date" office:date-value="2022-10-08T00:00:00" table:style-name="ce9">
            <text:p>08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11" table:style-name="ce10">
            <text:p>3912346111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11" table:style-name="ce10">
            <text:p>3912346111</text:p>
          </table:table-cell>
          <table:table-cell office:value-type="date" office:date-value="2022-08-27T00:00:00" table:style-name="ce9">
            <text:p>27/08/22</text:p>
          </table:table-cell>
          <table:table-cell office:value-type="date" office:date-value="2022-09-06T00:00:00" table:style-name="ce9">
            <text:p>0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09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12" table:style-name="ce10">
            <text:p>3912346112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13" table:style-name="ce10">
            <text:p>3912346113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14" table:style-name="ce10">
            <text:p>3912346114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14" table:style-name="ce10">
            <text:p>3912346114</text:p>
          </table:table-cell>
          <table:table-cell office:value-type="date" office:date-value="2022-08-28T00:00:00" table:style-name="ce9">
            <text:p>28/08/22</text:p>
          </table:table-cell>
          <table:table-cell office:value-type="date" office:date-value="2022-09-07T00:00:00" table:style-name="ce9">
            <text:p>07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15" table:style-name="ce10">
            <text:p>3912346115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15" table:style-name="ce10">
            <text:p>3912346115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5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15" table:style-name="ce10">
            <text:p>3912346115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6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16" table:style-name="ce10">
            <text:p>3912346116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16" table:style-name="ce10">
            <text:p>3912346116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17" table:style-name="ce10">
            <text:p>3912346117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1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17" table:style-name="ce10">
            <text:p>3912346117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18" table:style-name="ce10">
            <text:p>3912346118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1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18" table:style-name="ce10">
            <text:p>3912346118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2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19" table:style-name="ce10">
            <text:p>3912346119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3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19" table:style-name="ce10">
            <text:p>3912346119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4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19" table:style-name="ce10">
            <text:p>3912346119</text:p>
          </table:table-cell>
          <table:table-cell office:value-type="date" office:date-value="2022-09-11T00:00:00" table:style-name="ce9">
            <text:p>11/09/22</text:p>
          </table:table-cell>
          <table:table-cell office:value-type="date" office:date-value="2022-09-21T00:00:00" table:style-name="ce9">
            <text:p>2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5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20" table:style-name="ce10">
            <text:p>3912346120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6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20" table:style-name="ce10">
            <text:p>3912346120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21" table:style-name="ce10">
            <text:p>3912346121</text:p>
          </table:table-cell>
          <table:table-cell office:value-type="date" office:date-value="2022-08-21T00:00:00" table:style-name="ce9">
            <text:p>21/08/22</text:p>
          </table:table-cell>
          <table:table-cell office:value-type="date" office:date-value="2022-08-31T00:00:00" table:style-name="ce9">
            <text:p>31/08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8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21" table:style-name="ce10">
            <text:p>3912346121</text:p>
          </table:table-cell>
          <table:table-cell office:value-type="date" office:date-value="2022-09-01T00:00:00" table:style-name="ce9">
            <text:p>01/09/22</text:p>
          </table:table-cell>
          <table:table-cell office:value-type="date" office:date-value="2022-09-11T00:00:00" table:style-name="ce9">
            <text:p>1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2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21" table:style-name="ce10">
            <text:p>3912346121</text:p>
          </table:table-cell>
          <table:table-cell office:value-type="date" office:date-value="2022-09-12T00:00:00" table:style-name="ce9">
            <text:p>12/09/22</text:p>
          </table:table-cell>
          <table:table-cell office:value-type="date" office:date-value="2022-09-22T00:00:00" table:style-name="ce9">
            <text:p>2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0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21" table:style-name="ce10">
            <text:p>3912346121</text:p>
          </table:table-cell>
          <table:table-cell office:value-type="date" office:date-value="2022-09-23T00:00:00" table:style-name="ce9">
            <text:p>23/09/22</text:p>
          </table:table-cell>
          <table:table-cell office:value-type="date" office:date-value="2022-10-03T00:00:00" table:style-name="ce9">
            <text:p>03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23" table:style-name="ce10">
            <text:p>391234612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23" table:style-name="ce10">
            <text:p>391234612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23" table:style-name="ce10">
            <text:p>391234612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4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23" table:style-name="ce10">
            <text:p>391234612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24" table:style-name="ce10">
            <text:p>391234612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6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24" table:style-name="ce10">
            <text:p>391234612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7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25" table:style-name="ce10">
            <text:p>3912346125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8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26" table:style-name="ce10">
            <text:p>391234612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39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26" table:style-name="ce10">
            <text:p>391234612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27" table:style-name="ce10">
            <text:p>391234612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28" table:style-name="ce10">
            <text:p>391234612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2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28" table:style-name="ce10">
            <text:p>391234612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29" table:style-name="ce10">
            <text:p>391234612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4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30" table:style-name="ce10">
            <text:p>391234613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5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30" table:style-name="ce10">
            <text:p>391234613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30" table:style-name="ce10">
            <text:p>391234613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7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32" table:style-name="ce10">
            <text:p>391234613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8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34" table:style-name="ce10">
            <text:p>3912346134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4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34" table:style-name="ce10">
            <text:p>3912346134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0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35" table:style-name="ce10">
            <text:p>3912346135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1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36" table:style-name="ce10">
            <text:p>391234613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38" table:style-name="ce10">
            <text:p>391234613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3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39" table:style-name="ce10">
            <text:p>3912346139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39" table:style-name="ce10">
            <text:p>3912346139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39" table:style-name="ce10">
            <text:p>3912346139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6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40" table:style-name="ce10">
            <text:p>3912346140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7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41" table:style-name="ce10">
            <text:p>3912346141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8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42" table:style-name="ce10">
            <text:p>3912346142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59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43" table:style-name="ce10">
            <text:p>391234614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60</text:p>
          </table:table-cell>
          <table:table-cell office:value-type="string" table:style-name="ce20">
            <text:p>Nano</text:p>
          </table:table-cell>
          <table:table-cell office:value-type="string" table:style-name="ce20">
            <text:p>NULL</text:p>
          </table:table-cell>
          <table:table-cell office:value-type="float" office:value="3912346144" table:style-name="ce10">
            <text:p>391234614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61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45" table:style-name="ce10">
            <text:p>3912346145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62</text:p>
          </table:table-cell>
          <table:table-cell office:value-type="string" table:style-name="ce20">
            <text:p>Standard</text:p>
          </table:table-cell>
          <table:table-cell office:value-type="string" table:style-name="ce20">
            <text:p>NULL</text:p>
          </table:table-cell>
          <table:table-cell office:value-type="float" office:value="3912346149" table:style-name="ce10">
            <text:p>3912346149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63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49" table:style-name="ce10">
            <text:p>3912346149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64</text:p>
          </table:table-cell>
          <table:table-cell office:value-type="string" table:style-name="ce20">
            <text:p>Micro</text:p>
          </table:table-cell>
          <table:table-cell office:value-type="string" table:style-name="ce20">
            <text:p>NULL</text:p>
          </table:table-cell>
          <table:table-cell office:value-type="float" office:value="3912346154" table:style-name="ce10">
            <text:p>3912346154</text:p>
          </table:table-cell>
          <table:table-cell office:value-type="date" office:date-value="2022-09-07T00:00:00" table:style-name="ce9">
            <text:p>07/09/22</text:p>
          </table:table-cell>
          <table:table-cell office:value-type="date" office:date-value="2022-09-17T00:00:00" table:style-name="ce9">
            <text:p>17/09/22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265</text:p>
          </table:table-cell>
          <table:table-cell office:value-type="string" table:style-name="ce20">
            <text:p>Elettronica</text:p>
          </table:table-cell>
          <table:table-cell office:value-type="string" table:style-name="ce20">
            <text:p>NULL</text:p>
          </table:table-cell>
          <table:table-cell office:value-type="float" office:value="3912346161" table:style-name="ce10">
            <text:p>3912346161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16378"/>
        </table:table-row>
        <table:table-row table:number-rows-repeated="1047876" table:style-name="ro1">
          <table:table-cell table:number-columns-repeated="16384"/>
        </table:table-row>
      </table:table>
      <table:table table:name="SIMAttiva" table:style-name="ta1">
        <table:table-column table:style-name="co3" table:default-cell-style-name="ce1"/>
        <table:table-column table:style-name="co12" table:default-cell-style-name="ce1"/>
        <table:table-column table:style-name="co13" table:default-cell-style-name="ce6"/>
        <table:table-column table:style-name="co13" table:default-cell-style-name="ce7"/>
        <table:table-column table:style-name="co14" table:default-cell-style-name="ce6"/>
        <table:table-column table:style-name="co15" table:default-cell-style-name="ce10"/>
        <table:table-column table:style-name="co3" table:number-columns-repeated="16378" table:default-cell-style-name="ce1"/>
        <table:table-row table:style-name="ro1">
          <table:table-cell office:value-type="string" table:style-name="ce21">
            <text:p>Codice</text:p>
          </table:table-cell>
          <table:table-cell office:value-type="string" table:style-name="ce21">
            <text:p>TipoSIM</text:p>
          </table:table-cell>
          <table:table-cell office:value-type="string" table:style-name="ce21">
            <text:p>AssociataA</text:p>
          </table:table-cell>
          <table:table-cell office:value-type="string" table:style-name="ce4">
            <text:p>EraAssociataA</text:p>
          </table:table-cell>
          <table:table-cell office:value-type="string" table:style-name="ce21">
            <text:p>DataAttivazione</text:p>
          </table:table-cell>
          <table:table-cell office:value-type="string" table:style-name="ce5">
            <text:p>DataDisattivazione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66</text:p>
          </table:table-cell>
          <table:table-cell office:value-type="string" table:style-name="ce22">
            <text:p>Micro</text:p>
          </table:table-cell>
          <table:table-cell office:value-type="float" office:value="3912345679" table:style-name="ce10">
            <text:p>3912345679</text:p>
          </table:table-cell>
          <table:table-cell office:value-type="string" table:style-name="ce7">
            <text:p>NULL</text:p>
          </table:table-cell>
          <table:table-cell office:value-type="date" office:date-value="2022-10-03T00:00:00" table:style-name="ce23">
            <text:p>03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67</text:p>
          </table:table-cell>
          <table:table-cell office:value-type="string" table:style-name="ce22">
            <text:p>Elettronica</text:p>
          </table:table-cell>
          <table:table-cell office:value-type="float" office:value="3912345680" table:style-name="ce10">
            <text:p>3912345680</text:p>
          </table:table-cell>
          <table:table-cell office:value-type="string" table:style-name="ce7">
            <text:p>NULL</text:p>
          </table:table-cell>
          <table:table-cell office:value-type="date" office:date-value="2022-10-04T00:00:00" table:style-name="ce23">
            <text:p>04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68</text:p>
          </table:table-cell>
          <table:table-cell office:value-type="string" table:style-name="ce22">
            <text:p>Micro</text:p>
          </table:table-cell>
          <table:table-cell office:value-type="float" office:value="3912345681" table:style-name="ce10">
            <text:p>3912345681</text:p>
          </table:table-cell>
          <table:table-cell office:value-type="string" table:style-name="ce7">
            <text:p>NULL</text:p>
          </table:table-cell>
          <table:table-cell office:value-type="date" office:date-value="2022-10-05T00:00:00" table:style-name="ce23">
            <text:p>05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69</text:p>
          </table:table-cell>
          <table:table-cell office:value-type="string" table:style-name="ce22">
            <text:p>Standard</text:p>
          </table:table-cell>
          <table:table-cell office:value-type="float" office:value="3912345685" table:style-name="ce10">
            <text:p>3912345685</text:p>
          </table:table-cell>
          <table:table-cell office:value-type="string" table:style-name="ce7">
            <text:p>NULL</text:p>
          </table:table-cell>
          <table:table-cell office:value-type="date" office:date-value="2022-10-06T00:00:00" table:style-name="ce23">
            <text:p>06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0</text:p>
          </table:table-cell>
          <table:table-cell office:value-type="string" table:style-name="ce22">
            <text:p>Elettronica</text:p>
          </table:table-cell>
          <table:table-cell office:value-type="float" office:value="3912345686" table:style-name="ce10">
            <text:p>3912345686</text:p>
          </table:table-cell>
          <table:table-cell office:value-type="string" table:style-name="ce7">
            <text:p>NULL</text:p>
          </table:table-cell>
          <table:table-cell office:value-type="date" office:date-value="2022-10-08T00:00:00" table:style-name="ce23">
            <text:p>08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1</text:p>
          </table:table-cell>
          <table:table-cell office:value-type="string" table:style-name="ce22">
            <text:p>Nano</text:p>
          </table:table-cell>
          <table:table-cell office:value-type="float" office:value="3912345687" table:style-name="ce10">
            <text:p>3912345687</text:p>
          </table:table-cell>
          <table:table-cell office:value-type="string" table:style-name="ce7">
            <text:p>NULL</text:p>
          </table:table-cell>
          <table:table-cell office:value-type="date" office:date-value="2022-10-04T00:00:00" table:style-name="ce23">
            <text:p>04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2</text:p>
          </table:table-cell>
          <table:table-cell office:value-type="string" table:style-name="ce22">
            <text:p>Micro</text:p>
          </table:table-cell>
          <table:table-cell office:value-type="float" office:value="3912345688" table:style-name="ce10">
            <text:p>3912345688</text:p>
          </table:table-cell>
          <table:table-cell office:value-type="string" table:style-name="ce7">
            <text:p>NULL</text:p>
          </table:table-cell>
          <table:table-cell office:value-type="date" office:date-value="2022-10-05T00:00:00" table:style-name="ce23">
            <text:p>05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3</text:p>
          </table:table-cell>
          <table:table-cell office:value-type="string" table:style-name="ce22">
            <text:p>Standard</text:p>
          </table:table-cell>
          <table:table-cell office:value-type="float" office:value="3912345689" table:style-name="ce10">
            <text:p>3912345689</text:p>
          </table:table-cell>
          <table:table-cell office:value-type="string" table:style-name="ce7">
            <text:p>NULL</text:p>
          </table:table-cell>
          <table:table-cell office:value-type="date" office:date-value="2022-10-06T00:00:00" table:style-name="ce23">
            <text:p>06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4</text:p>
          </table:table-cell>
          <table:table-cell office:value-type="string" table:style-name="ce22">
            <text:p>Standard</text:p>
          </table:table-cell>
          <table:table-cell office:value-type="float" office:value="3912345690" table:style-name="ce10">
            <text:p>3912345690</text:p>
          </table:table-cell>
          <table:table-cell office:value-type="string" table:style-name="ce7">
            <text:p>NULL</text:p>
          </table:table-cell>
          <table:table-cell office:value-type="date" office:date-value="2022-10-07T00:00:00" table:style-name="ce23">
            <text:p>07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5</text:p>
          </table:table-cell>
          <table:table-cell office:value-type="string" table:style-name="ce22">
            <text:p>Nano</text:p>
          </table:table-cell>
          <table:table-cell office:value-type="float" office:value="3912345691" table:style-name="ce10">
            <text:p>3912345691</text:p>
          </table:table-cell>
          <table:table-cell office:value-type="string" table:style-name="ce7">
            <text:p>NULL</text:p>
          </table:table-cell>
          <table:table-cell office:value-type="date" office:date-value="2022-10-08T00:00:00" table:style-name="ce23">
            <text:p>08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6</text:p>
          </table:table-cell>
          <table:table-cell office:value-type="string" table:style-name="ce22">
            <text:p>Micro</text:p>
          </table:table-cell>
          <table:table-cell office:value-type="float" office:value="3912345692" table:style-name="ce10">
            <text:p>3912345692</text:p>
          </table:table-cell>
          <table:table-cell office:value-type="string" table:style-name="ce7">
            <text:p>NULL</text:p>
          </table:table-cell>
          <table:table-cell office:value-type="date" office:date-value="2022-10-04T00:00:00" table:style-name="ce23">
            <text:p>04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7</text:p>
          </table:table-cell>
          <table:table-cell office:value-type="string" table:style-name="ce22">
            <text:p>Elettronica</text:p>
          </table:table-cell>
          <table:table-cell office:value-type="float" office:value="3912345693" table:style-name="ce10">
            <text:p>3912345693</text:p>
          </table:table-cell>
          <table:table-cell office:value-type="string" table:style-name="ce7">
            <text:p>NULL</text:p>
          </table:table-cell>
          <table:table-cell office:value-type="date" office:date-value="2022-10-06T00:00:00" table:style-name="ce23">
            <text:p>06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8</text:p>
          </table:table-cell>
          <table:table-cell office:value-type="string" table:style-name="ce22">
            <text:p>Micro</text:p>
          </table:table-cell>
          <table:table-cell office:value-type="float" office:value="3912345694" table:style-name="ce10">
            <text:p>3912345694</text:p>
          </table:table-cell>
          <table:table-cell office:value-type="string" table:style-name="ce7">
            <text:p>NULL</text:p>
          </table:table-cell>
          <table:table-cell office:value-type="date" office:date-value="2022-10-07T00:00:00" table:style-name="ce23">
            <text:p>07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79</text:p>
          </table:table-cell>
          <table:table-cell office:value-type="string" table:style-name="ce22">
            <text:p>Elettronica</text:p>
          </table:table-cell>
          <table:table-cell office:value-type="float" office:value="3912345695" table:style-name="ce10">
            <text:p>3912345695</text:p>
          </table:table-cell>
          <table:table-cell office:value-type="string" table:style-name="ce7">
            <text:p>NULL</text:p>
          </table:table-cell>
          <table:table-cell office:value-type="date" office:date-value="2022-10-08T00:00:00" table:style-name="ce23">
            <text:p>08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0</text:p>
          </table:table-cell>
          <table:table-cell office:value-type="string" table:style-name="ce22">
            <text:p>Standard</text:p>
          </table:table-cell>
          <table:table-cell office:value-type="float" office:value="3912345696" table:style-name="ce10">
            <text:p>3912345696</text:p>
          </table:table-cell>
          <table:table-cell office:value-type="string" table:style-name="ce7">
            <text:p>NULL</text:p>
          </table:table-cell>
          <table:table-cell office:value-type="date" office:date-value="2022-10-09T00:00:00" table:style-name="ce23">
            <text:p>09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1</text:p>
          </table:table-cell>
          <table:table-cell office:value-type="string" table:style-name="ce22">
            <text:p>Nano</text:p>
          </table:table-cell>
          <table:table-cell office:value-type="float" office:value="3912345697" table:style-name="ce10">
            <text:p>3912345697</text:p>
          </table:table-cell>
          <table:table-cell office:value-type="string" table:style-name="ce7">
            <text:p>NULL</text:p>
          </table:table-cell>
          <table:table-cell office:value-type="date" office:date-value="2022-10-05T00:00:00" table:style-name="ce23">
            <text:p>05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2</text:p>
          </table:table-cell>
          <table:table-cell office:value-type="string" table:style-name="ce22">
            <text:p>Standard</text:p>
          </table:table-cell>
          <table:table-cell office:value-type="float" office:value="3912345698" table:style-name="ce10">
            <text:p>3912345698</text:p>
          </table:table-cell>
          <table:table-cell office:value-type="string" table:style-name="ce7">
            <text:p>NULL</text:p>
          </table:table-cell>
          <table:table-cell office:value-type="date" office:date-value="2022-10-06T00:00:00" table:style-name="ce23">
            <text:p>06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3</text:p>
          </table:table-cell>
          <table:table-cell office:value-type="string" table:style-name="ce22">
            <text:p>Micro</text:p>
          </table:table-cell>
          <table:table-cell office:value-type="float" office:value="3912345699" table:style-name="ce10">
            <text:p>3912345699</text:p>
          </table:table-cell>
          <table:table-cell office:value-type="string" table:style-name="ce7">
            <text:p>NULL</text:p>
          </table:table-cell>
          <table:table-cell office:value-type="date" office:date-value="2022-10-08T00:00:00" table:style-name="ce23">
            <text:p>08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4</text:p>
          </table:table-cell>
          <table:table-cell office:value-type="string" table:style-name="ce22">
            <text:p>Standard</text:p>
          </table:table-cell>
          <table:table-cell office:value-type="float" office:value="3912345700" table:style-name="ce10">
            <text:p>3912345700</text:p>
          </table:table-cell>
          <table:table-cell office:value-type="string" table:style-name="ce7">
            <text:p>NULL</text:p>
          </table:table-cell>
          <table:table-cell office:value-type="date" office:date-value="2022-10-09T00:00:00" table:style-name="ce23">
            <text:p>09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5</text:p>
          </table:table-cell>
          <table:table-cell office:value-type="string" table:style-name="ce22">
            <text:p>Micro</text:p>
          </table:table-cell>
          <table:table-cell office:value-type="float" office:value="3912345701" table:style-name="ce10">
            <text:p>3912345701</text:p>
          </table:table-cell>
          <table:table-cell office:value-type="string" table:style-name="ce7">
            <text:p>NULL</text:p>
          </table:table-cell>
          <table:table-cell office:value-type="date" office:date-value="2022-10-10T00:00:00" table:style-name="ce23">
            <text:p>10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6</text:p>
          </table:table-cell>
          <table:table-cell office:value-type="string" table:style-name="ce22">
            <text:p>Micro</text:p>
          </table:table-cell>
          <table:table-cell office:value-type="float" office:value="3912345702" table:style-name="ce10">
            <text:p>3912345702</text:p>
          </table:table-cell>
          <table:table-cell office:value-type="string" table:style-name="ce7">
            <text:p>NULL</text:p>
          </table:table-cell>
          <table:table-cell office:value-type="date" office:date-value="2022-10-06T00:00:00" table:style-name="ce23">
            <text:p>06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7</text:p>
          </table:table-cell>
          <table:table-cell office:value-type="string" table:style-name="ce22">
            <text:p>Standard</text:p>
          </table:table-cell>
          <table:table-cell office:value-type="float" office:value="3912345703" table:style-name="ce10">
            <text:p>3912345703</text:p>
          </table:table-cell>
          <table:table-cell office:value-type="string" table:style-name="ce7">
            <text:p>NULL</text:p>
          </table:table-cell>
          <table:table-cell office:value-type="date" office:date-value="2022-10-07T00:00:00" table:style-name="ce23">
            <text:p>07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8</text:p>
          </table:table-cell>
          <table:table-cell office:value-type="string" table:style-name="ce22">
            <text:p>Nano</text:p>
          </table:table-cell>
          <table:table-cell office:value-type="float" office:value="3912345704" table:style-name="ce10">
            <text:p>3912345704</text:p>
          </table:table-cell>
          <table:table-cell office:value-type="string" table:style-name="ce7">
            <text:p>NULL</text:p>
          </table:table-cell>
          <table:table-cell office:value-type="date" office:date-value="2022-10-09T00:00:00" table:style-name="ce23">
            <text:p>09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89</text:p>
          </table:table-cell>
          <table:table-cell office:value-type="string" table:style-name="ce22">
            <text:p>Micro</text:p>
          </table:table-cell>
          <table:table-cell office:value-type="float" office:value="3912345705" table:style-name="ce10">
            <text:p>3912345705</text:p>
          </table:table-cell>
          <table:table-cell office:value-type="string" table:style-name="ce7">
            <text:p>NULL</text:p>
          </table:table-cell>
          <table:table-cell office:value-type="date" office:date-value="2022-10-10T00:00:00" table:style-name="ce23">
            <text:p>10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0</text:p>
          </table:table-cell>
          <table:table-cell office:value-type="string" table:style-name="ce22">
            <text:p>Micro</text:p>
          </table:table-cell>
          <table:table-cell office:value-type="float" office:value="3912345706" table:style-name="ce10">
            <text:p>3912345706</text:p>
          </table:table-cell>
          <table:table-cell office:value-type="string" table:style-name="ce7">
            <text:p>NULL</text:p>
          </table:table-cell>
          <table:table-cell office:value-type="date" office:date-value="2022-10-11T00:00:00" table:style-name="ce23">
            <text:p>11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1</text:p>
          </table:table-cell>
          <table:table-cell office:value-type="string" table:style-name="ce22">
            <text:p>Standard</text:p>
          </table:table-cell>
          <table:table-cell office:value-type="float" office:value="3912345707" table:style-name="ce10">
            <text:p>3912345707</text:p>
          </table:table-cell>
          <table:table-cell office:value-type="string" table:style-name="ce7">
            <text:p>NULL</text:p>
          </table:table-cell>
          <table:table-cell office:value-type="date" office:date-value="2022-10-07T00:00:00" table:style-name="ce23">
            <text:p>07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2</text:p>
          </table:table-cell>
          <table:table-cell office:value-type="string" table:style-name="ce22">
            <text:p>Nano</text:p>
          </table:table-cell>
          <table:table-cell office:value-type="float" office:value="3912345708" table:style-name="ce10">
            <text:p>3912345708</text:p>
          </table:table-cell>
          <table:table-cell office:value-type="string" table:style-name="ce7">
            <text:p>NULL</text:p>
          </table:table-cell>
          <table:table-cell office:value-type="date" office:date-value="2022-10-08T00:00:00" table:style-name="ce23">
            <text:p>08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3</text:p>
          </table:table-cell>
          <table:table-cell office:value-type="string" table:style-name="ce22">
            <text:p>Nano</text:p>
          </table:table-cell>
          <table:table-cell office:value-type="float" office:value="3912345709" table:style-name="ce10">
            <text:p>3912345709</text:p>
          </table:table-cell>
          <table:table-cell office:value-type="string" table:style-name="ce7">
            <text:p>NULL</text:p>
          </table:table-cell>
          <table:table-cell office:value-type="date" office:date-value="2022-10-10T00:00:00" table:style-name="ce23">
            <text:p>10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4</text:p>
          </table:table-cell>
          <table:table-cell office:value-type="string" table:style-name="ce22">
            <text:p>Standard</text:p>
          </table:table-cell>
          <table:table-cell office:value-type="float" office:value="3912345710" table:style-name="ce10">
            <text:p>3912345710</text:p>
          </table:table-cell>
          <table:table-cell office:value-type="string" table:style-name="ce7">
            <text:p>NULL</text:p>
          </table:table-cell>
          <table:table-cell office:value-type="date" office:date-value="2022-10-11T00:00:00" table:style-name="ce23">
            <text:p>11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5</text:p>
          </table:table-cell>
          <table:table-cell office:value-type="string" table:style-name="ce22">
            <text:p>Nano</text:p>
          </table:table-cell>
          <table:table-cell office:value-type="float" office:value="3912345714" table:style-name="ce10">
            <text:p>3912345714</text:p>
          </table:table-cell>
          <table:table-cell office:value-type="string" table:style-name="ce7">
            <text:p>NULL</text:p>
          </table:table-cell>
          <table:table-cell office:value-type="date" office:date-value="2022-10-14T00:00:00" table:style-name="ce23">
            <text:p>14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6</text:p>
          </table:table-cell>
          <table:table-cell office:value-type="string" table:style-name="ce22">
            <text:p>Nano</text:p>
          </table:table-cell>
          <table:table-cell office:value-type="float" office:value="3912345715" table:style-name="ce10">
            <text:p>3912345715</text:p>
          </table:table-cell>
          <table:table-cell office:value-type="string" table:style-name="ce7">
            <text:p>NULL</text:p>
          </table:table-cell>
          <table:table-cell office:value-type="date" office:date-value="2022-10-11T00:00:00" table:style-name="ce23">
            <text:p>11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7</text:p>
          </table:table-cell>
          <table:table-cell office:value-type="string" table:style-name="ce22">
            <text:p>Elettronica</text:p>
          </table:table-cell>
          <table:table-cell office:value-type="float" office:value="3912345716" table:style-name="ce10">
            <text:p>3912345716</text:p>
          </table:table-cell>
          <table:table-cell office:value-type="string" table:style-name="ce7">
            <text:p>NULL</text:p>
          </table:table-cell>
          <table:table-cell office:value-type="date" office:date-value="2022-10-12T00:00:00" table:style-name="ce23">
            <text:p>12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8</text:p>
          </table:table-cell>
          <table:table-cell office:value-type="string" table:style-name="ce22">
            <text:p>Micro</text:p>
          </table:table-cell>
          <table:table-cell office:value-type="float" office:value="3912345717" table:style-name="ce10">
            <text:p>3912345717</text:p>
          </table:table-cell>
          <table:table-cell office:value-type="string" table:style-name="ce7">
            <text:p>NULL</text:p>
          </table:table-cell>
          <table:table-cell office:value-type="date" office:date-value="2022-10-14T00:00:00" table:style-name="ce23">
            <text:p>14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299</text:p>
          </table:table-cell>
          <table:table-cell office:value-type="string" table:style-name="ce22">
            <text:p>Micro</text:p>
          </table:table-cell>
          <table:table-cell office:value-type="float" office:value="3912345718" table:style-name="ce10">
            <text:p>3912345718</text:p>
          </table:table-cell>
          <table:table-cell office:value-type="string" table:style-name="ce7">
            <text:p>NULL</text:p>
          </table:table-cell>
          <table:table-cell office:value-type="date" office:date-value="2022-10-15T00:00:00" table:style-name="ce23">
            <text:p>15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0</text:p>
          </table:table-cell>
          <table:table-cell office:value-type="string" table:style-name="ce22">
            <text:p>Nano</text:p>
          </table:table-cell>
          <table:table-cell office:value-type="float" office:value="3912345719" table:style-name="ce10">
            <text:p>3912345719</text:p>
          </table:table-cell>
          <table:table-cell office:value-type="string" table:style-name="ce7">
            <text:p>NULL</text:p>
          </table:table-cell>
          <table:table-cell office:value-type="date" office:date-value="2022-10-17T00:00:00" table:style-name="ce23">
            <text:p>17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1</text:p>
          </table:table-cell>
          <table:table-cell office:value-type="string" table:style-name="ce22">
            <text:p>Micro</text:p>
          </table:table-cell>
          <table:table-cell office:value-type="float" office:value="3912345720" table:style-name="ce10">
            <text:p>3912345720</text:p>
          </table:table-cell>
          <table:table-cell office:value-type="string" table:style-name="ce7">
            <text:p>NULL</text:p>
          </table:table-cell>
          <table:table-cell office:value-type="date" office:date-value="2022-10-13T00:00:00" table:style-name="ce23">
            <text:p>13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2</text:p>
          </table:table-cell>
          <table:table-cell office:value-type="string" table:style-name="ce22">
            <text:p>Standard</text:p>
          </table:table-cell>
          <table:table-cell office:value-type="float" office:value="3912345721" table:style-name="ce10">
            <text:p>3912345721</text:p>
          </table:table-cell>
          <table:table-cell office:value-type="string" table:style-name="ce7">
            <text:p>NULL</text:p>
          </table:table-cell>
          <table:table-cell office:value-type="date" office:date-value="2022-10-15T00:00:00" table:style-name="ce23">
            <text:p>15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3</text:p>
          </table:table-cell>
          <table:table-cell office:value-type="string" table:style-name="ce22">
            <text:p>Standard</text:p>
          </table:table-cell>
          <table:table-cell office:value-type="float" office:value="3912345722" table:style-name="ce10">
            <text:p>3912345722</text:p>
          </table:table-cell>
          <table:table-cell office:value-type="string" table:style-name="ce7">
            <text:p>NULL</text:p>
          </table:table-cell>
          <table:table-cell office:value-type="date" office:date-value="2022-10-16T00:00:00" table:style-name="ce23">
            <text:p>16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4</text:p>
          </table:table-cell>
          <table:table-cell office:value-type="string" table:style-name="ce22">
            <text:p>Micro</text:p>
          </table:table-cell>
          <table:table-cell office:value-type="float" office:value="3912345723" table:style-name="ce10">
            <text:p>3912345723</text:p>
          </table:table-cell>
          <table:table-cell office:value-type="string" table:style-name="ce7">
            <text:p>NULL</text:p>
          </table:table-cell>
          <table:table-cell office:value-type="date" office:date-value="2022-10-18T00:00:00" table:style-name="ce23">
            <text:p>18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5</text:p>
          </table:table-cell>
          <table:table-cell office:value-type="string" table:style-name="ce22">
            <text:p>Elettronica</text:p>
          </table:table-cell>
          <table:table-cell office:value-type="float" office:value="3912345724" table:style-name="ce10">
            <text:p>3912345724</text:p>
          </table:table-cell>
          <table:table-cell office:value-type="string" table:style-name="ce7">
            <text:p>NULL</text:p>
          </table:table-cell>
          <table:table-cell office:value-type="date" office:date-value="2022-10-19T00:00:00" table:style-name="ce23">
            <text:p>19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6</text:p>
          </table:table-cell>
          <table:table-cell office:value-type="string" table:style-name="ce22">
            <text:p>Micro</text:p>
          </table:table-cell>
          <table:table-cell office:value-type="float" office:value="3912345725" table:style-name="ce10">
            <text:p>3912345725</text:p>
          </table:table-cell>
          <table:table-cell office:value-type="string" table:style-name="ce7">
            <text:p>NULL</text:p>
          </table:table-cell>
          <table:table-cell office:value-type="date" office:date-value="2022-10-16T00:00:00" table:style-name="ce23">
            <text:p>16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7</text:p>
          </table:table-cell>
          <table:table-cell office:value-type="string" table:style-name="ce22">
            <text:p>Micro</text:p>
          </table:table-cell>
          <table:table-cell office:value-type="float" office:value="3912345726" table:style-name="ce10">
            <text:p>3912345726</text:p>
          </table:table-cell>
          <table:table-cell office:value-type="string" table:style-name="ce7">
            <text:p>NULL</text:p>
          </table:table-cell>
          <table:table-cell office:value-type="date" office:date-value="2022-10-17T00:00:00" table:style-name="ce23">
            <text:p>17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8</text:p>
          </table:table-cell>
          <table:table-cell office:value-type="string" table:style-name="ce22">
            <text:p>Standard</text:p>
          </table:table-cell>
          <table:table-cell office:value-type="float" office:value="3912345727" table:style-name="ce10">
            <text:p>3912345727</text:p>
          </table:table-cell>
          <table:table-cell office:value-type="string" table:style-name="ce7">
            <text:p>NULL</text:p>
          </table:table-cell>
          <table:table-cell office:value-type="date" office:date-value="2022-10-19T00:00:00" table:style-name="ce23">
            <text:p>19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09</text:p>
          </table:table-cell>
          <table:table-cell office:value-type="string" table:style-name="ce22">
            <text:p>Nano</text:p>
          </table:table-cell>
          <table:table-cell office:value-type="float" office:value="3912345728" table:style-name="ce10">
            <text:p>3912345728</text:p>
          </table:table-cell>
          <table:table-cell office:value-type="string" table:style-name="ce7">
            <text:p>NULL</text:p>
          </table:table-cell>
          <table:table-cell office:value-type="date" office:date-value="2023-06-23T00:00:00" table:style-name="ce23">
            <text:p>23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0</text:p>
          </table:table-cell>
          <table:table-cell office:value-type="string" table:style-name="ce22">
            <text:p>Elettronica</text:p>
          </table:table-cell>
          <table:table-cell office:value-type="float" office:value="3912345729" table:style-name="ce10">
            <text:p>3912345729</text:p>
          </table:table-cell>
          <table:table-cell office:value-type="string" table:style-name="ce7">
            <text:p>NULL</text:p>
          </table:table-cell>
          <table:table-cell office:value-type="date" office:date-value="2023-06-24T00:00:00" table:style-name="ce23">
            <text:p>24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1</text:p>
          </table:table-cell>
          <table:table-cell office:value-type="string" table:style-name="ce22">
            <text:p>Standard</text:p>
          </table:table-cell>
          <table:table-cell office:value-type="float" office:value="3912345730" table:style-name="ce10">
            <text:p>3912345730</text:p>
          </table:table-cell>
          <table:table-cell office:value-type="string" table:style-name="ce7">
            <text:p>NULL</text:p>
          </table:table-cell>
          <table:table-cell office:value-type="date" office:date-value="2023-06-20T00:00:00" table:style-name="ce23">
            <text:p>20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2</text:p>
          </table:table-cell>
          <table:table-cell office:value-type="string" table:style-name="ce22">
            <text:p>Standard</text:p>
          </table:table-cell>
          <table:table-cell office:value-type="float" office:value="3912345731" table:style-name="ce10">
            <text:p>3912345731</text:p>
          </table:table-cell>
          <table:table-cell office:value-type="string" table:style-name="ce7">
            <text:p>NULL</text:p>
          </table:table-cell>
          <table:table-cell office:value-type="date" office:date-value="2023-06-21T00:00:00" table:style-name="ce23">
            <text:p>21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3</text:p>
          </table:table-cell>
          <table:table-cell office:value-type="string" table:style-name="ce22">
            <text:p>Micro</text:p>
          </table:table-cell>
          <table:table-cell office:value-type="float" office:value="3912345732" table:style-name="ce10">
            <text:p>3912345732</text:p>
          </table:table-cell>
          <table:table-cell office:value-type="string" table:style-name="ce7">
            <text:p>NULL</text:p>
          </table:table-cell>
          <table:table-cell office:value-type="date" office:date-value="2023-06-22T00:00:00" table:style-name="ce23">
            <text:p>22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4</text:p>
          </table:table-cell>
          <table:table-cell office:value-type="string" table:style-name="ce22">
            <text:p>Standard</text:p>
          </table:table-cell>
          <table:table-cell office:value-type="float" office:value="3912345733" table:style-name="ce10">
            <text:p>3912345733</text:p>
          </table:table-cell>
          <table:table-cell office:value-type="string" table:style-name="ce7">
            <text:p>NULL</text:p>
          </table:table-cell>
          <table:table-cell office:value-type="date" office:date-value="2023-06-23T00:00:00" table:style-name="ce23">
            <text:p>23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5</text:p>
          </table:table-cell>
          <table:table-cell office:value-type="string" table:style-name="ce22">
            <text:p>Standard</text:p>
          </table:table-cell>
          <table:table-cell office:value-type="float" office:value="3912345734" table:style-name="ce10">
            <text:p>3912345734</text:p>
          </table:table-cell>
          <table:table-cell office:value-type="string" table:style-name="ce7">
            <text:p>NULL</text:p>
          </table:table-cell>
          <table:table-cell office:value-type="date" office:date-value="2023-06-24T00:00:00" table:style-name="ce23">
            <text:p>24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6</text:p>
          </table:table-cell>
          <table:table-cell office:value-type="string" table:style-name="ce22">
            <text:p>Elettronica</text:p>
          </table:table-cell>
          <table:table-cell office:value-type="float" office:value="3912345735" table:style-name="ce10">
            <text:p>3912345735</text:p>
          </table:table-cell>
          <table:table-cell office:value-type="string" table:style-name="ce7">
            <text:p>NULL</text:p>
          </table:table-cell>
          <table:table-cell office:value-type="date" office:date-value="2023-06-21T00:00:00" table:style-name="ce23">
            <text:p>21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7</text:p>
          </table:table-cell>
          <table:table-cell office:value-type="string" table:style-name="ce22">
            <text:p>Standard</text:p>
          </table:table-cell>
          <table:table-cell office:value-type="float" office:value="3912345736" table:style-name="ce10">
            <text:p>3912345736</text:p>
          </table:table-cell>
          <table:table-cell office:value-type="string" table:style-name="ce7">
            <text:p>NULL</text:p>
          </table:table-cell>
          <table:table-cell office:value-type="date" office:date-value="2023-06-22T00:00:00" table:style-name="ce23">
            <text:p>22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8</text:p>
          </table:table-cell>
          <table:table-cell office:value-type="string" table:style-name="ce22">
            <text:p>Nano</text:p>
          </table:table-cell>
          <table:table-cell office:value-type="float" office:value="3912345737" table:style-name="ce10">
            <text:p>3912345737</text:p>
          </table:table-cell>
          <table:table-cell office:value-type="string" table:style-name="ce7">
            <text:p>NULL</text:p>
          </table:table-cell>
          <table:table-cell office:value-type="date" office:date-value="2023-06-23T00:00:00" table:style-name="ce23">
            <text:p>23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19</text:p>
          </table:table-cell>
          <table:table-cell office:value-type="string" table:style-name="ce22">
            <text:p>Nano</text:p>
          </table:table-cell>
          <table:table-cell office:value-type="float" office:value="3912345738" table:style-name="ce10">
            <text:p>3912345738</text:p>
          </table:table-cell>
          <table:table-cell office:value-type="string" table:style-name="ce7">
            <text:p>NULL</text:p>
          </table:table-cell>
          <table:table-cell office:value-type="date" office:date-value="2023-06-24T00:00:00" table:style-name="ce23">
            <text:p>24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0</text:p>
          </table:table-cell>
          <table:table-cell office:value-type="string" table:style-name="ce22">
            <text:p>Elettronica</text:p>
          </table:table-cell>
          <table:table-cell office:value-type="float" office:value="3912345739" table:style-name="ce10">
            <text:p>3912345739</text:p>
          </table:table-cell>
          <table:table-cell office:value-type="string" table:style-name="ce7">
            <text:p>NULL</text:p>
          </table:table-cell>
          <table:table-cell office:value-type="date" office:date-value="2023-06-25T00:00:00" table:style-name="ce23">
            <text:p>25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1</text:p>
          </table:table-cell>
          <table:table-cell office:value-type="string" table:style-name="ce22">
            <text:p>Nano</text:p>
          </table:table-cell>
          <table:table-cell office:value-type="float" office:value="3912345740" table:style-name="ce10">
            <text:p>3912345740</text:p>
          </table:table-cell>
          <table:table-cell office:value-type="string" table:style-name="ce7">
            <text:p>NULL</text:p>
          </table:table-cell>
          <table:table-cell office:value-type="date" office:date-value="2023-06-21T00:00:00" table:style-name="ce23">
            <text:p>21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2</text:p>
          </table:table-cell>
          <table:table-cell office:value-type="string" table:style-name="ce22">
            <text:p>Standard</text:p>
          </table:table-cell>
          <table:table-cell office:value-type="float" office:value="3912345741" table:style-name="ce10">
            <text:p>3912345741</text:p>
          </table:table-cell>
          <table:table-cell office:value-type="string" table:style-name="ce7">
            <text:p>NULL</text:p>
          </table:table-cell>
          <table:table-cell office:value-type="date" office:date-value="2023-06-22T00:00:00" table:style-name="ce23">
            <text:p>22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3</text:p>
          </table:table-cell>
          <table:table-cell office:value-type="string" table:style-name="ce22">
            <text:p>Micro</text:p>
          </table:table-cell>
          <table:table-cell office:value-type="float" office:value="3912345742" table:style-name="ce10">
            <text:p>3912345742</text:p>
          </table:table-cell>
          <table:table-cell office:value-type="string" table:style-name="ce7">
            <text:p>NULL</text:p>
          </table:table-cell>
          <table:table-cell office:value-type="date" office:date-value="2023-06-24T00:00:00" table:style-name="ce23">
            <text:p>24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4</text:p>
          </table:table-cell>
          <table:table-cell office:value-type="string" table:style-name="ce22">
            <text:p>Standard</text:p>
          </table:table-cell>
          <table:table-cell office:value-type="float" office:value="3912345743" table:style-name="ce10">
            <text:p>3912345743</text:p>
          </table:table-cell>
          <table:table-cell office:value-type="string" table:style-name="ce7">
            <text:p>NULL</text:p>
          </table:table-cell>
          <table:table-cell office:value-type="date" office:date-value="2023-06-25T00:00:00" table:style-name="ce23">
            <text:p>25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5</text:p>
          </table:table-cell>
          <table:table-cell office:value-type="string" table:style-name="ce22">
            <text:p>Micro</text:p>
          </table:table-cell>
          <table:table-cell office:value-type="float" office:value="3912345744" table:style-name="ce10">
            <text:p>3912345744</text:p>
          </table:table-cell>
          <table:table-cell office:value-type="string" table:style-name="ce7">
            <text:p>NULL</text:p>
          </table:table-cell>
          <table:table-cell office:value-type="date" office:date-value="2023-06-26T00:00:00" table:style-name="ce23">
            <text:p>26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6</text:p>
          </table:table-cell>
          <table:table-cell office:value-type="string" table:style-name="ce22">
            <text:p>Standard</text:p>
          </table:table-cell>
          <table:table-cell office:value-type="float" office:value="3912345745" table:style-name="ce10">
            <text:p>3912345745</text:p>
          </table:table-cell>
          <table:table-cell office:value-type="string" table:style-name="ce7">
            <text:p>NULL</text:p>
          </table:table-cell>
          <table:table-cell office:value-type="date" office:date-value="2023-06-22T00:00:00" table:style-name="ce23">
            <text:p>22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7</text:p>
          </table:table-cell>
          <table:table-cell office:value-type="string" table:style-name="ce22">
            <text:p>Standard</text:p>
          </table:table-cell>
          <table:table-cell office:value-type="float" office:value="3912345746" table:style-name="ce10">
            <text:p>3912345746</text:p>
          </table:table-cell>
          <table:table-cell office:value-type="string" table:style-name="ce7">
            <text:p>NULL</text:p>
          </table:table-cell>
          <table:table-cell office:value-type="date" office:date-value="2023-06-23T00:00:00" table:style-name="ce23">
            <text:p>23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8</text:p>
          </table:table-cell>
          <table:table-cell office:value-type="string" table:style-name="ce22">
            <text:p>Nano</text:p>
          </table:table-cell>
          <table:table-cell office:value-type="float" office:value="3912345747" table:style-name="ce10">
            <text:p>3912345747</text:p>
          </table:table-cell>
          <table:table-cell office:value-type="string" table:style-name="ce7">
            <text:p>NULL</text:p>
          </table:table-cell>
          <table:table-cell office:value-type="date" office:date-value="2023-06-24T00:00:00" table:style-name="ce23">
            <text:p>24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29</text:p>
          </table:table-cell>
          <table:table-cell office:value-type="string" table:style-name="ce22">
            <text:p>Elettronica</text:p>
          </table:table-cell>
          <table:table-cell office:value-type="float" office:value="3912345748" table:style-name="ce10">
            <text:p>3912345748</text:p>
          </table:table-cell>
          <table:table-cell office:value-type="string" table:style-name="ce7">
            <text:p>NULL</text:p>
          </table:table-cell>
          <table:table-cell office:value-type="date" office:date-value="2023-06-26T00:00:00" table:style-name="ce23">
            <text:p>26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0</text:p>
          </table:table-cell>
          <table:table-cell office:value-type="string" table:style-name="ce22">
            <text:p>Elettronica</text:p>
          </table:table-cell>
          <table:table-cell office:value-type="float" office:value="3912345749" table:style-name="ce10">
            <text:p>3912345749</text:p>
          </table:table-cell>
          <table:table-cell office:value-type="string" table:style-name="ce7">
            <text:p>NULL</text:p>
          </table:table-cell>
          <table:table-cell office:value-type="date" office:date-value="2023-06-27T00:00:00" table:style-name="ce23">
            <text:p>27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1</text:p>
          </table:table-cell>
          <table:table-cell office:value-type="string" table:style-name="ce22">
            <text:p>Standard</text:p>
          </table:table-cell>
          <table:table-cell office:value-type="float" office:value="3912345750" table:style-name="ce10">
            <text:p>3912345750</text:p>
          </table:table-cell>
          <table:table-cell office:value-type="string" table:style-name="ce7">
            <text:p>NULL</text:p>
          </table:table-cell>
          <table:table-cell office:value-type="date" office:date-value="2023-06-23T00:00:00" table:style-name="ce23">
            <text:p>23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2</text:p>
          </table:table-cell>
          <table:table-cell office:value-type="string" table:style-name="ce22">
            <text:p>Nano</text:p>
          </table:table-cell>
          <table:table-cell office:value-type="float" office:value="3912345751" table:style-name="ce10">
            <text:p>3912345751</text:p>
          </table:table-cell>
          <table:table-cell office:value-type="string" table:style-name="ce7">
            <text:p>NULL</text:p>
          </table:table-cell>
          <table:table-cell office:value-type="date" office:date-value="2023-06-24T00:00:00" table:style-name="ce23">
            <text:p>24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3</text:p>
          </table:table-cell>
          <table:table-cell office:value-type="string" table:style-name="ce22">
            <text:p>Standard</text:p>
          </table:table-cell>
          <table:table-cell office:value-type="float" office:value="3912345752" table:style-name="ce10">
            <text:p>3912345752</text:p>
          </table:table-cell>
          <table:table-cell office:value-type="string" table:style-name="ce7">
            <text:p>NULL</text:p>
          </table:table-cell>
          <table:table-cell office:value-type="date" office:date-value="2023-06-25T00:00:00" table:style-name="ce23">
            <text:p>25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4</text:p>
          </table:table-cell>
          <table:table-cell office:value-type="string" table:style-name="ce22">
            <text:p>Standard</text:p>
          </table:table-cell>
          <table:table-cell office:value-type="float" office:value="3912345753" table:style-name="ce10">
            <text:p>3912345753</text:p>
          </table:table-cell>
          <table:table-cell office:value-type="string" table:style-name="ce7">
            <text:p>NULL</text:p>
          </table:table-cell>
          <table:table-cell office:value-type="date" office:date-value="2023-06-27T00:00:00" table:style-name="ce23">
            <text:p>27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5</text:p>
          </table:table-cell>
          <table:table-cell office:value-type="string" table:style-name="ce22">
            <text:p>Nano</text:p>
          </table:table-cell>
          <table:table-cell office:value-type="float" office:value="3912345754" table:style-name="ce10">
            <text:p>3912345754</text:p>
          </table:table-cell>
          <table:table-cell office:value-type="string" table:style-name="ce7">
            <text:p>NULL</text:p>
          </table:table-cell>
          <table:table-cell office:value-type="date" office:date-value="2023-06-28T00:00:00" table:style-name="ce23">
            <text:p>28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6</text:p>
          </table:table-cell>
          <table:table-cell office:value-type="string" table:style-name="ce22">
            <text:p>Standard</text:p>
          </table:table-cell>
          <table:table-cell office:value-type="float" office:value="3912345755" table:style-name="ce10">
            <text:p>3912345755</text:p>
          </table:table-cell>
          <table:table-cell office:value-type="string" table:style-name="ce7">
            <text:p>NULL</text:p>
          </table:table-cell>
          <table:table-cell office:value-type="date" office:date-value="2023-06-24T00:00:00" table:style-name="ce23">
            <text:p>24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7</text:p>
          </table:table-cell>
          <table:table-cell office:value-type="string" table:style-name="ce22">
            <text:p>Elettronica</text:p>
          </table:table-cell>
          <table:table-cell office:value-type="float" office:value="3912345756" table:style-name="ce10">
            <text:p>3912345756</text:p>
          </table:table-cell>
          <table:table-cell office:value-type="string" table:style-name="ce7">
            <text:p>NULL</text:p>
          </table:table-cell>
          <table:table-cell office:value-type="date" office:date-value="2023-06-25T00:00:00" table:style-name="ce23">
            <text:p>25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8</text:p>
          </table:table-cell>
          <table:table-cell office:value-type="string" table:style-name="ce22">
            <text:p>Nano</text:p>
          </table:table-cell>
          <table:table-cell office:value-type="float" office:value="3912345757" table:style-name="ce10">
            <text:p>3912345757</text:p>
          </table:table-cell>
          <table:table-cell office:value-type="string" table:style-name="ce7">
            <text:p>NULL</text:p>
          </table:table-cell>
          <table:table-cell office:value-type="date" office:date-value="2023-06-26T00:00:00" table:style-name="ce23">
            <text:p>26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39</text:p>
          </table:table-cell>
          <table:table-cell office:value-type="string" table:style-name="ce22">
            <text:p>Elettronica</text:p>
          </table:table-cell>
          <table:table-cell office:value-type="float" office:value="3912345761" table:style-name="ce10">
            <text:p>3912345761</text:p>
          </table:table-cell>
          <table:table-cell office:value-type="string" table:style-name="ce7">
            <text:p>NULL</text:p>
          </table:table-cell>
          <table:table-cell office:value-type="date" office:date-value="2023-06-29T00:00:00" table:style-name="ce23">
            <text:p>29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0</text:p>
          </table:table-cell>
          <table:table-cell office:value-type="string" table:style-name="ce22">
            <text:p>Micro</text:p>
          </table:table-cell>
          <table:table-cell office:value-type="float" office:value="3912345762" table:style-name="ce10">
            <text:p>3912345762</text:p>
          </table:table-cell>
          <table:table-cell office:value-type="string" table:style-name="ce7">
            <text:p>NULL</text:p>
          </table:table-cell>
          <table:table-cell office:value-type="date" office:date-value="2023-07-01T00:00:00" table:style-name="ce23">
            <text:p>01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1</text:p>
          </table:table-cell>
          <table:table-cell office:value-type="string" table:style-name="ce22">
            <text:p>Nano</text:p>
          </table:table-cell>
          <table:table-cell office:value-type="float" office:value="3912345763" table:style-name="ce10">
            <text:p>3912345763</text:p>
          </table:table-cell>
          <table:table-cell office:value-type="string" table:style-name="ce7">
            <text:p>NULL</text:p>
          </table:table-cell>
          <table:table-cell office:value-type="date" office:date-value="2023-06-27T00:00:00" table:style-name="ce23">
            <text:p>27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2</text:p>
          </table:table-cell>
          <table:table-cell office:value-type="string" table:style-name="ce22">
            <text:p>Elettronica</text:p>
          </table:table-cell>
          <table:table-cell office:value-type="float" office:value="3912345764" table:style-name="ce10">
            <text:p>3912345764</text:p>
          </table:table-cell>
          <table:table-cell office:value-type="string" table:style-name="ce7">
            <text:p>NULL</text:p>
          </table:table-cell>
          <table:table-cell office:value-type="date" office:date-value="2023-06-29T00:00:00" table:style-name="ce23">
            <text:p>29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3</text:p>
          </table:table-cell>
          <table:table-cell office:value-type="string" table:style-name="ce22">
            <text:p>Elettronica</text:p>
          </table:table-cell>
          <table:table-cell office:value-type="float" office:value="3912345765" table:style-name="ce10">
            <text:p>3912345765</text:p>
          </table:table-cell>
          <table:table-cell office:value-type="string" table:style-name="ce7">
            <text:p>NULL</text:p>
          </table:table-cell>
          <table:table-cell office:value-type="date" office:date-value="2023-06-30T00:00:00" table:style-name="ce23">
            <text:p>30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4</text:p>
          </table:table-cell>
          <table:table-cell office:value-type="string" table:style-name="ce22">
            <text:p>Nano</text:p>
          </table:table-cell>
          <table:table-cell office:value-type="float" office:value="3912345766" table:style-name="ce10">
            <text:p>3912345766</text:p>
          </table:table-cell>
          <table:table-cell office:value-type="string" table:style-name="ce7">
            <text:p>NULL</text:p>
          </table:table-cell>
          <table:table-cell office:value-type="date" office:date-value="2023-07-02T00:00:00" table:style-name="ce23">
            <text:p>02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5</text:p>
          </table:table-cell>
          <table:table-cell office:value-type="string" table:style-name="ce22">
            <text:p>Standard</text:p>
          </table:table-cell>
          <table:table-cell office:value-type="float" office:value="3912345767" table:style-name="ce10">
            <text:p>3912345767</text:p>
          </table:table-cell>
          <table:table-cell office:value-type="string" table:style-name="ce7">
            <text:p>NULL</text:p>
          </table:table-cell>
          <table:table-cell office:value-type="date" office:date-value="2023-07-03T00:00:00" table:style-name="ce23">
            <text:p>03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6</text:p>
          </table:table-cell>
          <table:table-cell office:value-type="string" table:style-name="ce22">
            <text:p>Elettronica</text:p>
          </table:table-cell>
          <table:table-cell office:value-type="float" office:value="3912345768" table:style-name="ce10">
            <text:p>3912345768</text:p>
          </table:table-cell>
          <table:table-cell office:value-type="string" table:style-name="ce7">
            <text:p>NULL</text:p>
          </table:table-cell>
          <table:table-cell office:value-type="date" office:date-value="2023-06-30T00:00:00" table:style-name="ce23">
            <text:p>30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7</text:p>
          </table:table-cell>
          <table:table-cell office:value-type="string" table:style-name="ce22">
            <text:p>Elettronica</text:p>
          </table:table-cell>
          <table:table-cell office:value-type="float" office:value="3912345769" table:style-name="ce10">
            <text:p>3912345769</text:p>
          </table:table-cell>
          <table:table-cell office:value-type="string" table:style-name="ce7">
            <text:p>NULL</text:p>
          </table:table-cell>
          <table:table-cell office:value-type="date" office:date-value="2023-07-01T00:00:00" table:style-name="ce23">
            <text:p>01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8</text:p>
          </table:table-cell>
          <table:table-cell office:value-type="string" table:style-name="ce22">
            <text:p>Micro</text:p>
          </table:table-cell>
          <table:table-cell office:value-type="float" office:value="3912345770" table:style-name="ce10">
            <text:p>3912345770</text:p>
          </table:table-cell>
          <table:table-cell office:value-type="string" table:style-name="ce7">
            <text:p>NULL</text:p>
          </table:table-cell>
          <table:table-cell office:value-type="date" office:date-value="2023-07-03T00:00:00" table:style-name="ce23">
            <text:p>03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49</text:p>
          </table:table-cell>
          <table:table-cell office:value-type="string" table:style-name="ce22">
            <text:p>Micro</text:p>
          </table:table-cell>
          <table:table-cell office:value-type="float" office:value="3912345771" table:style-name="ce10">
            <text:p>3912345771</text:p>
          </table:table-cell>
          <table:table-cell office:value-type="string" table:style-name="ce7">
            <text:p>NULL</text:p>
          </table:table-cell>
          <table:table-cell office:value-type="date" office:date-value="2023-07-04T00:00:00" table:style-name="ce23">
            <text:p>04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0</text:p>
          </table:table-cell>
          <table:table-cell office:value-type="string" table:style-name="ce22">
            <text:p>Elettronica</text:p>
          </table:table-cell>
          <table:table-cell office:value-type="float" office:value="3912345772" table:style-name="ce10">
            <text:p>3912345772</text:p>
          </table:table-cell>
          <table:table-cell office:value-type="string" table:style-name="ce7">
            <text:p>NULL</text:p>
          </table:table-cell>
          <table:table-cell office:value-type="date" office:date-value="2023-07-06T00:00:00" table:style-name="ce23">
            <text:p>06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1</text:p>
          </table:table-cell>
          <table:table-cell office:value-type="string" table:style-name="ce22">
            <text:p>Micro</text:p>
          </table:table-cell>
          <table:table-cell office:value-type="float" office:value="3912345773" table:style-name="ce10">
            <text:p>3912345773</text:p>
          </table:table-cell>
          <table:table-cell office:value-type="string" table:style-name="ce7">
            <text:p>NULL</text:p>
          </table:table-cell>
          <table:table-cell office:value-type="date" office:date-value="2023-07-02T00:00:00" table:style-name="ce23">
            <text:p>02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2</text:p>
          </table:table-cell>
          <table:table-cell office:value-type="string" table:style-name="ce22">
            <text:p>Nano</text:p>
          </table:table-cell>
          <table:table-cell office:value-type="float" office:value="3912345774" table:style-name="ce10">
            <text:p>3912345774</text:p>
          </table:table-cell>
          <table:table-cell office:value-type="string" table:style-name="ce7">
            <text:p>NULL</text:p>
          </table:table-cell>
          <table:table-cell office:value-type="date" office:date-value="2023-07-04T00:00:00" table:style-name="ce23">
            <text:p>04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3</text:p>
          </table:table-cell>
          <table:table-cell office:value-type="string" table:style-name="ce22">
            <text:p>Elettronica</text:p>
          </table:table-cell>
          <table:table-cell office:value-type="float" office:value="3912345775" table:style-name="ce10">
            <text:p>3912345775</text:p>
          </table:table-cell>
          <table:table-cell office:value-type="string" table:style-name="ce7">
            <text:p>NULL</text:p>
          </table:table-cell>
          <table:table-cell office:value-type="date" office:date-value="2023-07-05T00:00:00" table:style-name="ce23">
            <text:p>05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4</text:p>
          </table:table-cell>
          <table:table-cell office:value-type="string" table:style-name="ce22">
            <text:p>Standard</text:p>
          </table:table-cell>
          <table:table-cell office:value-type="float" office:value="3912345776" table:style-name="ce10">
            <text:p>3912345776</text:p>
          </table:table-cell>
          <table:table-cell office:value-type="string" table:style-name="ce7">
            <text:p>NULL</text:p>
          </table:table-cell>
          <table:table-cell office:value-type="date" office:date-value="2023-07-07T00:00:00" table:style-name="ce23">
            <text:p>07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5</text:p>
          </table:table-cell>
          <table:table-cell office:value-type="string" table:style-name="ce22">
            <text:p>Standard</text:p>
          </table:table-cell>
          <table:table-cell office:value-type="float" office:value="3912345777" table:style-name="ce10">
            <text:p>3912345777</text:p>
          </table:table-cell>
          <table:table-cell office:value-type="string" table:style-name="ce7">
            <text:p>NULL</text:p>
          </table:table-cell>
          <table:table-cell office:value-type="date" office:date-value="2023-08-04T00:00:00" table:style-name="ce23">
            <text:p>04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6</text:p>
          </table:table-cell>
          <table:table-cell office:value-type="string" table:style-name="ce22">
            <text:p>Nano</text:p>
          </table:table-cell>
          <table:table-cell office:value-type="float" office:value="3912345778" table:style-name="ce10">
            <text:p>3912345778</text:p>
          </table:table-cell>
          <table:table-cell office:value-type="string" table:style-name="ce7">
            <text:p>NULL</text:p>
          </table:table-cell>
          <table:table-cell office:value-type="date" office:date-value="2023-07-31T00:00:00" table:style-name="ce23">
            <text:p>31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7</text:p>
          </table:table-cell>
          <table:table-cell office:value-type="string" table:style-name="ce22">
            <text:p>Standard</text:p>
          </table:table-cell>
          <table:table-cell office:value-type="float" office:value="3912345779" table:style-name="ce10">
            <text:p>3912345779</text:p>
          </table:table-cell>
          <table:table-cell office:value-type="string" table:style-name="ce7">
            <text:p>NULL</text:p>
          </table:table-cell>
          <table:table-cell office:value-type="date" office:date-value="2023-08-01T00:00:00" table:style-name="ce23">
            <text:p>01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8</text:p>
          </table:table-cell>
          <table:table-cell office:value-type="string" table:style-name="ce22">
            <text:p>Nano</text:p>
          </table:table-cell>
          <table:table-cell office:value-type="float" office:value="3912345780" table:style-name="ce10">
            <text:p>3912345780</text:p>
          </table:table-cell>
          <table:table-cell office:value-type="string" table:style-name="ce7">
            <text:p>NULL</text:p>
          </table:table-cell>
          <table:table-cell office:value-type="date" office:date-value="2023-08-02T00:00:00" table:style-name="ce23">
            <text:p>02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59</text:p>
          </table:table-cell>
          <table:table-cell office:value-type="string" table:style-name="ce22">
            <text:p>Nano</text:p>
          </table:table-cell>
          <table:table-cell office:value-type="float" office:value="3912345781" table:style-name="ce10">
            <text:p>3912345781</text:p>
          </table:table-cell>
          <table:table-cell office:value-type="string" table:style-name="ce7">
            <text:p>NULL</text:p>
          </table:table-cell>
          <table:table-cell office:value-type="date" office:date-value="2023-08-03T00:00:00" table:style-name="ce23">
            <text:p>03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0</text:p>
          </table:table-cell>
          <table:table-cell office:value-type="string" table:style-name="ce22">
            <text:p>Nano</text:p>
          </table:table-cell>
          <table:table-cell office:value-type="float" office:value="3912345782" table:style-name="ce10">
            <text:p>3912345782</text:p>
          </table:table-cell>
          <table:table-cell office:value-type="string" table:style-name="ce7">
            <text:p>NULL</text:p>
          </table:table-cell>
          <table:table-cell office:value-type="date" office:date-value="2023-08-04T00:00:00" table:style-name="ce23">
            <text:p>04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1</text:p>
          </table:table-cell>
          <table:table-cell office:value-type="string" table:style-name="ce22">
            <text:p>Nano</text:p>
          </table:table-cell>
          <table:table-cell office:value-type="float" office:value="3912345783" table:style-name="ce10">
            <text:p>3912345783</text:p>
          </table:table-cell>
          <table:table-cell office:value-type="string" table:style-name="ce7">
            <text:p>NULL</text:p>
          </table:table-cell>
          <table:table-cell office:value-type="date" office:date-value="2023-07-31T00:00:00" table:style-name="ce23">
            <text:p>31/07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2</text:p>
          </table:table-cell>
          <table:table-cell office:value-type="string" table:style-name="ce22">
            <text:p>Micro</text:p>
          </table:table-cell>
          <table:table-cell office:value-type="float" office:value="3912345784" table:style-name="ce10">
            <text:p>3912345784</text:p>
          </table:table-cell>
          <table:table-cell office:value-type="string" table:style-name="ce7">
            <text:p>NULL</text:p>
          </table:table-cell>
          <table:table-cell office:value-type="date" office:date-value="2023-08-01T00:00:00" table:style-name="ce23">
            <text:p>01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3</text:p>
          </table:table-cell>
          <table:table-cell office:value-type="string" table:style-name="ce22">
            <text:p>Nano</text:p>
          </table:table-cell>
          <table:table-cell office:value-type="float" office:value="3912345791" table:style-name="ce10">
            <text:p>3912345791</text:p>
          </table:table-cell>
          <table:table-cell office:value-type="string" table:style-name="ce7">
            <text:p>NULL</text:p>
          </table:table-cell>
          <table:table-cell office:value-type="date" office:date-value="2023-08-03T00:00:00" table:style-name="ce23">
            <text:p>03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4</text:p>
          </table:table-cell>
          <table:table-cell office:value-type="string" table:style-name="ce22">
            <text:p>Elettronica</text:p>
          </table:table-cell>
          <table:table-cell office:value-type="float" office:value="3912345792" table:style-name="ce10">
            <text:p>3912345792</text:p>
          </table:table-cell>
          <table:table-cell office:value-type="string" table:style-name="ce7">
            <text:p>NULL</text:p>
          </table:table-cell>
          <table:table-cell office:value-type="date" office:date-value="2023-08-05T00:00:00" table:style-name="ce23">
            <text:p>05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5</text:p>
          </table:table-cell>
          <table:table-cell office:value-type="string" table:style-name="ce22">
            <text:p>Micro</text:p>
          </table:table-cell>
          <table:table-cell office:value-type="float" office:value="3912345793" table:style-name="ce10">
            <text:p>3912345793</text:p>
          </table:table-cell>
          <table:table-cell office:value-type="string" table:style-name="ce7">
            <text:p>NULL</text:p>
          </table:table-cell>
          <table:table-cell office:value-type="date" office:date-value="2023-08-06T00:00:00" table:style-name="ce23">
            <text:p>06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6</text:p>
          </table:table-cell>
          <table:table-cell office:value-type="string" table:style-name="ce22">
            <text:p>Micro</text:p>
          </table:table-cell>
          <table:table-cell office:value-type="float" office:value="3912345794" table:style-name="ce10">
            <text:p>3912345794</text:p>
          </table:table-cell>
          <table:table-cell office:value-type="string" table:style-name="ce7">
            <text:p>NULL</text:p>
          </table:table-cell>
          <table:table-cell office:value-type="date" office:date-value="2023-08-02T00:00:00" table:style-name="ce23">
            <text:p>02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7</text:p>
          </table:table-cell>
          <table:table-cell office:value-type="string" table:style-name="ce22">
            <text:p>Micro</text:p>
          </table:table-cell>
          <table:table-cell office:value-type="float" office:value="3912345795" table:style-name="ce10">
            <text:p>3912345795</text:p>
          </table:table-cell>
          <table:table-cell office:value-type="string" table:style-name="ce7">
            <text:p>NULL</text:p>
          </table:table-cell>
          <table:table-cell office:value-type="date" office:date-value="2023-08-03T00:00:00" table:style-name="ce23">
            <text:p>03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8</text:p>
          </table:table-cell>
          <table:table-cell office:value-type="string" table:style-name="ce22">
            <text:p>Standard</text:p>
          </table:table-cell>
          <table:table-cell office:value-type="float" office:value="3912345796" table:style-name="ce10">
            <text:p>3912345796</text:p>
          </table:table-cell>
          <table:table-cell office:value-type="string" table:style-name="ce7">
            <text:p>NULL</text:p>
          </table:table-cell>
          <table:table-cell office:value-type="date" office:date-value="2023-08-04T00:00:00" table:style-name="ce23">
            <text:p>04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69</text:p>
          </table:table-cell>
          <table:table-cell office:value-type="string" table:style-name="ce22">
            <text:p>Standard</text:p>
          </table:table-cell>
          <table:table-cell office:value-type="float" office:value="3912345797" table:style-name="ce10">
            <text:p>3912345797</text:p>
          </table:table-cell>
          <table:table-cell office:value-type="string" table:style-name="ce7">
            <text:p>NULL</text:p>
          </table:table-cell>
          <table:table-cell office:value-type="date" office:date-value="2023-08-05T00:00:00" table:style-name="ce23">
            <text:p>05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0</text:p>
          </table:table-cell>
          <table:table-cell office:value-type="string" table:style-name="ce22">
            <text:p>Micro</text:p>
          </table:table-cell>
          <table:table-cell office:value-type="float" office:value="3912345798" table:style-name="ce10">
            <text:p>3912345798</text:p>
          </table:table-cell>
          <table:table-cell office:value-type="string" table:style-name="ce7">
            <text:p>NULL</text:p>
          </table:table-cell>
          <table:table-cell office:value-type="date" office:date-value="2023-08-07T00:00:00" table:style-name="ce23">
            <text:p>07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1</text:p>
          </table:table-cell>
          <table:table-cell office:value-type="string" table:style-name="ce22">
            <text:p>Standard</text:p>
          </table:table-cell>
          <table:table-cell office:value-type="float" office:value="3912345799" table:style-name="ce10">
            <text:p>3912345799</text:p>
          </table:table-cell>
          <table:table-cell office:value-type="string" table:style-name="ce7">
            <text:p>NULL</text:p>
          </table:table-cell>
          <table:table-cell office:value-type="date" office:date-value="2023-08-03T00:00:00" table:style-name="ce23">
            <text:p>03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2</text:p>
          </table:table-cell>
          <table:table-cell office:value-type="string" table:style-name="ce22">
            <text:p>Standard</text:p>
          </table:table-cell>
          <table:table-cell office:value-type="float" office:value="3912345800" table:style-name="ce10">
            <text:p>3912345800</text:p>
          </table:table-cell>
          <table:table-cell office:value-type="string" table:style-name="ce7">
            <text:p>NULL</text:p>
          </table:table-cell>
          <table:table-cell office:value-type="date" office:date-value="2023-08-04T00:00:00" table:style-name="ce23">
            <text:p>04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3</text:p>
          </table:table-cell>
          <table:table-cell office:value-type="string" table:style-name="ce22">
            <text:p>Standard</text:p>
          </table:table-cell>
          <table:table-cell office:value-type="float" office:value="3912345801" table:style-name="ce10">
            <text:p>3912345801</text:p>
          </table:table-cell>
          <table:table-cell office:value-type="string" table:style-name="ce7">
            <text:p>NULL</text:p>
          </table:table-cell>
          <table:table-cell office:value-type="date" office:date-value="2023-08-05T00:00:00" table:style-name="ce23">
            <text:p>05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4</text:p>
          </table:table-cell>
          <table:table-cell office:value-type="string" table:style-name="ce22">
            <text:p>Micro</text:p>
          </table:table-cell>
          <table:table-cell office:value-type="float" office:value="3912345802" table:style-name="ce10">
            <text:p>3912345802</text:p>
          </table:table-cell>
          <table:table-cell office:value-type="string" table:style-name="ce7">
            <text:p>NULL</text:p>
          </table:table-cell>
          <table:table-cell office:value-type="date" office:date-value="2023-08-06T00:00:00" table:style-name="ce23">
            <text:p>06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5</text:p>
          </table:table-cell>
          <table:table-cell office:value-type="string" table:style-name="ce22">
            <text:p>Micro</text:p>
          </table:table-cell>
          <table:table-cell office:value-type="float" office:value="3912345803" table:style-name="ce10">
            <text:p>3912345803</text:p>
          </table:table-cell>
          <table:table-cell office:value-type="string" table:style-name="ce7">
            <text:p>NULL</text:p>
          </table:table-cell>
          <table:table-cell office:value-type="date" office:date-value="2023-08-08T00:00:00" table:style-name="ce23">
            <text:p>08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6</text:p>
          </table:table-cell>
          <table:table-cell office:value-type="string" table:style-name="ce22">
            <text:p>Micro</text:p>
          </table:table-cell>
          <table:table-cell office:value-type="float" office:value="3912345804" table:style-name="ce10">
            <text:p>3912345804</text:p>
          </table:table-cell>
          <table:table-cell office:value-type="string" table:style-name="ce7">
            <text:p>NULL</text:p>
          </table:table-cell>
          <table:table-cell office:value-type="date" office:date-value="2023-08-04T00:00:00" table:style-name="ce23">
            <text:p>04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7</text:p>
          </table:table-cell>
          <table:table-cell office:value-type="string" table:style-name="ce22">
            <text:p>Elettronica</text:p>
          </table:table-cell>
          <table:table-cell office:value-type="float" office:value="3912345805" table:style-name="ce10">
            <text:p>3912345805</text:p>
          </table:table-cell>
          <table:table-cell office:value-type="string" table:style-name="ce7">
            <text:p>NULL</text:p>
          </table:table-cell>
          <table:table-cell office:value-type="date" office:date-value="2023-08-05T00:00:00" table:style-name="ce23">
            <text:p>05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8</text:p>
          </table:table-cell>
          <table:table-cell office:value-type="string" table:style-name="ce22">
            <text:p>Elettronica</text:p>
          </table:table-cell>
          <table:table-cell office:value-type="float" office:value="3912345806" table:style-name="ce10">
            <text:p>3912345806</text:p>
          </table:table-cell>
          <table:table-cell office:value-type="string" table:style-name="ce7">
            <text:p>NULL</text:p>
          </table:table-cell>
          <table:table-cell office:value-type="date" office:date-value="2023-08-06T00:00:00" table:style-name="ce23">
            <text:p>06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79</text:p>
          </table:table-cell>
          <table:table-cell office:value-type="string" table:style-name="ce22">
            <text:p>Standard</text:p>
          </table:table-cell>
          <table:table-cell office:value-type="float" office:value="3912345807" table:style-name="ce10">
            <text:p>3912345807</text:p>
          </table:table-cell>
          <table:table-cell office:value-type="string" table:style-name="ce7">
            <text:p>NULL</text:p>
          </table:table-cell>
          <table:table-cell office:value-type="date" office:date-value="2023-08-07T00:00:00" table:style-name="ce23">
            <text:p>07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0</text:p>
          </table:table-cell>
          <table:table-cell office:value-type="string" table:style-name="ce22">
            <text:p>Standard</text:p>
          </table:table-cell>
          <table:table-cell office:value-type="float" office:value="3912345808" table:style-name="ce10">
            <text:p>3912345808</text:p>
          </table:table-cell>
          <table:table-cell office:value-type="string" table:style-name="ce7">
            <text:p>NULL</text:p>
          </table:table-cell>
          <table:table-cell office:value-type="date" office:date-value="2023-08-09T00:00:00" table:style-name="ce23">
            <text:p>09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1</text:p>
          </table:table-cell>
          <table:table-cell office:value-type="string" table:style-name="ce22">
            <text:p>Elettronica</text:p>
          </table:table-cell>
          <table:table-cell office:value-type="float" office:value="3912345809" table:style-name="ce10">
            <text:p>3912345809</text:p>
          </table:table-cell>
          <table:table-cell office:value-type="string" table:style-name="ce7">
            <text:p>NULL</text:p>
          </table:table-cell>
          <table:table-cell office:value-type="date" office:date-value="2023-08-05T00:00:00" table:style-name="ce23">
            <text:p>05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2</text:p>
          </table:table-cell>
          <table:table-cell office:value-type="string" table:style-name="ce22">
            <text:p>Elettronica</text:p>
          </table:table-cell>
          <table:table-cell office:value-type="float" office:value="3912345810" table:style-name="ce10">
            <text:p>3912345810</text:p>
          </table:table-cell>
          <table:table-cell office:value-type="string" table:style-name="ce7">
            <text:p>NULL</text:p>
          </table:table-cell>
          <table:table-cell office:value-type="date" office:date-value="2023-08-07T00:00:00" table:style-name="ce23">
            <text:p>07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3</text:p>
          </table:table-cell>
          <table:table-cell office:value-type="string" table:style-name="ce22">
            <text:p>Micro</text:p>
          </table:table-cell>
          <table:table-cell office:value-type="float" office:value="3912345811" table:style-name="ce10">
            <text:p>3912345811</text:p>
          </table:table-cell>
          <table:table-cell office:value-type="string" table:style-name="ce7">
            <text:p>NULL</text:p>
          </table:table-cell>
          <table:table-cell office:value-type="date" office:date-value="2023-08-08T00:00:00" table:style-name="ce23">
            <text:p>08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4</text:p>
          </table:table-cell>
          <table:table-cell office:value-type="string" table:style-name="ce22">
            <text:p>Standard</text:p>
          </table:table-cell>
          <table:table-cell office:value-type="float" office:value="3912345812" table:style-name="ce10">
            <text:p>3912345812</text:p>
          </table:table-cell>
          <table:table-cell office:value-type="string" table:style-name="ce7">
            <text:p>NULL</text:p>
          </table:table-cell>
          <table:table-cell office:value-type="date" office:date-value="2023-08-10T00:00:00" table:style-name="ce23">
            <text:p>10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5</text:p>
          </table:table-cell>
          <table:table-cell office:value-type="string" table:style-name="ce22">
            <text:p>Micro</text:p>
          </table:table-cell>
          <table:table-cell office:value-type="float" office:value="3912345813" table:style-name="ce10">
            <text:p>3912345813</text:p>
          </table:table-cell>
          <table:table-cell office:value-type="string" table:style-name="ce7">
            <text:p>NULL</text:p>
          </table:table-cell>
          <table:table-cell office:value-type="date" office:date-value="2023-08-11T00:00:00" table:style-name="ce23">
            <text:p>11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6</text:p>
          </table:table-cell>
          <table:table-cell office:value-type="string" table:style-name="ce22">
            <text:p>Standard</text:p>
          </table:table-cell>
          <table:table-cell office:value-type="float" office:value="3912345814" table:style-name="ce10">
            <text:p>3912345814</text:p>
          </table:table-cell>
          <table:table-cell office:value-type="string" table:style-name="ce7">
            <text:p>NULL</text:p>
          </table:table-cell>
          <table:table-cell office:value-type="date" office:date-value="2023-08-08T00:00:00" table:style-name="ce23">
            <text:p>08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7</text:p>
          </table:table-cell>
          <table:table-cell office:value-type="string" table:style-name="ce22">
            <text:p>Standard</text:p>
          </table:table-cell>
          <table:table-cell office:value-type="float" office:value="3912345815" table:style-name="ce10">
            <text:p>3912345815</text:p>
          </table:table-cell>
          <table:table-cell office:value-type="string" table:style-name="ce7">
            <text:p>NULL</text:p>
          </table:table-cell>
          <table:table-cell office:value-type="date" office:date-value="2023-08-09T00:00:00" table:style-name="ce23">
            <text:p>09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8</text:p>
          </table:table-cell>
          <table:table-cell office:value-type="string" table:style-name="ce22">
            <text:p>Standard</text:p>
          </table:table-cell>
          <table:table-cell office:value-type="float" office:value="3912345816" table:style-name="ce10">
            <text:p>3912345816</text:p>
          </table:table-cell>
          <table:table-cell office:value-type="string" table:style-name="ce7">
            <text:p>NULL</text:p>
          </table:table-cell>
          <table:table-cell office:value-type="date" office:date-value="2023-08-11T00:00:00" table:style-name="ce23">
            <text:p>11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89</text:p>
          </table:table-cell>
          <table:table-cell office:value-type="string" table:style-name="ce22">
            <text:p>Elettronica</text:p>
          </table:table-cell>
          <table:table-cell office:value-type="float" office:value="3912345817" table:style-name="ce10">
            <text:p>3912345817</text:p>
          </table:table-cell>
          <table:table-cell office:value-type="string" table:style-name="ce7">
            <text:p>NULL</text:p>
          </table:table-cell>
          <table:table-cell office:value-type="date" office:date-value="2023-08-12T00:00:00" table:style-name="ce23">
            <text:p>12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0</text:p>
          </table:table-cell>
          <table:table-cell office:value-type="string" table:style-name="ce22">
            <text:p>Standard</text:p>
          </table:table-cell>
          <table:table-cell office:value-type="float" office:value="3912345818" table:style-name="ce10">
            <text:p>3912345818</text:p>
          </table:table-cell>
          <table:table-cell office:value-type="string" table:style-name="ce7">
            <text:p>NULL</text:p>
          </table:table-cell>
          <table:table-cell office:value-type="date" office:date-value="2023-08-14T00:00:00" table:style-name="ce23">
            <text:p>14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1</text:p>
          </table:table-cell>
          <table:table-cell office:value-type="string" table:style-name="ce22">
            <text:p>Micro</text:p>
          </table:table-cell>
          <table:table-cell office:value-type="float" office:value="3912345819" table:style-name="ce10">
            <text:p>3912345819</text:p>
          </table:table-cell>
          <table:table-cell office:value-type="string" table:style-name="ce7">
            <text:p>NULL</text:p>
          </table:table-cell>
          <table:table-cell office:value-type="date" office:date-value="2023-08-10T00:00:00" table:style-name="ce23">
            <text:p>10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2</text:p>
          </table:table-cell>
          <table:table-cell office:value-type="string" table:style-name="ce22">
            <text:p>Nano</text:p>
          </table:table-cell>
          <table:table-cell office:value-type="float" office:value="3912345820" table:style-name="ce10">
            <text:p>3912345820</text:p>
          </table:table-cell>
          <table:table-cell office:value-type="string" table:style-name="ce7">
            <text:p>NULL</text:p>
          </table:table-cell>
          <table:table-cell office:value-type="date" office:date-value="2023-08-12T00:00:00" table:style-name="ce23">
            <text:p>12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3</text:p>
          </table:table-cell>
          <table:table-cell office:value-type="string" table:style-name="ce22">
            <text:p>Standard</text:p>
          </table:table-cell>
          <table:table-cell office:value-type="float" office:value="3912345821" table:style-name="ce10">
            <text:p>3912345821</text:p>
          </table:table-cell>
          <table:table-cell office:value-type="string" table:style-name="ce7">
            <text:p>NULL</text:p>
          </table:table-cell>
          <table:table-cell office:value-type="date" office:date-value="2023-08-13T00:00:00" table:style-name="ce23">
            <text:p>13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4</text:p>
          </table:table-cell>
          <table:table-cell office:value-type="string" table:style-name="ce22">
            <text:p>Micro</text:p>
          </table:table-cell>
          <table:table-cell office:value-type="float" office:value="3912345822" table:style-name="ce10">
            <text:p>3912345822</text:p>
          </table:table-cell>
          <table:table-cell office:value-type="string" table:style-name="ce7">
            <text:p>NULL</text:p>
          </table:table-cell>
          <table:table-cell office:value-type="date" office:date-value="2023-08-15T00:00:00" table:style-name="ce23">
            <text:p>15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5</text:p>
          </table:table-cell>
          <table:table-cell office:value-type="string" table:style-name="ce22">
            <text:p>Micro</text:p>
          </table:table-cell>
          <table:table-cell office:value-type="float" office:value="3912345823" table:style-name="ce10">
            <text:p>3912345823</text:p>
          </table:table-cell>
          <table:table-cell office:value-type="string" table:style-name="ce7">
            <text:p>NULL</text:p>
          </table:table-cell>
          <table:table-cell office:value-type="date" office:date-value="2023-08-16T00:00:00" table:style-name="ce23">
            <text:p>16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6</text:p>
          </table:table-cell>
          <table:table-cell office:value-type="string" table:style-name="ce22">
            <text:p>Elettronica</text:p>
          </table:table-cell>
          <table:table-cell office:value-type="float" office:value="3912345824" table:style-name="ce10">
            <text:p>3912345824</text:p>
          </table:table-cell>
          <table:table-cell office:value-type="string" table:style-name="ce7">
            <text:p>NULL</text:p>
          </table:table-cell>
          <table:table-cell office:value-type="date" office:date-value="2023-08-13T00:00:00" table:style-name="ce23">
            <text:p>13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7</text:p>
          </table:table-cell>
          <table:table-cell office:value-type="string" table:style-name="ce22">
            <text:p>Elettronica</text:p>
          </table:table-cell>
          <table:table-cell office:value-type="float" office:value="3912345825" table:style-name="ce10">
            <text:p>3912345825</text:p>
          </table:table-cell>
          <table:table-cell office:value-type="string" table:style-name="ce7">
            <text:p>NULL</text:p>
          </table:table-cell>
          <table:table-cell office:value-type="date" office:date-value="2023-08-14T00:00:00" table:style-name="ce23">
            <text:p>14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8</text:p>
          </table:table-cell>
          <table:table-cell office:value-type="string" table:style-name="ce22">
            <text:p>Micro</text:p>
          </table:table-cell>
          <table:table-cell office:value-type="float" office:value="3912345826" table:style-name="ce10">
            <text:p>3912345826</text:p>
          </table:table-cell>
          <table:table-cell office:value-type="string" table:style-name="ce7">
            <text:p>NULL</text:p>
          </table:table-cell>
          <table:table-cell office:value-type="date" office:date-value="2023-08-16T00:00:00" table:style-name="ce23">
            <text:p>16/08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399</text:p>
          </table:table-cell>
          <table:table-cell office:value-type="string" table:style-name="ce22">
            <text:p>Micro</text:p>
          </table:table-cell>
          <table:table-cell office:value-type="float" office:value="3912345827" table:style-name="ce10">
            <text:p>3912345827</text:p>
          </table:table-cell>
          <table:table-cell office:value-type="string" table:style-name="ce7">
            <text:p>NULL</text:p>
          </table:table-cell>
          <table:table-cell office:value-type="date" office:date-value="2022-12-30T00:00:00" table:style-name="ce23">
            <text:p>30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0</text:p>
          </table:table-cell>
          <table:table-cell office:value-type="string" table:style-name="ce22">
            <text:p>Elettronica</text:p>
          </table:table-cell>
          <table:table-cell office:value-type="float" office:value="3912345828" table:style-name="ce10">
            <text:p>3912345828</text:p>
          </table:table-cell>
          <table:table-cell office:value-type="string" table:style-name="ce7">
            <text:p>NULL</text:p>
          </table:table-cell>
          <table:table-cell office:value-type="date" office:date-value="2022-12-31T00:00:00" table:style-name="ce23">
            <text:p>31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1</text:p>
          </table:table-cell>
          <table:table-cell office:value-type="string" table:style-name="ce22">
            <text:p>Standard</text:p>
          </table:table-cell>
          <table:table-cell office:value-type="float" office:value="3912345829" table:style-name="ce10">
            <text:p>3912345829</text:p>
          </table:table-cell>
          <table:table-cell office:value-type="string" table:style-name="ce7">
            <text:p>NULL</text:p>
          </table:table-cell>
          <table:table-cell office:value-type="date" office:date-value="2022-12-27T00:00:00" table:style-name="ce23">
            <text:p>27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2</text:p>
          </table:table-cell>
          <table:table-cell office:value-type="string" table:style-name="ce22">
            <text:p>Micro</text:p>
          </table:table-cell>
          <table:table-cell office:value-type="float" office:value="3912345830" table:style-name="ce10">
            <text:p>3912345830</text:p>
          </table:table-cell>
          <table:table-cell office:value-type="string" table:style-name="ce7">
            <text:p>NULL</text:p>
          </table:table-cell>
          <table:table-cell office:value-type="date" office:date-value="2022-12-28T00:00:00" table:style-name="ce23">
            <text:p>28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3</text:p>
          </table:table-cell>
          <table:table-cell office:value-type="string" table:style-name="ce22">
            <text:p>Micro</text:p>
          </table:table-cell>
          <table:table-cell office:value-type="float" office:value="3912345831" table:style-name="ce10">
            <text:p>3912345831</text:p>
          </table:table-cell>
          <table:table-cell office:value-type="string" table:style-name="ce7">
            <text:p>NULL</text:p>
          </table:table-cell>
          <table:table-cell office:value-type="date" office:date-value="2022-12-29T00:00:00" table:style-name="ce23">
            <text:p>29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4</text:p>
          </table:table-cell>
          <table:table-cell office:value-type="string" table:style-name="ce22">
            <text:p>Nano</text:p>
          </table:table-cell>
          <table:table-cell office:value-type="float" office:value="3912345832" table:style-name="ce10">
            <text:p>3912345832</text:p>
          </table:table-cell>
          <table:table-cell office:value-type="string" table:style-name="ce7">
            <text:p>NULL</text:p>
          </table:table-cell>
          <table:table-cell office:value-type="date" office:date-value="2022-12-30T00:00:00" table:style-name="ce23">
            <text:p>30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5</text:p>
          </table:table-cell>
          <table:table-cell office:value-type="string" table:style-name="ce22">
            <text:p>Standard</text:p>
          </table:table-cell>
          <table:table-cell office:value-type="float" office:value="3912345833" table:style-name="ce10">
            <text:p>3912345833</text:p>
          </table:table-cell>
          <table:table-cell office:value-type="string" table:style-name="ce7">
            <text:p>NULL</text:p>
          </table:table-cell>
          <table:table-cell office:value-type="date" office:date-value="2022-12-31T00:00:00" table:style-name="ce23">
            <text:p>31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6</text:p>
          </table:table-cell>
          <table:table-cell office:value-type="string" table:style-name="ce22">
            <text:p>Standard</text:p>
          </table:table-cell>
          <table:table-cell office:value-type="float" office:value="3912345834" table:style-name="ce10">
            <text:p>3912345834</text:p>
          </table:table-cell>
          <table:table-cell office:value-type="string" table:style-name="ce7">
            <text:p>NULL</text:p>
          </table:table-cell>
          <table:table-cell office:value-type="date" office:date-value="2022-12-27T00:00:00" table:style-name="ce23">
            <text:p>27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7</text:p>
          </table:table-cell>
          <table:table-cell office:value-type="string" table:style-name="ce22">
            <text:p>Elettronica</text:p>
          </table:table-cell>
          <table:table-cell office:value-type="float" office:value="3912345835" table:style-name="ce10">
            <text:p>3912345835</text:p>
          </table:table-cell>
          <table:table-cell office:value-type="string" table:style-name="ce7">
            <text:p>NULL</text:p>
          </table:table-cell>
          <table:table-cell office:value-type="date" office:date-value="2022-12-29T00:00:00" table:style-name="ce23">
            <text:p>29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8</text:p>
          </table:table-cell>
          <table:table-cell office:value-type="string" table:style-name="ce22">
            <text:p>Standard</text:p>
          </table:table-cell>
          <table:table-cell office:value-type="float" office:value="3912345836" table:style-name="ce10">
            <text:p>3912345836</text:p>
          </table:table-cell>
          <table:table-cell office:value-type="string" table:style-name="ce7">
            <text:p>NULL</text:p>
          </table:table-cell>
          <table:table-cell office:value-type="date" office:date-value="2022-12-30T00:00:00" table:style-name="ce23">
            <text:p>30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09</text:p>
          </table:table-cell>
          <table:table-cell office:value-type="string" table:style-name="ce22">
            <text:p>Micro</text:p>
          </table:table-cell>
          <table:table-cell office:value-type="float" office:value="3912345837" table:style-name="ce10">
            <text:p>3912345837</text:p>
          </table:table-cell>
          <table:table-cell office:value-type="string" table:style-name="ce7">
            <text:p>NULL</text:p>
          </table:table-cell>
          <table:table-cell office:value-type="date" office:date-value="2022-12-31T00:00:00" table:style-name="ce23">
            <text:p>31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0</text:p>
          </table:table-cell>
          <table:table-cell office:value-type="string" table:style-name="ce22">
            <text:p>Standard</text:p>
          </table:table-cell>
          <table:table-cell office:value-type="float" office:value="3912345838" table:style-name="ce10">
            <text:p>3912345838</text:p>
          </table:table-cell>
          <table:table-cell office:value-type="string" table:style-name="ce7">
            <text:p>NULL</text:p>
          </table:table-cell>
          <table:table-cell office:value-type="date" office:date-value="2023-01-01T00:00:00" table:style-name="ce23">
            <text:p>01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1</text:p>
          </table:table-cell>
          <table:table-cell office:value-type="string" table:style-name="ce22">
            <text:p>Elettronica</text:p>
          </table:table-cell>
          <table:table-cell office:value-type="float" office:value="3912345839" table:style-name="ce10">
            <text:p>3912345839</text:p>
          </table:table-cell>
          <table:table-cell office:value-type="string" table:style-name="ce7">
            <text:p>NULL</text:p>
          </table:table-cell>
          <table:table-cell office:value-type="date" office:date-value="2022-12-28T00:00:00" table:style-name="ce23">
            <text:p>28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2</text:p>
          </table:table-cell>
          <table:table-cell office:value-type="string" table:style-name="ce22">
            <text:p>Standard</text:p>
          </table:table-cell>
          <table:table-cell office:value-type="float" office:value="3912345840" table:style-name="ce10">
            <text:p>3912345840</text:p>
          </table:table-cell>
          <table:table-cell office:value-type="string" table:style-name="ce7">
            <text:p>NULL</text:p>
          </table:table-cell>
          <table:table-cell office:value-type="date" office:date-value="2022-12-29T00:00:00" table:style-name="ce23">
            <text:p>29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3</text:p>
          </table:table-cell>
          <table:table-cell office:value-type="string" table:style-name="ce22">
            <text:p>Micro</text:p>
          </table:table-cell>
          <table:table-cell office:value-type="float" office:value="3912345841" table:style-name="ce10">
            <text:p>3912345841</text:p>
          </table:table-cell>
          <table:table-cell office:value-type="string" table:style-name="ce7">
            <text:p>NULL</text:p>
          </table:table-cell>
          <table:table-cell office:value-type="date" office:date-value="2022-12-30T00:00:00" table:style-name="ce23">
            <text:p>30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4</text:p>
          </table:table-cell>
          <table:table-cell office:value-type="string" table:style-name="ce22">
            <text:p>Micro</text:p>
          </table:table-cell>
          <table:table-cell office:value-type="float" office:value="3912345842" table:style-name="ce10">
            <text:p>3912345842</text:p>
          </table:table-cell>
          <table:table-cell office:value-type="string" table:style-name="ce7">
            <text:p>NULL</text:p>
          </table:table-cell>
          <table:table-cell office:value-type="date" office:date-value="2023-01-01T00:00:00" table:style-name="ce23">
            <text:p>01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5</text:p>
          </table:table-cell>
          <table:table-cell office:value-type="string" table:style-name="ce22">
            <text:p>Micro</text:p>
          </table:table-cell>
          <table:table-cell office:value-type="float" office:value="3912345843" table:style-name="ce10">
            <text:p>3912345843</text:p>
          </table:table-cell>
          <table:table-cell office:value-type="string" table:style-name="ce7">
            <text:p>NULL</text:p>
          </table:table-cell>
          <table:table-cell office:value-type="date" office:date-value="2023-01-02T00:00:00" table:style-name="ce23">
            <text:p>02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6</text:p>
          </table:table-cell>
          <table:table-cell office:value-type="string" table:style-name="ce22">
            <text:p>Micro</text:p>
          </table:table-cell>
          <table:table-cell office:value-type="float" office:value="3912345844" table:style-name="ce10">
            <text:p>3912345844</text:p>
          </table:table-cell>
          <table:table-cell office:value-type="string" table:style-name="ce7">
            <text:p>NULL</text:p>
          </table:table-cell>
          <table:table-cell office:value-type="date" office:date-value="2022-12-29T00:00:00" table:style-name="ce23">
            <text:p>29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7</text:p>
          </table:table-cell>
          <table:table-cell office:value-type="string" table:style-name="ce22">
            <text:p>Elettronica</text:p>
          </table:table-cell>
          <table:table-cell office:value-type="float" office:value="3912345845" table:style-name="ce10">
            <text:p>3912345845</text:p>
          </table:table-cell>
          <table:table-cell office:value-type="string" table:style-name="ce7">
            <text:p>NULL</text:p>
          </table:table-cell>
          <table:table-cell office:value-type="date" office:date-value="2022-12-30T00:00:00" table:style-name="ce23">
            <text:p>30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8</text:p>
          </table:table-cell>
          <table:table-cell office:value-type="string" table:style-name="ce22">
            <text:p>Elettronica</text:p>
          </table:table-cell>
          <table:table-cell office:value-type="float" office:value="3912345846" table:style-name="ce10">
            <text:p>3912345846</text:p>
          </table:table-cell>
          <table:table-cell office:value-type="string" table:style-name="ce7">
            <text:p>NULL</text:p>
          </table:table-cell>
          <table:table-cell office:value-type="date" office:date-value="2022-12-31T00:00:00" table:style-name="ce23">
            <text:p>31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19</text:p>
          </table:table-cell>
          <table:table-cell office:value-type="string" table:style-name="ce22">
            <text:p>Standard</text:p>
          </table:table-cell>
          <table:table-cell office:value-type="float" office:value="3912345847" table:style-name="ce10">
            <text:p>3912345847</text:p>
          </table:table-cell>
          <table:table-cell office:value-type="string" table:style-name="ce7">
            <text:p>NULL</text:p>
          </table:table-cell>
          <table:table-cell office:value-type="date" office:date-value="2023-01-01T00:00:00" table:style-name="ce23">
            <text:p>01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0</text:p>
          </table:table-cell>
          <table:table-cell office:value-type="string" table:style-name="ce22">
            <text:p>Standard</text:p>
          </table:table-cell>
          <table:table-cell office:value-type="float" office:value="3912345848" table:style-name="ce10">
            <text:p>3912345848</text:p>
          </table:table-cell>
          <table:table-cell office:value-type="string" table:style-name="ce7">
            <text:p>NULL</text:p>
          </table:table-cell>
          <table:table-cell office:value-type="date" office:date-value="2023-01-03T00:00:00" table:style-name="ce23">
            <text:p>03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1</text:p>
          </table:table-cell>
          <table:table-cell office:value-type="string" table:style-name="ce22">
            <text:p>Standard</text:p>
          </table:table-cell>
          <table:table-cell office:value-type="float" office:value="3912345849" table:style-name="ce10">
            <text:p>3912345849</text:p>
          </table:table-cell>
          <table:table-cell office:value-type="string" table:style-name="ce7">
            <text:p>NULL</text:p>
          </table:table-cell>
          <table:table-cell office:value-type="date" office:date-value="2022-12-30T00:00:00" table:style-name="ce23">
            <text:p>30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2</text:p>
          </table:table-cell>
          <table:table-cell office:value-type="string" table:style-name="ce22">
            <text:p>Elettronica</text:p>
          </table:table-cell>
          <table:table-cell office:value-type="float" office:value="3912345850" table:style-name="ce10">
            <text:p>3912345850</text:p>
          </table:table-cell>
          <table:table-cell office:value-type="string" table:style-name="ce7">
            <text:p>NULL</text:p>
          </table:table-cell>
          <table:table-cell office:value-type="date" office:date-value="2022-12-31T00:00:00" table:style-name="ce23">
            <text:p>31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3</text:p>
          </table:table-cell>
          <table:table-cell office:value-type="string" table:style-name="ce22">
            <text:p>Nano</text:p>
          </table:table-cell>
          <table:table-cell office:value-type="float" office:value="3912345851" table:style-name="ce10">
            <text:p>3912345851</text:p>
          </table:table-cell>
          <table:table-cell office:value-type="string" table:style-name="ce7">
            <text:p>NULL</text:p>
          </table:table-cell>
          <table:table-cell office:value-type="date" office:date-value="2023-01-01T00:00:00" table:style-name="ce23">
            <text:p>01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4</text:p>
          </table:table-cell>
          <table:table-cell office:value-type="string" table:style-name="ce22">
            <text:p>Nano</text:p>
          </table:table-cell>
          <table:table-cell office:value-type="float" office:value="3912345852" table:style-name="ce10">
            <text:p>3912345852</text:p>
          </table:table-cell>
          <table:table-cell office:value-type="string" table:style-name="ce7">
            <text:p>NULL</text:p>
          </table:table-cell>
          <table:table-cell office:value-type="date" office:date-value="2023-01-02T00:00:00" table:style-name="ce23">
            <text:p>02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5</text:p>
          </table:table-cell>
          <table:table-cell office:value-type="string" table:style-name="ce22">
            <text:p>Micro</text:p>
          </table:table-cell>
          <table:table-cell office:value-type="float" office:value="3912345853" table:style-name="ce10">
            <text:p>3912345853</text:p>
          </table:table-cell>
          <table:table-cell office:value-type="string" table:style-name="ce7">
            <text:p>NULL</text:p>
          </table:table-cell>
          <table:table-cell office:value-type="date" office:date-value="2023-01-04T00:00:00" table:style-name="ce23">
            <text:p>04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6</text:p>
          </table:table-cell>
          <table:table-cell office:value-type="string" table:style-name="ce22">
            <text:p>Nano</text:p>
          </table:table-cell>
          <table:table-cell office:value-type="float" office:value="3912345854" table:style-name="ce10">
            <text:p>3912345854</text:p>
          </table:table-cell>
          <table:table-cell office:value-type="string" table:style-name="ce7">
            <text:p>NULL</text:p>
          </table:table-cell>
          <table:table-cell office:value-type="date" office:date-value="2022-12-31T00:00:00" table:style-name="ce23">
            <text:p>31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7</text:p>
          </table:table-cell>
          <table:table-cell office:value-type="string" table:style-name="ce22">
            <text:p>Micro</text:p>
          </table:table-cell>
          <table:table-cell office:value-type="float" office:value="3912345855" table:style-name="ce10">
            <text:p>3912345855</text:p>
          </table:table-cell>
          <table:table-cell office:value-type="string" table:style-name="ce7">
            <text:p>NULL</text:p>
          </table:table-cell>
          <table:table-cell office:value-type="date" office:date-value="2023-01-01T00:00:00" table:style-name="ce23">
            <text:p>01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8</text:p>
          </table:table-cell>
          <table:table-cell office:value-type="string" table:style-name="ce22">
            <text:p>Micro</text:p>
          </table:table-cell>
          <table:table-cell office:value-type="float" office:value="3912345856" table:style-name="ce10">
            <text:p>3912345856</text:p>
          </table:table-cell>
          <table:table-cell office:value-type="string" table:style-name="ce7">
            <text:p>NULL</text:p>
          </table:table-cell>
          <table:table-cell office:value-type="date" office:date-value="2023-01-02T00:00:00" table:style-name="ce23">
            <text:p>02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29</text:p>
          </table:table-cell>
          <table:table-cell office:value-type="string" table:style-name="ce22">
            <text:p>Nano</text:p>
          </table:table-cell>
          <table:table-cell office:value-type="float" office:value="3912345857" table:style-name="ce10">
            <text:p>3912345857</text:p>
          </table:table-cell>
          <table:table-cell office:value-type="string" table:style-name="ce7">
            <text:p>NULL</text:p>
          </table:table-cell>
          <table:table-cell office:value-type="date" office:date-value="2023-01-03T00:00:00" table:style-name="ce23">
            <text:p>03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0</text:p>
          </table:table-cell>
          <table:table-cell office:value-type="string" table:style-name="ce22">
            <text:p>Nano</text:p>
          </table:table-cell>
          <table:table-cell office:value-type="float" office:value="3912345858" table:style-name="ce10">
            <text:p>3912345858</text:p>
          </table:table-cell>
          <table:table-cell office:value-type="string" table:style-name="ce7">
            <text:p>NULL</text:p>
          </table:table-cell>
          <table:table-cell office:value-type="date" office:date-value="2023-01-05T00:00:00" table:style-name="ce23">
            <text:p>05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1</text:p>
          </table:table-cell>
          <table:table-cell office:value-type="string" table:style-name="ce22">
            <text:p>Elettronica</text:p>
          </table:table-cell>
          <table:table-cell office:value-type="float" office:value="3912345859" table:style-name="ce10">
            <text:p>3912345859</text:p>
          </table:table-cell>
          <table:table-cell office:value-type="string" table:style-name="ce7">
            <text:p>NULL</text:p>
          </table:table-cell>
          <table:table-cell office:value-type="date" office:date-value="2023-01-01T00:00:00" table:style-name="ce23">
            <text:p>01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2</text:p>
          </table:table-cell>
          <table:table-cell office:value-type="string" table:style-name="ce22">
            <text:p>Micro</text:p>
          </table:table-cell>
          <table:table-cell office:value-type="float" office:value="3912345860" table:style-name="ce10">
            <text:p>3912345860</text:p>
          </table:table-cell>
          <table:table-cell office:value-type="string" table:style-name="ce7">
            <text:p>NULL</text:p>
          </table:table-cell>
          <table:table-cell office:value-type="date" office:date-value="2023-01-03T00:00:00" table:style-name="ce23">
            <text:p>03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3</text:p>
          </table:table-cell>
          <table:table-cell office:value-type="string" table:style-name="ce22">
            <text:p>Elettronica</text:p>
          </table:table-cell>
          <table:table-cell office:value-type="float" office:value="3912345861" table:style-name="ce10">
            <text:p>3912345861</text:p>
          </table:table-cell>
          <table:table-cell office:value-type="string" table:style-name="ce7">
            <text:p>NULL</text:p>
          </table:table-cell>
          <table:table-cell office:value-type="date" office:date-value="2023-01-04T00:00:00" table:style-name="ce23">
            <text:p>04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4</text:p>
          </table:table-cell>
          <table:table-cell office:value-type="string" table:style-name="ce22">
            <text:p>Micro</text:p>
          </table:table-cell>
          <table:table-cell office:value-type="float" office:value="3912345862" table:style-name="ce10">
            <text:p>3912345862</text:p>
          </table:table-cell>
          <table:table-cell office:value-type="string" table:style-name="ce7">
            <text:p>NULL</text:p>
          </table:table-cell>
          <table:table-cell office:value-type="date" office:date-value="2023-01-06T00:00:00" table:style-name="ce23">
            <text:p>06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5</text:p>
          </table:table-cell>
          <table:table-cell office:value-type="string" table:style-name="ce22">
            <text:p>Standard</text:p>
          </table:table-cell>
          <table:table-cell office:value-type="float" office:value="3912345863" table:style-name="ce10">
            <text:p>3912345863</text:p>
          </table:table-cell>
          <table:table-cell office:value-type="string" table:style-name="ce7">
            <text:p>NULL</text:p>
          </table:table-cell>
          <table:table-cell office:value-type="date" office:date-value="2023-01-07T00:00:00" table:style-name="ce23">
            <text:p>07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6</text:p>
          </table:table-cell>
          <table:table-cell office:value-type="string" table:style-name="ce22">
            <text:p>Standard</text:p>
          </table:table-cell>
          <table:table-cell office:value-type="float" office:value="3912345864" table:style-name="ce10">
            <text:p>3912345864</text:p>
          </table:table-cell>
          <table:table-cell office:value-type="string" table:style-name="ce7">
            <text:p>NULL</text:p>
          </table:table-cell>
          <table:table-cell office:value-type="date" office:date-value="2023-01-04T00:00:00" table:style-name="ce23">
            <text:p>04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7</text:p>
          </table:table-cell>
          <table:table-cell office:value-type="string" table:style-name="ce22">
            <text:p>Micro</text:p>
          </table:table-cell>
          <table:table-cell office:value-type="float" office:value="3912345865" table:style-name="ce10">
            <text:p>3912345865</text:p>
          </table:table-cell>
          <table:table-cell office:value-type="string" table:style-name="ce7">
            <text:p>NULL</text:p>
          </table:table-cell>
          <table:table-cell office:value-type="date" office:date-value="2023-01-05T00:00:00" table:style-name="ce23">
            <text:p>05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8</text:p>
          </table:table-cell>
          <table:table-cell office:value-type="string" table:style-name="ce22">
            <text:p>Micro</text:p>
          </table:table-cell>
          <table:table-cell office:value-type="float" office:value="3912345866" table:style-name="ce10">
            <text:p>3912345866</text:p>
          </table:table-cell>
          <table:table-cell office:value-type="string" table:style-name="ce7">
            <text:p>NULL</text:p>
          </table:table-cell>
          <table:table-cell office:value-type="date" office:date-value="2023-01-07T00:00:00" table:style-name="ce23">
            <text:p>07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39</text:p>
          </table:table-cell>
          <table:table-cell office:value-type="string" table:style-name="ce22">
            <text:p>Standard</text:p>
          </table:table-cell>
          <table:table-cell office:value-type="float" office:value="3912345867" table:style-name="ce10">
            <text:p>3912345867</text:p>
          </table:table-cell>
          <table:table-cell office:value-type="string" table:style-name="ce7">
            <text:p>NULL</text:p>
          </table:table-cell>
          <table:table-cell office:value-type="date" office:date-value="2023-01-08T00:00:00" table:style-name="ce23">
            <text:p>08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0</text:p>
          </table:table-cell>
          <table:table-cell office:value-type="string" table:style-name="ce22">
            <text:p>Standard</text:p>
          </table:table-cell>
          <table:table-cell office:value-type="float" office:value="3912345868" table:style-name="ce10">
            <text:p>3912345868</text:p>
          </table:table-cell>
          <table:table-cell office:value-type="string" table:style-name="ce7">
            <text:p>NULL</text:p>
          </table:table-cell>
          <table:table-cell office:value-type="date" office:date-value="2023-01-10T00:00:00" table:style-name="ce23">
            <text:p>10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1</text:p>
          </table:table-cell>
          <table:table-cell office:value-type="string" table:style-name="ce22">
            <text:p>Micro</text:p>
          </table:table-cell>
          <table:table-cell office:value-type="float" office:value="3912345869" table:style-name="ce10">
            <text:p>3912345869</text:p>
          </table:table-cell>
          <table:table-cell office:value-type="string" table:style-name="ce7">
            <text:p>NULL</text:p>
          </table:table-cell>
          <table:table-cell office:value-type="date" office:date-value="2023-01-06T00:00:00" table:style-name="ce23">
            <text:p>06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2</text:p>
          </table:table-cell>
          <table:table-cell office:value-type="string" table:style-name="ce22">
            <text:p>Standard</text:p>
          </table:table-cell>
          <table:table-cell office:value-type="float" office:value="3912345870" table:style-name="ce10">
            <text:p>3912345870</text:p>
          </table:table-cell>
          <table:table-cell office:value-type="string" table:style-name="ce7">
            <text:p>NULL</text:p>
          </table:table-cell>
          <table:table-cell office:value-type="date" office:date-value="2023-01-08T00:00:00" table:style-name="ce23">
            <text:p>08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3</text:p>
          </table:table-cell>
          <table:table-cell office:value-type="string" table:style-name="ce22">
            <text:p>Nano</text:p>
          </table:table-cell>
          <table:table-cell office:value-type="float" office:value="3912345871" table:style-name="ce10">
            <text:p>3912345871</text:p>
          </table:table-cell>
          <table:table-cell office:value-type="string" table:style-name="ce7">
            <text:p>NULL</text:p>
          </table:table-cell>
          <table:table-cell office:value-type="date" office:date-value="2023-01-09T00:00:00" table:style-name="ce23">
            <text:p>09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4</text:p>
          </table:table-cell>
          <table:table-cell office:value-type="string" table:style-name="ce22">
            <text:p>Standard</text:p>
          </table:table-cell>
          <table:table-cell office:value-type="float" office:value="3912345872" table:style-name="ce10">
            <text:p>3912345872</text:p>
          </table:table-cell>
          <table:table-cell office:value-type="string" table:style-name="ce7">
            <text:p>NULL</text:p>
          </table:table-cell>
          <table:table-cell office:value-type="date" office:date-value="2023-01-11T00:00:00" table:style-name="ce23">
            <text:p>11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5</text:p>
          </table:table-cell>
          <table:table-cell office:value-type="string" table:style-name="ce22">
            <text:p>Standard</text:p>
          </table:table-cell>
          <table:table-cell office:value-type="float" office:value="3912345873" table:style-name="ce10">
            <text:p>3912345873</text:p>
          </table:table-cell>
          <table:table-cell office:value-type="string" table:style-name="ce7">
            <text:p>NULL</text:p>
          </table:table-cell>
          <table:table-cell office:value-type="date" office:date-value="2023-01-12T00:00:00" table:style-name="ce23">
            <text:p>12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6</text:p>
          </table:table-cell>
          <table:table-cell office:value-type="string" table:style-name="ce22">
            <text:p>Standard</text:p>
          </table:table-cell>
          <table:table-cell office:value-type="float" office:value="3912345874" table:style-name="ce10">
            <text:p>3912345874</text:p>
          </table:table-cell>
          <table:table-cell office:value-type="string" table:style-name="ce7">
            <text:p>NULL</text:p>
          </table:table-cell>
          <table:table-cell office:value-type="date" office:date-value="2023-01-09T00:00:00" table:style-name="ce23">
            <text:p>09/01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7</text:p>
          </table:table-cell>
          <table:table-cell office:value-type="string" table:style-name="ce22">
            <text:p>Micro</text:p>
          </table:table-cell>
          <table:table-cell office:value-type="float" office:value="3912345889" table:style-name="ce10">
            <text:p>3912345889</text:p>
          </table:table-cell>
          <table:table-cell office:value-type="string" table:style-name="ce7">
            <text:p>NULL</text:p>
          </table:table-cell>
          <table:table-cell office:value-type="date" office:date-value="2023-09-09T00:00:00" table:style-name="ce23">
            <text:p>09/09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8</text:p>
          </table:table-cell>
          <table:table-cell office:value-type="string" table:style-name="ce22">
            <text:p>Standard</text:p>
          </table:table-cell>
          <table:table-cell office:value-type="float" office:value="3912345904" table:style-name="ce10">
            <text:p>3912345904</text:p>
          </table:table-cell>
          <table:table-cell office:value-type="string" table:style-name="ce7">
            <text:p>NULL</text:p>
          </table:table-cell>
          <table:table-cell office:value-type="date" office:date-value="2023-09-13T00:00:00" table:style-name="ce23">
            <text:p>13/09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49</text:p>
          </table:table-cell>
          <table:table-cell office:value-type="string" table:style-name="ce22">
            <text:p>Standard</text:p>
          </table:table-cell>
          <table:table-cell office:value-type="float" office:value="3912345906" table:style-name="ce10">
            <text:p>3912345906</text:p>
          </table:table-cell>
          <table:table-cell office:value-type="string" table:style-name="ce7">
            <text:p>NULL</text:p>
          </table:table-cell>
          <table:table-cell office:value-type="date" office:date-value="2023-09-14T00:00:00" table:style-name="ce23">
            <text:p>14/09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0</text:p>
          </table:table-cell>
          <table:table-cell office:value-type="string" table:style-name="ce22">
            <text:p>Elettronica</text:p>
          </table:table-cell>
          <table:table-cell office:value-type="float" office:value="3912345941" table:style-name="ce10">
            <text:p>3912345941</text:p>
          </table:table-cell>
          <table:table-cell office:value-type="string" table:style-name="ce7">
            <text:p>NULL</text:p>
          </table:table-cell>
          <table:table-cell office:value-type="date" office:date-value="2024-02-20T00:00:00" table:style-name="ce23">
            <text:p>20/02/24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1</text:p>
          </table:table-cell>
          <table:table-cell office:value-type="string" table:style-name="ce22">
            <text:p>Elettronica</text:p>
          </table:table-cell>
          <table:table-cell office:value-type="float" office:value="3912345945" table:style-name="ce10">
            <text:p>3912345945</text:p>
          </table:table-cell>
          <table:table-cell office:value-type="string" table:style-name="ce7">
            <text:p>NULL</text:p>
          </table:table-cell>
          <table:table-cell office:value-type="date" office:date-value="2024-02-17T00:00:00" table:style-name="ce23">
            <text:p>17/02/24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2</text:p>
          </table:table-cell>
          <table:table-cell office:value-type="string" table:style-name="ce22">
            <text:p>Standard</text:p>
          </table:table-cell>
          <table:table-cell office:value-type="float" office:value="3912345955" table:style-name="ce10">
            <text:p>3912345955</text:p>
          </table:table-cell>
          <table:table-cell office:value-type="string" table:style-name="ce7">
            <text:p>NULL</text:p>
          </table:table-cell>
          <table:table-cell office:value-type="date" office:date-value="2023-05-26T00:00:00" table:style-name="ce23">
            <text:p>26/05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3</text:p>
          </table:table-cell>
          <table:table-cell office:value-type="string" table:style-name="ce22">
            <text:p>Nano</text:p>
          </table:table-cell>
          <table:table-cell office:value-type="float" office:value="3912345960" table:style-name="ce10">
            <text:p>3912345960</text:p>
          </table:table-cell>
          <table:table-cell office:value-type="string" table:style-name="ce7">
            <text:p>NULL</text:p>
          </table:table-cell>
          <table:table-cell office:value-type="date" office:date-value="2024-02-20T00:00:00" table:style-name="ce23">
            <text:p>20/02/24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4</text:p>
          </table:table-cell>
          <table:table-cell office:value-type="string" table:style-name="ce22">
            <text:p>Elettronica</text:p>
          </table:table-cell>
          <table:table-cell office:value-type="float" office:value="3912345971" table:style-name="ce10">
            <text:p>3912345971</text:p>
          </table:table-cell>
          <table:table-cell office:value-type="string" table:style-name="ce7">
            <text:p>NULL</text:p>
          </table:table-cell>
          <table:table-cell office:value-type="date" office:date-value="2024-02-22T00:00:00" table:style-name="ce23">
            <text:p>22/02/24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5</text:p>
          </table:table-cell>
          <table:table-cell office:value-type="string" table:style-name="ce22">
            <text:p>Standard</text:p>
          </table:table-cell>
          <table:table-cell office:value-type="float" office:value="3912345974" table:style-name="ce10">
            <text:p>3912345974</text:p>
          </table:table-cell>
          <table:table-cell office:value-type="string" table:style-name="ce7">
            <text:p>NULL</text:p>
          </table:table-cell>
          <table:table-cell office:value-type="date" office:date-value="2023-05-31T00:00:00" table:style-name="ce23">
            <text:p>31/05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6</text:p>
          </table:table-cell>
          <table:table-cell office:value-type="string" table:style-name="ce22">
            <text:p>Standard</text:p>
          </table:table-cell>
          <table:table-cell office:value-type="float" office:value="3912345981" table:style-name="ce10">
            <text:p>3912345981</text:p>
          </table:table-cell>
          <table:table-cell office:value-type="string" table:style-name="ce7">
            <text:p>NULL</text:p>
          </table:table-cell>
          <table:table-cell office:value-type="date" office:date-value="2024-02-20T00:00:00" table:style-name="ce23">
            <text:p>20/02/24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7</text:p>
          </table:table-cell>
          <table:table-cell office:value-type="string" table:style-name="ce22">
            <text:p>Elettronica</text:p>
          </table:table-cell>
          <table:table-cell office:value-type="float" office:value="3912345995" table:style-name="ce10">
            <text:p>3912345995</text:p>
          </table:table-cell>
          <table:table-cell office:value-type="string" table:style-name="ce7">
            <text:p>NULL</text:p>
          </table:table-cell>
          <table:table-cell office:value-type="date" office:date-value="2024-02-23T00:00:00" table:style-name="ce23">
            <text:p>23/02/24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8</text:p>
          </table:table-cell>
          <table:table-cell office:value-type="string" table:style-name="ce22">
            <text:p>Elettronica</text:p>
          </table:table-cell>
          <table:table-cell office:value-type="float" office:value="3912346001" table:style-name="ce10">
            <text:p>3912346001</text:p>
          </table:table-cell>
          <table:table-cell office:value-type="string" table:style-name="ce7">
            <text:p>NULL</text:p>
          </table:table-cell>
          <table:table-cell office:value-type="date" office:date-value="2023-06-02T00:00:00" table:style-name="ce23">
            <text:p>02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59</text:p>
          </table:table-cell>
          <table:table-cell office:value-type="string" table:style-name="ce22">
            <text:p>Micro</text:p>
          </table:table-cell>
          <table:table-cell office:value-type="float" office:value="3912346015" table:style-name="ce10">
            <text:p>3912346015</text:p>
          </table:table-cell>
          <table:table-cell office:value-type="string" table:style-name="ce7">
            <text:p>NULL</text:p>
          </table:table-cell>
          <table:table-cell office:value-type="date" office:date-value="2024-03-01T00:00:00" table:style-name="ce23">
            <text:p>01/03/24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0</text:p>
          </table:table-cell>
          <table:table-cell office:value-type="string" table:style-name="ce22">
            <text:p>Standard</text:p>
          </table:table-cell>
          <table:table-cell office:value-type="float" office:value="3912346017" table:style-name="ce10">
            <text:p>3912346017</text:p>
          </table:table-cell>
          <table:table-cell office:value-type="string" table:style-name="ce7">
            <text:p>NULL</text:p>
          </table:table-cell>
          <table:table-cell office:value-type="date" office:date-value="2023-06-08T00:00:00" table:style-name="ce23">
            <text:p>08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1</text:p>
          </table:table-cell>
          <table:table-cell table:style-name="ce10"/>
          <table:table-cell office:value-type="float" office:value="3912346020" table:style-name="ce10">
            <text:p>3912346020</text:p>
          </table:table-cell>
          <table:table-cell office:value-type="string" table:style-name="ce7">
            <text:p>NULL</text:p>
          </table:table-cell>
          <table:table-cell office:value-type="date" office:date-value="2024-02-28T00:00:00" table:style-name="ce23">
            <text:p>28/02/24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2</text:p>
          </table:table-cell>
          <table:table-cell office:value-type="string" table:style-name="ce22">
            <text:p>Standard</text:p>
          </table:table-cell>
          <table:table-cell office:value-type="float" office:value="3912346023" table:style-name="ce10">
            <text:p>3912346023</text:p>
          </table:table-cell>
          <table:table-cell office:value-type="string" table:style-name="ce7">
            <text:p>NULL</text:p>
          </table:table-cell>
          <table:table-cell office:value-type="date" office:date-value="2024-03-01T00:00:00" table:style-name="ce23">
            <text:p>01/03/24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3</text:p>
          </table:table-cell>
          <table:table-cell office:value-type="string" table:style-name="ce22">
            <text:p>Nano</text:p>
          </table:table-cell>
          <table:table-cell office:value-type="float" office:value="3912346025" table:style-name="ce10">
            <text:p>3912346025</text:p>
          </table:table-cell>
          <table:table-cell office:value-type="string" table:style-name="ce7">
            <text:p>NULL</text:p>
          </table:table-cell>
          <table:table-cell office:value-type="date" office:date-value="2023-06-08T00:00:00" table:style-name="ce23">
            <text:p>08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4</text:p>
          </table:table-cell>
          <table:table-cell office:value-type="string" table:style-name="ce22">
            <text:p>Elettronica</text:p>
          </table:table-cell>
          <table:table-cell office:value-type="float" office:value="3912346027" table:style-name="ce10">
            <text:p>3912346027</text:p>
          </table:table-cell>
          <table:table-cell office:value-type="string" table:style-name="ce7">
            <text:p>NULL</text:p>
          </table:table-cell>
          <table:table-cell office:value-type="date" office:date-value="2023-06-10T00:00:00" table:style-name="ce23">
            <text:p>10/06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5</text:p>
          </table:table-cell>
          <table:table-cell office:value-type="string" table:style-name="ce22">
            <text:p>Nano</text:p>
          </table:table-cell>
          <table:table-cell office:value-type="float" office:value="3912346030" table:style-name="ce10">
            <text:p>3912346030</text:p>
          </table:table-cell>
          <table:table-cell office:value-type="string" table:style-name="ce7">
            <text:p>NULL</text:p>
          </table:table-cell>
          <table:table-cell office:value-type="date" office:date-value="2023-03-16T00:00:00" table:style-name="ce23">
            <text:p>16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6</text:p>
          </table:table-cell>
          <table:table-cell office:value-type="string" table:style-name="ce22">
            <text:p>Micro</text:p>
          </table:table-cell>
          <table:table-cell office:value-type="float" office:value="3912346036" table:style-name="ce10">
            <text:p>3912346036</text:p>
          </table:table-cell>
          <table:table-cell office:value-type="string" table:style-name="ce7">
            <text:p>NULL</text:p>
          </table:table-cell>
          <table:table-cell office:value-type="date" office:date-value="2023-03-13T00:00:00" table:style-name="ce23">
            <text:p>13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7</text:p>
          </table:table-cell>
          <table:table-cell office:value-type="string" table:style-name="ce22">
            <text:p>Micro</text:p>
          </table:table-cell>
          <table:table-cell office:value-type="float" office:value="3912346037" table:style-name="ce10">
            <text:p>3912346037</text:p>
          </table:table-cell>
          <table:table-cell office:value-type="string" table:style-name="ce7">
            <text:p>NULL</text:p>
          </table:table-cell>
          <table:table-cell office:value-type="date" office:date-value="2023-03-14T00:00:00" table:style-name="ce23">
            <text:p>14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8</text:p>
          </table:table-cell>
          <table:table-cell office:value-type="string" table:style-name="ce22">
            <text:p>Elettronica</text:p>
          </table:table-cell>
          <table:table-cell office:value-type="float" office:value="3912346038" table:style-name="ce10">
            <text:p>3912346038</text:p>
          </table:table-cell>
          <table:table-cell office:value-type="string" table:style-name="ce7">
            <text:p>NULL</text:p>
          </table:table-cell>
          <table:table-cell office:value-type="date" office:date-value="2023-03-15T00:00:00" table:style-name="ce23">
            <text:p>15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69</text:p>
          </table:table-cell>
          <table:table-cell office:value-type="string" table:style-name="ce22">
            <text:p>Nano</text:p>
          </table:table-cell>
          <table:table-cell office:value-type="float" office:value="3912346041" table:style-name="ce10">
            <text:p>3912346041</text:p>
          </table:table-cell>
          <table:table-cell office:value-type="string" table:style-name="ce7">
            <text:p>NULL</text:p>
          </table:table-cell>
          <table:table-cell office:value-type="date" office:date-value="2023-03-16T00:00:00" table:style-name="ce23">
            <text:p>16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0</text:p>
          </table:table-cell>
          <table:table-cell office:value-type="string" table:style-name="ce22">
            <text:p>Elettronica</text:p>
          </table:table-cell>
          <table:table-cell office:value-type="float" office:value="3912346043" table:style-name="ce10">
            <text:p>3912346043</text:p>
          </table:table-cell>
          <table:table-cell office:value-type="string" table:style-name="ce7">
            <text:p>NULL</text:p>
          </table:table-cell>
          <table:table-cell office:value-type="date" office:date-value="2023-03-18T00:00:00" table:style-name="ce23">
            <text:p>18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1</text:p>
          </table:table-cell>
          <table:table-cell office:value-type="string" table:style-name="ce22">
            <text:p>Nano</text:p>
          </table:table-cell>
          <table:table-cell office:value-type="float" office:value="3912346046" table:style-name="ce10">
            <text:p>3912346046</text:p>
          </table:table-cell>
          <table:table-cell office:value-type="string" table:style-name="ce7">
            <text:p>NULL</text:p>
          </table:table-cell>
          <table:table-cell office:value-type="date" office:date-value="2023-03-14T00:00:00" table:style-name="ce23">
            <text:p>14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2</text:p>
          </table:table-cell>
          <table:table-cell office:value-type="string" table:style-name="ce22">
            <text:p>Elettronica</text:p>
          </table:table-cell>
          <table:table-cell office:value-type="float" office:value="3912346050" table:style-name="ce10">
            <text:p>3912346050</text:p>
          </table:table-cell>
          <table:table-cell office:value-type="string" table:style-name="ce7">
            <text:p>NULL</text:p>
          </table:table-cell>
          <table:table-cell office:value-type="date" office:date-value="2023-03-16T00:00:00" table:style-name="ce23">
            <text:p>16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3</text:p>
          </table:table-cell>
          <table:table-cell office:value-type="string" table:style-name="ce22">
            <text:p>Elettronica</text:p>
          </table:table-cell>
          <table:table-cell office:value-type="float" office:value="3912346053" table:style-name="ce10">
            <text:p>3912346053</text:p>
          </table:table-cell>
          <table:table-cell office:value-type="string" table:style-name="ce7">
            <text:p>NULL</text:p>
          </table:table-cell>
          <table:table-cell office:value-type="date" office:date-value="2023-03-17T00:00:00" table:style-name="ce23">
            <text:p>17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4</text:p>
          </table:table-cell>
          <table:table-cell office:value-type="string" table:style-name="ce22">
            <text:p>Nano</text:p>
          </table:table-cell>
          <table:table-cell office:value-type="float" office:value="3912346054" table:style-name="ce10">
            <text:p>3912346054</text:p>
          </table:table-cell>
          <table:table-cell office:value-type="string" table:style-name="ce7">
            <text:p>NULL</text:p>
          </table:table-cell>
          <table:table-cell office:value-type="date" office:date-value="2023-03-19T00:00:00" table:style-name="ce23">
            <text:p>19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5</text:p>
          </table:table-cell>
          <table:table-cell office:value-type="string" table:style-name="ce22">
            <text:p>Nano</text:p>
          </table:table-cell>
          <table:table-cell office:value-type="float" office:value="3912346055" table:style-name="ce10">
            <text:p>3912346055</text:p>
          </table:table-cell>
          <table:table-cell office:value-type="string" table:style-name="ce7">
            <text:p>NULL</text:p>
          </table:table-cell>
          <table:table-cell office:value-type="date" office:date-value="2023-03-20T00:00:00" table:style-name="ce23">
            <text:p>20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6</text:p>
          </table:table-cell>
          <table:table-cell office:value-type="string" table:style-name="ce22">
            <text:p>Standard</text:p>
          </table:table-cell>
          <table:table-cell office:value-type="float" office:value="3912346062" table:style-name="ce10">
            <text:p>3912346062</text:p>
          </table:table-cell>
          <table:table-cell office:value-type="string" table:style-name="ce7">
            <text:p>NULL</text:p>
          </table:table-cell>
          <table:table-cell office:value-type="date" office:date-value="2023-03-18T00:00:00" table:style-name="ce23">
            <text:p>18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7</text:p>
          </table:table-cell>
          <table:table-cell office:value-type="string" table:style-name="ce22">
            <text:p>Nano</text:p>
          </table:table-cell>
          <table:table-cell office:value-type="float" office:value="3912346063" table:style-name="ce10">
            <text:p>3912346063</text:p>
          </table:table-cell>
          <table:table-cell office:value-type="string" table:style-name="ce7">
            <text:p>NULL</text:p>
          </table:table-cell>
          <table:table-cell office:value-type="date" office:date-value="2023-03-20T00:00:00" table:style-name="ce23">
            <text:p>20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8</text:p>
          </table:table-cell>
          <table:table-cell office:value-type="string" table:style-name="ce22">
            <text:p>Elettronica</text:p>
          </table:table-cell>
          <table:table-cell office:value-type="float" office:value="3912346064" table:style-name="ce10">
            <text:p>3912346064</text:p>
          </table:table-cell>
          <table:table-cell office:value-type="string" table:style-name="ce7">
            <text:p>NULL</text:p>
          </table:table-cell>
          <table:table-cell office:value-type="date" office:date-value="2023-03-21T00:00:00" table:style-name="ce23">
            <text:p>21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79</text:p>
          </table:table-cell>
          <table:table-cell office:value-type="string" table:style-name="ce22">
            <text:p>Micro</text:p>
          </table:table-cell>
          <table:table-cell office:value-type="float" office:value="3912346065" table:style-name="ce10">
            <text:p>3912346065</text:p>
          </table:table-cell>
          <table:table-cell office:value-type="string" table:style-name="ce7">
            <text:p>NULL</text:p>
          </table:table-cell>
          <table:table-cell office:value-type="date" office:date-value="2023-03-23T00:00:00" table:style-name="ce23">
            <text:p>23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0</text:p>
          </table:table-cell>
          <table:table-cell office:value-type="string" table:style-name="ce22">
            <text:p>Standard</text:p>
          </table:table-cell>
          <table:table-cell office:value-type="float" office:value="3912346066" table:style-name="ce10">
            <text:p>3912346066</text:p>
          </table:table-cell>
          <table:table-cell office:value-type="string" table:style-name="ce7">
            <text:p>NULL</text:p>
          </table:table-cell>
          <table:table-cell office:value-type="date" office:date-value="2023-03-24T00:00:00" table:style-name="ce23">
            <text:p>24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1</text:p>
          </table:table-cell>
          <table:table-cell office:value-type="string" table:style-name="ce22">
            <text:p>Nano</text:p>
          </table:table-cell>
          <table:table-cell office:value-type="float" office:value="3912346068" table:style-name="ce10">
            <text:p>3912346068</text:p>
          </table:table-cell>
          <table:table-cell office:value-type="string" table:style-name="ce7">
            <text:p>NULL</text:p>
          </table:table-cell>
          <table:table-cell office:value-type="date" office:date-value="2023-03-21T00:00:00" table:style-name="ce23">
            <text:p>21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2</text:p>
          </table:table-cell>
          <table:table-cell office:value-type="string" table:style-name="ce22">
            <text:p>Nano</text:p>
          </table:table-cell>
          <table:table-cell office:value-type="float" office:value="3912346070" table:style-name="ce10">
            <text:p>3912346070</text:p>
          </table:table-cell>
          <table:table-cell office:value-type="string" table:style-name="ce7">
            <text:p>NULL</text:p>
          </table:table-cell>
          <table:table-cell office:value-type="date" office:date-value="2023-03-23T00:00:00" table:style-name="ce23">
            <text:p>23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3</text:p>
          </table:table-cell>
          <table:table-cell office:value-type="string" table:style-name="ce22">
            <text:p>Elettronica</text:p>
          </table:table-cell>
          <table:table-cell office:value-type="float" office:value="3912346072" table:style-name="ce10">
            <text:p>3912346072</text:p>
          </table:table-cell>
          <table:table-cell office:value-type="string" table:style-name="ce7">
            <text:p>NULL</text:p>
          </table:table-cell>
          <table:table-cell office:value-type="date" office:date-value="2023-03-25T00:00:00" table:style-name="ce23">
            <text:p>25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4</text:p>
          </table:table-cell>
          <table:table-cell office:value-type="string" table:style-name="ce22">
            <text:p>Standard</text:p>
          </table:table-cell>
          <table:table-cell office:value-type="float" office:value="3912346073" table:style-name="ce10">
            <text:p>3912346073</text:p>
          </table:table-cell>
          <table:table-cell office:value-type="string" table:style-name="ce7">
            <text:p>NULL</text:p>
          </table:table-cell>
          <table:table-cell office:value-type="date" office:date-value="2023-03-27T00:00:00" table:style-name="ce23">
            <text:p>27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5</text:p>
          </table:table-cell>
          <table:table-cell office:value-type="string" table:style-name="ce22">
            <text:p>Nano</text:p>
          </table:table-cell>
          <table:table-cell office:value-type="float" office:value="3912346074" table:style-name="ce10">
            <text:p>3912346074</text:p>
          </table:table-cell>
          <table:table-cell office:value-type="string" table:style-name="ce7">
            <text:p>NULL</text:p>
          </table:table-cell>
          <table:table-cell office:value-type="date" office:date-value="2023-03-28T00:00:00" table:style-name="ce23">
            <text:p>28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6</text:p>
          </table:table-cell>
          <table:table-cell office:value-type="string" table:style-name="ce22">
            <text:p>Nano</text:p>
          </table:table-cell>
          <table:table-cell office:value-type="float" office:value="3912346075" table:style-name="ce10">
            <text:p>3912346075</text:p>
          </table:table-cell>
          <table:table-cell office:value-type="string" table:style-name="ce7">
            <text:p>NULL</text:p>
          </table:table-cell>
          <table:table-cell office:value-type="date" office:date-value="2023-03-25T00:00:00" table:style-name="ce23">
            <text:p>25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7</text:p>
          </table:table-cell>
          <table:table-cell office:value-type="string" table:style-name="ce22">
            <text:p>Nano</text:p>
          </table:table-cell>
          <table:table-cell office:value-type="float" office:value="3912346077" table:style-name="ce10">
            <text:p>3912346077</text:p>
          </table:table-cell>
          <table:table-cell office:value-type="string" table:style-name="ce7">
            <text:p>NULL</text:p>
          </table:table-cell>
          <table:table-cell office:value-type="date" office:date-value="2023-03-27T00:00:00" table:style-name="ce23">
            <text:p>27/03/23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8</text:p>
          </table:table-cell>
          <table:table-cell office:value-type="string" table:style-name="ce22">
            <text:p>Standard</text:p>
          </table:table-cell>
          <table:table-cell office:value-type="float" office:value="3912346078" table:style-name="ce10">
            <text:p>3912346078</text:p>
          </table:table-cell>
          <table:table-cell office:value-type="string" table:style-name="ce7">
            <text:p>NULL</text:p>
          </table:table-cell>
          <table:table-cell office:value-type="date" office:date-value="2022-11-01T00:00:00" table:style-name="ce23">
            <text:p>01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89</text:p>
          </table:table-cell>
          <table:table-cell office:value-type="string" table:style-name="ce22">
            <text:p>Micro</text:p>
          </table:table-cell>
          <table:table-cell office:value-type="float" office:value="3912346079" table:style-name="ce10">
            <text:p>3912346079</text:p>
          </table:table-cell>
          <table:table-cell office:value-type="string" table:style-name="ce7">
            <text:p>NULL</text:p>
          </table:table-cell>
          <table:table-cell office:value-type="date" office:date-value="2022-11-02T00:00:00" table:style-name="ce23">
            <text:p>02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0</text:p>
          </table:table-cell>
          <table:table-cell office:value-type="string" table:style-name="ce22">
            <text:p>Elettronica</text:p>
          </table:table-cell>
          <table:table-cell office:value-type="float" office:value="3912346080" table:style-name="ce10">
            <text:p>3912346080</text:p>
          </table:table-cell>
          <table:table-cell office:value-type="string" table:style-name="ce7">
            <text:p>NULL</text:p>
          </table:table-cell>
          <table:table-cell office:value-type="date" office:date-value="2022-11-03T00:00:00" table:style-name="ce23">
            <text:p>03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1</text:p>
          </table:table-cell>
          <table:table-cell office:value-type="string" table:style-name="ce22">
            <text:p>Nano</text:p>
          </table:table-cell>
          <table:table-cell office:value-type="float" office:value="3912346081" table:style-name="ce10">
            <text:p>3912346081</text:p>
          </table:table-cell>
          <table:table-cell office:value-type="string" table:style-name="ce7">
            <text:p>NULL</text:p>
          </table:table-cell>
          <table:table-cell office:value-type="date" office:date-value="2022-10-30T00:00:00" table:style-name="ce23">
            <text:p>30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2</text:p>
          </table:table-cell>
          <table:table-cell office:value-type="string" table:style-name="ce22">
            <text:p>Micro</text:p>
          </table:table-cell>
          <table:table-cell office:value-type="float" office:value="3912346082" table:style-name="ce10">
            <text:p>3912346082</text:p>
          </table:table-cell>
          <table:table-cell office:value-type="string" table:style-name="ce7">
            <text:p>NULL</text:p>
          </table:table-cell>
          <table:table-cell office:value-type="date" office:date-value="2022-10-31T00:00:00" table:style-name="ce23">
            <text:p>31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3</text:p>
          </table:table-cell>
          <table:table-cell office:value-type="string" table:style-name="ce22">
            <text:p>Micro</text:p>
          </table:table-cell>
          <table:table-cell office:value-type="float" office:value="3912346083" table:style-name="ce10">
            <text:p>3912346083</text:p>
          </table:table-cell>
          <table:table-cell office:value-type="string" table:style-name="ce7">
            <text:p>NULL</text:p>
          </table:table-cell>
          <table:table-cell office:value-type="date" office:date-value="2022-11-01T00:00:00" table:style-name="ce23">
            <text:p>01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4</text:p>
          </table:table-cell>
          <table:table-cell office:value-type="string" table:style-name="ce22">
            <text:p>Micro</text:p>
          </table:table-cell>
          <table:table-cell office:value-type="float" office:value="3912346084" table:style-name="ce10">
            <text:p>3912346084</text:p>
          </table:table-cell>
          <table:table-cell office:value-type="string" table:style-name="ce7">
            <text:p>NULL</text:p>
          </table:table-cell>
          <table:table-cell office:value-type="date" office:date-value="2022-11-02T00:00:00" table:style-name="ce23">
            <text:p>02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5</text:p>
          </table:table-cell>
          <table:table-cell office:value-type="string" table:style-name="ce22">
            <text:p>Micro</text:p>
          </table:table-cell>
          <table:table-cell office:value-type="float" office:value="3912346085" table:style-name="ce10">
            <text:p>3912346085</text:p>
          </table:table-cell>
          <table:table-cell office:value-type="string" table:style-name="ce7">
            <text:p>NULL</text:p>
          </table:table-cell>
          <table:table-cell office:value-type="date" office:date-value="2022-11-03T00:00:00" table:style-name="ce23">
            <text:p>03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6</text:p>
          </table:table-cell>
          <table:table-cell office:value-type="string" table:style-name="ce22">
            <text:p>Nano</text:p>
          </table:table-cell>
          <table:table-cell office:value-type="float" office:value="3912346087" table:style-name="ce10">
            <text:p>3912346087</text:p>
          </table:table-cell>
          <table:table-cell office:value-type="string" table:style-name="ce7">
            <text:p>NULL</text:p>
          </table:table-cell>
          <table:table-cell office:value-type="date" office:date-value="2022-10-31T00:00:00" table:style-name="ce23">
            <text:p>31/10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7</text:p>
          </table:table-cell>
          <table:table-cell office:value-type="string" table:style-name="ce22">
            <text:p>Micro</text:p>
          </table:table-cell>
          <table:table-cell office:value-type="float" office:value="3912346088" table:style-name="ce10">
            <text:p>3912346088</text:p>
          </table:table-cell>
          <table:table-cell office:value-type="string" table:style-name="ce7">
            <text:p>NULL</text:p>
          </table:table-cell>
          <table:table-cell office:value-type="date" office:date-value="2022-11-01T00:00:00" table:style-name="ce23">
            <text:p>01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8</text:p>
          </table:table-cell>
          <table:table-cell office:value-type="string" table:style-name="ce22">
            <text:p>Elettronica</text:p>
          </table:table-cell>
          <table:table-cell office:value-type="float" office:value="3912346089" table:style-name="ce10">
            <text:p>3912346089</text:p>
          </table:table-cell>
          <table:table-cell office:value-type="string" table:style-name="ce7">
            <text:p>NULL</text:p>
          </table:table-cell>
          <table:table-cell office:value-type="date" office:date-value="2022-11-02T00:00:00" table:style-name="ce23">
            <text:p>02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499</text:p>
          </table:table-cell>
          <table:table-cell office:value-type="string" table:style-name="ce22">
            <text:p>Elettronica</text:p>
          </table:table-cell>
          <table:table-cell office:value-type="float" office:value="3912346090.5" table:style-name="ce10">
            <text:p>3912346091</text:p>
          </table:table-cell>
          <table:table-cell office:value-type="string" table:style-name="ce7">
            <text:p>NULL</text:p>
          </table:table-cell>
          <table:table-cell office:value-type="date" office:date-value="2022-11-03T00:00:00" table:style-name="ce23">
            <text:p>03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0</text:p>
          </table:table-cell>
          <table:table-cell office:value-type="string" table:style-name="ce22">
            <text:p>Micro</text:p>
          </table:table-cell>
          <table:table-cell office:value-type="float" office:value="3912346091.8000002" table:style-name="ce10">
            <text:p>3912346092</text:p>
          </table:table-cell>
          <table:table-cell office:value-type="string" table:style-name="ce7">
            <text:p>NULL</text:p>
          </table:table-cell>
          <table:table-cell office:value-type="date" office:date-value="2022-11-04T00:00:00" table:style-name="ce23">
            <text:p>04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1</text:p>
          </table:table-cell>
          <table:table-cell office:value-type="string" table:style-name="ce22">
            <text:p>Standard</text:p>
          </table:table-cell>
          <table:table-cell office:value-type="float" office:value="3912346093.0999999" table:style-name="ce10">
            <text:p>3912346093</text:p>
          </table:table-cell>
          <table:table-cell office:value-type="string" table:style-name="ce7">
            <text:p>NULL</text:p>
          </table:table-cell>
          <table:table-cell office:value-type="date" office:date-value="2022-11-01T00:00:00" table:style-name="ce23">
            <text:p>01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2</text:p>
          </table:table-cell>
          <table:table-cell office:value-type="string" table:style-name="ce22">
            <text:p>Micro</text:p>
          </table:table-cell>
          <table:table-cell office:value-type="float" office:value="3912346094.4000001" table:style-name="ce10">
            <text:p>3912346094</text:p>
          </table:table-cell>
          <table:table-cell office:value-type="string" table:style-name="ce7">
            <text:p>NULL</text:p>
          </table:table-cell>
          <table:table-cell office:value-type="date" office:date-value="2022-11-02T00:00:00" table:style-name="ce23">
            <text:p>02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3</text:p>
          </table:table-cell>
          <table:table-cell office:value-type="string" table:style-name="ce22">
            <text:p>Micro</text:p>
          </table:table-cell>
          <table:table-cell office:value-type="float" office:value="3912346095.6999998" table:style-name="ce10">
            <text:p>3912346096</text:p>
          </table:table-cell>
          <table:table-cell office:value-type="string" table:style-name="ce7">
            <text:p>NULL</text:p>
          </table:table-cell>
          <table:table-cell office:value-type="date" office:date-value="2022-11-03T00:00:00" table:style-name="ce23">
            <text:p>03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4</text:p>
          </table:table-cell>
          <table:table-cell office:value-type="string" table:style-name="ce22">
            <text:p>Standard</text:p>
          </table:table-cell>
          <table:table-cell office:value-type="float" office:value="3912346097" table:style-name="ce10">
            <text:p>3912346097</text:p>
          </table:table-cell>
          <table:table-cell office:value-type="string" table:style-name="ce7">
            <text:p>NULL</text:p>
          </table:table-cell>
          <table:table-cell office:value-type="date" office:date-value="2022-11-04T00:00:00" table:style-name="ce23">
            <text:p>04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5</text:p>
          </table:table-cell>
          <table:table-cell office:value-type="string" table:style-name="ce22">
            <text:p>Elettronica</text:p>
          </table:table-cell>
          <table:table-cell office:value-type="float" office:value="3912346098.3000002" table:style-name="ce10">
            <text:p>3912346098</text:p>
          </table:table-cell>
          <table:table-cell office:value-type="string" table:style-name="ce7">
            <text:p>NULL</text:p>
          </table:table-cell>
          <table:table-cell office:value-type="date" office:date-value="2022-11-05T00:00:00" table:style-name="ce23">
            <text:p>0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6</text:p>
          </table:table-cell>
          <table:table-cell office:value-type="string" table:style-name="ce22">
            <text:p>Micro</text:p>
          </table:table-cell>
          <table:table-cell office:value-type="float" office:value="3912346099.5999999" table:style-name="ce10">
            <text:p>3912346100</text:p>
          </table:table-cell>
          <table:table-cell office:value-type="string" table:style-name="ce7">
            <text:p>NULL</text:p>
          </table:table-cell>
          <table:table-cell office:value-type="date" office:date-value="2022-11-02T00:00:00" table:style-name="ce23">
            <text:p>02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7</text:p>
          </table:table-cell>
          <table:table-cell office:value-type="string" table:style-name="ce22">
            <text:p>Elettronica</text:p>
          </table:table-cell>
          <table:table-cell office:value-type="float" office:value="3912346100.9000001" table:style-name="ce10">
            <text:p>3912346101</text:p>
          </table:table-cell>
          <table:table-cell office:value-type="string" table:style-name="ce7">
            <text:p>NULL</text:p>
          </table:table-cell>
          <table:table-cell office:value-type="date" office:date-value="2022-11-03T00:00:00" table:style-name="ce23">
            <text:p>03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8</text:p>
          </table:table-cell>
          <table:table-cell office:value-type="string" table:style-name="ce22">
            <text:p>Elettronica</text:p>
          </table:table-cell>
          <table:table-cell office:value-type="float" office:value="3912346102.1999998" table:style-name="ce10">
            <text:p>3912346102</text:p>
          </table:table-cell>
          <table:table-cell office:value-type="string" table:style-name="ce7">
            <text:p>NULL</text:p>
          </table:table-cell>
          <table:table-cell office:value-type="date" office:date-value="2022-11-04T00:00:00" table:style-name="ce23">
            <text:p>04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09</text:p>
          </table:table-cell>
          <table:table-cell office:value-type="string" table:style-name="ce22">
            <text:p>Micro</text:p>
          </table:table-cell>
          <table:table-cell office:value-type="float" office:value="3912346103.5" table:style-name="ce10">
            <text:p>3912346104</text:p>
          </table:table-cell>
          <table:table-cell office:value-type="string" table:style-name="ce7">
            <text:p>NULL</text:p>
          </table:table-cell>
          <table:table-cell office:value-type="date" office:date-value="2022-11-05T00:00:00" table:style-name="ce23">
            <text:p>0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0</text:p>
          </table:table-cell>
          <table:table-cell office:value-type="string" table:style-name="ce22">
            <text:p>Nano</text:p>
          </table:table-cell>
          <table:table-cell office:value-type="float" office:value="3912346104.8000002" table:style-name="ce10">
            <text:p>3912346105</text:p>
          </table:table-cell>
          <table:table-cell office:value-type="string" table:style-name="ce7">
            <text:p>NULL</text:p>
          </table:table-cell>
          <table:table-cell office:value-type="date" office:date-value="2022-11-07T00:00:00" table:style-name="ce23">
            <text:p>07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1</text:p>
          </table:table-cell>
          <table:table-cell office:value-type="string" table:style-name="ce22">
            <text:p>Micro</text:p>
          </table:table-cell>
          <table:table-cell office:value-type="float" office:value="3912346106.0999999" table:style-name="ce10">
            <text:p>3912346106</text:p>
          </table:table-cell>
          <table:table-cell office:value-type="string" table:style-name="ce7">
            <text:p>NULL</text:p>
          </table:table-cell>
          <table:table-cell office:value-type="date" office:date-value="2022-11-03T00:00:00" table:style-name="ce23">
            <text:p>03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2</text:p>
          </table:table-cell>
          <table:table-cell office:value-type="string" table:style-name="ce22">
            <text:p>Elettronica</text:p>
          </table:table-cell>
          <table:table-cell office:value-type="float" office:value="3912346107.4000001" table:style-name="ce10">
            <text:p>3912346107</text:p>
          </table:table-cell>
          <table:table-cell office:value-type="string" table:style-name="ce7">
            <text:p>NULL</text:p>
          </table:table-cell>
          <table:table-cell office:value-type="date" office:date-value="2022-11-04T00:00:00" table:style-name="ce23">
            <text:p>04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3</text:p>
          </table:table-cell>
          <table:table-cell office:value-type="string" table:style-name="ce22">
            <text:p>Micro</text:p>
          </table:table-cell>
          <table:table-cell office:value-type="float" office:value="3912346108.6999998" table:style-name="ce10">
            <text:p>3912346109</text:p>
          </table:table-cell>
          <table:table-cell office:value-type="string" table:style-name="ce7">
            <text:p>NULL</text:p>
          </table:table-cell>
          <table:table-cell office:value-type="date" office:date-value="2022-11-05T00:00:00" table:style-name="ce23">
            <text:p>0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4</text:p>
          </table:table-cell>
          <table:table-cell office:value-type="string" table:style-name="ce22">
            <text:p>Micro</text:p>
          </table:table-cell>
          <table:table-cell office:value-type="float" office:value="3912346110" table:style-name="ce10">
            <text:p>3912346110</text:p>
          </table:table-cell>
          <table:table-cell office:value-type="string" table:style-name="ce7">
            <text:p>NULL</text:p>
          </table:table-cell>
          <table:table-cell office:value-type="date" office:date-value="2022-11-06T00:00:00" table:style-name="ce23">
            <text:p>06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5</text:p>
          </table:table-cell>
          <table:table-cell office:value-type="string" table:style-name="ce22">
            <text:p>Standard</text:p>
          </table:table-cell>
          <table:table-cell office:value-type="float" office:value="3912346111.3000002" table:style-name="ce10">
            <text:p>3912346111</text:p>
          </table:table-cell>
          <table:table-cell office:value-type="string" table:style-name="ce7">
            <text:p>NULL</text:p>
          </table:table-cell>
          <table:table-cell office:value-type="date" office:date-value="2022-11-08T00:00:00" table:style-name="ce23">
            <text:p>08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6</text:p>
          </table:table-cell>
          <table:table-cell office:value-type="string" table:style-name="ce22">
            <text:p>Nano</text:p>
          </table:table-cell>
          <table:table-cell office:value-type="float" office:value="3912346112.5999999" table:style-name="ce10">
            <text:p>3912346113</text:p>
          </table:table-cell>
          <table:table-cell office:value-type="string" table:style-name="ce7">
            <text:p>NULL</text:p>
          </table:table-cell>
          <table:table-cell office:value-type="date" office:date-value="2022-11-05T00:00:00" table:style-name="ce23">
            <text:p>0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7</text:p>
          </table:table-cell>
          <table:table-cell office:value-type="string" table:style-name="ce22">
            <text:p>Micro</text:p>
          </table:table-cell>
          <table:table-cell office:value-type="float" office:value="3912346113.9000001" table:style-name="ce10">
            <text:p>3912346114</text:p>
          </table:table-cell>
          <table:table-cell office:value-type="string" table:style-name="ce7">
            <text:p>NULL</text:p>
          </table:table-cell>
          <table:table-cell office:value-type="date" office:date-value="2022-11-06T00:00:00" table:style-name="ce23">
            <text:p>06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8</text:p>
          </table:table-cell>
          <table:table-cell office:value-type="string" table:style-name="ce22">
            <text:p>Micro</text:p>
          </table:table-cell>
          <table:table-cell office:value-type="float" office:value="3912346115.1999998" table:style-name="ce10">
            <text:p>3912346115</text:p>
          </table:table-cell>
          <table:table-cell office:value-type="string" table:style-name="ce7">
            <text:p>NULL</text:p>
          </table:table-cell>
          <table:table-cell office:value-type="date" office:date-value="2022-11-08T00:00:00" table:style-name="ce23">
            <text:p>08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19</text:p>
          </table:table-cell>
          <table:table-cell office:value-type="string" table:style-name="ce22">
            <text:p>Elettronica</text:p>
          </table:table-cell>
          <table:table-cell office:value-type="float" office:value="3912346127" table:style-name="ce10">
            <text:p>3912346127</text:p>
          </table:table-cell>
          <table:table-cell office:value-type="string" table:style-name="ce7">
            <text:p>NULL</text:p>
          </table:table-cell>
          <table:table-cell office:value-type="date" office:date-value="2022-11-15T00:00:00" table:style-name="ce23">
            <text:p>1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0</text:p>
          </table:table-cell>
          <table:table-cell office:value-type="string" table:style-name="ce22">
            <text:p>Micro</text:p>
          </table:table-cell>
          <table:table-cell office:value-type="float" office:value="3912346128" table:style-name="ce10">
            <text:p>3912346128</text:p>
          </table:table-cell>
          <table:table-cell office:value-type="string" table:style-name="ce7">
            <text:p>NULL</text:p>
          </table:table-cell>
          <table:table-cell office:value-type="date" office:date-value="2022-11-26T00:00:00" table:style-name="ce23">
            <text:p>26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1</text:p>
          </table:table-cell>
          <table:table-cell office:value-type="string" table:style-name="ce22">
            <text:p>Elettronica</text:p>
          </table:table-cell>
          <table:table-cell office:value-type="float" office:value="3912346129" table:style-name="ce10">
            <text:p>3912346129</text:p>
          </table:table-cell>
          <table:table-cell office:value-type="string" table:style-name="ce7">
            <text:p>NULL</text:p>
          </table:table-cell>
          <table:table-cell office:value-type="date" office:date-value="2022-11-22T00:00:00" table:style-name="ce23">
            <text:p>22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2</text:p>
          </table:table-cell>
          <table:table-cell office:value-type="string" table:style-name="ce22">
            <text:p>Elettronica</text:p>
          </table:table-cell>
          <table:table-cell office:value-type="float" office:value="3912346130" table:style-name="ce10">
            <text:p>3912346130</text:p>
          </table:table-cell>
          <table:table-cell office:value-type="string" table:style-name="ce7">
            <text:p>NULL</text:p>
          </table:table-cell>
          <table:table-cell office:value-type="date" office:date-value="2022-11-23T00:00:00" table:style-name="ce23">
            <text:p>23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3</text:p>
          </table:table-cell>
          <table:table-cell office:value-type="string" table:style-name="ce22">
            <text:p>Elettronica</text:p>
          </table:table-cell>
          <table:table-cell office:value-type="float" office:value="3912346131" table:style-name="ce10">
            <text:p>3912346131</text:p>
          </table:table-cell>
          <table:table-cell office:value-type="string" table:style-name="ce7">
            <text:p>NULL</text:p>
          </table:table-cell>
          <table:table-cell office:value-type="date" office:date-value="2022-11-24T00:00:00" table:style-name="ce23">
            <text:p>24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4</text:p>
          </table:table-cell>
          <table:table-cell office:value-type="string" table:style-name="ce22">
            <text:p>Micro</text:p>
          </table:table-cell>
          <table:table-cell office:value-type="float" office:value="3912346132" table:style-name="ce10">
            <text:p>3912346132</text:p>
          </table:table-cell>
          <table:table-cell office:value-type="string" table:style-name="ce7">
            <text:p>NULL</text:p>
          </table:table-cell>
          <table:table-cell office:value-type="date" office:date-value="2022-11-25T00:00:00" table:style-name="ce23">
            <text:p>2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5</text:p>
          </table:table-cell>
          <table:table-cell office:value-type="string" table:style-name="ce22">
            <text:p>Nano</text:p>
          </table:table-cell>
          <table:table-cell office:value-type="float" office:value="3912346133" table:style-name="ce10">
            <text:p>3912346133</text:p>
          </table:table-cell>
          <table:table-cell office:value-type="string" table:style-name="ce7">
            <text:p>NULL</text:p>
          </table:table-cell>
          <table:table-cell office:value-type="date" office:date-value="2022-11-26T00:00:00" table:style-name="ce23">
            <text:p>26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6</text:p>
          </table:table-cell>
          <table:table-cell office:value-type="string" table:style-name="ce22">
            <text:p>Standard</text:p>
          </table:table-cell>
          <table:table-cell office:value-type="float" office:value="3912346134" table:style-name="ce10">
            <text:p>3912346134</text:p>
          </table:table-cell>
          <table:table-cell office:value-type="string" table:style-name="ce7">
            <text:p>NULL</text:p>
          </table:table-cell>
          <table:table-cell office:value-type="date" office:date-value="2022-11-22T00:00:00" table:style-name="ce23">
            <text:p>22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7</text:p>
          </table:table-cell>
          <table:table-cell office:value-type="string" table:style-name="ce22">
            <text:p>Standard</text:p>
          </table:table-cell>
          <table:table-cell office:value-type="float" office:value="3912346135" table:style-name="ce10">
            <text:p>3912346135</text:p>
          </table:table-cell>
          <table:table-cell office:value-type="string" table:style-name="ce7">
            <text:p>NULL</text:p>
          </table:table-cell>
          <table:table-cell office:value-type="date" office:date-value="2022-11-23T00:00:00" table:style-name="ce23">
            <text:p>23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8</text:p>
          </table:table-cell>
          <table:table-cell office:value-type="string" table:style-name="ce22">
            <text:p>Standard</text:p>
          </table:table-cell>
          <table:table-cell office:value-type="float" office:value="3912346136" table:style-name="ce10">
            <text:p>3912346136</text:p>
          </table:table-cell>
          <table:table-cell office:value-type="string" table:style-name="ce7">
            <text:p>NULL</text:p>
          </table:table-cell>
          <table:table-cell office:value-type="date" office:date-value="2022-11-25T00:00:00" table:style-name="ce23">
            <text:p>2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29</text:p>
          </table:table-cell>
          <table:table-cell office:value-type="string" table:style-name="ce22">
            <text:p>Standard</text:p>
          </table:table-cell>
          <table:table-cell office:value-type="float" office:value="3912346137" table:style-name="ce10">
            <text:p>3912346137</text:p>
          </table:table-cell>
          <table:table-cell office:value-type="string" table:style-name="ce7">
            <text:p>NULL</text:p>
          </table:table-cell>
          <table:table-cell office:value-type="date" office:date-value="2022-11-26T00:00:00" table:style-name="ce23">
            <text:p>26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0</text:p>
          </table:table-cell>
          <table:table-cell office:value-type="string" table:style-name="ce22">
            <text:p>Micro</text:p>
          </table:table-cell>
          <table:table-cell office:value-type="float" office:value="3912346138" table:style-name="ce10">
            <text:p>3912346138</text:p>
          </table:table-cell>
          <table:table-cell office:value-type="string" table:style-name="ce7">
            <text:p>NULL</text:p>
          </table:table-cell>
          <table:table-cell office:value-type="date" office:date-value="2022-11-27T00:00:00" table:style-name="ce23">
            <text:p>27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1</text:p>
          </table:table-cell>
          <table:table-cell office:value-type="string" table:style-name="ce22">
            <text:p>Nano</text:p>
          </table:table-cell>
          <table:table-cell office:value-type="float" office:value="3912346139" table:style-name="ce10">
            <text:p>3912346139</text:p>
          </table:table-cell>
          <table:table-cell office:value-type="string" table:style-name="ce7">
            <text:p>NULL</text:p>
          </table:table-cell>
          <table:table-cell office:value-type="date" office:date-value="2022-11-23T00:00:00" table:style-name="ce23">
            <text:p>23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2</text:p>
          </table:table-cell>
          <table:table-cell office:value-type="string" table:style-name="ce22">
            <text:p>Standard</text:p>
          </table:table-cell>
          <table:table-cell office:value-type="float" office:value="3912346140" table:style-name="ce10">
            <text:p>3912346140</text:p>
          </table:table-cell>
          <table:table-cell office:value-type="string" table:style-name="ce7">
            <text:p>NULL</text:p>
          </table:table-cell>
          <table:table-cell office:value-type="date" office:date-value="2022-11-24T00:00:00" table:style-name="ce23">
            <text:p>24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3</text:p>
          </table:table-cell>
          <table:table-cell office:value-type="string" table:style-name="ce22">
            <text:p>Nano</text:p>
          </table:table-cell>
          <table:table-cell office:value-type="float" office:value="3912346141" table:style-name="ce10">
            <text:p>3912346141</text:p>
          </table:table-cell>
          <table:table-cell office:value-type="string" table:style-name="ce7">
            <text:p>NULL</text:p>
          </table:table-cell>
          <table:table-cell office:value-type="date" office:date-value="2022-11-25T00:00:00" table:style-name="ce23">
            <text:p>2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4</text:p>
          </table:table-cell>
          <table:table-cell office:value-type="string" table:style-name="ce22">
            <text:p>Micro</text:p>
          </table:table-cell>
          <table:table-cell office:value-type="float" office:value="3912346142" table:style-name="ce10">
            <text:p>3912346142</text:p>
          </table:table-cell>
          <table:table-cell office:value-type="string" table:style-name="ce7">
            <text:p>NULL</text:p>
          </table:table-cell>
          <table:table-cell office:value-type="date" office:date-value="2022-11-26T00:00:00" table:style-name="ce23">
            <text:p>26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5</text:p>
          </table:table-cell>
          <table:table-cell office:value-type="string" table:style-name="ce22">
            <text:p>Micro</text:p>
          </table:table-cell>
          <table:table-cell office:value-type="float" office:value="3912346143" table:style-name="ce10">
            <text:p>3912346143</text:p>
          </table:table-cell>
          <table:table-cell office:value-type="string" table:style-name="ce7">
            <text:p>NULL</text:p>
          </table:table-cell>
          <table:table-cell office:value-type="date" office:date-value="2022-11-28T00:00:00" table:style-name="ce23">
            <text:p>28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6</text:p>
          </table:table-cell>
          <table:table-cell office:value-type="string" table:style-name="ce22">
            <text:p>Standard</text:p>
          </table:table-cell>
          <table:table-cell office:value-type="float" office:value="3912346144" table:style-name="ce10">
            <text:p>3912346144</text:p>
          </table:table-cell>
          <table:table-cell office:value-type="string" table:style-name="ce7">
            <text:p>NULL</text:p>
          </table:table-cell>
          <table:table-cell office:value-type="date" office:date-value="2022-11-24T00:00:00" table:style-name="ce23">
            <text:p>24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7</text:p>
          </table:table-cell>
          <table:table-cell office:value-type="string" table:style-name="ce22">
            <text:p>Standard</text:p>
          </table:table-cell>
          <table:table-cell office:value-type="float" office:value="3912346145" table:style-name="ce10">
            <text:p>3912346145</text:p>
          </table:table-cell>
          <table:table-cell office:value-type="string" table:style-name="ce7">
            <text:p>NULL</text:p>
          </table:table-cell>
          <table:table-cell office:value-type="date" office:date-value="2022-11-25T00:00:00" table:style-name="ce23">
            <text:p>2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8</text:p>
          </table:table-cell>
          <table:table-cell office:value-type="string" table:style-name="ce22">
            <text:p>Micro</text:p>
          </table:table-cell>
          <table:table-cell office:value-type="float" office:value="3912346146" table:style-name="ce10">
            <text:p>3912346146</text:p>
          </table:table-cell>
          <table:table-cell office:value-type="string" table:style-name="ce7">
            <text:p>NULL</text:p>
          </table:table-cell>
          <table:table-cell office:value-type="date" office:date-value="2022-11-26T00:00:00" table:style-name="ce23">
            <text:p>26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39</text:p>
          </table:table-cell>
          <table:table-cell office:value-type="string" table:style-name="ce22">
            <text:p>Standard</text:p>
          </table:table-cell>
          <table:table-cell office:value-type="float" office:value="3912346147" table:style-name="ce10">
            <text:p>3912346147</text:p>
          </table:table-cell>
          <table:table-cell office:value-type="string" table:style-name="ce7">
            <text:p>NULL</text:p>
          </table:table-cell>
          <table:table-cell office:value-type="date" office:date-value="2022-11-27T00:00:00" table:style-name="ce23">
            <text:p>27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0</text:p>
          </table:table-cell>
          <table:table-cell office:value-type="string" table:style-name="ce22">
            <text:p>Nano</text:p>
          </table:table-cell>
          <table:table-cell office:value-type="float" office:value="3912346148" table:style-name="ce10">
            <text:p>3912346148</text:p>
          </table:table-cell>
          <table:table-cell office:value-type="string" table:style-name="ce7">
            <text:p>NULL</text:p>
          </table:table-cell>
          <table:table-cell office:value-type="date" office:date-value="2022-11-28T00:00:00" table:style-name="ce23">
            <text:p>28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1</text:p>
          </table:table-cell>
          <table:table-cell office:value-type="string" table:style-name="ce22">
            <text:p>Micro</text:p>
          </table:table-cell>
          <table:table-cell office:value-type="float" office:value="3912346149" table:style-name="ce10">
            <text:p>3912346149</text:p>
          </table:table-cell>
          <table:table-cell office:value-type="string" table:style-name="ce7">
            <text:p>NULL</text:p>
          </table:table-cell>
          <table:table-cell office:value-type="date" office:date-value="2022-11-25T00:00:00" table:style-name="ce23">
            <text:p>25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2</text:p>
          </table:table-cell>
          <table:table-cell office:value-type="string" table:style-name="ce22">
            <text:p>Standard</text:p>
          </table:table-cell>
          <table:table-cell office:value-type="float" office:value="3912346150" table:style-name="ce10">
            <text:p>3912346150</text:p>
          </table:table-cell>
          <table:table-cell office:value-type="string" table:style-name="ce7">
            <text:p>NULL</text:p>
          </table:table-cell>
          <table:table-cell office:value-type="date" office:date-value="2022-11-26T00:00:00" table:style-name="ce23">
            <text:p>26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3</text:p>
          </table:table-cell>
          <table:table-cell office:value-type="string" table:style-name="ce22">
            <text:p>Standard</text:p>
          </table:table-cell>
          <table:table-cell office:value-type="float" office:value="3912346151" table:style-name="ce10">
            <text:p>3912346151</text:p>
          </table:table-cell>
          <table:table-cell office:value-type="string" table:style-name="ce7">
            <text:p>NULL</text:p>
          </table:table-cell>
          <table:table-cell office:value-type="date" office:date-value="2022-11-27T00:00:00" table:style-name="ce23">
            <text:p>27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4</text:p>
          </table:table-cell>
          <table:table-cell office:value-type="string" table:style-name="ce22">
            <text:p>Nano</text:p>
          </table:table-cell>
          <table:table-cell office:value-type="float" office:value="3912346152" table:style-name="ce10">
            <text:p>3912346152</text:p>
          </table:table-cell>
          <table:table-cell office:value-type="string" table:style-name="ce7">
            <text:p>NULL</text:p>
          </table:table-cell>
          <table:table-cell office:value-type="date" office:date-value="2022-11-28T00:00:00" table:style-name="ce23">
            <text:p>28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5</text:p>
          </table:table-cell>
          <table:table-cell office:value-type="string" table:style-name="ce22">
            <text:p>Nano</text:p>
          </table:table-cell>
          <table:table-cell office:value-type="float" office:value="3912346153" table:style-name="ce10">
            <text:p>3912346153</text:p>
          </table:table-cell>
          <table:table-cell office:value-type="string" table:style-name="ce7">
            <text:p>NULL</text:p>
          </table:table-cell>
          <table:table-cell office:value-type="date" office:date-value="2022-11-29T00:00:00" table:style-name="ce23">
            <text:p>29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6</text:p>
          </table:table-cell>
          <table:table-cell office:value-type="string" table:style-name="ce22">
            <text:p>Elettronica</text:p>
          </table:table-cell>
          <table:table-cell office:value-type="float" office:value="3912346154" table:style-name="ce10">
            <text:p>3912346154</text:p>
          </table:table-cell>
          <table:table-cell office:value-type="string" table:style-name="ce7">
            <text:p>NULL</text:p>
          </table:table-cell>
          <table:table-cell office:value-type="date" office:date-value="2022-11-26T00:00:00" table:style-name="ce23">
            <text:p>26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7</text:p>
          </table:table-cell>
          <table:table-cell office:value-type="string" table:style-name="ce22">
            <text:p>Standard</text:p>
          </table:table-cell>
          <table:table-cell office:value-type="float" office:value="3912346155" table:style-name="ce10">
            <text:p>3912346155</text:p>
          </table:table-cell>
          <table:table-cell office:value-type="string" table:style-name="ce7">
            <text:p>NULL</text:p>
          </table:table-cell>
          <table:table-cell office:value-type="date" office:date-value="2022-11-27T00:00:00" table:style-name="ce23">
            <text:p>27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8</text:p>
          </table:table-cell>
          <table:table-cell office:value-type="string" table:style-name="ce22">
            <text:p>Elettronica</text:p>
          </table:table-cell>
          <table:table-cell office:value-type="float" office:value="3912346156" table:style-name="ce10">
            <text:p>3912346156</text:p>
          </table:table-cell>
          <table:table-cell office:value-type="string" table:style-name="ce7">
            <text:p>NULL</text:p>
          </table:table-cell>
          <table:table-cell office:value-type="date" office:date-value="2022-11-28T00:00:00" table:style-name="ce23">
            <text:p>28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49</text:p>
          </table:table-cell>
          <table:table-cell office:value-type="string" table:style-name="ce22">
            <text:p>Standard</text:p>
          </table:table-cell>
          <table:table-cell office:value-type="float" office:value="3912346157" table:style-name="ce10">
            <text:p>3912346157</text:p>
          </table:table-cell>
          <table:table-cell office:value-type="string" table:style-name="ce7">
            <text:p>NULL</text:p>
          </table:table-cell>
          <table:table-cell office:value-type="date" office:date-value="2022-11-29T00:00:00" table:style-name="ce23">
            <text:p>29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0</text:p>
          </table:table-cell>
          <table:table-cell office:value-type="string" table:style-name="ce22">
            <text:p>Nano</text:p>
          </table:table-cell>
          <table:table-cell office:value-type="float" office:value="3912346158" table:style-name="ce10">
            <text:p>3912346158</text:p>
          </table:table-cell>
          <table:table-cell office:value-type="string" table:style-name="ce7">
            <text:p>NULL</text:p>
          </table:table-cell>
          <table:table-cell office:value-type="date" office:date-value="2022-11-30T00:00:00" table:style-name="ce23">
            <text:p>30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1</text:p>
          </table:table-cell>
          <table:table-cell office:value-type="string" table:style-name="ce22">
            <text:p>Nano</text:p>
          </table:table-cell>
          <table:table-cell office:value-type="float" office:value="3912346159" table:style-name="ce10">
            <text:p>3912346159</text:p>
          </table:table-cell>
          <table:table-cell office:value-type="string" table:style-name="ce7">
            <text:p>NULL</text:p>
          </table:table-cell>
          <table:table-cell office:value-type="date" office:date-value="2022-11-27T00:00:00" table:style-name="ce23">
            <text:p>27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2</text:p>
          </table:table-cell>
          <table:table-cell office:value-type="string" table:style-name="ce22">
            <text:p>Micro</text:p>
          </table:table-cell>
          <table:table-cell office:value-type="float" office:value="3912346160" table:style-name="ce10">
            <text:p>3912346160</text:p>
          </table:table-cell>
          <table:table-cell office:value-type="string" table:style-name="ce7">
            <text:p>NULL</text:p>
          </table:table-cell>
          <table:table-cell office:value-type="date" office:date-value="2022-11-28T00:00:00" table:style-name="ce23">
            <text:p>28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3</text:p>
          </table:table-cell>
          <table:table-cell office:value-type="string" table:style-name="ce22">
            <text:p>Micro</text:p>
          </table:table-cell>
          <table:table-cell office:value-type="float" office:value="3912346161" table:style-name="ce10">
            <text:p>3912346161</text:p>
          </table:table-cell>
          <table:table-cell office:value-type="string" table:style-name="ce7">
            <text:p>NULL</text:p>
          </table:table-cell>
          <table:table-cell office:value-type="date" office:date-value="2022-11-30T00:00:00" table:style-name="ce23">
            <text:p>30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4</text:p>
          </table:table-cell>
          <table:table-cell office:value-type="string" table:style-name="ce22">
            <text:p>Micro</text:p>
          </table:table-cell>
          <table:table-cell office:value-type="float" office:value="3912346162" table:style-name="ce10">
            <text:p>3912346162</text:p>
          </table:table-cell>
          <table:table-cell office:value-type="string" table:style-name="ce7">
            <text:p>NULL</text:p>
          </table:table-cell>
          <table:table-cell office:value-type="date" office:date-value="2022-12-01T00:00:00" table:style-name="ce23">
            <text:p>01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5</text:p>
          </table:table-cell>
          <table:table-cell office:value-type="string" table:style-name="ce22">
            <text:p>Nano</text:p>
          </table:table-cell>
          <table:table-cell office:value-type="float" office:value="3912346163" table:style-name="ce10">
            <text:p>3912346163</text:p>
          </table:table-cell>
          <table:table-cell office:value-type="string" table:style-name="ce7">
            <text:p>NULL</text:p>
          </table:table-cell>
          <table:table-cell office:value-type="date" office:date-value="2022-12-03T00:00:00" table:style-name="ce23">
            <text:p>03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6</text:p>
          </table:table-cell>
          <table:table-cell office:value-type="string" table:style-name="ce22">
            <text:p>Standard</text:p>
          </table:table-cell>
          <table:table-cell office:value-type="float" office:value="3912346164" table:style-name="ce10">
            <text:p>3912346164</text:p>
          </table:table-cell>
          <table:table-cell office:value-type="string" table:style-name="ce7">
            <text:p>NULL</text:p>
          </table:table-cell>
          <table:table-cell office:value-type="date" office:date-value="2022-11-29T00:00:00" table:style-name="ce23">
            <text:p>29/11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7</text:p>
          </table:table-cell>
          <table:table-cell office:value-type="string" table:style-name="ce22">
            <text:p>Micro</text:p>
          </table:table-cell>
          <table:table-cell office:value-type="float" office:value="3912346165" table:style-name="ce10">
            <text:p>3912346165</text:p>
          </table:table-cell>
          <table:table-cell office:value-type="string" table:style-name="ce7">
            <text:p>NULL</text:p>
          </table:table-cell>
          <table:table-cell office:value-type="date" office:date-value="2022-12-01T00:00:00" table:style-name="ce23">
            <text:p>01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8</text:p>
          </table:table-cell>
          <table:table-cell office:value-type="string" table:style-name="ce22">
            <text:p>Standard</text:p>
          </table:table-cell>
          <table:table-cell office:value-type="float" office:value="3912346166" table:style-name="ce10">
            <text:p>3912346166</text:p>
          </table:table-cell>
          <table:table-cell office:value-type="string" table:style-name="ce7">
            <text:p>NULL</text:p>
          </table:table-cell>
          <table:table-cell office:value-type="date" office:date-value="2022-12-02T00:00:00" table:style-name="ce23">
            <text:p>02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59</text:p>
          </table:table-cell>
          <table:table-cell office:value-type="string" table:style-name="ce22">
            <text:p>Nano</text:p>
          </table:table-cell>
          <table:table-cell office:value-type="float" office:value="3912346167" table:style-name="ce10">
            <text:p>3912346167</text:p>
          </table:table-cell>
          <table:table-cell office:value-type="string" table:style-name="ce7">
            <text:p>NULL</text:p>
          </table:table-cell>
          <table:table-cell office:value-type="date" office:date-value="2022-12-04T00:00:00" table:style-name="ce23">
            <text:p>04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60</text:p>
          </table:table-cell>
          <table:table-cell office:value-type="string" table:style-name="ce22">
            <text:p>Nano</text:p>
          </table:table-cell>
          <table:table-cell office:value-type="float" office:value="3912346168" table:style-name="ce10">
            <text:p>3912346168</text:p>
          </table:table-cell>
          <table:table-cell office:value-type="string" table:style-name="ce7">
            <text:p>NULL</text:p>
          </table:table-cell>
          <table:table-cell office:value-type="date" office:date-value="2022-12-05T00:00:00" table:style-name="ce23">
            <text:p>05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61</text:p>
          </table:table-cell>
          <table:table-cell office:value-type="string" table:style-name="ce22">
            <text:p>Standard</text:p>
          </table:table-cell>
          <table:table-cell office:value-type="float" office:value="3912346169" table:style-name="ce10">
            <text:p>3912346169</text:p>
          </table:table-cell>
          <table:table-cell office:value-type="string" table:style-name="ce7">
            <text:p>NULL</text:p>
          </table:table-cell>
          <table:table-cell office:value-type="date" office:date-value="2022-12-02T00:00:00" table:style-name="ce23">
            <text:p>02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62</text:p>
          </table:table-cell>
          <table:table-cell office:value-type="string" table:style-name="ce22">
            <text:p>Elettronica</text:p>
          </table:table-cell>
          <table:table-cell office:value-type="float" office:value="3912346170" table:style-name="ce10">
            <text:p>3912346170</text:p>
          </table:table-cell>
          <table:table-cell office:value-type="string" table:style-name="ce7">
            <text:p>NULL</text:p>
          </table:table-cell>
          <table:table-cell office:value-type="date" office:date-value="2022-12-03T00:00:00" table:style-name="ce23">
            <text:p>03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63</text:p>
          </table:table-cell>
          <table:table-cell office:value-type="string" table:style-name="ce22">
            <text:p>Standard</text:p>
          </table:table-cell>
          <table:table-cell office:value-type="float" office:value="3912346171" table:style-name="ce10">
            <text:p>3912346171</text:p>
          </table:table-cell>
          <table:table-cell office:value-type="string" table:style-name="ce7">
            <text:p>NULL</text:p>
          </table:table-cell>
          <table:table-cell office:value-type="date" office:date-value="2022-12-05T00:00:00" table:style-name="ce23">
            <text:p>05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64</text:p>
          </table:table-cell>
          <table:table-cell office:value-type="string" table:style-name="ce22">
            <text:p>Standard</text:p>
          </table:table-cell>
          <table:table-cell office:value-type="float" office:value="3912346172" table:style-name="ce10">
            <text:p>3912346172</text:p>
          </table:table-cell>
          <table:table-cell office:value-type="string" table:style-name="ce7">
            <text:p>NULL</text:p>
          </table:table-cell>
          <table:table-cell office:value-type="date" office:date-value="2022-12-06T00:00:00" table:style-name="ce23">
            <text:p>06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S01235565</text:p>
          </table:table-cell>
          <table:table-cell office:value-type="string" table:style-name="ce22">
            <text:p>Standard</text:p>
          </table:table-cell>
          <table:table-cell office:value-type="float" office:value="3912346177" table:style-name="ce10">
            <text:p>3912346177</text:p>
          </table:table-cell>
          <table:table-cell office:value-type="string" table:style-name="ce7">
            <text:p>NULL</text:p>
          </table:table-cell>
          <table:table-cell office:value-type="date" office:date-value="2022-12-10T00:00:00" table:style-name="ce23">
            <text:p>10/12/22</text:p>
          </table:table-cell>
          <table:table-cell office:value-type="string" table:style-name="ce9">
            <text:p>NULL</text:p>
          </table:table-cell>
          <table:table-cell table:number-columns-repeated="16378"/>
        </table:table-row>
        <table:table-row table:number-rows-repeated="3" table:style-name="ro1">
          <table:table-cell table:number-columns-repeated="2" table:style-name="ce1"/>
          <table:table-cell table:style-name="ce6"/>
          <table:table-cell table:style-name="ce7"/>
          <table:table-cell table:style-name="ce8"/>
          <table:table-cell table:style-name="ce10"/>
          <table:table-cell table:number-columns-repeated="16378"/>
        </table:table-row>
        <table:table-row table:number-rows-repeated="34" table:style-name="ro1">
          <table:table-cell table:number-columns-repeated="4"/>
          <table:table-cell table:style-name="ce8"/>
          <table:table-cell table:number-columns-repeated="16379"/>
        </table:table-row>
        <table:table-row table:number-rows-repeated="1048238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9">
            <text:p>Codice</text:p>
          </table:table-cell>
          <table:table-cell office:value-type="string" table:style-name="ce19">
            <text:p>TipoSIM</text:p>
          </table:table-cell>
          <table:table-cell office:value-type="string" table:style-name="ce5">
            <text:p>AssociataA</text:p>
          </table:table-cell>
          <table:table-cell office:value-type="string" table:style-name="ce5">
            <text:p>EraAssociataA</text:p>
          </table:table-cell>
          <table:table-cell office:value-type="string" table:style-name="ce5">
            <text:p>DataAttivazione</text:p>
          </table:table-cell>
          <table:table-cell office:value-type="string" table:style-name="ce5">
            <text:p>DataDisattivazione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6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6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6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6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7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8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59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0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1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2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3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4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5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6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7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8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69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0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1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2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3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4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5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6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7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8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79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0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1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2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3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4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5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6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7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8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89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0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1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2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3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4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5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6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7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8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599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0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1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2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3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4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5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6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7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8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09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0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1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2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3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4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5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6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7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8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19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0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1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2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3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4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5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6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7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8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29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0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1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2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3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8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49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0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1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2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3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4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5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6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7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8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59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60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61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62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63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64</text:p>
          </table:table-cell>
          <table:table-cell office:value-type="string" table:style-name="ce20">
            <text:p>Standard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65</text:p>
          </table:table-cell>
          <table:table-cell office:value-type="string" table:style-name="ce20">
            <text:p>Micr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66</text:p>
          </table:table-cell>
          <table:table-cell office:value-type="string" table:style-name="ce20">
            <text:p>Nano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20">
            <text:p>S01236367</text:p>
          </table:table-cell>
          <table:table-cell office:value-type="string" table:style-name="ce20">
            <text:p>Elettronica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office:value-type="string" table:style-name="ce10">
            <text:p>NULL</text:p>
          </table:table-cell>
          <table:table-cell table:number-columns-repeated="16378"/>
        </table:table-row>
        <table:table-row table:number-rows-repeated="1047773" table:style-name="ro1">
          <table:table-cell table:number-columns-repeated="16384"/>
        </table:table-row>
      </table:table>
      <table:database-ranges>
        <table:database-range table:target-range-address="ContrattoTelefonico.A1:ContrattoTelefonico.E501" table:display-filter-buttons="true">
          <table:sort>
            <table:sort-by table:field-number="0"/>
          </table:sort>
        </table:database-range>
        <table:database-range table:target-range-address="Telefonata.A1:Telefonata.F481" table:display-filter-buttons="true">
          <table:sort>
            <table:sort-by table:field-number="1"/>
          </table:sort>
        </table:database-range>
        <table:database-range table:target-range-address="SIMDisattiva.D1:SIMDisattiva.F700" table:display-filter-buttons="true"/>
        <table:database-range table:target-range-address="SIMAttiva.A1:SIMAttiva.E31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36">
      <number:hours number:style="long"/>
      <number:text>:</number:text>
      <number:minutes number:style="long"/>
    </number:time-style>
    <number:number-style style:name="N37">
      <number:number number:decimal-places="2" number:min-decimal-places="2" number:min-integer-digits="1" number:grouping="true"/>
      <number:text>  </number:text>
    </number:number-style>
    <number:number-style style:name="N39">
      <number:number number:decimal-places="3" number:min-decimal-places="3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16T08:13:23Z</dc:date>
    <meta:editing-duration>PT0S</meta:editing-duration>
  </office:meta>
</office:document-meta>
</file>